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834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7"/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2"/>
        <table:table-column table:style-name="co5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rpses</text:p>
          </table:table-cell>
          <table:table-cell office:value-type="string">
            <text:p>zombies</text:p>
          </table:table-cell>
          <table:table-cell office:value-type="string">
            <text:p>humans</text:p>
          </table:table-cell>
          <table:table-cell office:value-type="string">
            <text:p>hum/zom</text:p>
          </table:table-cell>
          <table:table-cell office:value-type="string">
            <text:p>hum/corp</text:p>
          </table:table-cell>
          <table:table-cell table:style-name="Default" office:value-type="string">
            <text:p>hum/corp trd</text:p>
          </table:table-cell>
          <table:table-cell table:style-name="Default" office:value-type="string">
            <text:p>z trd</text:p>
          </table:table-cell>
          <table:table-cell/>
          <table:table-cell>
            <draw:frame table:end-cell-address="Sheet1.R19" table:end-x="1.936cm" table:end-y="0.175cm" draw:z-index="0" draw:style-name="gr1" svg:width="17.746cm" svg:height="8.335cm" svg:x="2.255cm" svg:y="0cm">
              <draw:object draw:notify-on-update-of-ranges="Sheet1.A2:Sheet1.A201 Sheet1.B1:Sheet1.B1 Sheet1.B2:Sheet1.B201 Sheet1.C1:Sheet1.C1 Sheet1.C2:Sheet1.C201 Sheet1.D1:Sheet1.D1 Sheet1.D2:Sheet1.D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]/[.C2]" office:value-type="float" office:value="2304">
            <text:p>2304</text:p>
          </table:table-cell>
          <table:table-cell table:formula="oooc:=[.D2]/[.B2]" office:value-type="float" office:value="2.4">
            <text:p>2.4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9.99999999999983">
            <text:p>1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]/[.C3]" office:value-type="float" office:value="2304">
            <text:p>2304</text:p>
          </table:table-cell>
          <table:table-cell table:formula="oooc:=[.D3]/[.B3]" office:value-type="float" office:value="2.4">
            <text:p>2.4</text:p>
          </table:table-cell>
          <table:table-cell table:formula="oooc:=[.F3]-[.F2]" office:value-type="float" office:value="0">
            <text:p>0.00E+000</text:p>
          </table:table-cell>
          <table:table-cell table:formula="oooc:=[.C3]-[.C2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0.0000000000003">
            <text:p>2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4]/[.C4]" office:value-type="float" office:value="2304">
            <text:p>2304</text:p>
          </table:table-cell>
          <table:table-cell table:formula="oooc:=[.D4]/[.B4]" office:value-type="float" office:value="2.4">
            <text:p>2.4</text:p>
          </table:table-cell>
          <table:table-cell table:formula="oooc:=[.F4]-[.F3]" office:value-type="float" office:value="0">
            <text:p>0.00E+000</text:p>
          </table:table-cell>
          <table:table-cell table:formula="oooc:=[.C4]-[.C3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0.0000000000019">
            <text:p>3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5]/[.C5]" office:value-type="float" office:value="2304">
            <text:p>2304</text:p>
          </table:table-cell>
          <table:table-cell table:formula="oooc:=[.D5]/[.B5]" office:value-type="float" office:value="2.4">
            <text:p>2.4</text:p>
          </table:table-cell>
          <table:table-cell table:formula="oooc:=[.F5]-[.F4]" office:value-type="float" office:value="0">
            <text:p>0.00E+000</text:p>
          </table:table-cell>
          <table:table-cell table:formula="oooc:=[.C5]-[.C4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40.0000000000006">
            <text:p>4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6]/[.C6]" office:value-type="float" office:value="2304">
            <text:p>2304</text:p>
          </table:table-cell>
          <table:table-cell table:formula="oooc:=[.D6]/[.B6]" office:value-type="float" office:value="2.4">
            <text:p>2.4</text:p>
          </table:table-cell>
          <table:table-cell table:formula="oooc:=[.F6]-[.F5]" office:value-type="float" office:value="0">
            <text:p>0.00E+000</text:p>
          </table:table-cell>
          <table:table-cell table:formula="oooc:=[.C6]-[.C5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49.9999999999986">
            <text:p>5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7]/[.C7]" office:value-type="float" office:value="2304">
            <text:p>2304</text:p>
          </table:table-cell>
          <table:table-cell table:formula="oooc:=[.D7]/[.B7]" office:value-type="float" office:value="2.4">
            <text:p>2.4</text:p>
          </table:table-cell>
          <table:table-cell table:formula="oooc:=[.F7]-[.F6]" office:value-type="float" office:value="0">
            <text:p>0.00E+000</text:p>
          </table:table-cell>
          <table:table-cell table:formula="oooc:=[.C7]-[.C6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59.9999999999966">
            <text:p>6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8]/[.C8]" office:value-type="float" office:value="2304">
            <text:p>2304</text:p>
          </table:table-cell>
          <table:table-cell table:formula="oooc:=[.D8]/[.B8]" office:value-type="float" office:value="2.4">
            <text:p>2.4</text:p>
          </table:table-cell>
          <table:table-cell table:formula="oooc:=[.F8]-[.F7]" office:value-type="float" office:value="0">
            <text:p>0.00E+000</text:p>
          </table:table-cell>
          <table:table-cell table:formula="oooc:=[.C8]-[.C7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69.9999999999989">
            <text:p>7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9]/[.C9]" office:value-type="float" office:value="2304">
            <text:p>2304</text:p>
          </table:table-cell>
          <table:table-cell table:formula="oooc:=[.D9]/[.B9]" office:value-type="float" office:value="2.4">
            <text:p>2.4</text:p>
          </table:table-cell>
          <table:table-cell table:formula="oooc:=[.F9]-[.F8]" office:value-type="float" office:value="0">
            <text:p>0.00E+000</text:p>
          </table:table-cell>
          <table:table-cell table:formula="oooc:=[.C9]-[.C8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80.000000000004">
            <text:p>8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0]/[.C10]" office:value-type="float" office:value="2304">
            <text:p>2304</text:p>
          </table:table-cell>
          <table:table-cell table:formula="oooc:=[.D10]/[.B10]" office:value-type="float" office:value="2.4">
            <text:p>2.4</text:p>
          </table:table-cell>
          <table:table-cell table:formula="oooc:=[.F10]-[.F9]" office:value-type="float" office:value="0">
            <text:p>0.00E+000</text:p>
          </table:table-cell>
          <table:table-cell table:formula="oooc:=[.C10]-[.C9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90.0000000000091">
            <text:p>9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1]/[.C11]" office:value-type="float" office:value="2304">
            <text:p>2304</text:p>
          </table:table-cell>
          <table:table-cell table:formula="oooc:=[.D11]/[.B11]" office:value-type="float" office:value="2.4">
            <text:p>2.4</text:p>
          </table:table-cell>
          <table:table-cell table:formula="oooc:=[.F11]-[.F10]" office:value-type="float" office:value="0">
            <text:p>0.00E+000</text:p>
          </table:table-cell>
          <table:table-cell table:formula="oooc:=[.C11]-[.C10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00.000000000014">
            <text:p>10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2]/[.C12]" office:value-type="float" office:value="2304">
            <text:p>2304</text:p>
          </table:table-cell>
          <table:table-cell table:formula="oooc:=[.D12]/[.B12]" office:value-type="float" office:value="2.4">
            <text:p>2.4</text:p>
          </table:table-cell>
          <table:table-cell table:formula="oooc:=[.F12]-[.F11]" office:value-type="float" office:value="0">
            <text:p>0.00E+000</text:p>
          </table:table-cell>
          <table:table-cell table:formula="oooc:=[.C12]-[.C11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10.000000000019">
            <text:p>11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3]/[.C13]" office:value-type="float" office:value="2304">
            <text:p>2304</text:p>
          </table:table-cell>
          <table:table-cell table:formula="oooc:=[.D13]/[.B13]" office:value-type="float" office:value="2.4">
            <text:p>2.4</text:p>
          </table:table-cell>
          <table:table-cell table:formula="oooc:=[.F13]-[.F12]" office:value-type="float" office:value="0">
            <text:p>0.00E+000</text:p>
          </table:table-cell>
          <table:table-cell table:formula="oooc:=[.C13]-[.C12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20.000000000024">
            <text:p>12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4]/[.C14]" office:value-type="float" office:value="2304">
            <text:p>2304</text:p>
          </table:table-cell>
          <table:table-cell table:formula="oooc:=[.D14]/[.B14]" office:value-type="float" office:value="2.4">
            <text:p>2.4</text:p>
          </table:table-cell>
          <table:table-cell table:formula="oooc:=[.F14]-[.F13]" office:value-type="float" office:value="0">
            <text:p>0.00E+000</text:p>
          </table:table-cell>
          <table:table-cell table:formula="oooc:=[.C14]-[.C13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30.000000000027">
            <text:p>13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5]/[.C15]" office:value-type="float" office:value="2304">
            <text:p>2304</text:p>
          </table:table-cell>
          <table:table-cell table:formula="oooc:=[.D15]/[.B15]" office:value-type="float" office:value="2.4">
            <text:p>2.4</text:p>
          </table:table-cell>
          <table:table-cell table:formula="oooc:=[.F15]-[.F14]" office:value-type="float" office:value="0">
            <text:p>0.00E+000</text:p>
          </table:table-cell>
          <table:table-cell table:formula="oooc:=[.C15]-[.C14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40.000000000018">
            <text:p>14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6]/[.C16]" office:value-type="float" office:value="2304">
            <text:p>2304</text:p>
          </table:table-cell>
          <table:table-cell table:formula="oooc:=[.D16]/[.B16]" office:value-type="float" office:value="2.4">
            <text:p>2.4</text:p>
          </table:table-cell>
          <table:table-cell table:formula="oooc:=[.F16]-[.F15]" office:value-type="float" office:value="0">
            <text:p>0.00E+000</text:p>
          </table:table-cell>
          <table:table-cell table:formula="oooc:=[.C16]-[.C15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50.000000000009">
            <text:p>15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7]/[.C17]" office:value-type="float" office:value="2304">
            <text:p>2304</text:p>
          </table:table-cell>
          <table:table-cell table:formula="oooc:=[.D17]/[.B17]" office:value-type="float" office:value="2.4">
            <text:p>2.4</text:p>
          </table:table-cell>
          <table:table-cell table:formula="oooc:=[.F17]-[.F16]" office:value-type="float" office:value="0">
            <text:p>0.00E+000</text:p>
          </table:table-cell>
          <table:table-cell table:formula="oooc:=[.C17]-[.C16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59.999999999999">
            <text:p>16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8]/[.C18]" office:value-type="float" office:value="2304">
            <text:p>2304</text:p>
          </table:table-cell>
          <table:table-cell table:formula="oooc:=[.D18]/[.B18]" office:value-type="float" office:value="2.4">
            <text:p>2.4</text:p>
          </table:table-cell>
          <table:table-cell table:formula="oooc:=[.F18]-[.F17]" office:value-type="float" office:value="0">
            <text:p>0.00E+000</text:p>
          </table:table-cell>
          <table:table-cell table:formula="oooc:=[.C18]-[.C17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69.99999999999">
            <text:p>17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19]/[.C19]" office:value-type="float" office:value="2304">
            <text:p>2304</text:p>
          </table:table-cell>
          <table:table-cell table:formula="oooc:=[.D19]/[.B19]" office:value-type="float" office:value="2.4">
            <text:p>2.4</text:p>
          </table:table-cell>
          <table:table-cell table:formula="oooc:=[.F19]-[.F18]" office:value-type="float" office:value="0">
            <text:p>0.00E+000</text:p>
          </table:table-cell>
          <table:table-cell table:formula="oooc:=[.C19]-[.C18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79.999999999981">
            <text:p>18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0]/[.C20]" office:value-type="float" office:value="2304">
            <text:p>2304</text:p>
          </table:table-cell>
          <table:table-cell table:formula="oooc:=[.D20]/[.B20]" office:value-type="float" office:value="2.4">
            <text:p>2.4</text:p>
          </table:table-cell>
          <table:table-cell table:formula="oooc:=[.F20]-[.F19]" office:value-type="float" office:value="0">
            <text:p>0.00E+000</text:p>
          </table:table-cell>
          <table:table-cell table:formula="oooc:=[.C20]-[.C19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89.999999999972">
            <text:p>19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1]/[.C21]" office:value-type="float" office:value="2304">
            <text:p>2304</text:p>
          </table:table-cell>
          <table:table-cell table:formula="oooc:=[.D21]/[.B21]" office:value-type="float" office:value="2.4">
            <text:p>2.4</text:p>
          </table:table-cell>
          <table:table-cell table:formula="oooc:=[.F21]-[.F20]" office:value-type="float" office:value="0">
            <text:p>0.00E+000</text:p>
          </table:table-cell>
          <table:table-cell table:formula="oooc:=[.C21]-[.C20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199.999999999963">
            <text:p>20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2]/[.C22]" office:value-type="float" office:value="2304">
            <text:p>2304</text:p>
          </table:table-cell>
          <table:table-cell table:formula="oooc:=[.D22]/[.B22]" office:value-type="float" office:value="2.4">
            <text:p>2.4</text:p>
          </table:table-cell>
          <table:table-cell table:formula="oooc:=[.F22]-[.F21]" office:value-type="float" office:value="0">
            <text:p>0.00E+000</text:p>
          </table:table-cell>
          <table:table-cell table:formula="oooc:=[.C22]-[.C21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09.999999999954">
            <text:p>21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3]/[.C23]" office:value-type="float" office:value="2304">
            <text:p>2304</text:p>
          </table:table-cell>
          <table:table-cell table:formula="oooc:=[.D23]/[.B23]" office:value-type="float" office:value="2.4">
            <text:p>2.4</text:p>
          </table:table-cell>
          <table:table-cell table:formula="oooc:=[.F23]-[.F22]" office:value-type="float" office:value="0">
            <text:p>0.00E+000</text:p>
          </table:table-cell>
          <table:table-cell table:formula="oooc:=[.C23]-[.C22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19.999999999945">
            <text:p>22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4]/[.C24]" office:value-type="float" office:value="2304">
            <text:p>2304</text:p>
          </table:table-cell>
          <table:table-cell table:formula="oooc:=[.D24]/[.B24]" office:value-type="float" office:value="2.4">
            <text:p>2.4</text:p>
          </table:table-cell>
          <table:table-cell table:formula="oooc:=[.F24]-[.F23]" office:value-type="float" office:value="0">
            <text:p>0.00E+000</text:p>
          </table:table-cell>
          <table:table-cell table:formula="oooc:=[.C24]-[.C23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29.999999999936">
            <text:p>23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5]/[.C25]" office:value-type="float" office:value="2304">
            <text:p>2304</text:p>
          </table:table-cell>
          <table:table-cell table:formula="oooc:=[.D25]/[.B25]" office:value-type="float" office:value="2.4">
            <text:p>2.4</text:p>
          </table:table-cell>
          <table:table-cell table:formula="oooc:=[.F25]-[.F24]" office:value-type="float" office:value="0">
            <text:p>0.00E+000</text:p>
          </table:table-cell>
          <table:table-cell table:formula="oooc:=[.C25]-[.C24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39.999999999927">
            <text:p>24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6]/[.C26]" office:value-type="float" office:value="2304">
            <text:p>2304</text:p>
          </table:table-cell>
          <table:table-cell table:formula="oooc:=[.D26]/[.B26]" office:value-type="float" office:value="2.4">
            <text:p>2.4</text:p>
          </table:table-cell>
          <table:table-cell table:formula="oooc:=[.F26]-[.F25]" office:value-type="float" office:value="0">
            <text:p>0.00E+000</text:p>
          </table:table-cell>
          <table:table-cell table:formula="oooc:=[.C26]-[.C25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49.999999999918">
            <text:p>25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7]/[.C27]" office:value-type="float" office:value="2304">
            <text:p>2304</text:p>
          </table:table-cell>
          <table:table-cell table:formula="oooc:=[.D27]/[.B27]" office:value-type="float" office:value="2.4">
            <text:p>2.4</text:p>
          </table:table-cell>
          <table:table-cell table:formula="oooc:=[.F27]-[.F26]" office:value-type="float" office:value="0">
            <text:p>0.00E+000</text:p>
          </table:table-cell>
          <table:table-cell table:formula="oooc:=[.C27]-[.C26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59.999999999909">
            <text:p>26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8]/[.C28]" office:value-type="float" office:value="2304">
            <text:p>2304</text:p>
          </table:table-cell>
          <table:table-cell table:formula="oooc:=[.D28]/[.B28]" office:value-type="float" office:value="2.4">
            <text:p>2.4</text:p>
          </table:table-cell>
          <table:table-cell table:formula="oooc:=[.F28]-[.F27]" office:value-type="float" office:value="0">
            <text:p>0.00E+000</text:p>
          </table:table-cell>
          <table:table-cell table:formula="oooc:=[.C28]-[.C27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69.999999999899">
            <text:p>27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29]/[.C29]" office:value-type="float" office:value="2304">
            <text:p>2304</text:p>
          </table:table-cell>
          <table:table-cell table:formula="oooc:=[.D29]/[.B29]" office:value-type="float" office:value="2.4">
            <text:p>2.4</text:p>
          </table:table-cell>
          <table:table-cell table:formula="oooc:=[.F29]-[.F28]" office:value-type="float" office:value="0">
            <text:p>0.00E+000</text:p>
          </table:table-cell>
          <table:table-cell table:formula="oooc:=[.C29]-[.C28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79.99999999989">
            <text:p>28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0]/[.C30]" office:value-type="float" office:value="2304">
            <text:p>2304</text:p>
          </table:table-cell>
          <table:table-cell table:formula="oooc:=[.D30]/[.B30]" office:value-type="float" office:value="2.4">
            <text:p>2.4</text:p>
          </table:table-cell>
          <table:table-cell table:formula="oooc:=[.F30]-[.F29]" office:value-type="float" office:value="0">
            <text:p>0.00E+000</text:p>
          </table:table-cell>
          <table:table-cell table:formula="oooc:=[.C30]-[.C29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89.999999999881">
            <text:p>29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1]/[.C31]" office:value-type="float" office:value="2304">
            <text:p>2304</text:p>
          </table:table-cell>
          <table:table-cell table:formula="oooc:=[.D31]/[.B31]" office:value-type="float" office:value="2.4">
            <text:p>2.4</text:p>
          </table:table-cell>
          <table:table-cell table:formula="oooc:=[.F31]-[.F30]" office:value-type="float" office:value="0">
            <text:p>0.00E+000</text:p>
          </table:table-cell>
          <table:table-cell table:formula="oooc:=[.C31]-[.C30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299.999999999872">
            <text:p>30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2]/[.C32]" office:value-type="float" office:value="2304">
            <text:p>2304</text:p>
          </table:table-cell>
          <table:table-cell table:formula="oooc:=[.D32]/[.B32]" office:value-type="float" office:value="2.4">
            <text:p>2.4</text:p>
          </table:table-cell>
          <table:table-cell table:formula="oooc:=[.F32]-[.F31]" office:value-type="float" office:value="0">
            <text:p>0.00E+000</text:p>
          </table:table-cell>
          <table:table-cell table:formula="oooc:=[.C32]-[.C31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09.999999999863">
            <text:p>31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3]/[.C33]" office:value-type="float" office:value="2304">
            <text:p>2304</text:p>
          </table:table-cell>
          <table:table-cell table:formula="oooc:=[.D33]/[.B33]" office:value-type="float" office:value="2.4">
            <text:p>2.4</text:p>
          </table:table-cell>
          <table:table-cell table:formula="oooc:=[.F33]-[.F32]" office:value-type="float" office:value="0">
            <text:p>0.00E+000</text:p>
          </table:table-cell>
          <table:table-cell table:formula="oooc:=[.C33]-[.C32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19.999999999854">
            <text:p>32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4]/[.C34]" office:value-type="float" office:value="2304">
            <text:p>2304</text:p>
          </table:table-cell>
          <table:table-cell table:formula="oooc:=[.D34]/[.B34]" office:value-type="float" office:value="2.4">
            <text:p>2.4</text:p>
          </table:table-cell>
          <table:table-cell table:formula="oooc:=[.F34]-[.F33]" office:value-type="float" office:value="0">
            <text:p>0.00E+000</text:p>
          </table:table-cell>
          <table:table-cell table:formula="oooc:=[.C34]-[.C33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29.999999999845">
            <text:p>33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5]/[.C35]" office:value-type="float" office:value="2304">
            <text:p>2304</text:p>
          </table:table-cell>
          <table:table-cell table:formula="oooc:=[.D35]/[.B35]" office:value-type="float" office:value="2.4">
            <text:p>2.4</text:p>
          </table:table-cell>
          <table:table-cell table:formula="oooc:=[.F35]-[.F34]" office:value-type="float" office:value="0">
            <text:p>0.00E+000</text:p>
          </table:table-cell>
          <table:table-cell table:formula="oooc:=[.C35]-[.C34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39.999999999836">
            <text:p>34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6]/[.C36]" office:value-type="float" office:value="2304">
            <text:p>2304</text:p>
          </table:table-cell>
          <table:table-cell table:formula="oooc:=[.D36]/[.B36]" office:value-type="float" office:value="2.4">
            <text:p>2.4</text:p>
          </table:table-cell>
          <table:table-cell table:formula="oooc:=[.F36]-[.F35]" office:value-type="float" office:value="0">
            <text:p>0.00E+000</text:p>
          </table:table-cell>
          <table:table-cell table:formula="oooc:=[.C36]-[.C35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49.999999999827">
            <text:p>35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7]/[.C37]" office:value-type="float" office:value="2304">
            <text:p>2304</text:p>
          </table:table-cell>
          <table:table-cell table:formula="oooc:=[.D37]/[.B37]" office:value-type="float" office:value="2.4">
            <text:p>2.4</text:p>
          </table:table-cell>
          <table:table-cell table:formula="oooc:=[.F37]-[.F36]" office:value-type="float" office:value="0">
            <text:p>0.00E+000</text:p>
          </table:table-cell>
          <table:table-cell table:formula="oooc:=[.C37]-[.C36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59.999999999818">
            <text:p>36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8]/[.C38]" office:value-type="float" office:value="2304">
            <text:p>2304</text:p>
          </table:table-cell>
          <table:table-cell table:formula="oooc:=[.D38]/[.B38]" office:value-type="float" office:value="2.4">
            <text:p>2.4</text:p>
          </table:table-cell>
          <table:table-cell table:formula="oooc:=[.F38]-[.F37]" office:value-type="float" office:value="0">
            <text:p>0.00E+000</text:p>
          </table:table-cell>
          <table:table-cell table:formula="oooc:=[.C38]-[.C37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69.999999999808">
            <text:p>37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39]/[.C39]" office:value-type="float" office:value="2304">
            <text:p>2304</text:p>
          </table:table-cell>
          <table:table-cell table:formula="oooc:=[.D39]/[.B39]" office:value-type="float" office:value="2.4">
            <text:p>2.4</text:p>
          </table:table-cell>
          <table:table-cell table:formula="oooc:=[.F39]-[.F38]" office:value-type="float" office:value="0">
            <text:p>0.00E+000</text:p>
          </table:table-cell>
          <table:table-cell table:formula="oooc:=[.C39]-[.C38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79.999999999799">
            <text:p>38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40]/[.C40]" office:value-type="float" office:value="2304">
            <text:p>2304</text:p>
          </table:table-cell>
          <table:table-cell table:formula="oooc:=[.D40]/[.B40]" office:value-type="float" office:value="2.4">
            <text:p>2.4</text:p>
          </table:table-cell>
          <table:table-cell table:formula="oooc:=[.F40]-[.F39]" office:value-type="float" office:value="0">
            <text:p>0.00E+000</text:p>
          </table:table-cell>
          <table:table-cell table:formula="oooc:=[.C40]-[.C39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89.99999999979">
            <text:p>390</text:p>
          </table:table-cell>
          <table:table-cell office:value-type="float" office:value="200">
            <text:p>200</text:p>
          </table:table-cell>
          <table:table-cell office:value-type="float" office:value="0.208333333333333">
            <text:p>0.21</text:p>
          </table:table-cell>
          <table:table-cell office:value-type="float" office:value="480">
            <text:p>480</text:p>
          </table:table-cell>
          <table:table-cell table:formula="oooc:=[.D41]/[.C41]" office:value-type="float" office:value="2304">
            <text:p>2304</text:p>
          </table:table-cell>
          <table:table-cell table:formula="oooc:=[.D41]/[.B41]" office:value-type="float" office:value="2.4">
            <text:p>2.4</text:p>
          </table:table-cell>
          <table:table-cell table:formula="oooc:=[.F41]-[.F40]" office:value-type="float" office:value="0">
            <text:p>0.00E+000</text:p>
          </table:table-cell>
          <table:table-cell table:formula="oooc:=[.C41]-[.C40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399.999999999781">
            <text:p>400</text:p>
          </table:table-cell>
          <table:table-cell office:value-type="float" office:value="235">
            <text:p>235</text:p>
          </table:table-cell>
          <table:table-cell office:value-type="float" office:value="0.208333333333333">
            <text:p>0.21</text:p>
          </table:table-cell>
          <table:table-cell office:value-type="float" office:value="445">
            <text:p>445</text:p>
          </table:table-cell>
          <table:table-cell table:formula="oooc:=[.D42]/[.C42]" office:value-type="float" office:value="2136">
            <text:p>2136</text:p>
          </table:table-cell>
          <table:table-cell table:formula="oooc:=[.D42]/[.B42]" office:value-type="float" office:value="1.8936170212766">
            <text:p>1.89</text:p>
          </table:table-cell>
          <table:table-cell table:formula="oooc:=[.F42]-[.F41]" office:value-type="float" office:value="-0.506382978723404">
            <text:p>-5.06E-001</text:p>
          </table:table-cell>
          <table:table-cell table:formula="oooc:=[.C42]-[.C41]" office:value-type="float" office:value="0">
            <text:p>0.00E+000</text:p>
          </table:table-cell>
          <table:table-cell table:number-columns-repeated="2"/>
        </table:table-row>
        <table:table-row table:style-name="ro1">
          <table:table-cell office:value-type="float" office:value="409.999999999772">
            <text:p>410</text:p>
          </table:table-cell>
          <table:table-cell office:value-type="float" office:value="233.761157338977">
            <text:p>233.76</text:p>
          </table:table-cell>
          <table:table-cell office:value-type="float" office:value="0.254232354780307">
            <text:p>0.25</text:p>
          </table:table-cell>
          <table:table-cell office:value-type="float" office:value="443.741876208016">
            <text:p>443.74</text:p>
          </table:table-cell>
          <table:table-cell table:formula="oooc:=[.D43]/[.C43]" office:value-type="float" office:value="1745.41858211348">
            <text:p>1745.42</text:p>
          </table:table-cell>
          <table:table-cell table:formula="oooc:=[.D43]/[.B43]" office:value-type="float" office:value="1.89827035962414">
            <text:p>1.9</text:p>
          </table:table-cell>
          <table:table-cell table:formula="oooc:=[.F43]-[.F42]" office:value-type="float" office:value="0.00465333834754822">
            <text:p>4.65E-003</text:p>
          </table:table-cell>
          <table:table-cell table:formula="oooc:=[.C43]-[.C42]" office:value-type="float" office:value="0.045899021446974">
            <text:p>4.59E-002</text:p>
          </table:table-cell>
          <table:table-cell table:number-columns-repeated="2"/>
        </table:table-row>
        <table:table-row table:style-name="ro1">
          <table:table-cell office:value-type="float" office:value="419.999999999763">
            <text:p>420</text:p>
          </table:table-cell>
          <table:table-cell office:value-type="float" office:value="232.53407695626">
            <text:p>232.53</text:p>
          </table:table-cell>
          <table:table-cell office:value-type="float" office:value="0.261773880493388">
            <text:p>0.26</text:p>
          </table:table-cell>
          <table:table-cell office:value-type="float" office:value="441.585576858051">
            <text:p>441.59</text:p>
          </table:table-cell>
          <table:table-cell table:formula="oooc:=[.D44]/[.C44]" office:value-type="float" office:value="1686.8970121303">
            <text:p>1686.9</text:p>
          </table:table-cell>
          <table:table-cell table:formula="oooc:=[.D44]/[.B44]" office:value-type="float" office:value="1.89901446978506">
            <text:p>1.9</text:p>
          </table:table-cell>
          <table:table-cell table:formula="oooc:=[.F44]-[.F43]" office:value-type="float" office:value="0.000744110160918465">
            <text:p>7.44E-004</text:p>
          </table:table-cell>
          <table:table-cell table:formula="oooc:=[.C44]-[.C43]" office:value-type="float" office:value="0.00754152571308098">
            <text:p>7.54E-003</text:p>
          </table:table-cell>
          <table:table-cell table:number-columns-repeated="2"/>
        </table:table-row>
        <table:table-row table:style-name="ro1">
          <table:table-cell office:value-type="float" office:value="429.999999999754">
            <text:p>430</text:p>
          </table:table-cell>
          <table:table-cell office:value-type="float" office:value="231.314240113382">
            <text:p>231.31</text:p>
          </table:table-cell>
          <table:table-cell office:value-type="float" office:value="0.263024529447996">
            <text:p>0.26</text:p>
          </table:table-cell>
          <table:table-cell office:value-type="float" office:value="439.292093684625">
            <text:p>439.29</text:p>
          </table:table-cell>
          <table:table-cell table:formula="oooc:=[.D45]/[.C45]" office:value-type="float" office:value="1670.15637137174">
            <text:p>1670.16</text:p>
          </table:table-cell>
          <table:table-cell table:formula="oooc:=[.D45]/[.B45]" office:value-type="float" office:value="1.89911392169068">
            <text:p>1.9</text:p>
          </table:table-cell>
          <table:table-cell table:formula="oooc:=[.F45]-[.F44]" office:value-type="float" office:value="0.000099451905619885">
            <text:p>9.95E-005</text:p>
          </table:table-cell>
          <table:table-cell table:formula="oooc:=[.C45]-[.C44]" office:value-type="float" office:value="0.00125064895460802">
            <text:p>1.25E-003</text:p>
          </table:table-cell>
          <table:table-cell table:number-columns-repeated="2"/>
        </table:table-row>
        <table:table-row table:style-name="ro1">
          <table:table-cell office:value-type="float" office:value="439.999999999745">
            <text:p>440</text:p>
          </table:table-cell>
          <table:table-cell office:value-type="float" office:value="230.100876698834">
            <text:p>230.1</text:p>
          </table:table-cell>
          <table:table-cell office:value-type="float" office:value="0.263236590903086">
            <text:p>0.26</text:p>
          </table:table-cell>
          <table:table-cell office:value-type="float" office:value="436.986014750884">
            <text:p>436.99</text:p>
          </table:table-cell>
          <table:table-cell table:formula="oooc:=[.D46]/[.C46]" office:value-type="float" office:value="1660.05042555716">
            <text:p>1660.05</text:p>
          </table:table-cell>
          <table:table-cell table:formula="oooc:=[.D46]/[.B46]" office:value-type="float" office:value="1.89910625730831">
            <text:p>1.9</text:p>
          </table:table-cell>
          <table:table-cell table:formula="oooc:=[.F46]-[.F45]" office:value-type="float" office:value="-0.00000766438237032041">
            <text:p>-7.66E-006</text:p>
          </table:table-cell>
          <table:table-cell table:formula="oooc:=[.C46]-[.C45]" office:value-type="float" office:value="0.000212061455090007">
            <text:p>2.12E-004</text:p>
          </table:table-cell>
          <table:table-cell table:number-columns-repeated="2"/>
        </table:table-row>
        <table:table-row table:style-name="ro1">
          <table:table-cell office:value-type="float" office:value="449.999999999736">
            <text:p>450</text:p>
          </table:table-cell>
          <table:table-cell office:value-type="float" office:value="228.893831825392">
            <text:p>228.89</text:p>
          </table:table-cell>
          <table:table-cell office:value-type="float" office:value="0.263275676217456">
            <text:p>0.26</text:p>
          </table:table-cell>
          <table:table-cell office:value-type="float" office:value="434.687819706159">
            <text:p>434.69</text:p>
          </table:table-cell>
          <table:table-cell table:formula="oooc:=[.D47]/[.C47]" office:value-type="float" office:value="1651.0747439772">
            <text:p>1651.07</text:p>
          </table:table-cell>
          <table:table-cell table:formula="oooc:=[.D47]/[.B47]" office:value-type="float" office:value="1.89908053108986">
            <text:p>1.9</text:p>
          </table:table-cell>
          <table:table-cell table:formula="oooc:=[.F47]-[.F46]" office:value-type="float" office:value="-0.000025726218449762">
            <text:p>-2.57E-005</text:p>
          </table:table-cell>
          <table:table-cell table:formula="oooc:=[.C47]-[.C46]" office:value-type="float" office:value="0.0000390853143699688">
            <text:p>3.91E-005</text:p>
          </table:table-cell>
          <table:table-cell table:number-columns-repeated="2"/>
        </table:table-row>
        <table:table-row table:style-name="ro1">
          <table:table-cell office:value-type="float" office:value="459.999999999727">
            <text:p>460</text:p>
          </table:table-cell>
          <table:table-cell office:value-type="float" office:value="227.693052453159">
            <text:p>227.69</text:p>
          </table:table-cell>
          <table:table-cell office:value-type="float" office:value="0.263285701106916">
            <text:p>0.26</text:p>
          </table:table-cell>
          <table:table-cell office:value-type="float" office:value="432.400861499252">
            <text:p>432.4</text:p>
          </table:table-cell>
          <table:table-cell table:formula="oooc:=[.D48]/[.C48]" office:value-type="float" office:value="1642.32565491151">
            <text:p>1642.33</text:p>
          </table:table-cell>
          <table:table-cell table:formula="oooc:=[.D48]/[.B48]" office:value-type="float" office:value="1.8990516260403">
            <text:p>1.9</text:p>
          </table:table-cell>
          <table:table-cell table:formula="oooc:=[.F48]-[.F47]" office:value-type="float" office:value="-0.0000289050495574372">
            <text:p>-2.89E-005</text:p>
          </table:table-cell>
          <table:table-cell table:formula="oooc:=[.C48]-[.C47]" office:value-type="float" office:value="0.000010024889460003">
            <text:p>1.00E-005</text:p>
          </table:table-cell>
          <table:table-cell table:number-columns-repeated="2"/>
        </table:table-row>
        <table:table-row table:style-name="ro1">
          <table:table-cell office:value-type="float" office:value="469.999999999718">
            <text:p>470</text:p>
          </table:table-cell>
          <table:table-cell office:value-type="float" office:value="226.498502671894">
            <text:p>226.5</text:p>
          </table:table-cell>
          <table:table-cell office:value-type="float" office:value="0.263290813205825">
            <text:p>0.26</text:p>
          </table:table-cell>
          <table:table-cell office:value-type="float" office:value="430.125651272932">
            <text:p>430.13</text:p>
          </table:table-cell>
          <table:table-cell table:formula="oooc:=[.D49]/[.C49]" office:value-type="float" office:value="1633.65233308268">
            <text:p>1633.65</text:p>
          </table:table-cell>
          <table:table-cell table:formula="oooc:=[.D49]/[.B49]" office:value-type="float" office:value="1.89902205179702">
            <text:p>1.9</text:p>
          </table:table-cell>
          <table:table-cell table:formula="oooc:=[.F49]-[.F48]" office:value-type="float" office:value="-0.0000295742432889767">
            <text:p>-2.96E-005</text:p>
          </table:table-cell>
          <table:table-cell table:formula="oooc:=[.C49]-[.C48]" office:value-type="float" office:value="0.00000511209890902142">
            <text:p>5.11E-006</text:p>
          </table:table-cell>
          <table:table-cell table:number-columns-repeated="2"/>
        </table:table-row>
        <table:table-row table:style-name="ro1">
          <table:table-cell office:value-type="float" office:value="479.999999999708">
            <text:p>480</text:p>
          </table:table-cell>
          <table:table-cell office:value-type="float" office:value="225.310149594989">
            <text:p>225.31</text:p>
          </table:table-cell>
          <table:table-cell office:value-type="float" office:value="0.26329510172324">
            <text:p>0.26</text:p>
          </table:table-cell>
          <table:table-cell office:value-type="float" office:value="427.862224527053">
            <text:p>427.86</text:p>
          </table:table-cell>
          <table:table-cell table:formula="oooc:=[.D50]/[.C50]" office:value-type="float" office:value="1625.02918484521">
            <text:p>1625.03</text:p>
          </table:table-cell>
          <table:table-cell table:formula="oooc:=[.D50]/[.B50]" office:value-type="float" office:value="1.89899223490893">
            <text:p>1.9</text:p>
          </table:table-cell>
          <table:table-cell table:formula="oooc:=[.F50]-[.F49]" office:value-type="float" office:value="-0.0000298168880881189">
            <text:p>-2.98E-005</text:p>
          </table:table-cell>
          <table:table-cell table:formula="oooc:=[.C50]-[.C49]" office:value-type="float" office:value="0.00000428851741496317">
            <text:p>4.29E-006</text:p>
          </table:table-cell>
          <table:table-cell table:number-columns-repeated="2"/>
        </table:table-row>
        <table:table-row table:style-name="ro1">
          <table:table-cell office:value-type="float" office:value="489.999999999699">
            <text:p>490</text:p>
          </table:table-cell>
          <table:table-cell office:value-type="float" office:value="224.127960988486">
            <text:p>224.13</text:p>
          </table:table-cell>
          <table:table-cell office:value-type="float" office:value="0.263299265576058">
            <text:p>0.26</text:p>
          </table:table-cell>
          <table:table-cell office:value-type="float" office:value="425.610536637609">
            <text:p>425.61</text:p>
          </table:table-cell>
          <table:table-cell table:formula="oooc:=[.D51]/[.C51]" office:value-type="float" office:value="1616.45166653404">
            <text:p>1616.45</text:p>
          </table:table-cell>
          <table:table-cell table:formula="oooc:=[.D51]/[.B51]" office:value-type="float" office:value="1.89896224799669">
            <text:p>1.9</text:p>
          </table:table-cell>
          <table:table-cell table:formula="oooc:=[.F51]-[.F50]" office:value-type="float" office:value="-0.0000299869122410978">
            <text:p>-3.00E-005</text:p>
          </table:table-cell>
          <table:table-cell table:formula="oooc:=[.C51]-[.C50]" office:value-type="float" office:value="0.00000416385281803988">
            <text:p>4.16E-006</text:p>
          </table:table-cell>
          <table:table-cell table:number-columns-repeated="2"/>
        </table:table-row>
        <table:table-row table:style-name="ro1">
          <table:table-cell office:value-type="float" office:value="499.99999999969">
            <text:p>500</text:p>
          </table:table-cell>
          <table:table-cell office:value-type="float" office:value="222.951904868291">
            <text:p>222.95</text:p>
          </table:table-cell>
          <table:table-cell office:value-type="float" office:value="0.263303425389327">
            <text:p>0.26</text:p>
          </table:table-cell>
          <table:table-cell office:value-type="float" office:value="423.37052957752">
            <text:p>423.37</text:p>
          </table:table-cell>
          <table:table-cell table:formula="oooc:=[.D52]/[.C52]" office:value-type="float" office:value="1607.91880679681">
            <text:p>1607.92</text:p>
          </table:table-cell>
          <table:table-cell table:formula="oooc:=[.D52]/[.B52]" office:value-type="float" office:value="1.89893210299157">
            <text:p>1.9</text:p>
          </table:table-cell>
          <table:table-cell table:formula="oooc:=[.F52]-[.F51]" office:value-type="float" office:value="-0.0000301450051176655">
            <text:p>-3.01E-005</text:p>
          </table:table-cell>
          <table:table-cell table:formula="oooc:=[.C52]-[.C51]" office:value-type="float" office:value="0.00000415981326895576">
            <text:p>4.16E-006</text:p>
          </table:table-cell>
          <table:table-cell table:number-columns-repeated="2"/>
        </table:table-row>
        <table:table-row table:style-name="ro1">
          <table:table-cell office:value-type="float" office:value="509.999999999681">
            <text:p>510</text:p>
          </table:table-cell>
          <table:table-cell office:value-type="float" office:value="221.781949430525">
            <text:p>221.78</text:p>
          </table:table-cell>
          <table:table-cell office:value-type="float" office:value="0.263307602246268">
            <text:p>0.26</text:p>
          </table:table-cell>
          <table:table-cell office:value-type="float" office:value="421.14214327396">
            <text:p>421.14</text:p>
          </table:table-cell>
          <table:table-cell table:formula="oooc:=[.D53]/[.C53]" office:value-type="float" office:value="1599.43024690974">
            <text:p>1599.43</text:p>
          </table:table-cell>
          <table:table-cell table:formula="oooc:=[.D53]/[.B53]" office:value-type="float" office:value="1.89890180132034">
            <text:p>1.9</text:p>
          </table:table-cell>
          <table:table-cell table:formula="oooc:=[.F53]-[.F52]" office:value-type="float" office:value="-0.0000303016712310811">
            <text:p>-3.03E-005</text:p>
          </table:table-cell>
          <table:table-cell table:formula="oooc:=[.C53]-[.C52]" office:value-type="float" office:value="0.00000417685694104053">
            <text:p>4.18E-006</text:p>
          </table:table-cell>
          <table:table-cell table:number-columns-repeated="2"/>
        </table:table-row>
        <table:table-row table:style-name="ro1">
          <table:table-cell office:value-type="float" office:value="519.999999999672">
            <text:p>520</text:p>
          </table:table-cell>
          <table:table-cell office:value-type="float" office:value="220.618063038783">
            <text:p>220.62</text:p>
          </table:table-cell>
          <table:table-cell office:value-type="float" office:value="0.263311799940526">
            <text:p>0.26</text:p>
          </table:table-cell>
          <table:table-cell office:value-type="float" office:value="418.925317558161">
            <text:p>418.93</text:p>
          </table:table-cell>
          <table:table-cell table:formula="oooc:=[.D54]/[.C54]" office:value-type="float" office:value="1590.98573498333">
            <text:p>1590.99</text:p>
          </table:table-cell>
          <table:table-cell table:formula="oooc:=[.D54]/[.B54]" office:value-type="float" office:value="1.89887134257233">
            <text:p>1.9</text:p>
          </table:table-cell>
          <table:table-cell table:formula="oooc:=[.F54]-[.F53]" office:value-type="float" office:value="-0.0000304587480068896">
            <text:p>-3.05E-005</text:p>
          </table:table-cell>
          <table:table-cell table:formula="oooc:=[.C54]-[.C53]" office:value-type="float" office:value="0.00000419769425796801">
            <text:p>4.20E-006</text:p>
          </table:table-cell>
          <table:table-cell table:number-columns-repeated="2"/>
        </table:table-row>
        <table:table-row table:style-name="ro1">
          <table:table-cell office:value-type="float" office:value="529.999999999663">
            <text:p>530</text:p>
          </table:table-cell>
          <table:table-cell office:value-type="float" office:value="219.460214221211">
            <text:p>219.46</text:p>
          </table:table-cell>
          <table:table-cell office:value-type="float" office:value="0.263316019235918">
            <text:p>0.26</text:p>
          </table:table-cell>
          <table:table-cell office:value-type="float" office:value="416.719992502065">
            <text:p>416.72</text:p>
          </table:table-cell>
          <table:table-cell table:formula="oooc:=[.D55]/[.C55]" office:value-type="float" office:value="1582.58503873517">
            <text:p>1582.59</text:p>
          </table:table-cell>
          <table:table-cell table:formula="oooc:=[.D55]/[.B55]" office:value-type="float" office:value="1.89884072600977">
            <text:p>1.9</text:p>
          </table:table-cell>
          <table:table-cell table:formula="oooc:=[.F55]-[.F54]" office:value-type="float" office:value="-0.0000306165625560961">
            <text:p>-3.06E-005</text:p>
          </table:table-cell>
          <table:table-cell table:formula="oooc:=[.C55]-[.C54]" office:value-type="float" office:value="0.00000421929539201615">
            <text:p>4.22E-006</text:p>
          </table:table-cell>
          <table:table-cell table:number-columns-repeated="2"/>
        </table:table-row>
        <table:table-row table:style-name="ro1">
          <table:table-cell office:value-type="float" office:value="539.999999999654">
            <text:p>540</text:p>
          </table:table-cell>
          <table:table-cell office:value-type="float" office:value="218.308371669291">
            <text:p>218.31</text:p>
          </table:table-cell>
          <table:table-cell office:value-type="float" office:value="0.263320260360918">
            <text:p>0.26</text:p>
          </table:table-cell>
          <table:table-cell office:value-type="float" office:value="414.526108475885">
            <text:p>414.53</text:p>
          </table:table-cell>
          <table:table-cell table:formula="oooc:=[.D56]/[.C56]" office:value-type="float" office:value="1574.22793030706">
            <text:p>1574.23</text:p>
          </table:table-cell>
          <table:table-cell table:formula="oooc:=[.D56]/[.B56]" office:value-type="float" office:value="1.8988099508334">
            <text:p>1.9</text:p>
          </table:table-cell>
          <table:table-cell table:formula="oooc:=[.F56]-[.F55]" office:value-type="float" office:value="-0.000030775176379727">
            <text:p>-3.08E-005</text:p>
          </table:table-cell>
          <table:table-cell table:formula="oooc:=[.C56]-[.C55]" office:value-type="float" office:value="0.00000424112500002627">
            <text:p>4.24E-006</text:p>
          </table:table-cell>
          <table:table-cell table:number-columns-repeated="2"/>
        </table:table-row>
        <table:table-row table:style-name="ro1">
          <table:table-cell office:value-type="float" office:value="549.999999999645">
            <text:p>550</text:p>
          </table:table-cell>
          <table:table-cell office:value-type="float" office:value="217.16250423693">
            <text:p>217.16</text:p>
          </table:table-cell>
          <table:table-cell office:value-type="float" office:value="0.263324523448949">
            <text:p>0.26</text:p>
          </table:table-cell>
          <table:table-cell office:value-type="float" office:value="412.343606156928">
            <text:p>412.34</text:p>
          </table:table-cell>
          <table:table-cell table:formula="oooc:=[.D57]/[.C57]" office:value-type="float" office:value="1565.91418359433">
            <text:p>1565.91</text:p>
          </table:table-cell>
          <table:table-cell table:formula="oooc:=[.D57]/[.B57]" office:value-type="float" office:value="1.89877901622948">
            <text:p>1.9</text:p>
          </table:table-cell>
          <table:table-cell table:formula="oooc:=[.F57]-[.F56]" office:value-type="float" office:value="-0.0000309346039162328">
            <text:p>-3.09E-005</text:p>
          </table:table-cell>
          <table:table-cell table:formula="oooc:=[.C57]-[.C56]" office:value-type="float" office:value="0.00000426308803097575">
            <text:p>4.26E-006</text:p>
          </table:table-cell>
          <table:table-cell table:number-columns-repeated="2"/>
        </table:table-row>
        <table:table-row table:style-name="ro1">
          <table:table-cell office:value-type="float" office:value="559.999999999636">
            <text:p>560</text:p>
          </table:table-cell>
          <table:table-cell office:value-type="float" office:value="216.022580939604">
            <text:p>216.02</text:p>
          </table:table-cell>
          <table:table-cell office:value-type="float" office:value="0.263328808616789">
            <text:p>0.26</text:p>
          </table:table-cell>
          <table:table-cell office:value-type="float" office:value="410.172426529859">
            <text:p>410.17</text:p>
          </table:table-cell>
          <table:table-cell table:formula="oooc:=[.D58]/[.C58]" office:value-type="float" office:value="1557.64357376775">
            <text:p>1557.64</text:p>
          </table:table-cell>
          <table:table-cell table:formula="oooc:=[.D58]/[.B58]" office:value-type="float" office:value="1.89874792137835">
            <text:p>1.9</text:p>
          </table:table-cell>
          <table:table-cell table:formula="oooc:=[.F58]-[.F57]" office:value-type="float" office:value="-0.0000310948511310638">
            <text:p>-3.11E-005</text:p>
          </table:table-cell>
          <table:table-cell table:formula="oooc:=[.C58]-[.C57]" office:value-type="float" office:value="0.00000428516784001243">
            <text:p>4.29E-006</text:p>
          </table:table-cell>
          <table:table-cell table:number-columns-repeated="2"/>
        </table:table-row>
        <table:table-row table:style-name="ro1">
          <table:table-cell office:value-type="float" office:value="569.999999999627">
            <text:p>570</text:p>
          </table:table-cell>
          <table:table-cell office:value-type="float" office:value="214.88857095352">
            <text:p>214.89</text:p>
          </table:table-cell>
          <table:table-cell office:value-type="float" office:value="0.263333115978662">
            <text:p>0.26</text:p>
          </table:table-cell>
          <table:table-cell office:value-type="float" office:value="408.012510885433">
            <text:p>408.01</text:p>
          </table:table-cell>
          <table:table-cell table:formula="oooc:=[.D59]/[.C59]" office:value-type="float" office:value="1549.41587718308">
            <text:p>1549.42</text:p>
          </table:table-cell>
          <table:table-cell table:formula="oooc:=[.D59]/[.B59]" office:value-type="float" office:value="1.89871666545582">
            <text:p>1.9</text:p>
          </table:table-cell>
          <table:table-cell table:formula="oooc:=[.F59]-[.F58]" office:value-type="float" office:value="-0.0000312559225317255">
            <text:p>-3.13E-005</text:p>
          </table:table-cell>
          <table:table-cell table:formula="oooc:=[.C59]-[.C58]" office:value-type="float" office:value="0.00000430736187301273">
            <text:p>4.31E-006</text:p>
          </table:table-cell>
          <table:table-cell table:number-columns-repeated="2"/>
        </table:table-row>
        <table:table-row table:style-name="ro1">
          <table:table-cell office:value-type="float" office:value="579.999999999618">
            <text:p>580</text:p>
          </table:table-cell>
          <table:table-cell office:value-type="float" office:value="213.760443614784">
            <text:p>213.76</text:p>
          </table:table-cell>
          <table:table-cell office:value-type="float" office:value="0.263337445648792">
            <text:p>0.26</text:p>
          </table:table-cell>
          <table:table-cell office:value-type="float" office:value="405.863800818971">
            <text:p>405.86</text:p>
          </table:table-cell>
          <table:table-cell table:formula="oooc:=[.D60]/[.C60]" office:value-type="float" office:value="1541.23087135987">
            <text:p>1541.23</text:p>
          </table:table-cell>
          <table:table-cell table:formula="oooc:=[.D60]/[.B60]" office:value-type="float" office:value="1.89868524763344">
            <text:p>1.9</text:p>
          </table:table-cell>
          <table:table-cell table:formula="oooc:=[.F60]-[.F59]" office:value-type="float" office:value="-0.0000314178223721484">
            <text:p>-3.14E-005</text:p>
          </table:table-cell>
          <table:table-cell table:formula="oooc:=[.C60]-[.C59]" office:value-type="float" office:value="0.00000432967012997665">
            <text:p>4.33E-006</text:p>
          </table:table-cell>
          <table:table-cell table:number-columns-repeated="2"/>
        </table:table-row>
        <table:table-row table:style-name="ro1">
          <table:table-cell office:value-type="float" office:value="589.999999999608">
            <text:p>590</text:p>
          </table:table-cell>
          <table:table-cell office:value-type="float" office:value="212.638168418567">
            <text:p>212.64</text:p>
          </table:table-cell>
          <table:table-cell office:value-type="float" office:value="0.263341797741873">
            <text:p>0.26</text:p>
          </table:table-cell>
          <table:table-cell office:value-type="float" office:value="403.726238228792">
            <text:p>403.73</text:p>
          </table:table-cell>
          <table:table-cell table:formula="oooc:=[.D61]/[.C61]" office:value-type="float" office:value="1533.08833497265">
            <text:p>1533.09</text:p>
          </table:table-cell>
          <table:table-cell table:formula="oooc:=[.D61]/[.B61]" office:value-type="float" office:value="1.89865366707861">
            <text:p>1.9</text:p>
          </table:table-cell>
          <table:table-cell table:formula="oooc:=[.F61]-[.F60]" office:value-type="float" office:value="-0.0000315805548307679">
            <text:p>-3.16E-005</text:p>
          </table:table-cell>
          <table:table-cell table:formula="oooc:=[.C61]-[.C60]" office:value-type="float" office:value="0.00000435209308097262">
            <text:p>4.35E-006</text:p>
          </table:table-cell>
          <table:table-cell table:number-columns-repeated="2"/>
        </table:table-row>
        <table:table-row table:style-name="ro1">
          <table:table-cell office:value-type="float" office:value="599.999999999599">
            <text:p>600</text:p>
          </table:table-cell>
          <table:table-cell office:value-type="float" office:value="211.521715018283">
            <text:p>211.52</text:p>
          </table:table-cell>
          <table:table-cell office:value-type="float" office:value="0.263346172373162">
            <text:p>0.26</text:p>
          </table:table-cell>
          <table:table-cell office:value-type="float" office:value="401.599765314641">
            <text:p>401.6</text:p>
          </table:table-cell>
          <table:table-cell table:formula="oooc:=[.D62]/[.C62]" office:value-type="float" office:value="1524.98804784439">
            <text:p>1524.99</text:p>
          </table:table-cell>
          <table:table-cell table:formula="oooc:=[.D62]/[.B62]" office:value-type="float" office:value="1.89862192295448">
            <text:p>1.9</text:p>
          </table:table-cell>
          <table:table-cell table:formula="oooc:=[.F62]-[.F61]" office:value-type="float" office:value="-0.0000317441241379779">
            <text:p>-3.17E-005</text:p>
          </table:table-cell>
          <table:table-cell table:formula="oooc:=[.C62]-[.C61]" office:value-type="float" office:value="0.00000437463128905025">
            <text:p>4.37E-006</text:p>
          </table:table-cell>
          <table:table-cell table:number-columns-repeated="2"/>
        </table:table-row>
        <table:table-row table:style-name="ro1">
          <table:table-cell office:value-type="float" office:value="609.99999999959">
            <text:p>610</text:p>
          </table:table-cell>
          <table:table-cell office:value-type="float" office:value="210.41105322477">
            <text:p>210.41</text:p>
          </table:table-cell>
          <table:table-cell office:value-type="float" office:value="0.263350569658492">
            <text:p>0.26</text:p>
          </table:table-cell>
          <table:table-cell office:value-type="float" office:value="399.48432457613">
            <text:p>399.48</text:p>
          </table:table-cell>
          <table:table-cell table:formula="oooc:=[.D63]/[.C63]" office:value-type="float" office:value="1516.92979094055">
            <text:p>1516.93</text:p>
          </table:table-cell>
          <table:table-cell table:formula="oooc:=[.D63]/[.B63]" office:value-type="float" office:value="1.89859001441994">
            <text:p>1.9</text:p>
          </table:table-cell>
          <table:table-cell table:formula="oooc:=[.F63]-[.F62]" office:value-type="float" office:value="-0.0000319085345390491">
            <text:p>-3.19E-005</text:p>
          </table:table-cell>
          <table:table-cell table:formula="oooc:=[.C63]-[.C62]" office:value-type="float" office:value="0.00000439728532997119">
            <text:p>4.40E-006</text:p>
          </table:table-cell>
          <table:table-cell table:number-columns-repeated="2"/>
        </table:table-row>
        <table:table-row table:style-name="ro1">
          <table:table-cell office:value-type="float" office:value="619.999999999581">
            <text:p>620</text:p>
          </table:table-cell>
          <table:table-cell office:value-type="float" office:value="209.306153005469">
            <text:p>209.31</text:p>
          </table:table-cell>
          <table:table-cell office:value-type="float" office:value="0.26335498971428">
            <text:p>0.26</text:p>
          </table:table-cell>
          <table:table-cell office:value-type="float" office:value="397.379858811182">
            <text:p>397.38</text:p>
          </table:table-cell>
          <table:table-cell table:formula="oooc:=[.D64]/[.C64]" office:value-type="float" office:value="1508.91334636305">
            <text:p>1508.91</text:p>
          </table:table-cell>
          <table:table-cell table:formula="oooc:=[.D64]/[.B64]" office:value-type="float" office:value="1.89855794062967">
            <text:p>1.9</text:p>
          </table:table-cell>
          <table:table-cell table:formula="oooc:=[.F64]-[.F63]" office:value-type="float" office:value="-0.0000320737902657076">
            <text:p>-3.21E-005</text:p>
          </table:table-cell>
          <table:table-cell table:formula="oooc:=[.C64]-[.C63]" office:value-type="float" office:value="0.00000442005578799032">
            <text:p>4.42E-006</text:p>
          </table:table-cell>
          <table:table-cell table:number-columns-repeated="2"/>
        </table:table-row>
        <table:table-row table:style-name="ro1">
          <table:table-cell office:value-type="float" office:value="629.999999999572">
            <text:p>630</text:p>
          </table:table-cell>
          <table:table-cell office:value-type="float" office:value="208.206984483617">
            <text:p>208.21</text:p>
          </table:table-cell>
          <table:table-cell office:value-type="float" office:value="0.263359432657532">
            <text:p>0.26</text:p>
          </table:table-cell>
          <table:table-cell office:value-type="float" office:value="395.286311114484">
            <text:p>395.29</text:p>
          </table:table-cell>
          <table:table-cell table:formula="oooc:=[.D65]/[.C65]" office:value-type="float" office:value="1500.93849734445">
            <text:p>1500.94</text:p>
          </table:table-cell>
          <table:table-cell table:formula="oooc:=[.D65]/[.B65]" office:value-type="float" office:value="1.89852570073406">
            <text:p>1.9</text:p>
          </table:table-cell>
          <table:table-cell table:formula="oooc:=[.F65]-[.F64]" office:value-type="float" office:value="-0.0000322398956127401">
            <text:p>-3.22E-005</text:p>
          </table:table-cell>
          <table:table-cell table:formula="oooc:=[.C65]-[.C64]" office:value-type="float" office:value="0.00000444294325202543">
            <text:p>4.44E-006</text:p>
          </table:table-cell>
          <table:table-cell table:number-columns-repeated="2"/>
        </table:table-row>
        <table:table-row table:style-name="ro1">
          <table:table-cell office:value-type="float" office:value="639.999999999563">
            <text:p>640</text:p>
          </table:table-cell>
          <table:table-cell office:value-type="float" office:value="207.113517937437">
            <text:p>207.11</text:p>
          </table:table-cell>
          <table:table-cell office:value-type="float" office:value="0.263363898605846">
            <text:p>0.26</text:p>
          </table:table-cell>
          <table:table-cell office:value-type="float" office:value="393.203624875947">
            <text:p>393.2</text:p>
          </table:table-cell>
          <table:table-cell table:formula="oooc:=[.D66]/[.C66]" office:value-type="float" office:value="1493.00502824201">
            <text:p>1493.01</text:p>
          </table:table-cell>
          <table:table-cell table:formula="oooc:=[.D66]/[.B66]" office:value-type="float" office:value="1.89849329387917">
            <text:p>1.9</text:p>
          </table:table-cell>
          <table:table-cell table:formula="oooc:=[.F66]-[.F65]" office:value-type="float" office:value="-0.0000324068548891443">
            <text:p>-3.24E-005</text:p>
          </table:table-cell>
          <table:table-cell table:formula="oooc:=[.C66]-[.C65]" office:value-type="float" office:value="0.00000446594831399194">
            <text:p>4.47E-006</text:p>
          </table:table-cell>
          <table:table-cell table:number-columns-repeated="2"/>
        </table:table-row>
        <table:table-row table:style-name="ro1">
          <table:table-cell office:value-type="float" office:value="649.999999999554">
            <text:p>650</text:p>
          </table:table-cell>
          <table:table-cell office:value-type="float" office:value="206.025723799331">
            <text:p>206.03</text:p>
          </table:table-cell>
          <table:table-cell office:value-type="float" office:value="0.26336838767741">
            <text:p>0.26</text:p>
          </table:table-cell>
          <table:table-cell office:value-type="float" office:value="391.131743779178">
            <text:p>391.13</text:p>
          </table:table-cell>
          <table:table-cell table:formula="oooc:=[.D67]/[.C67]" office:value-type="float" office:value="1485.11272453192">
            <text:p>1485.11</text:p>
          </table:table-cell>
          <table:table-cell table:formula="oooc:=[.D67]/[.B67]" office:value-type="float" office:value="1.89846071920679">
            <text:p>1.9</text:p>
          </table:table-cell>
          <table:table-cell table:formula="oooc:=[.F67]-[.F66]" office:value-type="float" office:value="-0.000032574672375496">
            <text:p>-3.26E-005</text:p>
          </table:table-cell>
          <table:table-cell table:formula="oooc:=[.C67]-[.C66]" office:value-type="float" office:value="0.00000448907156397338">
            <text:p>4.49E-006</text:p>
          </table:table-cell>
          <table:table-cell table:number-columns-repeated="2"/>
        </table:table-row>
        <table:table-row table:style-name="ro1">
          <table:table-cell office:value-type="float" office:value="659.999999999545">
            <text:p>660</text:p>
          </table:table-cell>
          <table:table-cell office:value-type="float" office:value="204.943572655088">
            <text:p>204.94</text:p>
          </table:table-cell>
          <table:table-cell office:value-type="float" office:value="0.263372899991012">
            <text:p>0.26</text:p>
          </table:table-cell>
          <table:table-cell office:value-type="float" office:value="389.070611799956">
            <text:p>389.07</text:p>
          </table:table-cell>
          <table:table-cell table:formula="oooc:=[.D68]/[.C68]" office:value-type="float" office:value="1477.26137280348">
            <text:p>1477.26</text:p>
          </table:table-cell>
          <table:table-cell table:formula="oooc:=[.D68]/[.B68]" office:value-type="float" office:value="1.89842797585434">
            <text:p>1.9</text:p>
          </table:table-cell>
          <table:table-cell table:formula="oooc:=[.F68]-[.F67]" office:value-type="float" office:value="-0.000032743352450959">
            <text:p>-3.27E-005</text:p>
          </table:table-cell>
          <table:table-cell table:formula="oooc:=[.C68]-[.C67]" office:value-type="float" office:value="0.00000451231360204529">
            <text:p>4.51E-006</text:p>
          </table:table-cell>
          <table:table-cell table:number-columns-repeated="2"/>
        </table:table-row>
        <table:table-row table:style-name="ro1">
          <table:table-cell office:value-type="float" office:value="669.999999999536">
            <text:p>670</text:p>
          </table:table-cell>
          <table:table-cell office:value-type="float" office:value="203.86703524308">
            <text:p>203.87</text:p>
          </table:table-cell>
          <table:table-cell office:value-type="float" office:value="0.263377435666039">
            <text:p>0.26</text:p>
          </table:table-cell>
          <table:table-cell office:value-type="float" office:value="387.020173204713">
            <text:p>387.02</text:p>
          </table:table-cell>
          <table:table-cell table:formula="oooc:=[.D69]/[.C69]" office:value-type="float" office:value="1469.4507607533">
            <text:p>1469.45</text:p>
          </table:table-cell>
          <table:table-cell table:formula="oooc:=[.D69]/[.B69]" office:value-type="float" office:value="1.89839506295489">
            <text:p>1.9</text:p>
          </table:table-cell>
          <table:table-cell table:formula="oooc:=[.F69]-[.F68]" office:value-type="float" office:value="-0.0000329128994553951">
            <text:p>-3.29E-005</text:p>
          </table:table-cell>
          <table:table-cell table:formula="oooc:=[.C69]-[.C68]" office:value-type="float" office:value="0.00000453567502695096">
            <text:p>4.54E-006</text:p>
          </table:table-cell>
          <table:table-cell table:number-columns-repeated="2"/>
        </table:table-row>
        <table:table-row table:style-name="ro1">
          <table:table-cell office:value-type="float" office:value="679.999999999527">
            <text:p>680</text:p>
          </table:table-cell>
          <table:table-cell office:value-type="float" office:value="202.796082453479">
            <text:p>202.8</text:p>
          </table:table-cell>
          <table:table-cell office:value-type="float" office:value="0.263381994822478">
            <text:p>0.26</text:p>
          </table:table-cell>
          <table:table-cell office:value-type="float" office:value="384.980372549037">
            <text:p>384.98</text:p>
          </table:table-cell>
          <table:table-cell table:formula="oooc:=[.D70]/[.C70]" office:value-type="float" office:value="1461.68067717961">
            <text:p>1461.68</text:p>
          </table:table-cell>
          <table:table-cell table:formula="oooc:=[.D70]/[.B70]" office:value-type="float" office:value="1.89836197963711">
            <text:p>1.9</text:p>
          </table:table-cell>
          <table:table-cell table:formula="oooc:=[.F70]-[.F69]" office:value-type="float" office:value="-0.0000330833177766276">
            <text:p>-3.31E-005</text:p>
          </table:table-cell>
          <table:table-cell table:formula="oooc:=[.C70]-[.C69]" office:value-type="float" office:value="0.00000455915643904348">
            <text:p>4.56E-006</text:p>
          </table:table-cell>
          <table:table-cell table:number-columns-repeated="2"/>
        </table:table-row>
        <table:table-row table:style-name="ro1">
          <table:table-cell office:value-type="float" office:value="689.999999999518">
            <text:p>690</text:p>
          </table:table-cell>
          <table:table-cell office:value-type="float" office:value="201.730685327463">
            <text:p>201.73</text:p>
          </table:table-cell>
          <table:table-cell office:value-type="float" office:value="0.263386577580923">
            <text:p>0.26</text:p>
          </table:table-cell>
          <table:table-cell office:value-type="float" office:value="382.95115467616">
            <text:p>382.95</text:p>
          </table:table-cell>
          <table:table-cell table:formula="oooc:=[.D71]/[.C71]" office:value-type="float" office:value="1453.95091197653">
            <text:p>1453.95</text:p>
          </table:table-cell>
          <table:table-cell table:formula="oooc:=[.D71]/[.B71]" office:value-type="float" office:value="1.89832872502529">
            <text:p>1.9</text:p>
          </table:table-cell>
          <table:table-cell table:formula="oooc:=[.F71]-[.F70]" office:value-type="float" office:value="-0.0000332546118240184">
            <text:p>-3.33E-005</text:p>
          </table:table-cell>
          <table:table-cell table:formula="oooc:=[.C71]-[.C70]" office:value-type="float" office:value="0.00000458275844500422">
            <text:p>4.58E-006</text:p>
          </table:table-cell>
          <table:table-cell table:number-columns-repeated="2"/>
        </table:table-row>
        <table:table-row table:style-name="ro1">
          <table:table-cell office:value-type="float" office:value="699.999999999508">
            <text:p>700</text:p>
          </table:table-cell>
          <table:table-cell office:value-type="float" office:value="200.670815056436">
            <text:p>200.67</text:p>
          </table:table-cell>
          <table:table-cell office:value-type="float" office:value="0.263391184062576">
            <text:p>0.26</text:p>
          </table:table-cell>
          <table:table-cell office:value-type="float" office:value="380.932464715478">
            <text:p>380.93</text:p>
          </table:table-cell>
          <table:table-cell table:formula="oooc:=[.D72]/[.C72]" office:value-type="float" office:value="1446.26125612836">
            <text:p>1446.26</text:p>
          </table:table-cell>
          <table:table-cell table:formula="oooc:=[.D72]/[.B72]" office:value-type="float" office:value="1.89829529823929">
            <text:p>1.9</text:p>
          </table:table-cell>
          <table:table-cell table:formula="oooc:=[.F72]-[.F71]" office:value-type="float" office:value="-0.0000334267859991577">
            <text:p>-3.34E-005</text:p>
          </table:table-cell>
          <table:table-cell table:formula="oooc:=[.C72]-[.C71]" office:value-type="float" office:value="0.00000460648165295785">
            <text:p>4.61E-006</text:p>
          </table:table-cell>
          <table:table-cell table:number-columns-repeated="2"/>
        </table:table-row>
        <table:table-row table:style-name="ro1">
          <table:table-cell office:value-type="float" office:value="709.999999999499">
            <text:p>710</text:p>
          </table:table-cell>
          <table:table-cell office:value-type="float" office:value="199.616442981251">
            <text:p>199.62</text:p>
          </table:table-cell>
          <table:table-cell office:value-type="float" office:value="0.263395814389248">
            <text:p>0.26</text:p>
          </table:table-cell>
          <table:table-cell office:value-type="float" office:value="378.92424808106">
            <text:p>378.92</text:p>
          </table:table-cell>
          <table:table-cell table:formula="oooc:=[.D73]/[.C73]" office:value-type="float" office:value="1438.61150170398">
            <text:p>1438.61</text:p>
          </table:table-cell>
          <table:table-cell table:formula="oooc:=[.D73]/[.B73]" office:value-type="float" office:value="1.89826169839451">
            <text:p>1.9</text:p>
          </table:table-cell>
          <table:table-cell table:formula="oooc:=[.F73]-[.F72]" office:value-type="float" office:value="-0.0000335998447789088">
            <text:p>-3.36E-005</text:p>
          </table:table-cell>
          <table:table-cell table:formula="oooc:=[.C73]-[.C72]" office:value-type="float" office:value="0.00000463032667202823">
            <text:p>4.63E-006</text:p>
          </table:table-cell>
          <table:table-cell table:number-columns-repeated="2"/>
        </table:table-row>
        <table:table-row table:style-name="ro1">
          <table:table-cell office:value-type="float" office:value="719.99999999949">
            <text:p>720</text:p>
          </table:table-cell>
          <table:table-cell office:value-type="float" office:value="198.567540591429">
            <text:p>198.57</text:p>
          </table:table-cell>
          <table:table-cell office:value-type="float" office:value="0.263400468683368">
            <text:p>0.26</text:p>
          </table:table-cell>
          <table:table-cell office:value-type="float" office:value="376.926450470173">
            <text:p>376.93</text:p>
          </table:table-cell>
          <table:table-cell table:formula="oooc:=[.D74]/[.C74]" office:value-type="float" office:value="1431.00144185117">
            <text:p>1431</text:p>
          </table:table-cell>
          <table:table-cell table:formula="oooc:=[.D74]/[.B74]" office:value-type="float" office:value="1.89822792460191">
            <text:p>1.9</text:p>
          </table:table-cell>
          <table:table-cell table:formula="oooc:=[.F74]-[.F73]" office:value-type="float" office:value="-0.0000337737926021653">
            <text:p>-3.38E-005</text:p>
          </table:table-cell>
          <table:table-cell table:formula="oooc:=[.C74]-[.C73]" office:value-type="float" office:value="0.00000465429411999896">
            <text:p>4.65E-006</text:p>
          </table:table-cell>
          <table:table-cell table:number-columns-repeated="2"/>
        </table:table-row>
        <table:table-row table:style-name="ro1">
          <table:table-cell office:value-type="float" office:value="729.999999999481">
            <text:p>730</text:p>
          </table:table-cell>
          <table:table-cell office:value-type="float" office:value="197.524079524397">
            <text:p>197.52</text:p>
          </table:table-cell>
          <table:table-cell office:value-type="float" office:value="0.263405147067977">
            <text:p>0.26</text:p>
          </table:table-cell>
          <table:table-cell office:value-type="float" office:value="374.939017861818">
            <text:p>374.94</text:p>
          </table:table-cell>
          <table:table-cell table:formula="oooc:=[.D75]/[.C75]" office:value-type="float" office:value="1423.43087079106">
            <text:p>1423.43</text:p>
          </table:table-cell>
          <table:table-cell table:formula="oooc:=[.D75]/[.B75]" office:value-type="float" office:value="1.89819397596792">
            <text:p>1.9</text:p>
          </table:table-cell>
          <table:table-cell table:formula="oooc:=[.F75]-[.F74]" office:value-type="float" office:value="-0.0000339486339895334">
            <text:p>-3.39E-005</text:p>
          </table:table-cell>
          <table:table-cell table:formula="oooc:=[.C75]-[.C74]" office:value-type="float" office:value="0.0000046783846089915">
            <text:p>4.68E-006</text:p>
          </table:table-cell>
          <table:table-cell table:number-columns-repeated="2"/>
        </table:table-row>
        <table:table-row table:style-name="ro1">
          <table:table-cell office:value-type="float" office:value="739.999999999472">
            <text:p>740</text:p>
          </table:table-cell>
          <table:table-cell office:value-type="float" office:value="196.486031564711">
            <text:p>196.49</text:p>
          </table:table-cell>
          <table:table-cell office:value-type="float" office:value="0.263409849666742">
            <text:p>0.26</text:p>
          </table:table-cell>
          <table:table-cell office:value-type="float" office:value="372.961896515263">
            <text:p>372.96</text:p>
          </table:table-cell>
          <table:table-cell table:formula="oooc:=[.D76]/[.C76]" office:value-type="float" office:value="1415.89958381254">
            <text:p>1415.9</text:p>
          </table:table-cell>
          <table:table-cell table:formula="oooc:=[.D76]/[.B76]" office:value-type="float" office:value="1.89815985159449">
            <text:p>1.9</text:p>
          </table:table-cell>
          <table:table-cell table:formula="oooc:=[.F76]-[.F75]" office:value-type="float" office:value="-0.0000341243734218732">
            <text:p>-3.41E-005</text:p>
          </table:table-cell>
          <table:table-cell table:formula="oooc:=[.C76]-[.C75]" office:value-type="float" office:value="0.00000470259876500512">
            <text:p>4.70E-006</text:p>
          </table:table-cell>
          <table:table-cell table:number-columns-repeated="2"/>
        </table:table-row>
        <table:table-row table:style-name="ro1">
          <table:table-cell office:value-type="float" office:value="749.999999999463">
            <text:p>750</text:p>
          </table:table-cell>
          <table:table-cell office:value-type="float" office:value="195.453368643302">
            <text:p>195.45</text:p>
          </table:table-cell>
          <table:table-cell office:value-type="float" office:value="0.263414576603948">
            <text:p>0.26</text:p>
          </table:table-cell>
          <table:table-cell office:value-type="float" office:value="370.995032968594">
            <text:p>371</text:p>
          </table:table-cell>
          <table:table-cell table:formula="oooc:=[.D77]/[.C77]" office:value-type="float" office:value="1408.40737726674">
            <text:p>1408.41</text:p>
          </table:table-cell>
          <table:table-cell table:formula="oooc:=[.D77]/[.B77]" office:value-type="float" office:value="1.89812555057903">
            <text:p>1.9</text:p>
          </table:table-cell>
          <table:table-cell table:formula="oooc:=[.F77]-[.F76]" office:value-type="float" office:value="-0.0000343010154630896">
            <text:p>-3.43E-005</text:p>
          </table:table-cell>
          <table:table-cell table:formula="oooc:=[.C77]-[.C76]" office:value-type="float" office:value="0.00000472693720598993">
            <text:p>4.73E-006</text:p>
          </table:table-cell>
          <table:table-cell table:number-columns-repeated="2"/>
        </table:table-row>
        <table:table-row table:style-name="ro1">
          <table:table-cell office:value-type="float" office:value="759.999999999454">
            <text:p>760</text:p>
          </table:table-cell>
          <table:table-cell office:value-type="float" office:value="194.42606283671">
            <text:p>194.43</text:p>
          </table:table-cell>
          <table:table-cell office:value-type="float" office:value="0.263419328004507">
            <text:p>0.26</text:p>
          </table:table-cell>
          <table:table-cell office:value-type="float" office:value="369.038374037269">
            <text:p>369.04</text:p>
          </table:table-cell>
          <table:table-cell table:formula="oooc:=[.D78]/[.C78]" office:value-type="float" office:value="1400.95404856152">
            <text:p>1400.95</text:p>
          </table:table-cell>
          <table:table-cell table:formula="oooc:=[.D78]/[.B78]" office:value-type="float" office:value="1.8980910720144">
            <text:p>1.9</text:p>
          </table:table-cell>
          <table:table-cell table:formula="oooc:=[.F78]-[.F77]" office:value-type="float" office:value="-0.0000344785646362311">
            <text:p>-3.45E-005</text:p>
          </table:table-cell>
          <table:table-cell table:formula="oooc:=[.C78]-[.C77]" office:value-type="float" office:value="0.00000475140055899992">
            <text:p>4.75E-006</text:p>
          </table:table-cell>
          <table:table-cell table:number-columns-repeated="2"/>
        </table:table-row>
        <table:table-row table:style-name="ro1">
          <table:table-cell office:value-type="float" office:value="769.999999999445">
            <text:p>770</text:p>
          </table:table-cell>
          <table:table-cell office:value-type="float" office:value="193.404086366333">
            <text:p>193.4</text:p>
          </table:table-cell>
          <table:table-cell office:value-type="float" office:value="0.263424103993959">
            <text:p>0.26</text:p>
          </table:table-cell>
          <table:table-cell office:value-type="float" office:value="367.091866812681">
            <text:p>367.09</text:p>
          </table:table-cell>
          <table:table-cell table:formula="oooc:=[.D79]/[.C79]" office:value-type="float" office:value="1393.53939615602">
            <text:p>1393.54</text:p>
          </table:table-cell>
          <table:table-cell table:formula="oooc:=[.D79]/[.B79]" office:value-type="float" office:value="1.89805641498888">
            <text:p>1.9</text:p>
          </table:table-cell>
          <table:table-cell table:formula="oooc:=[.F79]-[.F78]" office:value-type="float" office:value="-0.0000346570255187473">
            <text:p>-3.47E-005</text:p>
          </table:table-cell>
          <table:table-cell table:formula="oooc:=[.C79]-[.C78]" office:value-type="float" office:value="0.00000477598945203273">
            <text:p>4.78E-006</text:p>
          </table:table-cell>
          <table:table-cell table:number-columns-repeated="2"/>
        </table:table-row>
        <table:table-row table:style-name="ro1">
          <table:table-cell office:value-type="float" office:value="779.999999999436">
            <text:p>780</text:p>
          </table:table-cell>
          <table:table-cell office:value-type="float" office:value="192.387411597676">
            <text:p>192.39</text:p>
          </table:table-cell>
          <table:table-cell office:value-type="float" office:value="0.263428904698481">
            <text:p>0.26</text:p>
          </table:table-cell>
          <table:table-cell office:value-type="float" office:value="365.155458660719">
            <text:p>365.16</text:p>
          </table:table-cell>
          <table:table-cell table:formula="oooc:=[.D80]/[.C80]" office:value-type="float" office:value="1386.1632195551">
            <text:p>1386.16</text:p>
          </table:table-cell>
          <table:table-cell table:formula="oooc:=[.D80]/[.B80]" office:value-type="float" office:value="1.89802157858612">
            <text:p>1.9</text:p>
          </table:table-cell>
          <table:table-cell table:formula="oooc:=[.F80]-[.F79]" office:value-type="float" office:value="-0.0000348364027542569">
            <text:p>-3.48E-005</text:p>
          </table:table-cell>
          <table:table-cell table:formula="oooc:=[.C80]-[.C79]" office:value-type="float" office:value="0.00000480070452196779">
            <text:p>4.80E-006</text:p>
          </table:table-cell>
          <table:table-cell table:number-columns-repeated="2"/>
        </table:table-row>
        <table:table-row table:style-name="ro1">
          <table:table-cell office:value-type="float" office:value="789.999999999427">
            <text:p>790</text:p>
          </table:table-cell>
          <table:table-cell office:value-type="float" office:value="191.376011039601">
            <text:p>191.38</text:p>
          </table:table-cell>
          <table:table-cell office:value-type="float" office:value="0.263433730244877">
            <text:p>0.26</text:p>
          </table:table-cell>
          <table:table-cell office:value-type="float" office:value="363.229097220358">
            <text:p>363.23</text:p>
          </table:table-cell>
          <table:table-cell table:formula="oooc:=[.D81]/[.C81]" office:value-type="float" office:value="1378.82531930408">
            <text:p>1378.83</text:p>
          </table:table-cell>
          <table:table-cell table:formula="oooc:=[.D81]/[.B81]" office:value-type="float" office:value="1.89798656188521">
            <text:p>1.9</text:p>
          </table:table-cell>
          <table:table-cell table:formula="oooc:=[.F81]-[.F80]" office:value-type="float" office:value="-0.0000350167009135482">
            <text:p>-3.50E-005</text:p>
          </table:table-cell>
          <table:table-cell table:formula="oooc:=[.C81]-[.C80]" office:value-type="float" office:value="0.00000482554639602562">
            <text:p>4.83E-006</text:p>
          </table:table-cell>
          <table:table-cell table:number-columns-repeated="2"/>
        </table:table-row>
        <table:table-row table:style-name="ro1">
          <table:table-cell office:value-type="float" office:value="799.999999999417">
            <text:p>800</text:p>
          </table:table-cell>
          <table:table-cell office:value-type="float" office:value="190.369857343587">
            <text:p>190.37</text:p>
          </table:table-cell>
          <table:table-cell office:value-type="float" office:value="0.263438580760597">
            <text:p>0.26</text:p>
          </table:table-cell>
          <table:table-cell office:value-type="float" office:value="361.312730402233">
            <text:p>361.31</text:p>
          </table:table-cell>
          <table:table-cell table:formula="oooc:=[.D82]/[.C82]" office:value-type="float" office:value="1371.52549698322">
            <text:p>1371.53</text:p>
          </table:table-cell>
          <table:table-cell table:formula="oooc:=[.D82]/[.B82]" office:value-type="float" office:value="1.89795136396053">
            <text:p>1.9</text:p>
          </table:table-cell>
          <table:table-cell table:formula="oooc:=[.F82]-[.F81]" office:value-type="float" office:value="-0.0000351979246757672">
            <text:p>-3.52E-005</text:p>
          </table:table-cell>
          <table:table-cell table:formula="oooc:=[.C82]-[.C81]" office:value-type="float" office:value="0.00000485051571996742">
            <text:p>4.85E-006</text:p>
          </table:table-cell>
          <table:table-cell table:number-columns-repeated="2"/>
        </table:table-row>
        <table:table-row table:style-name="ro1">
          <table:table-cell office:value-type="float" office:value="809.999999999408">
            <text:p>810</text:p>
          </table:table-cell>
          <table:table-cell office:value-type="float" office:value="189.368923302987">
            <text:p>189.37</text:p>
          </table:table-cell>
          <table:table-cell office:value-type="float" office:value="0.263443456373726">
            <text:p>0.26</text:p>
          </table:table-cell>
          <table:table-cell office:value-type="float" office:value="359.406306387233">
            <text:p>359.41</text:p>
          </table:table-cell>
          <table:table-cell table:formula="oooc:=[.D83]/[.C83]" office:value-type="float" office:value="1364.26355520242">
            <text:p>1364.26</text:p>
          </table:table-cell>
          <table:table-cell table:formula="oooc:=[.D83]/[.B83]" office:value-type="float" office:value="1.89791598388184">
            <text:p>1.9</text:p>
          </table:table-cell>
          <table:table-cell table:formula="oooc:=[.F83]-[.F82]" office:value-type="float" office:value="-0.0000353800786945246">
            <text:p>-3.54E-005</text:p>
          </table:table-cell>
          <table:table-cell table:formula="oooc:=[.C83]-[.C82]" office:value-type="float" office:value="0.00000487561312900731">
            <text:p>4.88E-006</text:p>
          </table:table-cell>
          <table:table-cell table:number-columns-repeated="2"/>
        </table:table-row>
        <table:table-row table:style-name="ro1">
          <table:table-cell office:value-type="float" office:value="819.999999999399">
            <text:p>820</text:p>
          </table:table-cell>
          <table:table-cell office:value-type="float" office:value="188.373181852294">
            <text:p>188.37</text:p>
          </table:table-cell>
          <table:table-cell office:value-type="float" office:value="0.263448357212997">
            <text:p>0.26</text:p>
          </table:table-cell>
          <table:table-cell office:value-type="float" office:value="357.509773625103">
            <text:p>357.51</text:p>
          </table:table-cell>
          <table:table-cell table:formula="oooc:=[.D84]/[.C84]" office:value-type="float" office:value="1357.03929759584">
            <text:p>1357.04</text:p>
          </table:table-cell>
          <table:table-cell table:formula="oooc:=[.D84]/[.B84]" office:value-type="float" office:value="1.89788042071419">
            <text:p>1.9</text:p>
          </table:table-cell>
          <table:table-cell table:formula="oooc:=[.F84]-[.F83]" office:value-type="float" office:value="-0.0000355631676449697">
            <text:p>-3.56E-005</text:p>
          </table:table-cell>
          <table:table-cell table:formula="oooc:=[.C84]-[.C83]" office:value-type="float" office:value="0.00000490083927101592">
            <text:p>4.90E-006</text:p>
          </table:table-cell>
          <table:table-cell table:number-columns-repeated="2"/>
        </table:table-row>
        <table:table-row table:style-name="ro1">
          <table:table-cell office:value-type="float" office:value="829.99999999939">
            <text:p>830</text:p>
          </table:table-cell>
          <table:table-cell office:value-type="float" office:value="187.382606066409">
            <text:p>187.38</text:p>
          </table:table-cell>
          <table:table-cell office:value-type="float" office:value="0.263453283407788">
            <text:p>0.26</text:p>
          </table:table-cell>
          <table:table-cell office:value-type="float" office:value="355.623080833046">
            <text:p>355.62</text:p>
          </table:table-cell>
          <table:table-cell table:formula="oooc:=[.D85]/[.C85]" office:value-type="float" office:value="1349.85252881663">
            <text:p>1349.85</text:p>
          </table:table-cell>
          <table:table-cell table:formula="oooc:=[.D85]/[.B85]" office:value-type="float" office:value="1.89784467351795">
            <text:p>1.9</text:p>
          </table:table-cell>
          <table:table-cell table:formula="oooc:=[.F85]-[.F84]" office:value-type="float" office:value="-0.0000357471962466604">
            <text:p>-3.57E-005</text:p>
          </table:table-cell>
          <table:table-cell table:formula="oooc:=[.C85]-[.C84]" office:value-type="float" office:value="0.00000492619479097733">
            <text:p>4.93E-006</text:p>
          </table:table-cell>
          <table:table-cell table:number-columns-repeated="2"/>
        </table:table-row>
        <table:table-row table:style-name="ro1">
          <table:table-cell office:value-type="float" office:value="839.999999999381">
            <text:p>840</text:p>
          </table:table-cell>
          <table:table-cell office:value-type="float" office:value="186.397169159916">
            <text:p>186.4</text:p>
          </table:table-cell>
          <table:table-cell office:value-type="float" office:value="0.263458235088126">
            <text:p>0.26</text:p>
          </table:table-cell>
          <table:table-cell office:value-type="float" office:value="353.74617699434">
            <text:p>353.75</text:p>
          </table:table-cell>
          <table:table-cell table:formula="oooc:=[.D86]/[.C86]" office:value-type="float" office:value="1342.70305453163">
            <text:p>1342.7</text:p>
          </table:table-cell>
          <table:table-cell table:formula="oooc:=[.D86]/[.B86]" office:value-type="float" office:value="1.8978087413487">
            <text:p>1.9</text:p>
          </table:table-cell>
          <table:table-cell table:formula="oooc:=[.F86]-[.F85]" office:value-type="float" office:value="-0.0000359321692515735">
            <text:p>-3.59E-005</text:p>
          </table:table-cell>
          <table:table-cell table:formula="oooc:=[.C86]-[.C85]" office:value-type="float" office:value="0.00000495168033803894">
            <text:p>4.95E-006</text:p>
          </table:table-cell>
          <table:table-cell table:number-columns-repeated="2"/>
        </table:table-row>
        <table:table-row table:style-name="ro1">
          <table:table-cell office:value-type="float" office:value="849.999999999372">
            <text:p>850</text:p>
          </table:table-cell>
          <table:table-cell office:value-type="float" office:value="185.416844486351">
            <text:p>185.42</text:p>
          </table:table-cell>
          <table:table-cell office:value-type="float" office:value="0.263463212384697">
            <text:p>0.26</text:p>
          </table:table-cell>
          <table:table-cell office:value-type="float" office:value="351.879011356953">
            <text:p>351.88</text:p>
          </table:table-cell>
          <table:table-cell table:formula="oooc:=[.D87]/[.C87]" office:value-type="float" office:value="1335.5906814161">
            <text:p>1335.59</text:p>
          </table:table-cell>
          <table:table-cell table:formula="oooc:=[.D87]/[.B87]" office:value-type="float" office:value="1.8977726232573">
            <text:p>1.9</text:p>
          </table:table-cell>
          <table:table-cell table:formula="oooc:=[.F87]-[.F86]" office:value-type="float" office:value="-0.0000361180913959203">
            <text:p>-3.61E-005</text:p>
          </table:table-cell>
          <table:table-cell table:formula="oooc:=[.C87]-[.C86]" office:value-type="float" office:value="0.00000497729657095158">
            <text:p>4.98E-006</text:p>
          </table:table-cell>
          <table:table-cell table:number-columns-repeated="2"/>
        </table:table-row>
        <table:table-row table:style-name="ro1">
          <table:table-cell office:value-type="float" office:value="859.999999999363">
            <text:p>860</text:p>
          </table:table-cell>
          <table:table-cell office:value-type="float" office:value="184.441605537487">
            <text:p>184.44</text:p>
          </table:table-cell>
          <table:table-cell office:value-type="float" office:value="0.263468215428838">
            <text:p>0.26</text:p>
          </table:table-cell>
          <table:table-cell office:value-type="float" office:value="350.021533432177">
            <text:p>350.02</text:p>
          </table:table-cell>
          <table:table-cell table:formula="oooc:=[.D88]/[.C88]" office:value-type="float" office:value="1328.51521714852">
            <text:p>1328.52</text:p>
          </table:table-cell>
          <table:table-cell table:formula="oooc:=[.D88]/[.B88]" office:value-type="float" office:value="1.89773631828984">
            <text:p>1.9</text:p>
          </table:table-cell>
          <table:table-cell table:formula="oooc:=[.F88]-[.F87]" office:value-type="float" office:value="-0.0000363049674618754">
            <text:p>-3.63E-005</text:p>
          </table:table-cell>
          <table:table-cell table:formula="oooc:=[.C88]-[.C87]" office:value-type="float" office:value="0.00000500304414102759">
            <text:p>5.00E-006</text:p>
          </table:table-cell>
          <table:table-cell table:number-columns-repeated="2"/>
        </table:table-row>
        <table:table-row table:style-name="ro1">
          <table:table-cell office:value-type="float" office:value="869.999999999354">
            <text:p>870</text:p>
          </table:table-cell>
          <table:table-cell office:value-type="float" office:value="183.471425942616">
            <text:p>183.47</text:p>
          </table:table-cell>
          <table:table-cell office:value-type="float" office:value="0.263473244352547">
            <text:p>0.26</text:p>
          </table:table-cell>
          <table:table-cell office:value-type="float" office:value="348.173692993258">
            <text:p>348.17</text:p>
          </table:table-cell>
          <table:table-cell table:formula="oooc:=[.D89]/[.C89]" office:value-type="float" office:value="1321.47647040538">
            <text:p>1321.48</text:p>
          </table:table-cell>
          <table:table-cell table:formula="oooc:=[.D89]/[.B89]" office:value-type="float" office:value="1.89769982548757">
            <text:p>1.9</text:p>
          </table:table-cell>
          <table:table-cell table:formula="oooc:=[.F89]-[.F88]" office:value-type="float" office:value="-0.0000364928022673627">
            <text:p>-3.65E-005</text:p>
          </table:table-cell>
          <table:table-cell table:formula="oooc:=[.C89]-[.C88]" office:value-type="float" office:value="0.0000050289237090162">
            <text:p>5.03E-006</text:p>
          </table:table-cell>
          <table:table-cell table:number-columns-repeated="2"/>
        </table:table-row>
        <table:table-row table:style-name="ro1">
          <table:table-cell office:value-type="float" office:value="879.999999999345">
            <text:p>880</text:p>
          </table:table-cell>
          <table:table-cell office:value-type="float" office:value="182.506279467833">
            <text:p>182.51</text:p>
          </table:table-cell>
          <table:table-cell office:value-type="float" office:value="0.263478299288487">
            <text:p>0.26</text:p>
          </table:table-cell>
          <table:table-cell office:value-type="float" office:value="346.335440074039">
            <text:p>346.34</text:p>
          </table:table-cell>
          <table:table-cell table:formula="oooc:=[.D90]/[.C90]" office:value-type="float" office:value="1314.47425085597">
            <text:p>1314.47</text:p>
          </table:table-cell>
          <table:table-cell table:formula="oooc:=[.D90]/[.B90]" office:value-type="float" office:value="1.89766314388695">
            <text:p>1.9</text:p>
          </table:table-cell>
          <table:table-cell table:formula="oooc:=[.F90]-[.F89]" office:value-type="float" office:value="-0.0000366816006158732">
            <text:p>-3.67E-005</text:p>
          </table:table-cell>
          <table:table-cell table:formula="oooc:=[.C90]-[.C89]" office:value-type="float" office:value="0.00000505493593999651">
            <text:p>5.05E-006</text:p>
          </table:table-cell>
          <table:table-cell table:number-columns-repeated="2"/>
        </table:table-row>
        <table:table-row table:style-name="ro1">
          <table:table-cell office:value-type="float" office:value="889.999999999336">
            <text:p>890</text:p>
          </table:table-cell>
          <table:table-cell office:value-type="float" office:value="181.546140015332">
            <text:p>181.55</text:p>
          </table:table-cell>
          <table:table-cell office:value-type="float" office:value="0.263483380369985">
            <text:p>0.26</text:p>
          </table:table-cell>
          <table:table-cell office:value-type="float" office:value="344.506724967612">
            <text:p>344.51</text:p>
          </table:table-cell>
          <table:table-cell table:formula="oooc:=[.D91]/[.C91]" office:value-type="float" office:value="1307.5083691573">
            <text:p>1307.51</text:p>
          </table:table-cell>
          <table:table-cell table:formula="oooc:=[.D91]/[.B91]" office:value-type="float" office:value="1.89762627251958">
            <text:p>1.9</text:p>
          </table:table-cell>
          <table:table-cell table:formula="oooc:=[.F91]-[.F90]" office:value-type="float" office:value="-0.0000368713673755128">
            <text:p>-3.69E-005</text:p>
          </table:table-cell>
          <table:table-cell table:formula="oooc:=[.C91]-[.C90]" office:value-type="float" office:value="0.00000508108149799291">
            <text:p>5.08E-006</text:p>
          </table:table-cell>
          <table:table-cell table:number-columns-repeated="2"/>
        </table:table-row>
        <table:table-row table:style-name="ro1">
          <table:table-cell office:value-type="float" office:value="899.999999999327">
            <text:p>900</text:p>
          </table:table-cell>
          <table:table-cell office:value-type="float" office:value="180.590981622695">
            <text:p>180.59</text:p>
          </table:table-cell>
          <table:table-cell office:value-type="float" office:value="0.263488487731037">
            <text:p>0.26</text:p>
          </table:table-cell>
          <table:table-cell office:value-type="float" office:value="342.687498224971">
            <text:p>342.69</text:p>
          </table:table-cell>
          <table:table-cell table:formula="oooc:=[.D92]/[.C92]" office:value-type="float" office:value="1300.57863694895">
            <text:p>1300.58</text:p>
          </table:table-cell>
          <table:table-cell table:formula="oooc:=[.D92]/[.B92]" office:value-type="float" office:value="1.89758921041218">
            <text:p>1.9</text:p>
          </table:table-cell>
          <table:table-cell table:formula="oooc:=[.F92]-[.F91]" office:value-type="float" office:value="-0.0000370621073946253">
            <text:p>-3.71E-005</text:p>
          </table:table-cell>
          <table:table-cell table:formula="oooc:=[.C92]-[.C91]" office:value-type="float" office:value="0.00000510736105197029">
            <text:p>5.11E-006</text:p>
          </table:table-cell>
          <table:table-cell table:number-columns-repeated="2"/>
        </table:table-row>
        <table:table-row table:style-name="ro1">
          <table:table-cell office:value-type="float" office:value="909.999999999317">
            <text:p>910</text:p>
          </table:table-cell>
          <table:table-cell office:value-type="float" office:value="179.640778462194">
            <text:p>179.64</text:p>
          </table:table-cell>
          <table:table-cell office:value-type="float" office:value="0.263493621506312">
            <text:p>0.26</text:p>
          </table:table-cell>
          <table:table-cell office:value-type="float" office:value="340.877710653672">
            <text:p>340.88</text:p>
          </table:table-cell>
          <table:table-cell table:formula="oooc:=[.D93]/[.C93]" office:value-type="float" office:value="1293.68486684793">
            <text:p>1293.68</text:p>
          </table:table-cell>
          <table:table-cell table:formula="oooc:=[.D93]/[.B93]" office:value-type="float" office:value="1.89755195658658">
            <text:p>1.9</text:p>
          </table:table-cell>
          <table:table-cell table:formula="oooc:=[.F93]-[.F92]" office:value-type="float" office:value="-0.000037253825607042">
            <text:p>-3.73E-005</text:p>
          </table:table-cell>
          <table:table-cell table:formula="oooc:=[.C93]-[.C92]" office:value-type="float" office:value="0.00000513377527500136">
            <text:p>5.13E-006</text:p>
          </table:table-cell>
          <table:table-cell table:number-columns-repeated="2"/>
        </table:table-row>
        <table:table-row table:style-name="ro1">
          <table:table-cell office:value-type="float" office:value="919.999999999308">
            <text:p>920</text:p>
          </table:table-cell>
          <table:table-cell office:value-type="float" office:value="178.695504840091">
            <text:p>178.7</text:p>
          </table:table-cell>
          <table:table-cell office:value-type="float" office:value="0.263498781831156">
            <text:p>0.26</text:p>
          </table:table-cell>
          <table:table-cell office:value-type="float" office:value="339.07731331651">
            <text:p>339.08</text:p>
          </table:table-cell>
          <table:table-cell table:formula="oooc:=[.D94]/[.C94]" office:value-type="float" office:value="1286.82687244369">
            <text:p>1286.83</text:p>
          </table:table-cell>
          <table:table-cell table:formula="oooc:=[.D94]/[.B94]" office:value-type="float" office:value="1.89751451005967">
            <text:p>1.9</text:p>
          </table:table-cell>
          <table:table-cell table:formula="oooc:=[.F94]-[.F93]" office:value-type="float" office:value="-0.0000374465269104007">
            <text:p>-3.74E-005</text:p>
          </table:table-cell>
          <table:table-cell table:formula="oooc:=[.C94]-[.C93]" office:value-type="float" office:value="0.00000516032484404461">
            <text:p>5.16E-006</text:p>
          </table:table-cell>
          <table:table-cell table:number-columns-repeated="2"/>
        </table:table-row>
        <table:table-row table:style-name="ro1">
          <table:table-cell office:value-type="float" office:value="929.999999999299">
            <text:p>930</text:p>
          </table:table-cell>
          <table:table-cell office:value-type="float" office:value="177.755135195941">
            <text:p>177.76</text:p>
          </table:table-cell>
          <table:table-cell office:value-type="float" office:value="0.263503968841591">
            <text:p>0.26</text:p>
          </table:table-cell>
          <table:table-cell office:value-type="float" office:value="337.286257530188">
            <text:p>337.29</text:p>
          </table:table-cell>
          <table:table-cell table:formula="oooc:=[.D95]/[.C95]" office:value-type="float" office:value="1280.00446829305">
            <text:p>1280</text:p>
          </table:table-cell>
          <table:table-cell table:formula="oooc:=[.D95]/[.B95]" office:value-type="float" office:value="1.89747686984342">
            <text:p>1.9</text:p>
          </table:table-cell>
          <table:table-cell table:formula="oooc:=[.F95]-[.F94]" office:value-type="float" office:value="-0.0000376402162467482">
            <text:p>-3.76E-005</text:p>
          </table:table-cell>
          <table:table-cell table:formula="oooc:=[.C95]-[.C94]" office:value-type="float" office:value="0.00000518701043494829">
            <text:p>5.19E-006</text:p>
          </table:table-cell>
          <table:table-cell table:number-columns-repeated="2"/>
        </table:table-row>
        <table:table-row table:style-name="ro1">
          <table:table-cell office:value-type="float" office:value="939.99999999929">
            <text:p>940</text:p>
          </table:table-cell>
          <table:table-cell office:value-type="float" office:value="176.819644101904">
            <text:p>176.82</text:p>
          </table:table-cell>
          <table:table-cell office:value-type="float" office:value="0.263509182674325">
            <text:p>0.26</text:p>
          </table:table-cell>
          <table:table-cell office:value-type="float" office:value="335.504494864008">
            <text:p>335.5</text:p>
          </table:table-cell>
          <table:table-cell table:formula="oooc:=[.D96]/[.C96]" office:value-type="float" office:value="1273.21746991513">
            <text:p>1273.22</text:p>
          </table:table-cell>
          <table:table-cell table:formula="oooc:=[.D96]/[.B96]" office:value-type="float" office:value="1.89743903494485">
            <text:p>1.9</text:p>
          </table:table-cell>
          <table:table-cell table:formula="oooc:=[.F96]-[.F95]" office:value-type="float" office:value="-0.0000378348985730081">
            <text:p>-3.78E-005</text:p>
          </table:table-cell>
          <table:table-cell table:formula="oooc:=[.C96]-[.C95]" office:value-type="float" office:value="0.00000521383273399678">
            <text:p>5.21E-006</text:p>
          </table:table-cell>
          <table:table-cell table:number-columns-repeated="2"/>
        </table:table-row>
        <table:table-row table:style-name="ro1">
          <table:table-cell office:value-type="float" office:value="949.999999999281">
            <text:p>950</text:p>
          </table:table-cell>
          <table:table-cell office:value-type="float" office:value="175.889006262058">
            <text:p>175.89</text:p>
          </table:table-cell>
          <table:table-cell office:value-type="float" office:value="0.263514423466744">
            <text:p>0.26</text:p>
          </table:table-cell>
          <table:table-cell office:value-type="float" office:value="333.731977138556">
            <text:p>333.73</text:p>
          </table:table-cell>
          <table:table-cell table:formula="oooc:=[.D97]/[.C97]" office:value-type="float" office:value="1266.46569378649">
            <text:p>1266.47</text:p>
          </table:table-cell>
          <table:table-cell table:formula="oooc:=[.D97]/[.B97]" office:value-type="float" office:value="1.89740100436594">
            <text:p>1.9</text:p>
          </table:table-cell>
          <table:table-cell table:formula="oooc:=[.F97]-[.F96]" office:value-type="float" office:value="-0.0000380305789065005">
            <text:p>-3.80E-005</text:p>
          </table:table-cell>
          <table:table-cell table:formula="oooc:=[.C97]-[.C96]" office:value-type="float" office:value="0.00000524079241903674">
            <text:p>5.24E-006</text:p>
          </table:table-cell>
          <table:table-cell table:number-columns-repeated="2"/>
        </table:table-row>
        <table:table-row table:style-name="ro1">
          <table:table-cell office:value-type="float" office:value="959.999999999272">
            <text:p>960</text:p>
          </table:table-cell>
          <table:table-cell office:value-type="float" office:value="174.96319651171">
            <text:p>174.96</text:p>
          </table:table-cell>
          <table:table-cell office:value-type="float" office:value="0.26351969135693">
            <text:p>0.26</text:p>
          </table:table-cell>
          <table:table-cell office:value-type="float" office:value="331.968656424401">
            <text:p>331.97</text:p>
          </table:table-cell>
          <table:table-cell table:formula="oooc:=[.D98]/[.C98]" office:value-type="float" office:value="1259.74895733601">
            <text:p>1259.75</text:p>
          </table:table-cell>
          <table:table-cell table:formula="oooc:=[.D98]/[.B98]" office:value-type="float" office:value="1.89736277710371">
            <text:p>1.9</text:p>
          </table:table-cell>
          <table:table-cell table:formula="oooc:=[.F98]-[.F97]" office:value-type="float" office:value="-0.0000382272622259094">
            <text:p>-3.82E-005</text:p>
          </table:table-cell>
          <table:table-cell table:formula="oooc:=[.C98]-[.C97]" office:value-type="float" office:value="0.00000526789018595597">
            <text:p>5.27E-006</text:p>
          </table:table-cell>
          <table:table-cell table:number-columns-repeated="2"/>
        </table:table-row>
        <table:table-row table:style-name="ro1">
          <table:table-cell office:value-type="float" office:value="969.999999999263">
            <text:p>970</text:p>
          </table:table-cell>
          <table:table-cell office:value-type="float" office:value="174.042189816721">
            <text:p>174.04</text:p>
          </table:table-cell>
          <table:table-cell office:value-type="float" office:value="0.263524986483653">
            <text:p>0.26</text:p>
          </table:table-cell>
          <table:table-cell office:value-type="float" office:value="330.214485040798">
            <text:p>330.21</text:p>
          </table:table-cell>
          <table:table-cell table:formula="oooc:=[.D99]/[.C99]" office:value-type="float" office:value="1253.06707894009">
            <text:p>1253.07</text:p>
          </table:table-cell>
          <table:table-cell table:formula="oooc:=[.D99]/[.B99]" office:value-type="float" office:value="1.89732435215012">
            <text:p>1.9</text:p>
          </table:table-cell>
          <table:table-cell table:formula="oooc:=[.F99]-[.F98]" office:value-type="float" office:value="-0.0000384249535962944">
            <text:p>-3.84E-005</text:p>
          </table:table-cell>
          <table:table-cell table:formula="oooc:=[.C99]-[.C98]" office:value-type="float" office:value="0.00000529512672303722">
            <text:p>5.30E-006</text:p>
          </table:table-cell>
          <table:table-cell table:number-columns-repeated="2"/>
        </table:table-row>
        <table:table-row table:style-name="ro1">
          <table:table-cell office:value-type="float" office:value="979.999999999254">
            <text:p>980</text:p>
          </table:table-cell>
          <table:table-cell office:value-type="float" office:value="173.125961272828">
            <text:p>173.13</text:p>
          </table:table-cell>
          <table:table-cell office:value-type="float" office:value="0.263530308986379">
            <text:p>0.26</text:p>
          </table:table-cell>
          <table:table-cell office:value-type="float" office:value="328.469415554402">
            <text:p>328.47</text:p>
          </table:table-cell>
          <table:table-cell table:formula="oooc:=[.D100]/[.C100]" office:value-type="float" office:value="1246.41987791765">
            <text:p>1246.42</text:p>
          </table:table-cell>
          <table:table-cell table:formula="oooc:=[.D100]/[.B100]" office:value-type="float" office:value="1.89728572849204">
            <text:p>1.9</text:p>
          </table:table-cell>
          <table:table-cell table:formula="oooc:=[.F100]-[.F99]" office:value-type="float" office:value="-0.000038623658078718">
            <text:p>-3.86E-005</text:p>
          </table:table-cell>
          <table:table-cell table:formula="oooc:=[.C100]-[.C99]" office:value-type="float" office:value="0.00000532250272600177">
            <text:p>5.32E-006</text:p>
          </table:table-cell>
          <table:table-cell table:number-columns-repeated="2"/>
        </table:table-row>
        <table:table-row table:style-name="ro1">
          <table:table-cell office:value-type="float" office:value="989.999999999245">
            <text:p>990</text:p>
          </table:table-cell>
          <table:table-cell office:value-type="float" office:value="172.214486104969">
            <text:p>172.21</text:p>
          </table:table-cell>
          <table:table-cell office:value-type="float" office:value="0.263535659005272">
            <text:p>0.26</text:p>
          </table:table-cell>
          <table:table-cell office:value-type="float" office:value="326.73340077798">
            <text:p>326.73</text:p>
          </table:table-cell>
          <table:table-cell table:formula="oooc:=[.D101]/[.C101]" office:value-type="float" office:value="1239.80717452527">
            <text:p>1239.81</text:p>
          </table:table-cell>
          <table:table-cell table:formula="oooc:=[.D101]/[.B101]" office:value-type="float" office:value="1.89724690511127">
            <text:p>1.9</text:p>
          </table:table-cell>
          <table:table-cell table:formula="oooc:=[.F101]-[.F100]" office:value-type="float" office:value="-0.0000388233807706584">
            <text:p>-3.88E-005</text:p>
          </table:table-cell>
          <table:table-cell table:formula="oooc:=[.C101]-[.C100]" office:value-type="float" office:value="0.00000535001889301334">
            <text:p>5.35E-006</text:p>
          </table:table-cell>
          <table:table-cell table:number-columns-repeated="2"/>
        </table:table-row>
        <table:table-row table:style-name="ro1">
          <table:table-cell office:value-type="float" office:value="999.999999999236">
            <text:p>1000</text:p>
          </table:table-cell>
          <table:table-cell office:value-type="float" office:value="171.30773966661">
            <text:p>171.31</text:p>
          </table:table-cell>
          <table:table-cell office:value-type="float" office:value="0.263541036681198">
            <text:p>0.26</text:p>
          </table:table-cell>
          <table:table-cell office:value-type="float" office:value="325.006393769138">
            <text:p>325.01</text:p>
          </table:table-cell>
          <table:table-cell table:formula="oooc:=[.D102]/[.C102]" office:value-type="float" office:value="1233.22878995234">
            <text:p>1233.23</text:p>
          </table:table-cell>
          <table:table-cell table:formula="oooc:=[.D102]/[.B102]" office:value-type="float" office:value="1.89720788098453">
            <text:p>1.9</text:p>
          </table:table-cell>
          <table:table-cell table:formula="oooc:=[.F102]-[.F101]" office:value-type="float" office:value="-0.0000390241267422819">
            <text:p>-3.90E-005</text:p>
          </table:table-cell>
          <table:table-cell table:formula="oooc:=[.C102]-[.C101]" office:value-type="float" office:value="0.00000537767592595495">
            <text:p>5.38E-006</text:p>
          </table:table-cell>
          <table:table-cell table:number-columns-repeated="2"/>
        </table:table-row>
        <table:table-row table:style-name="ro1">
          <table:table-cell office:value-type="float" office:value="1009.99999999923">
            <text:p>1010</text:p>
          </table:table-cell>
          <table:table-cell office:value-type="float" office:value="170.405697439087">
            <text:p>170.41</text:p>
          </table:table-cell>
          <table:table-cell office:value-type="float" office:value="0.263546442155729">
            <text:p>0.26</text:p>
          </table:table-cell>
          <table:table-cell office:value-type="float" office:value="323.288347829055">
            <text:p>323.29</text:p>
          </table:table-cell>
          <table:table-cell table:formula="oooc:=[.D103]/[.C103]" office:value-type="float" office:value="1226.68454631622">
            <text:p>1226.68</text:p>
          </table:table-cell>
          <table:table-cell table:formula="oooc:=[.D103]/[.B103]" office:value-type="float" office:value="1.89716865508336">
            <text:p>1.9</text:p>
          </table:table-cell>
          <table:table-cell table:formula="oooc:=[.F103]-[.F102]" office:value-type="float" office:value="-0.0000392259011641194">
            <text:p>-3.92E-005</text:p>
          </table:table-cell>
          <table:table-cell table:formula="oooc:=[.C103]-[.C102]" office:value-type="float" office:value="0.00000540547453103946">
            <text:p>5.41E-006</text:p>
          </table:table-cell>
          <table:table-cell table:number-columns-repeated="2"/>
        </table:table-row>
        <table:table-row table:style-name="ro1">
          <table:table-cell office:value-type="float" office:value="1019.99999999922">
            <text:p>1020</text:p>
          </table:table-cell>
          <table:table-cell office:value-type="float" office:value="169.508335030936">
            <text:p>169.51</text:p>
          </table:table-cell>
          <table:table-cell office:value-type="float" office:value="0.263551875571141">
            <text:p>0.26</text:p>
          </table:table-cell>
          <table:table-cell office:value-type="float" office:value="321.579216501212">
            <text:p>321.58</text:p>
          </table:table-cell>
          <table:table-cell table:formula="oooc:=[.D104]/[.C104]" office:value-type="float" office:value="1220.17426665745">
            <text:p>1220.17</text:p>
          </table:table-cell>
          <table:table-cell table:formula="oooc:=[.D104]/[.B104]" office:value-type="float" office:value="1.89712922637416">
            <text:p>1.9</text:p>
          </table:table-cell>
          <table:table-cell table:formula="oooc:=[.F104]-[.F103]" office:value-type="float" office:value="-0.000039428709199596">
            <text:p>-3.94E-005</text:p>
          </table:table-cell>
          <table:table-cell table:formula="oooc:=[.C104]-[.C103]" office:value-type="float" office:value="0.00000543341541198172">
            <text:p>5.43E-006</text:p>
          </table:table-cell>
          <table:table-cell table:number-columns-repeated="2"/>
        </table:table-row>
        <table:table-row table:style-name="ro1">
          <table:table-cell office:value-type="float" office:value="1029.99999999921">
            <text:p>1030</text:p>
          </table:table-cell>
          <table:table-cell office:value-type="float" office:value="168.615628177235">
            <text:p>168.62</text:p>
          </table:table-cell>
          <table:table-cell office:value-type="float" office:value="0.263557337070428">
            <text:p>0.26</text:p>
          </table:table-cell>
          <table:table-cell office:value-type="float" office:value="319.878953570146">
            <text:p>319.88</text:p>
          </table:table-cell>
          <table:table-cell table:formula="oooc:=[.D105]/[.C105]" office:value-type="float" office:value="1213.6977749349">
            <text:p>1213.7</text:p>
          </table:table-cell>
          <table:table-cell table:formula="oooc:=[.D105]/[.B105]" office:value-type="float" office:value="1.89708959381817">
            <text:p>1.9</text:p>
          </table:table-cell>
          <table:table-cell table:formula="oooc:=[.F105]-[.F104]" office:value-type="float" office:value="-0.0000396325559945954">
            <text:p>-3.96E-005</text:p>
          </table:table-cell>
          <table:table-cell table:formula="oooc:=[.C105]-[.C104]" office:value-type="float" office:value="0.00000546149928698503">
            <text:p>5.46E-006</text:p>
          </table:table-cell>
          <table:table-cell table:number-columns-repeated="2"/>
        </table:table-row>
        <table:table-row table:style-name="ro1">
          <table:table-cell office:value-type="float" office:value="1039.9999999992">
            <text:p>1040</text:p>
          </table:table-cell>
          <table:table-cell office:value-type="float" office:value="167.727552738951">
            <text:p>167.73</text:p>
          </table:table-cell>
          <table:table-cell office:value-type="float" office:value="0.263562826797294">
            <text:p>0.26</text:p>
          </table:table-cell>
          <table:table-cell office:value-type="float" office:value="318.187513060191">
            <text:p>318.19</text:p>
          </table:table-cell>
          <table:table-cell table:formula="oooc:=[.D106]/[.C106]" office:value-type="float" office:value="1207.25489602109">
            <text:p>1207.25</text:p>
          </table:table-cell>
          <table:table-cell table:formula="oooc:=[.D106]/[.B106]" office:value-type="float" office:value="1.89704975637136">
            <text:p>1.9</text:p>
          </table:table-cell>
          <table:table-cell table:formula="oooc:=[.F106]-[.F105]" office:value-type="float" office:value="-0.0000398374468104645">
            <text:p>-3.98E-005</text:p>
          </table:table-cell>
          <table:table-cell table:formula="oooc:=[.C106]-[.C105]" office:value-type="float" office:value="0.00000548972686603699">
            <text:p>5.49E-006</text:p>
          </table:table-cell>
          <table:table-cell table:number-columns-repeated="2"/>
        </table:table-row>
        <table:table-row table:style-name="ro1">
          <table:table-cell office:value-type="float" office:value="1049.99999999919">
            <text:p>1050</text:p>
          </table:table-cell>
          <table:table-cell office:value-type="float" office:value="166.84408470228">
            <text:p>166.84</text:p>
          </table:table-cell>
          <table:table-cell office:value-type="float" office:value="0.263568344896161">
            <text:p>0.26</text:p>
          </table:table-cell>
          <table:table-cell office:value-type="float" office:value="316.50484923424">
            <text:p>316.5</text:p>
          </table:table-cell>
          <table:table-cell table:formula="oooc:=[.D107]/[.C107]" office:value-type="float" office:value="1200.8454556974">
            <text:p>1200.85</text:p>
          </table:table-cell>
          <table:table-cell table:formula="oooc:=[.D107]/[.B107]" office:value-type="float" office:value="1.89700971298454">
            <text:p>1.9</text:p>
          </table:table-cell>
          <table:table-cell table:formula="oooc:=[.F107]-[.F106]" office:value-type="float" office:value="-0.0000400433868201766">
            <text:p>-4.00E-005</text:p>
          </table:table-cell>
          <table:table-cell table:formula="oooc:=[.C107]-[.C106]" office:value-type="float" office:value="0.00000551809886700783">
            <text:p>5.52E-006</text:p>
          </table:table-cell>
          <table:table-cell table:number-columns-repeated="2"/>
        </table:table-row>
        <table:table-row table:style-name="ro1">
          <table:table-cell office:value-type="float" office:value="1059.99999999918">
            <text:p>1060</text:p>
          </table:table-cell>
          <table:table-cell office:value-type="float" office:value="165.965200178007">
            <text:p>165.97</text:p>
          </table:table-cell>
          <table:table-cell office:value-type="float" office:value="0.263573891512176">
            <text:p>0.26</text:p>
          </table:table-cell>
          <table:table-cell office:value-type="float" office:value="314.830916592505">
            <text:p>314.83</text:p>
          </table:table-cell>
          <table:table-cell table:formula="oooc:=[.D108]/[.C108]" office:value-type="float" office:value="1194.46928064937">
            <text:p>1194.47</text:p>
          </table:table-cell>
          <table:table-cell table:formula="oooc:=[.D108]/[.B108]" office:value-type="float" office:value="1.89696946260319">
            <text:p>1.9</text:p>
          </table:table-cell>
          <table:table-cell table:formula="oooc:=[.F108]-[.F107]" office:value-type="float" office:value="-0.0000402503813461408">
            <text:p>-4.03E-005</text:p>
          </table:table-cell>
          <table:table-cell table:formula="oooc:=[.C108]-[.C107]" office:value-type="float" office:value="0.00000554661601498419">
            <text:p>5.55E-006</text:p>
          </table:table-cell>
          <table:table-cell table:number-columns-repeated="2"/>
        </table:table-row>
        <table:table-row table:style-name="ro1">
          <table:table-cell office:value-type="float" office:value="1069.99999999917">
            <text:p>1070</text:p>
          </table:table-cell>
          <table:table-cell office:value-type="float" office:value="165.090875400854">
            <text:p>165.09</text:p>
          </table:table-cell>
          <table:table-cell office:value-type="float" office:value="0.263579466791212">
            <text:p>0.26</text:p>
          </table:table-cell>
          <table:table-cell office:value-type="float" office:value="313.165669871292">
            <text:p>313.17</text:p>
          </table:table-cell>
          <table:table-cell table:formula="oooc:=[.D109]/[.C109]" office:value-type="float" office:value="1188.12619846203">
            <text:p>1188.13</text:p>
          </table:table-cell>
          <table:table-cell table:formula="oooc:=[.D109]/[.B109]" office:value-type="float" office:value="1.89692900416756">
            <text:p>1.9</text:p>
          </table:table-cell>
          <table:table-cell table:formula="oooc:=[.F109]-[.F108]" office:value-type="float" office:value="-0.0000404584356357152">
            <text:p>-4.05E-005</text:p>
          </table:table-cell>
          <table:table-cell table:formula="oooc:=[.C109]-[.C108]" office:value-type="float" office:value="0.00000557527903599642">
            <text:p>5.58E-006</text:p>
          </table:table-cell>
          <table:table-cell table:number-columns-repeated="2"/>
        </table:table-row>
        <table:table-row table:style-name="ro1">
          <table:table-cell office:value-type="float" office:value="1079.99999999916">
            <text:p>1080</text:p>
          </table:table-cell>
          <table:table-cell office:value-type="float" office:value="164.221086728838">
            <text:p>164.22</text:p>
          </table:table-cell>
          <table:table-cell office:value-type="float" office:value="0.263585070879866">
            <text:p>0.26</text:p>
          </table:table-cell>
          <table:table-cell office:value-type="float" office:value="311.509064041772">
            <text:p>311.51</text:p>
          </table:table-cell>
          <table:table-cell table:formula="oooc:=[.D110]/[.C110]" office:value-type="float" office:value="1181.81603761523">
            <text:p>1181.82</text:p>
          </table:table-cell>
          <table:table-cell table:formula="oooc:=[.D110]/[.B110]" office:value-type="float" office:value="1.89688833661256">
            <text:p>1.9</text:p>
          </table:table-cell>
          <table:table-cell table:formula="oooc:=[.F110]-[.F109]" office:value-type="float" office:value="-0.0000406675549984303">
            <text:p>-4.07E-005</text:p>
          </table:table-cell>
          <table:table-cell table:formula="oooc:=[.C110]-[.C109]" office:value-type="float" office:value="0.00000560408865402096">
            <text:p>5.60E-006</text:p>
          </table:table-cell>
          <table:table-cell table:number-columns-repeated="2"/>
        </table:table-row>
        <table:table-row table:style-name="ro1">
          <table:table-cell office:value-type="float" office:value="1089.99999999915">
            <text:p>1090</text:p>
          </table:table-cell>
          <table:table-cell office:value-type="float" office:value="163.355810642634">
            <text:p>163.36</text:p>
          </table:table-cell>
          <table:table-cell office:value-type="float" office:value="0.263590703925471">
            <text:p>0.26</text:p>
          </table:table-cell>
          <table:table-cell office:value-type="float" office:value="309.861054308763">
            <text:p>309.86</text:p>
          </table:table-cell>
          <table:table-cell table:formula="oooc:=[.D111]/[.C111]" office:value-type="float" office:value="1175.53862747897">
            <text:p>1175.54</text:p>
          </table:table-cell>
          <table:table-cell table:formula="oooc:=[.D111]/[.B111]" office:value-type="float" office:value="1.89684745886776">
            <text:p>1.9</text:p>
          </table:table-cell>
          <table:table-cell table:formula="oooc:=[.F111]-[.F110]" office:value-type="float" office:value="-0.0000408777447986619">
            <text:p>-4.09E-005</text:p>
          </table:table-cell>
          <table:table-cell table:formula="oooc:=[.C111]-[.C110]" office:value-type="float" office:value="0.00000563304560496913">
            <text:p>5.63E-006</text:p>
          </table:table-cell>
          <table:table-cell table:number-columns-repeated="2"/>
        </table:table-row>
        <table:table-row table:style-name="ro1">
          <table:table-cell office:value-type="float" office:value="1099.99999999914">
            <text:p>1100</text:p>
          </table:table-cell>
          <table:table-cell office:value-type="float" office:value="162.495023744934">
            <text:p>162.5</text:p>
          </table:table-cell>
          <table:table-cell office:value-type="float" office:value="0.263596366076092">
            <text:p>0.26</text:p>
          </table:table-cell>
          <table:table-cell office:value-type="float" office:value="308.221596109522">
            <text:p>308.22</text:p>
          </table:table-cell>
          <table:table-cell table:formula="oooc:=[.D112]/[.C112]" office:value-type="float" office:value="1169.29379830884">
            <text:p>1169.29</text:p>
          </table:table-cell>
          <table:table-cell table:formula="oooc:=[.D112]/[.B112]" office:value-type="float" office:value="1.89680636985741">
            <text:p>1.9</text:p>
          </table:table-cell>
          <table:table-cell table:formula="oooc:=[.F112]-[.F111]" office:value-type="float" office:value="-0.0000410890103477168">
            <text:p>-4.11E-005</text:p>
          </table:table-cell>
          <table:table-cell table:formula="oooc:=[.C112]-[.C111]" office:value-type="float" office:value="0.00000566215062103304">
            <text:p>5.66E-006</text:p>
          </table:table-cell>
          <table:table-cell table:number-columns-repeated="2"/>
        </table:table-row>
        <table:table-row table:style-name="ro1">
          <table:table-cell office:value-type="float" office:value="1109.99999999914">
            <text:p>1110</text:p>
          </table:table-cell>
          <table:table-cell office:value-type="float" office:value="161.638702759823">
            <text:p>161.64</text:p>
          </table:table-cell>
          <table:table-cell office:value-type="float" office:value="0.263602057480536">
            <text:p>0.26</text:p>
          </table:table-cell>
          <table:table-cell office:value-type="float" office:value="306.59064511254">
            <text:p>306.59</text:p>
          </table:table-cell>
          <table:table-cell table:formula="oooc:=[.D113]/[.C113]" office:value-type="float" office:value="1163.08138124141">
            <text:p>1163.08</text:p>
          </table:table-cell>
          <table:table-cell table:formula="oooc:=[.D113]/[.B113]" office:value-type="float" office:value="1.89676506850033">
            <text:p>1.9</text:p>
          </table:table-cell>
          <table:table-cell table:formula="oooc:=[.F113]-[.F112]" office:value-type="float" office:value="-0.0000413013570814691">
            <text:p>-4.13E-005</text:p>
          </table:table-cell>
          <table:table-cell table:formula="oooc:=[.C113]-[.C112]" office:value-type="float" office:value="0.00000569140444395266">
            <text:p>5.69E-006</text:p>
          </table:table-cell>
          <table:table-cell table:number-columns-repeated="2"/>
        </table:table-row>
        <table:table-row table:style-name="ro1">
          <table:table-cell office:value-type="float" office:value="1119.99999999913">
            <text:p>1120</text:p>
          </table:table-cell>
          <table:table-cell office:value-type="float" office:value="160.78682453214">
            <text:p>160.79</text:p>
          </table:table-cell>
          <table:table-cell office:value-type="float" office:value="0.263607778288349">
            <text:p>0.26</text:p>
          </table:table-cell>
          <table:table-cell office:value-type="float" office:value="304.968157216341">
            <text:p>304.97</text:p>
          </table:table-cell>
          <table:table-cell table:formula="oooc:=[.D114]/[.C114]" office:value-type="float" office:value="1156.90120828965">
            <text:p>1156.9</text:p>
          </table:table-cell>
          <table:table-cell table:formula="oooc:=[.D114]/[.B114]" office:value-type="float" office:value="1.89672355370996">
            <text:p>1.9</text:p>
          </table:table-cell>
          <table:table-cell table:formula="oooc:=[.F114]-[.F113]" office:value-type="float" office:value="-0.0000415147903651825">
            <text:p>-4.15E-005</text:p>
          </table:table-cell>
          <table:table-cell table:formula="oooc:=[.C114]-[.C113]" office:value-type="float" office:value="0.00000572080781302553">
            <text:p>5.72E-006</text:p>
          </table:table-cell>
          <table:table-cell table:number-columns-repeated="2"/>
        </table:table-row>
        <table:table-row table:style-name="ro1">
          <table:table-cell office:value-type="float" office:value="1129.99999999912">
            <text:p>1130</text:p>
          </table:table-cell>
          <table:table-cell office:value-type="float" office:value="159.939366026859">
            <text:p>159.94</text:p>
          </table:table-cell>
          <table:table-cell office:value-type="float" office:value="0.263613528649827">
            <text:p>0.26</text:p>
          </table:table-cell>
          <table:table-cell office:value-type="float" office:value="303.354088548291">
            <text:p>303.35</text:p>
          </table:table-cell>
          <table:table-cell table:formula="oooc:=[.D115]/[.C115]" office:value-type="float" office:value="1150.75311233838">
            <text:p>1150.75</text:p>
          </table:table-cell>
          <table:table-cell table:formula="oooc:=[.D115]/[.B115]" office:value-type="float" office:value="1.8966818243943">
            <text:p>1.9</text:p>
          </table:table-cell>
          <table:table-cell table:formula="oooc:=[.F115]-[.F114]" office:value-type="float" office:value="-0.0000417293156620424">
            <text:p>-4.17E-005</text:p>
          </table:table-cell>
          <table:table-cell table:formula="oooc:=[.C115]-[.C114]" office:value-type="float" office:value="0.00000575036147798524">
            <text:p>5.75E-006</text:p>
          </table:table-cell>
          <table:table-cell table:number-columns-repeated="2"/>
        </table:table-row>
        <table:table-row table:style-name="ro1">
          <table:table-cell office:value-type="float" office:value="1139.99999999911">
            <text:p>1140</text:p>
          </table:table-cell>
          <table:table-cell office:value-type="float" office:value="159.096304328461">
            <text:p>159.1</text:p>
          </table:table-cell>
          <table:table-cell office:value-type="float" office:value="0.263619308716012">
            <text:p>0.26</text:p>
          </table:table-cell>
          <table:table-cell office:value-type="float" office:value="301.748395463409">
            <text:p>301.75</text:p>
          </table:table-cell>
          <table:table-cell table:formula="oooc:=[.D116]/[.C116]" office:value-type="float" office:value="1144.63692713978">
            <text:p>1144.64</text:p>
          </table:table-cell>
          <table:table-cell table:formula="oooc:=[.D116]/[.B116]" office:value-type="float" office:value="1.89663987945588">
            <text:p>1.9</text:p>
          </table:table-cell>
          <table:table-cell table:formula="oooc:=[.F116]-[.F115]" office:value-type="float" office:value="-0.0000419449384174708">
            <text:p>-4.19E-005</text:p>
          </table:table-cell>
          <table:table-cell table:formula="oooc:=[.C116]-[.C115]" office:value-type="float" office:value="0.0000057800661850127">
            <text:p>5.78E-006</text:p>
          </table:table-cell>
          <table:table-cell table:number-columns-repeated="2"/>
        </table:table-row>
        <table:table-row table:style-name="ro1">
          <table:table-cell office:value-type="float" office:value="1149.9999999991">
            <text:p>1150</text:p>
          </table:table-cell>
          <table:table-cell office:value-type="float" office:value="158.25761664032">
            <text:p>158.26</text:p>
          </table:table-cell>
          <table:table-cell office:value-type="float" office:value="0.2636251186387">
            <text:p>0.26</text:p>
          </table:table-cell>
          <table:table-cell office:value-type="float" office:value="300.15103454319">
            <text:p>300.15</text:p>
          </table:table-cell>
          <table:table-cell table:formula="oooc:=[.D117]/[.C117]" office:value-type="float" office:value="1138.55248730888">
            <text:p>1138.55</text:p>
          </table:table-cell>
          <table:table-cell table:formula="oooc:=[.D117]/[.B117]" office:value-type="float" office:value="1.89659771779173">
            <text:p>1.9</text:p>
          </table:table-cell>
          <table:table-cell table:formula="oooc:=[.F117]-[.F116]" office:value-type="float" office:value="-0.0000421616641510525">
            <text:p>-4.22E-005</text:p>
          </table:table-cell>
          <table:table-cell table:formula="oooc:=[.C117]-[.C116]" office:value-type="float" office:value="0.00000580992268800484">
            <text:p>5.81E-006</text:p>
          </table:table-cell>
          <table:table-cell table:number-columns-repeated="2"/>
        </table:table-row>
        <table:table-row table:style-name="ro1">
          <table:table-cell office:value-type="float" office:value="1159.99999999909">
            <text:p>1160</text:p>
          </table:table-cell>
          <table:table-cell office:value-type="float" office:value="157.423280284081">
            <text:p>157.42</text:p>
          </table:table-cell>
          <table:table-cell office:value-type="float" office:value="0.263630958570443">
            <text:p>0.26</text:p>
          </table:table-cell>
          <table:table-cell office:value-type="float" office:value="298.561962594429">
            <text:p>298.56</text:p>
          </table:table-cell>
          <table:table-cell table:formula="oooc:=[.D118]/[.C118]" office:value-type="float" office:value="1132.49962831908">
            <text:p>1132.5</text:p>
          </table:table-cell>
          <table:table-cell table:formula="oooc:=[.D118]/[.B118]" office:value-type="float" office:value="1.89655533829338">
            <text:p>1.9</text:p>
          </table:table-cell>
          <table:table-cell table:formula="oooc:=[.F118]-[.F117]" office:value-type="float" office:value="-0.0000423794983519521">
            <text:p>-4.24E-005</text:p>
          </table:table-cell>
          <table:table-cell table:formula="oooc:=[.C118]-[.C117]" office:value-type="float" office:value="0.00000583993174296804">
            <text:p>5.84E-006</text:p>
          </table:table-cell>
          <table:table-cell table:number-columns-repeated="2"/>
        </table:table-row>
        <table:table-row table:style-name="ro1">
          <table:table-cell office:value-type="float" office:value="1169.99999999908">
            <text:p>1170</text:p>
          </table:table-cell>
          <table:table-cell office:value-type="float" office:value="156.593272699049">
            <text:p>156.59</text:p>
          </table:table-cell>
          <table:table-cell office:value-type="float" office:value="0.263636828664554">
            <text:p>0.26</text:p>
          </table:table-cell>
          <table:table-cell office:value-type="float" office:value="296.981136648055">
            <text:p>296.98</text:p>
          </table:table-cell>
          <table:table-cell table:formula="oooc:=[.D119]/[.C119]" office:value-type="float" office:value="1126.47818649771">
            <text:p>1126.48</text:p>
          </table:table-cell>
          <table:table-cell table:formula="oooc:=[.D119]/[.B119]" office:value-type="float" office:value="1.89651273984683">
            <text:p>1.9</text:p>
          </table:table-cell>
          <table:table-cell table:formula="oooc:=[.F119]-[.F118]" office:value-type="float" office:value="-0.0000425984465530771">
            <text:p>-4.26E-005</text:p>
          </table:table-cell>
          <table:table-cell table:formula="oooc:=[.C119]-[.C118]" office:value-type="float" office:value="0.00000587009411101569">
            <text:p>5.87E-006</text:p>
          </table:table-cell>
          <table:table-cell table:number-columns-repeated="2"/>
        </table:table-row>
        <table:table-row table:style-name="ro1">
          <table:table-cell office:value-type="float" office:value="1179.99999999907">
            <text:p>1180</text:p>
          </table:table-cell>
          <table:table-cell office:value-type="float" office:value="155.767571441581">
            <text:p>155.77</text:p>
          </table:table-cell>
          <table:table-cell office:value-type="float" office:value="0.263642729075106">
            <text:p>0.26</text:p>
          </table:table-cell>
          <table:table-cell office:value-type="float" office:value="295.408513957968">
            <text:p>295.41</text:p>
          </table:table-cell>
          <table:table-cell table:formula="oooc:=[.D120]/[.C120]" office:value-type="float" office:value="1120.48799902163">
            <text:p>1120.49</text:p>
          </table:table-cell>
          <table:table-cell table:formula="oooc:=[.D120]/[.B120]" office:value-type="float" office:value="1.89646992133249">
            <text:p>1.9</text:p>
          </table:table-cell>
          <table:table-cell table:formula="oooc:=[.F120]-[.F119]" office:value-type="float" office:value="-0.0000428185143392934">
            <text:p>-4.28E-005</text:p>
          </table:table-cell>
          <table:table-cell table:formula="oooc:=[.C120]-[.C119]" office:value-type="float" office:value="0.00000590041055198443">
            <text:p>5.90E-006</text:p>
          </table:table-cell>
          <table:table-cell table:number-columns-repeated="2"/>
        </table:table-row>
        <table:table-row table:style-name="ro1">
          <table:table-cell office:value-type="float" office:value="1189.99999999906">
            <text:p>1190</text:p>
          </table:table-cell>
          <table:table-cell office:value-type="float" office:value="154.946154184474">
            <text:p>154.95</text:p>
          </table:table-cell>
          <table:table-cell office:value-type="float" office:value="0.263648659956943">
            <text:p>0.26</text:p>
          </table:table-cell>
          <table:table-cell office:value-type="float" office:value="293.844051999882">
            <text:p>293.84</text:p>
          </table:table-cell>
          <table:table-cell table:formula="oooc:=[.D121]/[.C121]" office:value-type="float" office:value="1114.52890391277">
            <text:p>1114.53</text:p>
          </table:table-cell>
          <table:table-cell table:formula="oooc:=[.D121]/[.B121]" office:value-type="float" office:value="1.89642688162522">
            <text:p>1.9</text:p>
          </table:table-cell>
          <table:table-cell table:formula="oooc:=[.F121]-[.F120]" office:value-type="float" office:value="-0.0000430397072728184">
            <text:p>-4.30E-005</text:p>
          </table:table-cell>
          <table:table-cell table:formula="oooc:=[.C121]-[.C120]" office:value-type="float" office:value="0.00000593088183703516">
            <text:p>5.93E-006</text:p>
          </table:table-cell>
          <table:table-cell table:number-columns-repeated="2"/>
        </table:table-row>
        <table:table-row table:style-name="ro1">
          <table:table-cell office:value-type="float" office:value="1199.99999999905">
            <text:p>1200</text:p>
          </table:table-cell>
          <table:table-cell office:value-type="float" office:value="154.128998716368">
            <text:p>154.13</text:p>
          </table:table-cell>
          <table:table-cell office:value-type="float" office:value="0.263654621465677">
            <text:p>0.26</text:p>
          </table:table-cell>
          <table:table-cell office:value-type="float" office:value="292.287708470175">
            <text:p>292.29</text:p>
          </table:table-cell>
          <table:table-cell table:formula="oooc:=[.D122]/[.C122]" office:value-type="float" office:value="1108.60074003378">
            <text:p>1108.6</text:p>
          </table:table-cell>
          <table:table-cell table:formula="oooc:=[.D122]/[.B122]" office:value-type="float" office:value="1.8963836195942">
            <text:p>1.9</text:p>
          </table:table-cell>
          <table:table-cell table:formula="oooc:=[.F122]-[.F121]" office:value-type="float" office:value="-0.0000432620310211185">
            <text:p>-4.33E-005</text:p>
          </table:table-cell>
          <table:table-cell table:formula="oooc:=[.C122]-[.C121]" office:value-type="float" office:value="0.00000596150873399814">
            <text:p>5.96E-006</text:p>
          </table:table-cell>
          <table:table-cell table:number-columns-repeated="2"/>
        </table:table-row>
        <table:table-row table:style-name="ro1">
          <table:table-cell office:value-type="float" office:value="1209.99999999904">
            <text:p>1210</text:p>
          </table:table-cell>
          <table:table-cell office:value-type="float" office:value="153.31608294114">
            <text:p>153.32</text:p>
          </table:table-cell>
          <table:table-cell office:value-type="float" office:value="0.263660613757695">
            <text:p>0.26</text:p>
          </table:table-cell>
          <table:table-cell office:value-type="float" office:value="290.739441284748">
            <text:p>290.74</text:p>
          </table:table-cell>
          <table:table-cell table:formula="oooc:=[.D123]/[.C123]" office:value-type="float" office:value="1102.70334708368">
            <text:p>1102.7</text:p>
          </table:table-cell>
          <table:table-cell table:formula="oooc:=[.D123]/[.B123]" office:value-type="float" office:value="1.896340134103">
            <text:p>1.9</text:p>
          </table:table-cell>
          <table:table-cell table:formula="oooc:=[.F123]-[.F122]" office:value-type="float" office:value="-0.000043485491195705">
            <text:p>-4.35E-005</text:p>
          </table:table-cell>
          <table:table-cell table:formula="oooc:=[.C123]-[.C122]" office:value-type="float" office:value="0.00000599229201797558">
            <text:p>5.99E-006</text:p>
          </table:table-cell>
          <table:table-cell table:number-columns-repeated="2"/>
        </table:table-row>
        <table:table-row table:style-name="ro1">
          <table:table-cell office:value-type="float" office:value="1219.99999999904">
            <text:p>1220</text:p>
          </table:table-cell>
          <table:table-cell office:value-type="float" office:value="152.507384877306">
            <text:p>152.51</text:p>
          </table:table-cell>
          <table:table-cell office:value-type="float" office:value="0.263666636990162">
            <text:p>0.26</text:p>
          </table:table-cell>
          <table:table-cell office:value-type="float" office:value="289.199208577883">
            <text:p>289.2</text:p>
          </table:table-cell>
          <table:table-cell table:formula="oooc:=[.D124]/[.C124]" office:value-type="float" office:value="1096.83656559352">
            <text:p>1096.84</text:p>
          </table:table-cell>
          <table:table-cell table:formula="oooc:=[.D124]/[.B124]" office:value-type="float" office:value="1.89629642400955">
            <text:p>1.9</text:p>
          </table:table-cell>
          <table:table-cell table:formula="oooc:=[.F124]-[.F123]" office:value-type="float" office:value="-0.0000437100934529422">
            <text:p>-4.37E-005</text:p>
          </table:table-cell>
          <table:table-cell table:formula="oooc:=[.C124]-[.C123]" office:value-type="float" office:value="0.00000602323246701175">
            <text:p>6.02E-006</text:p>
          </table:table-cell>
          <table:table-cell table:number-columns-repeated="2"/>
        </table:table-row>
        <table:table-row table:style-name="ro1">
          <table:table-cell office:value-type="float" office:value="1229.99999999903">
            <text:p>1230</text:p>
          </table:table-cell>
          <table:table-cell office:value-type="float" office:value="151.702882657435">
            <text:p>151.7</text:p>
          </table:table-cell>
          <table:table-cell office:value-type="float" office:value="0.263672691321024">
            <text:p>0.26</text:p>
          </table:table-cell>
          <table:table-cell office:value-type="float" office:value="287.666968701116">
            <text:p>287.67</text:p>
          </table:table-cell>
          <table:table-cell table:formula="oooc:=[.D125]/[.C125]" office:value-type="float" office:value="1091.00023692207">
            <text:p>1091</text:p>
          </table:table-cell>
          <table:table-cell table:formula="oooc:=[.D125]/[.B125]" office:value-type="float" office:value="1.896252488166">
            <text:p>1.9</text:p>
          </table:table-cell>
          <table:table-cell table:formula="oooc:=[.F125]-[.F124]" office:value-type="float" office:value="-0.0000439358435455617">
            <text:p>-4.39E-005</text:p>
          </table:table-cell>
          <table:table-cell table:formula="oooc:=[.C125]-[.C124]" office:value-type="float" office:value="0.00000605433086198204">
            <text:p>6.05E-006</text:p>
          </table:table-cell>
          <table:table-cell table:number-columns-repeated="2"/>
        </table:table-row>
        <table:table-row table:style-name="ro1">
          <table:table-cell office:value-type="float" office:value="1239.99999999902">
            <text:p>1240</text:p>
          </table:table-cell>
          <table:table-cell office:value-type="float" office:value="150.902554527545">
            <text:p>150.9</text:p>
          </table:table-cell>
          <table:table-cell office:value-type="float" office:value="0.263678776909012">
            <text:p>0.26</text:p>
          </table:table-cell>
          <table:table-cell office:value-type="float" office:value="286.142680222105">
            <text:p>286.14</text:p>
          </table:table-cell>
          <table:table-cell table:formula="oooc:=[.D126]/[.C126]" office:value-type="float" office:value="1085.1942032515">
            <text:p>1085.19</text:p>
          </table:table-cell>
          <table:table-cell table:formula="oooc:=[.D126]/[.B126]" office:value-type="float" office:value="1.89620832541886">
            <text:p>1.9</text:p>
          </table:table-cell>
          <table:table-cell table:formula="oooc:=[.F126]-[.F125]" office:value-type="float" office:value="-0.000044162747136367">
            <text:p>-4.42E-005</text:p>
          </table:table-cell>
          <table:table-cell table:formula="oooc:=[.C126]-[.C125]" office:value-type="float" office:value="0.00000608558798803616">
            <text:p>6.09E-006</text:p>
          </table:table-cell>
          <table:table-cell table:number-columns-repeated="2"/>
        </table:table-row>
        <table:table-row table:style-name="ro1">
          <table:table-cell office:value-type="float" office:value="1249.99999999901">
            <text:p>1250</text:p>
          </table:table-cell>
          <table:table-cell office:value-type="float" office:value="150.106378846527">
            <text:p>150.11</text:p>
          </table:table-cell>
          <table:table-cell office:value-type="float" office:value="0.263684893913644">
            <text:p>0.26</text:p>
          </table:table-cell>
          <table:table-cell office:value-type="float" office:value="284.626301923515">
            <text:p>284.63</text:p>
          </table:table-cell>
          <table:table-cell table:formula="oooc:=[.D127]/[.C127]" office:value-type="float" office:value="1079.41830758318">
            <text:p>1079.42</text:p>
          </table:table-cell>
          <table:table-cell table:formula="oooc:=[.D127]/[.B127]" office:value-type="float" office:value="1.89616393460883">
            <text:p>1.9</text:p>
          </table:table-cell>
          <table:table-cell table:formula="oooc:=[.F127]-[.F126]" office:value-type="float" office:value="-0.0000443908100300483">
            <text:p>-4.44E-005</text:p>
          </table:table-cell>
          <table:table-cell table:formula="oooc:=[.C127]-[.C126]" office:value-type="float" office:value="0.00000611700463198916">
            <text:p>6.12E-006</text:p>
          </table:table-cell>
          <table:table-cell table:number-columns-repeated="2"/>
        </table:table-row>
        <table:table-row table:style-name="ro1">
          <table:table-cell office:value-type="float" office:value="1259.999999999">
            <text:p>1260</text:p>
          </table:table-cell>
          <table:table-cell office:value-type="float" office:value="149.31433408555">
            <text:p>149.31</text:p>
          </table:table-cell>
          <table:table-cell office:value-type="float" office:value="0.263691042495234">
            <text:p>0.26</text:p>
          </table:table-cell>
          <table:table-cell office:value-type="float" office:value="283.117792801896">
            <text:p>283.12</text:p>
          </table:table-cell>
          <table:table-cell table:formula="oooc:=[.D128]/[.C128]" office:value-type="float" office:value="1073.67239373333">
            <text:p>1073.67</text:p>
          </table:table-cell>
          <table:table-cell table:formula="oooc:=[.D128]/[.B128]" office:value-type="float" office:value="1.89611931457085">
            <text:p>1.9</text:p>
          </table:table-cell>
          <table:table-cell table:formula="oooc:=[.F128]-[.F127]" office:value-type="float" office:value="-0.0000446200379846662">
            <text:p>-4.46E-005</text:p>
          </table:table-cell>
          <table:table-cell table:formula="oooc:=[.C128]-[.C127]" office:value-type="float" office:value="0.00000614858158998199">
            <text:p>6.15E-006</text:p>
          </table:table-cell>
          <table:table-cell table:number-columns-repeated="2"/>
        </table:table-row>
        <table:table-row table:style-name="ro1">
          <table:table-cell office:value-type="float" office:value="1269.99999999899">
            <text:p>1270</text:p>
          </table:table-cell>
          <table:table-cell office:value-type="float" office:value="148.526398827484">
            <text:p>148.53</text:p>
          </table:table-cell>
          <table:table-cell office:value-type="float" office:value="0.263697222814887">
            <text:p>0.26</text:p>
          </table:table-cell>
          <table:table-cell office:value-type="float" office:value="281.617112066585">
            <text:p>281.62</text:p>
          </table:table-cell>
          <table:table-cell table:formula="oooc:=[.D129]/[.C129]" office:value-type="float" office:value="1067.95630632894">
            <text:p>1067.96</text:p>
          </table:table-cell>
          <table:table-cell table:formula="oooc:=[.D129]/[.B129]" office:value-type="float" office:value="1.89607446413407">
            <text:p>1.9</text:p>
          </table:table-cell>
          <table:table-cell table:formula="oooc:=[.F129]-[.F128]" office:value-type="float" office:value="-0.0000448504367793756">
            <text:p>-4.49E-005</text:p>
          </table:table-cell>
          <table:table-cell table:formula="oooc:=[.C129]-[.C128]" office:value-type="float" office:value="0.00000618031965299304">
            <text:p>6.18E-006</text:p>
          </table:table-cell>
          <table:table-cell table:number-columns-repeated="2"/>
        </table:table-row>
        <table:table-row table:style-name="ro1">
          <table:table-cell office:value-type="float" office:value="1279.99999999898">
            <text:p>1280</text:p>
          </table:table-cell>
          <table:table-cell office:value-type="float" office:value="147.742551766322">
            <text:p>147.74</text:p>
          </table:table-cell>
          <table:table-cell office:value-type="float" office:value="0.263703435034512">
            <text:p>0.26</text:p>
          </table:table-cell>
          <table:table-cell office:value-type="float" office:value="280.124219138595">
            <text:p>280.12</text:p>
          </table:table-cell>
          <table:table-cell table:formula="oooc:=[.D130]/[.C130]" office:value-type="float" office:value="1062.26989080341">
            <text:p>1062.27</text:p>
          </table:table-cell>
          <table:table-cell table:formula="oooc:=[.D130]/[.B130]" office:value-type="float" office:value="1.89602938212178">
            <text:p>1.9</text:p>
          </table:table-cell>
          <table:table-cell table:formula="oooc:=[.F130]-[.F129]" office:value-type="float" office:value="-0.0000450820122881446">
            <text:p>-4.51E-005</text:p>
          </table:table-cell>
          <table:table-cell table:formula="oooc:=[.C130]-[.C129]" office:value-type="float" office:value="0.00000621221962504581">
            <text:p>6.21E-006</text:p>
          </table:table-cell>
          <table:table-cell table:number-columns-repeated="2"/>
        </table:table-row>
        <table:table-row table:style-name="ro1">
          <table:table-cell office:value-type="float" office:value="1289.99999999897">
            <text:p>1290</text:p>
          </table:table-cell>
          <table:table-cell office:value-type="float" office:value="146.962771706599">
            <text:p>146.96</text:p>
          </table:table-cell>
          <table:table-cell office:value-type="float" office:value="0.263709679316818">
            <text:p>0.26</text:p>
          </table:table-cell>
          <table:table-cell office:value-type="float" office:value="278.639073649518">
            <text:p>278.64</text:p>
          </table:table-cell>
          <table:table-cell table:formula="oooc:=[.D131]/[.C131]" office:value-type="float" office:value="1056.61299339249">
            <text:p>1056.61</text:p>
          </table:table-cell>
          <table:table-cell table:formula="oooc:=[.D131]/[.B131]" office:value-type="float" office:value="1.89598406735144">
            <text:p>1.9</text:p>
          </table:table-cell>
          <table:table-cell table:formula="oooc:=[.F131]-[.F130]" office:value-type="float" office:value="-0.0000453147703469714">
            <text:p>-4.53E-005</text:p>
          </table:table-cell>
          <table:table-cell table:formula="oooc:=[.C131]-[.C130]" office:value-type="float" office:value="0.00000624428230600049">
            <text:p>6.24E-006</text:p>
          </table:table-cell>
          <table:table-cell table:number-columns-repeated="2"/>
        </table:table-row>
        <table:table-row table:style-name="ro1">
          <table:table-cell office:value-type="float" office:value="1299.99999999896">
            <text:p>1300</text:p>
          </table:table-cell>
          <table:table-cell office:value-type="float" office:value="146.187037562823">
            <text:p>146.19</text:p>
          </table:table-cell>
          <table:table-cell office:value-type="float" office:value="0.263715955825323">
            <text:p>0.26</text:p>
          </table:table-cell>
          <table:table-cell office:value-type="float" office:value="277.161635440436">
            <text:p>277.16</text:p>
          </table:table-cell>
          <table:table-cell table:formula="oooc:=[.D132]/[.C132]" office:value-type="float" office:value="1050.98546113008">
            <text:p>1050.99</text:p>
          </table:table-cell>
          <table:table-cell table:formula="oooc:=[.D132]/[.B132]" office:value-type="float" office:value="1.89593851863458">
            <text:p>1.9</text:p>
          </table:table-cell>
          <table:table-cell table:formula="oooc:=[.F132]-[.F131]" office:value-type="float" office:value="-0.0000455487168580238">
            <text:p>-4.55E-005</text:p>
          </table:table-cell>
          <table:table-cell table:formula="oooc:=[.C132]-[.C131]" office:value-type="float" office:value="0.00000627650850498762">
            <text:p>6.28E-006</text:p>
          </table:table-cell>
          <table:table-cell table:number-columns-repeated="2"/>
        </table:table-row>
        <table:table-row table:style-name="ro1">
          <table:table-cell office:value-type="float" office:value="1309.99999999895">
            <text:p>1310</text:p>
          </table:table-cell>
          <table:table-cell office:value-type="float" office:value="145.415328358904">
            <text:p>145.42</text:p>
          </table:table-cell>
          <table:table-cell office:value-type="float" office:value="0.263722264724356">
            <text:p>0.26</text:p>
          </table:table-cell>
          <table:table-cell office:value-type="float" office:value="275.691864560834">
            <text:p>275.69</text:p>
          </table:table-cell>
          <table:table-cell table:formula="oooc:=[.D133]/[.C133]" office:value-type="float" office:value="1045.38714184405">
            <text:p>1045.39</text:p>
          </table:table-cell>
          <table:table-cell table:formula="oooc:=[.D133]/[.B133]" office:value-type="float" office:value="1.89589273477684">
            <text:p>1.9</text:p>
          </table:table-cell>
          <table:table-cell table:formula="oooc:=[.F133]-[.F132]" office:value-type="float" office:value="-0.000045783857741899">
            <text:p>-4.58E-005</text:p>
          </table:table-cell>
          <table:table-cell table:formula="oooc:=[.C133]-[.C132]" office:value-type="float" office:value="0.00000630889903296961">
            <text:p>6.31E-006</text:p>
          </table:table-cell>
          <table:table-cell table:number-columns-repeated="2"/>
        </table:table-row>
        <table:table-row table:style-name="ro1">
          <table:table-cell office:value-type="float" office:value="1319.99999999894">
            <text:p>1320</text:p>
          </table:table-cell>
          <table:table-cell office:value-type="float" office:value="144.647623227586">
            <text:p>144.65</text:p>
          </table:table-cell>
          <table:table-cell office:value-type="float" office:value="0.263728606179058">
            <text:p>0.26</text:p>
          </table:table-cell>
          <table:table-cell office:value-type="float" office:value="274.229721267521">
            <text:p>274.23</text:p>
          </table:table-cell>
          <table:table-cell table:formula="oooc:=[.D134]/[.C134]" office:value-type="float" office:value="1039.81788415222">
            <text:p>1039.82</text:p>
          </table:table-cell>
          <table:table-cell table:formula="oooc:=[.D134]/[.B134]" office:value-type="float" office:value="1.8958467145779">
            <text:p>1.9</text:p>
          </table:table-cell>
          <table:table-cell table:formula="oooc:=[.F134]-[.F133]" office:value-type="float" office:value="-0.0000460201989347375">
            <text:p>-4.60E-005</text:p>
          </table:table-cell>
          <table:table-cell table:formula="oooc:=[.C134]-[.C133]" office:value-type="float" office:value="0.00000634145470201908">
            <text:p>6.34E-006</text:p>
          </table:table-cell>
          <table:table-cell table:number-columns-repeated="2"/>
        </table:table-row>
        <table:table-row table:style-name="ro1">
          <table:table-cell office:value-type="float" office:value="1329.99999999894">
            <text:p>1330</text:p>
          </table:table-cell>
          <table:table-cell office:value-type="float" office:value="143.883901409881">
            <text:p>143.88</text:p>
          </table:table-cell>
          <table:table-cell office:value-type="float" office:value="0.263734980355393">
            <text:p>0.26</text:p>
          </table:table-cell>
          <table:table-cell office:value-type="float" office:value="272.775166023553">
            <text:p>272.78</text:p>
          </table:table-cell>
          <table:table-cell table:formula="oooc:=[.D135]/[.C135]" office:value-type="float" office:value="1034.27753745816">
            <text:p>1034.28</text:p>
          </table:table-cell>
          <table:table-cell table:formula="oooc:=[.D135]/[.B135]" office:value-type="float" office:value="1.89580045683151">
            <text:p>1.9</text:p>
          </table:table-cell>
          <table:table-cell table:formula="oooc:=[.F135]-[.F134]" office:value-type="float" office:value="-0.0000462577463860026">
            <text:p>-4.63E-005</text:p>
          </table:table-cell>
          <table:table-cell table:formula="oooc:=[.C135]-[.C134]" office:value-type="float" office:value="0.00000637417633497783">
            <text:p>6.37E-006</text:p>
          </table:table-cell>
          <table:table-cell table:number-columns-repeated="2"/>
        </table:table-row>
        <table:table-row table:style-name="ro1">
          <table:table-cell office:value-type="float" office:value="1339.99999999893">
            <text:p>1340</text:p>
          </table:table-cell>
          <table:table-cell office:value-type="float" office:value="143.124142254512">
            <text:p>143.12</text:p>
          </table:table-cell>
          <table:table-cell office:value-type="float" office:value="0.263741387420139">
            <text:p>0.26</text:p>
          </table:table-cell>
          <table:table-cell office:value-type="float" office:value="271.328159497166">
            <text:p>271.33</text:p>
          </table:table-cell>
          <table:table-cell table:formula="oooc:=[.D136]/[.C136]" office:value-type="float" office:value="1028.76595194724">
            <text:p>1028.77</text:p>
          </table:table-cell>
          <table:table-cell table:formula="oooc:=[.D136]/[.B136]" office:value-type="float" office:value="1.89575396032539">
            <text:p>1.9</text:p>
          </table:table-cell>
          <table:table-cell table:formula="oooc:=[.F136]-[.F135]" office:value-type="float" office:value="-0.0000464965061222067">
            <text:p>-4.65E-005</text:p>
          </table:table-cell>
          <table:table-cell table:formula="oooc:=[.C136]-[.C135]" office:value-type="float" office:value="0.00000640706474602792">
            <text:p>6.41E-006</text:p>
          </table:table-cell>
          <table:table-cell table:number-columns-repeated="2"/>
        </table:table-row>
        <table:table-row table:style-name="ro1">
          <table:table-cell office:value-type="float" office:value="1349.99999999892">
            <text:p>1350</text:p>
          </table:table-cell>
          <table:table-cell office:value-type="float" office:value="142.368325217352">
            <text:p>142.37</text:p>
          </table:table-cell>
          <table:table-cell office:value-type="float" office:value="0.263747827540907">
            <text:p>0.26</text:p>
          </table:table-cell>
          <table:table-cell office:value-type="float" office:value="269.888662560711">
            <text:p>269.89</text:p>
          </table:table-cell>
          <table:table-cell table:formula="oooc:=[.D137]/[.C137]" office:value-type="float" office:value="1023.28297858245">
            <text:p>1023.28</text:p>
          </table:table-cell>
          <table:table-cell table:formula="oooc:=[.D137]/[.B137]" office:value-type="float" office:value="1.89570722384122">
            <text:p>1.9</text:p>
          </table:table-cell>
          <table:table-cell table:formula="oooc:=[.F137]-[.F136]" office:value-type="float" office:value="-0.0000467364841678641">
            <text:p>-4.67E-005</text:p>
          </table:table-cell>
          <table:table-cell table:formula="oooc:=[.C137]-[.C136]" office:value-type="float" office:value="0.00000644012076800316">
            <text:p>6.44E-006</text:p>
          </table:table-cell>
          <table:table-cell table:number-columns-repeated="2"/>
        </table:table-row>
        <table:table-row table:style-name="ro1">
          <table:table-cell office:value-type="float" office:value="1359.99999999891">
            <text:p>1360</text:p>
          </table:table-cell>
          <table:table-cell office:value-type="float" office:value="141.616429860867">
            <text:p>141.62</text:p>
          </table:table-cell>
          <table:table-cell office:value-type="float" office:value="0.263754300886135">
            <text:p>0.26</text:p>
          </table:table-cell>
          <table:table-cell office:value-type="float" office:value="268.456636289597">
            <text:p>268.46</text:p>
          </table:table-cell>
          <table:table-cell table:formula="oooc:=[.D138]/[.C138]" office:value-type="float" office:value="1017.82846910046">
            <text:p>1017.83</text:p>
          </table:table-cell>
          <table:table-cell table:formula="oooc:=[.D138]/[.B138]" office:value-type="float" office:value="1.89566024615467">
            <text:p>1.9</text:p>
          </table:table-cell>
          <table:table-cell table:formula="oooc:=[.F138]-[.F137]" office:value-type="float" office:value="-0.0000469776865523741">
            <text:p>-4.70E-005</text:p>
          </table:table-cell>
          <table:table-cell table:formula="oooc:=[.C138]-[.C137]" office:value-type="float" office:value="0.00000647334522796417">
            <text:p>6.47E-006</text:p>
          </table:table-cell>
          <table:table-cell table:number-columns-repeated="2"/>
        </table:table-row>
        <table:table-row table:style-name="ro1">
          <table:table-cell office:value-type="float" office:value="1369.9999999989">
            <text:p>1370</text:p>
          </table:table-cell>
          <table:table-cell office:value-type="float" office:value="140.868435853567">
            <text:p>140.87</text:p>
          </table:table-cell>
          <table:table-cell office:value-type="float" office:value="0.263760807625094">
            <text:p>0.26</text:p>
          </table:table-cell>
          <table:table-cell office:value-type="float" office:value="267.032041961237">
            <text:p>267.03</text:p>
          </table:table-cell>
          <table:table-cell table:formula="oooc:=[.D139]/[.C139]" office:value-type="float" office:value="1012.40227600756">
            <text:p>1012.4</text:p>
          </table:table-cell>
          <table:table-cell table:formula="oooc:=[.D139]/[.B139]" office:value-type="float" office:value="1.89561302603528">
            <text:p>1.9</text:p>
          </table:table-cell>
          <table:table-cell table:formula="oooc:=[.F139]-[.F138]" office:value-type="float" office:value="-0.0000472201193915112">
            <text:p>-4.72E-005</text:p>
          </table:table-cell>
          <table:table-cell table:formula="oooc:=[.C139]-[.C138]" office:value-type="float" office:value="0.00000650673895902232">
            <text:p>6.51E-006</text:p>
          </table:table-cell>
          <table:table-cell table:number-columns-repeated="2"/>
        </table:table-row>
        <table:table-row table:style-name="ro1">
          <table:table-cell office:value-type="float" office:value="1379.99999999889">
            <text:p>1380</text:p>
          </table:table-cell>
          <table:table-cell office:value-type="float" office:value="140.124322969453">
            <text:p>140.12</text:p>
          </table:table-cell>
          <table:table-cell office:value-type="float" office:value="0.26376734792789">
            <text:p>0.26</text:p>
          </table:table-cell>
          <table:table-cell office:value-type="float" office:value="265.614841054002">
            <text:p>265.61</text:p>
          </table:table-cell>
          <table:table-cell table:formula="oooc:=[.D140]/[.C140]" office:value-type="float" office:value="1007.00425257571">
            <text:p>1007</text:p>
          </table:table-cell>
          <table:table-cell table:formula="oooc:=[.D140]/[.B140]" office:value-type="float" office:value="1.8955655622465">
            <text:p>1.9</text:p>
          </table:table-cell>
          <table:table-cell table:formula="oooc:=[.F140]-[.F139]" office:value-type="float" office:value="-0.0000474637887761809">
            <text:p>-4.75E-005</text:p>
          </table:table-cell>
          <table:table-cell table:formula="oooc:=[.C140]-[.C139]" office:value-type="float" office:value="0.0000065403027959543">
            <text:p>6.54E-006</text:p>
          </table:table-cell>
          <table:table-cell table:number-columns-repeated="2"/>
        </table:table-row>
        <table:table-row table:style-name="ro1">
          <table:table-cell office:value-type="float" office:value="1389.99999999888">
            <text:p>1390</text:p>
          </table:table-cell>
          <table:table-cell office:value-type="float" office:value="139.384071087472">
            <text:p>139.38</text:p>
          </table:table-cell>
          <table:table-cell office:value-type="float" office:value="0.263773921965475">
            <text:p>0.26</text:p>
          </table:table-cell>
          <table:table-cell office:value-type="float" office:value="264.204995246179">
            <text:p>264.2</text:p>
          </table:table-cell>
          <table:table-cell table:formula="oooc:=[.D141]/[.C141]" office:value-type="float" office:value="1001.63425283854">
            <text:p>1001.63</text:p>
          </table:table-cell>
          <table:table-cell table:formula="oooc:=[.D141]/[.B141]" office:value-type="float" office:value="1.89551785354565">
            <text:p>1.9</text:p>
          </table:table-cell>
          <table:table-cell table:formula="oooc:=[.F141]-[.F140]" office:value-type="float" office:value="-0.0000477087008561306">
            <text:p>-4.77E-005</text:p>
          </table:table-cell>
          <table:table-cell table:formula="oooc:=[.C141]-[.C140]" office:value-type="float" office:value="0.00000657403758502761">
            <text:p>6.57E-006</text:p>
          </table:table-cell>
          <table:table-cell table:number-columns-repeated="2"/>
        </table:table-row>
        <table:table-row table:style-name="ro1">
          <table:table-cell office:value-type="float" office:value="1399.99999999887">
            <text:p>1400</text:p>
          </table:table-cell>
          <table:table-cell office:value-type="float" office:value="138.647660190972">
            <text:p>138.65</text:p>
          </table:table-cell>
          <table:table-cell office:value-type="float" office:value="0.263780529909641">
            <text:p>0.26</text:p>
          </table:table-cell>
          <table:table-cell office:value-type="float" office:value="262.802466414936">
            <text:p>262.8</text:p>
          </table:table-cell>
          <table:table-cell table:formula="oooc:=[.D142]/[.C142]" office:value-type="float" office:value="996.292131587422">
            <text:p>996.29</text:p>
          </table:table-cell>
          <table:table-cell table:formula="oooc:=[.D142]/[.B142]" office:value-type="float" office:value="1.89546989868386">
            <text:p>1.9</text:p>
          </table:table-cell>
          <table:table-cell table:formula="oooc:=[.F142]-[.F141]" office:value-type="float" office:value="-0.000047954861787991">
            <text:p>-4.80E-005</text:p>
          </table:table-cell>
          <table:table-cell table:formula="oooc:=[.C142]-[.C141]" office:value-type="float" office:value="0.00000660794416601496">
            <text:p>6.61E-006</text:p>
          </table:table-cell>
          <table:table-cell table:number-columns-repeated="2"/>
        </table:table-row>
        <table:table-row table:style-name="ro1">
          <table:table-cell office:value-type="float" office:value="1409.99999999886">
            <text:p>1410</text:p>
          </table:table-cell>
          <table:table-cell office:value-type="float" office:value="137.915070367161">
            <text:p>137.92</text:p>
          </table:table-cell>
          <table:table-cell office:value-type="float" office:value="0.263787171933032">
            <text:p>0.26</text:p>
          </table:table-cell>
          <table:table-cell office:value-type="float" office:value="261.407216635287">
            <text:p>261.41</text:p>
          </table:table-cell>
          <table:table-cell table:formula="oooc:=[.D143]/[.C143]" office:value-type="float" office:value="990.977744367534">
            <text:p>990.98</text:p>
          </table:table-cell>
          <table:table-cell table:formula="oooc:=[.D143]/[.B143]" office:value-type="float" office:value="1.89542169640607">
            <text:p>1.9</text:p>
          </table:table-cell>
          <table:table-cell table:formula="oooc:=[.F143]-[.F142]" office:value-type="float" office:value="-0.0000482022777892333">
            <text:p>-4.82E-005</text:p>
          </table:table-cell>
          <table:table-cell table:formula="oooc:=[.C143]-[.C142]" office:value-type="float" office:value="0.0000066420233910125">
            <text:p>6.64E-006</text:p>
          </table:table-cell>
          <table:table-cell table:number-columns-repeated="2"/>
        </table:table-row>
        <table:table-row table:style-name="ro1">
          <table:table-cell office:value-type="float" office:value="1419.99999999885">
            <text:p>1420</text:p>
          </table:table-cell>
          <table:table-cell office:value-type="float" office:value="137.18628180657">
            <text:p>137.19</text:p>
          </table:table-cell>
          <table:table-cell office:value-type="float" office:value="0.263793848209144">
            <text:p>0.26</text:p>
          </table:table-cell>
          <table:table-cell office:value-type="float" office:value="260.019208179072">
            <text:p>260.02</text:p>
          </table:table-cell>
          <table:table-cell table:formula="oooc:=[.D144]/[.C144]" office:value-type="float" office:value="985.690947473956">
            <text:p>985.69</text:p>
          </table:table-cell>
          <table:table-cell table:formula="oooc:=[.D144]/[.B144]" office:value-type="float" office:value="1.89537324545099">
            <text:p>1.9</text:p>
          </table:table-cell>
          <table:table-cell table:formula="oooc:=[.F144]-[.F143]" office:value-type="float" office:value="-0.000048450955086432">
            <text:p>-4.85E-005</text:p>
          </table:table-cell>
          <table:table-cell table:formula="oooc:=[.C144]-[.C143]" office:value-type="float" office:value="0.00000667627611200539">
            <text:p>6.68E-006</text:p>
          </table:table-cell>
          <table:table-cell table:number-columns-repeated="2"/>
        </table:table-row>
        <table:table-row table:style-name="ro1">
          <table:table-cell office:value-type="float" office:value="1429.99999999884">
            <text:p>1430</text:p>
          </table:table-cell>
          <table:table-cell office:value-type="float" office:value="136.461274802512">
            <text:p>136.46</text:p>
          </table:table-cell>
          <table:table-cell office:value-type="float" office:value="0.263800558912327">
            <text:p>0.26</text:p>
          </table:table-cell>
          <table:table-cell office:value-type="float" office:value="258.638403513935">
            <text:p>258.64</text:p>
          </table:table-cell>
          <table:table-cell table:formula="oooc:=[.D145]/[.C145]" office:value-type="float" office:value="980.431597947798">
            <text:p>980.43</text:p>
          </table:table-cell>
          <table:table-cell table:formula="oooc:=[.D145]/[.B145]" office:value-type="float" office:value="1.89532454455111">
            <text:p>1.9</text:p>
          </table:table-cell>
          <table:table-cell table:formula="oooc:=[.F145]-[.F144]" office:value-type="float" office:value="-0.0000487008998746319">
            <text:p>-4.87E-005</text:p>
          </table:table-cell>
          <table:table-cell table:formula="oooc:=[.C145]-[.C144]" office:value-type="float" office:value="0.00000671070318297717">
            <text:p>6.71E-006</text:p>
          </table:table-cell>
          <table:table-cell table:number-columns-repeated="2"/>
        </table:table-row>
        <table:table-row table:style-name="ro1">
          <table:table-cell office:value-type="float" office:value="1439.99999999884">
            <text:p>1440</text:p>
          </table:table-cell>
          <table:table-cell office:value-type="float" office:value="135.740029750557">
            <text:p>135.74</text:p>
          </table:table-cell>
          <table:table-cell office:value-type="float" office:value="0.263807304217793">
            <text:p>0.26</text:p>
          </table:table-cell>
          <table:table-cell office:value-type="float" office:value="257.264765302305">
            <text:p>257.26</text:p>
          </table:table-cell>
          <table:table-cell table:formula="oooc:=[.D146]/[.C146]" office:value-type="float" office:value="975.199553572305">
            <text:p>975.2</text:p>
          </table:table-cell>
          <table:table-cell table:formula="oooc:=[.D146]/[.B146]" office:value-type="float" office:value="1.8952755924326">
            <text:p>1.9</text:p>
          </table:table-cell>
          <table:table-cell table:formula="oooc:=[.F146]-[.F145]" office:value-type="float" office:value="-0.0000489521185149666">
            <text:p>-4.90E-005</text:p>
          </table:table-cell>
          <table:table-cell table:formula="oooc:=[.C146]-[.C145]" office:value-type="float" office:value="0.00000674530546601604">
            <text:p>6.75E-006</text:p>
          </table:table-cell>
          <table:table-cell table:number-columns-repeated="2"/>
        </table:table-row>
        <table:table-row table:style-name="ro1">
          <table:table-cell office:value-type="float" office:value="1449.99999999883">
            <text:p>1450</text:p>
          </table:table-cell>
          <table:table-cell office:value-type="float" office:value="135.022527147996">
            <text:p>135.02</text:p>
          </table:table-cell>
          <table:table-cell office:value-type="float" office:value="0.263814084301617">
            <text:p>0.26</text:p>
          </table:table-cell>
          <table:table-cell office:value-type="float" office:value="255.898256400392">
            <text:p>255.9</text:p>
          </table:table-cell>
          <table:table-cell table:formula="oooc:=[.D147]/[.C147]" office:value-type="float" office:value="969.994672869039">
            <text:p>969.99</text:p>
          </table:table-cell>
          <table:table-cell table:formula="oooc:=[.D147]/[.B147]" office:value-type="float" office:value="1.89522638781532">
            <text:p>1.9</text:p>
          </table:table-cell>
          <table:table-cell table:formula="oooc:=[.F147]-[.F146]" office:value-type="float" office:value="-0.00004920461727842">
            <text:p>-4.92E-005</text:p>
          </table:table-cell>
          <table:table-cell table:formula="oooc:=[.C147]-[.C146]" office:value-type="float" office:value="0.00000678008382398732">
            <text:p>6.78E-006</text:p>
          </table:table-cell>
          <table:table-cell table:number-columns-repeated="2"/>
        </table:table-row>
        <table:table-row table:style-name="ro1">
          <table:table-cell office:value-type="float" office:value="1459.99999999882">
            <text:p>1460</text:p>
          </table:table-cell>
          <table:table-cell office:value-type="float" office:value="134.308747593315">
            <text:p>134.31</text:p>
          </table:table-cell>
          <table:table-cell office:value-type="float" office:value="0.263820899340746">
            <text:p>0.26</text:p>
          </table:table-cell>
          <table:table-cell office:value-type="float" office:value="254.538839857178">
            <text:p>254.54</text:p>
          </table:table-cell>
          <table:table-cell table:formula="oooc:=[.D148]/[.C148]" office:value-type="float" office:value="964.816815094018">
            <text:p>964.82</text:p>
          </table:table-cell>
          <table:table-cell table:formula="oooc:=[.D148]/[.B148]" office:value-type="float" office:value="1.8951769294128">
            <text:p>1.9</text:p>
          </table:table-cell>
          <table:table-cell table:formula="oooc:=[.F148]-[.F147]" office:value-type="float" office:value="-0.0000494584025130251">
            <text:p>-4.95E-005</text:p>
          </table:table-cell>
          <table:table-cell table:formula="oooc:=[.C148]-[.C147]" office:value-type="float" office:value="0.0000068150391290267">
            <text:p>6.82E-006</text:p>
          </table:table-cell>
          <table:table-cell table:number-columns-repeated="2"/>
        </table:table-row>
        <table:table-row table:style-name="ro1">
          <table:table-cell office:value-type="float" office:value="1469.99999999881">
            <text:p>1470</text:p>
          </table:table-cell>
          <table:table-cell office:value-type="float" office:value="133.598671785674">
            <text:p>133.6</text:p>
          </table:table-cell>
          <table:table-cell office:value-type="float" office:value="0.263827749512995">
            <text:p>0.26</text:p>
          </table:table-cell>
          <table:table-cell office:value-type="float" office:value="253.186478913423">
            <text:p>253.19</text:p>
          </table:table-cell>
          <table:table-cell table:formula="oooc:=[.D149]/[.C149]" office:value-type="float" office:value="959.66584023396">
            <text:p>959.67</text:p>
          </table:table-cell>
          <table:table-cell table:formula="oooc:=[.D149]/[.B149]" office:value-type="float" office:value="1.89512721593219">
            <text:p>1.9</text:p>
          </table:table-cell>
          <table:table-cell table:formula="oooc:=[.F149]-[.F148]" office:value-type="float" office:value="-0.0000497134806123345">
            <text:p>-4.97E-005</text:p>
          </table:table-cell>
          <table:table-cell table:formula="oooc:=[.C149]-[.C148]" office:value-type="float" office:value="0.00000685017224899553">
            <text:p>6.85E-006</text:p>
          </table:table-cell>
          <table:table-cell table:number-columns-repeated="2"/>
        </table:table-row>
        <table:table-row table:style-name="ro1">
          <table:table-cell office:value-type="float" office:value="1479.9999999988">
            <text:p>1480</text:p>
          </table:table-cell>
          <table:table-cell office:value-type="float" office:value="132.892280524376">
            <text:p>132.89</text:p>
          </table:table-cell>
          <table:table-cell office:value-type="float" office:value="0.263834634997055">
            <text:p>0.26</text:p>
          </table:table-cell>
          <table:table-cell office:value-type="float" office:value="251.841137000665">
            <text:p>251.84</text:p>
          </table:table-cell>
          <table:table-cell table:formula="oooc:=[.D150]/[.C150]" office:value-type="float" office:value="954.541609002458">
            <text:p>954.54</text:p>
          </table:table-cell>
          <table:table-cell table:formula="oooc:=[.D150]/[.B150]" office:value-type="float" office:value="1.89507724607428">
            <text:p>1.9</text:p>
          </table:table-cell>
          <table:table-cell table:formula="oooc:=[.F150]-[.F149]" office:value-type="float" office:value="-0.0000499698579126129">
            <text:p>-5.00E-005</text:p>
          </table:table-cell>
          <table:table-cell table:formula="oooc:=[.C150]-[.C149]" office:value-type="float" office:value="0.0000068854840599708">
            <text:p>6.89E-006</text:p>
          </table:table-cell>
          <table:table-cell table:number-columns-repeated="2"/>
        </table:table-row>
        <table:table-row table:style-name="ro1">
          <table:table-cell office:value-type="float" office:value="1489.99999999879">
            <text:p>1490</text:p>
          </table:table-cell>
          <table:table-cell office:value-type="float" office:value="132.18955470836">
            <text:p>132.19</text:p>
          </table:table-cell>
          <table:table-cell office:value-type="float" office:value="0.263841555972501">
            <text:p>0.26</text:p>
          </table:table-cell>
          <table:table-cell office:value-type="float" office:value="250.502777740235">
            <text:p>250.5</text:p>
          </table:table-cell>
          <table:table-cell table:formula="oooc:=[.D151]/[.C151]" office:value-type="float" office:value="949.443982836213">
            <text:p>949.44</text:p>
          </table:table-cell>
          <table:table-cell table:formula="oooc:=[.D151]/[.B151]" office:value-type="float" office:value="1.89502701853335">
            <text:p>1.9</text:p>
          </table:table-cell>
          <table:table-cell table:formula="oooc:=[.F151]-[.F150]" office:value-type="float" office:value="-0.0000502275409257624">
            <text:p>-5.02E-005</text:p>
          </table:table-cell>
          <table:table-cell table:formula="oooc:=[.C151]-[.C150]" office:value-type="float" office:value="0.0000069209754460231">
            <text:p>6.92E-006</text:p>
          </table:table-cell>
          <table:table-cell table:number-columns-repeated="2"/>
        </table:table-row>
        <table:table-row table:style-name="ro1">
          <table:table-cell office:value-type="float" office:value="1499.99999999878">
            <text:p>1500</text:p>
          </table:table-cell>
          <table:table-cell office:value-type="float" office:value="131.490475335675">
            <text:p>131.49</text:p>
          </table:table-cell>
          <table:table-cell office:value-type="float" office:value="0.263848512619786">
            <text:p>0.26</text:p>
          </table:table-cell>
          <table:table-cell office:value-type="float" office:value="249.171364942275">
            <text:p>249.17</text:p>
          </table:table-cell>
          <table:table-cell table:formula="oooc:=[.D152]/[.C152]" office:value-type="float" office:value="944.372823891332">
            <text:p>944.37</text:p>
          </table:table-cell>
          <table:table-cell table:formula="oooc:=[.D152]/[.B152]" office:value-type="float" office:value="1.89497653199731">
            <text:p>1.89</text:p>
          </table:table-cell>
          <table:table-cell table:formula="oooc:=[.F152]-[.F151]" office:value-type="float" office:value="-0.0000504865360448914">
            <text:p>-5.05E-005</text:p>
          </table:table-cell>
          <table:table-cell table:formula="oooc:=[.C152]-[.C151]" office:value-type="float" office:value="0.00000695664728500578">
            <text:p>6.96E-006</text:p>
          </table:table-cell>
          <table:table-cell table:number-columns-repeated="2"/>
        </table:table-row>
        <table:table-row table:style-name="ro1">
          <table:table-cell office:value-type="float" office:value="1509.99999999877">
            <text:p>1510</text:p>
          </table:table-cell>
          <table:table-cell office:value-type="float" office:value="130.795023502969">
            <text:p>130.8</text:p>
          </table:table-cell>
          <table:table-cell office:value-type="float" office:value="0.263855505120255">
            <text:p>0.26</text:p>
          </table:table-cell>
          <table:table-cell office:value-type="float" office:value="247.846862604751">
            <text:p>247.85</text:p>
          </table:table-cell>
          <table:table-cell table:formula="oooc:=[.D153]/[.C153]" office:value-type="float" office:value="939.327995039528">
            <text:p>939.33</text:p>
          </table:table-cell>
          <table:table-cell table:formula="oooc:=[.D153]/[.B153]" office:value-type="float" office:value="1.89492578514751">
            <text:p>1.89</text:p>
          </table:table-cell>
          <table:table-cell table:formula="oooc:=[.F153]-[.F152]" office:value-type="float" office:value="-0.0000507468497947805">
            <text:p>-5.07E-005</text:p>
          </table:table-cell>
          <table:table-cell table:formula="oooc:=[.C153]-[.C152]" office:value-type="float" office:value="0.00000699250046898303">
            <text:p>6.99E-006</text:p>
          </table:table-cell>
          <table:table-cell table:number-columns-repeated="2"/>
        </table:table-row>
        <table:table-row table:style-name="ro1">
          <table:table-cell office:value-type="float" office:value="1519.99999999876">
            <text:p>1520</text:p>
          </table:table-cell>
          <table:table-cell office:value-type="float" office:value="130.103180404981">
            <text:p>130.1</text:p>
          </table:table-cell>
          <table:table-cell office:value-type="float" office:value="0.263862533656145">
            <text:p>0.26</text:p>
          </table:table-cell>
          <table:table-cell office:value-type="float" office:value="246.529234912491">
            <text:p>246.53</text:p>
          </table:table-cell>
          <table:table-cell table:formula="oooc:=[.D154]/[.C154]" office:value-type="float" office:value="934.309359864474">
            <text:p>934.31</text:p>
          </table:table-cell>
          <table:table-cell table:formula="oooc:=[.D154]/[.B154]" office:value-type="float" office:value="1.89487477665882">
            <text:p>1.89</text:p>
          </table:table-cell>
          <table:table-cell table:formula="oooc:=[.F154]-[.F153]" office:value-type="float" office:value="-0.0000510084886897744">
            <text:p>-5.10E-005</text:p>
          </table:table-cell>
          <table:table-cell table:formula="oooc:=[.C154]-[.C153]" office:value-type="float" office:value="0.00000702853589001906">
            <text:p>7.03E-006</text:p>
          </table:table-cell>
          <table:table-cell table:number-columns-repeated="2"/>
        </table:table-row>
        <table:table-row table:style-name="ro1">
          <table:table-cell office:value-type="float" office:value="1529.99999999875">
            <text:p>1530</text:p>
          </table:table-cell>
          <table:table-cell office:value-type="float" office:value="129.414927334026">
            <text:p>129.41</text:p>
          </table:table-cell>
          <table:table-cell office:value-type="float" office:value="0.263869598410586">
            <text:p>0.26</text:p>
          </table:table-cell>
          <table:table-cell office:value-type="float" office:value="245.218446236208">
            <text:p>245.22</text:p>
          </table:table-cell>
          <table:table-cell table:formula="oooc:=[.D155]/[.C155]" office:value-type="float" office:value="929.31678265809">
            <text:p>929.32</text:p>
          </table:table-cell>
          <table:table-cell table:formula="oooc:=[.D155]/[.B155]" office:value-type="float" office:value="1.89482350519958">
            <text:p>1.89</text:p>
          </table:table-cell>
          <table:table-cell table:formula="oooc:=[.F155]-[.F154]" office:value-type="float" office:value="-0.0000512714592444397">
            <text:p>-5.13E-005</text:p>
          </table:table-cell>
          <table:table-cell table:formula="oooc:=[.C155]-[.C154]" office:value-type="float" office:value="0.00000706475444101073">
            <text:p>7.06E-006</text:p>
          </table:table-cell>
          <table:table-cell table:number-columns-repeated="2"/>
        </table:table-row>
        <table:table-row table:style-name="ro1">
          <table:table-cell office:value-type="float" office:value="1539.99999999874">
            <text:p>1540</text:p>
          </table:table-cell>
          <table:table-cell office:value-type="float" office:value="128.730245679496">
            <text:p>128.73</text:p>
          </table:table-cell>
          <table:table-cell office:value-type="float" office:value="0.263876699567611">
            <text:p>0.26</text:p>
          </table:table-cell>
          <table:table-cell office:value-type="float" office:value="243.914461131538">
            <text:p>243.91</text:p>
          </table:table-cell>
          <table:table-cell table:formula="oooc:=[.D156]/[.C156]" office:value-type="float" office:value="924.350128416858">
            <text:p>924.35</text:p>
          </table:table-cell>
          <table:table-cell table:formula="oooc:=[.D156]/[.B156]" office:value-type="float" office:value="1.89477196943149">
            <text:p>1.89</text:p>
          </table:table-cell>
          <table:table-cell table:formula="oooc:=[.F156]-[.F155]" office:value-type="float" office:value="-0.0000515357680905826">
            <text:p>-5.15E-005</text:p>
          </table:table-cell>
          <table:table-cell table:formula="oooc:=[.C156]-[.C155]" office:value-type="float" office:value="0.00000710115702495795">
            <text:p>7.10E-006</text:p>
          </table:table-cell>
          <table:table-cell table:number-columns-repeated="2"/>
        </table:table-row>
        <table:table-row table:style-name="ro1">
          <table:table-cell office:value-type="float" office:value="1549.99999999874">
            <text:p>1550</text:p>
          </table:table-cell>
          <table:table-cell office:value-type="float" office:value="128.049116927352">
            <text:p>128.05</text:p>
          </table:table-cell>
          <table:table-cell office:value-type="float" office:value="0.263883837312156">
            <text:p>0.26</text:p>
          </table:table-cell>
          <table:table-cell office:value-type="float" office:value="242.617244338085">
            <text:p>242.62</text:p>
          </table:table-cell>
          <table:table-cell table:formula="oooc:=[.D157]/[.C157]" office:value-type="float" office:value="919.4092628382">
            <text:p>919.41</text:p>
          </table:table-cell>
          <table:table-cell table:formula="oooc:=[.D157]/[.B157]" office:value-type="float" office:value="1.89472016800969">
            <text:p>1.89</text:p>
          </table:table-cell>
          <table:table-cell table:formula="oooc:=[.F157]-[.F156]" office:value-type="float" office:value="-0.0000518014217973928">
            <text:p>-5.18E-005</text:p>
          </table:table-cell>
          <table:table-cell table:formula="oooc:=[.C157]-[.C156]" office:value-type="float" office:value="0.00000713774454502714">
            <text:p>7.14E-006</text:p>
          </table:table-cell>
          <table:table-cell table:number-columns-repeated="2"/>
        </table:table-row>
        <table:table-row table:style-name="ro1">
          <table:table-cell office:value-type="float" office:value="1559.99999999873">
            <text:p>1560</text:p>
          </table:table-cell>
          <table:table-cell office:value-type="float" office:value="127.371522659626">
            <text:p>127.37</text:p>
          </table:table-cell>
          <table:table-cell office:value-type="float" office:value="0.263891011830065">
            <text:p>0.26</text:p>
          </table:table-cell>
          <table:table-cell office:value-type="float" office:value="241.326760778465">
            <text:p>241.33</text:p>
          </table:table-cell>
          <table:table-cell table:formula="oooc:=[.D158]/[.C158]" office:value-type="float" office:value="914.494052316831">
            <text:p>914.49</text:p>
          </table:table-cell>
          <table:table-cell table:formula="oooc:=[.D158]/[.B158]" office:value-type="float" office:value="1.89466809958267">
            <text:p>1.89</text:p>
          </table:table-cell>
          <table:table-cell table:formula="oooc:=[.F158]-[.F157]" office:value-type="float" office:value="-0.0000520684270177707">
            <text:p>-5.21E-005</text:p>
          </table:table-cell>
          <table:table-cell table:formula="oooc:=[.C158]-[.C157]" office:value-type="float" office:value="0.00000717451790899215">
            <text:p>7.17E-006</text:p>
          </table:table-cell>
          <table:table-cell table:number-columns-repeated="2"/>
        </table:table-row>
        <table:table-row table:style-name="ro1">
          <table:table-cell office:value-type="float" office:value="1569.99999999872">
            <text:p>1570</text:p>
          </table:table-cell>
          <table:table-cell office:value-type="float" office:value="126.69744455392">
            <text:p>126.7</text:p>
          </table:table-cell>
          <table:table-cell office:value-type="float" office:value="0.263898223308094">
            <text:p>0.26</text:p>
          </table:table-cell>
          <table:table-cell office:value-type="float" office:value="240.042975557355">
            <text:p>240.04</text:p>
          </table:table-cell>
          <table:table-cell table:formula="oooc:=[.D159]/[.C159]" office:value-type="float" office:value="909.604363941137">
            <text:p>909.6</text:p>
          </table:table-cell>
          <table:table-cell table:formula="oooc:=[.D159]/[.B159]" office:value-type="float" office:value="1.89461576279226">
            <text:p>1.89</text:p>
          </table:table-cell>
          <table:table-cell table:formula="oooc:=[.F159]-[.F158]" office:value-type="float" office:value="-0.0000523367904150529">
            <text:p>-5.23E-005</text:p>
          </table:table-cell>
          <table:table-cell table:formula="oooc:=[.C159]-[.C158]" office:value-type="float" office:value="0.00000721147802901223">
            <text:p>7.21E-006</text:p>
          </table:table-cell>
          <table:table-cell table:number-columns-repeated="2"/>
        </table:table-row>
        <table:table-row table:style-name="ro1">
          <table:table-cell office:value-type="float" office:value="1579.99999999871">
            <text:p>1580</text:p>
          </table:table-cell>
          <table:table-cell office:value-type="float" office:value="126.026864382915">
            <text:p>126.03</text:p>
          </table:table-cell>
          <table:table-cell office:value-type="float" office:value="0.263905471933914">
            <text:p>0.26</text:p>
          </table:table-cell>
          <table:table-cell office:value-type="float" office:value="238.765853960556">
            <text:p>238.77</text:p>
          </table:table-cell>
          <table:table-cell table:formula="oooc:=[.D160]/[.C160]" office:value-type="float" office:value="904.740065489611">
            <text:p>904.74</text:p>
          </table:table-cell>
          <table:table-cell table:formula="oooc:=[.D160]/[.B160]" office:value-type="float" office:value="1.89456315627357">
            <text:p>1.89</text:p>
          </table:table-cell>
          <table:table-cell table:formula="oooc:=[.F160]-[.F159]" office:value-type="float" office:value="-0.0000526065186932101">
            <text:p>-5.26E-005</text:p>
          </table:table-cell>
          <table:table-cell table:formula="oooc:=[.C160]-[.C159]" office:value-type="float" office:value="0.00000724862581996666">
            <text:p>7.25E-006</text:p>
          </table:table-cell>
          <table:table-cell table:number-columns-repeated="2"/>
        </table:table-row>
        <table:table-row table:style-name="ro1">
          <table:table-cell office:value-type="float" office:value="1589.9999999987">
            <text:p>1590</text:p>
          </table:table-cell>
          <table:table-cell office:value-type="float" office:value="125.359764013874">
            <text:p>125.36</text:p>
          </table:table-cell>
          <table:table-cell office:value-type="float" office:value="0.263912757896119">
            <text:p>0.26</text:p>
          </table:table-cell>
          <table:table-cell office:value-type="float" office:value="237.495361454047">
            <text:p>237.5</text:p>
          </table:table-cell>
          <table:table-cell table:formula="oooc:=[.D161]/[.C161]" office:value-type="float" office:value="899.901025427235">
            <text:p>899.9</text:p>
          </table:table-cell>
          <table:table-cell table:formula="oooc:=[.D161]/[.B161]" office:value-type="float" office:value="1.89451027865498">
            <text:p>1.89</text:p>
          </table:table-cell>
          <table:table-cell table:formula="oooc:=[.F161]-[.F160]" office:value-type="float" office:value="-0.0000528776185848567">
            <text:p>-5.29E-005</text:p>
          </table:table-cell>
          <table:table-cell table:formula="oooc:=[.C161]-[.C160]" office:value-type="float" office:value="0.00000728596220500588">
            <text:p>7.29E-006</text:p>
          </table:table-cell>
          <table:table-cell table:number-columns-repeated="2"/>
        </table:table-row>
        <table:table-row table:style-name="ro1">
          <table:table-cell office:value-type="float" office:value="1599.99999999869">
            <text:p>1600</text:p>
          </table:table-cell>
          <table:table-cell office:value-type="float" office:value="124.696125408153">
            <text:p>124.7</text:p>
          </table:table-cell>
          <table:table-cell office:value-type="float" office:value="0.263920081384226">
            <text:p>0.26</text:p>
          </table:table-cell>
          <table:table-cell office:value-type="float" office:value="236.231463683056">
            <text:p>236.23</text:p>
          </table:table-cell>
          <table:table-cell table:formula="oooc:=[.D162]/[.C162]" office:value-type="float" office:value="895.087112901956">
            <text:p>895.09</text:p>
          </table:table-cell>
          <table:table-cell table:formula="oooc:=[.D162]/[.B162]" office:value-type="float" office:value="1.89445712855815">
            <text:p>1.89</text:p>
          </table:table-cell>
          <table:table-cell table:formula="oooc:=[.F162]-[.F161]" office:value-type="float" office:value="-0.0000531500968341536">
            <text:p>-5.32E-005</text:p>
          </table:table-cell>
          <table:table-cell table:formula="oooc:=[.C162]-[.C161]" office:value-type="float" office:value="0.00000732348810700278">
            <text:p>7.32E-006</text:p>
          </table:table-cell>
          <table:table-cell table:number-columns-repeated="2"/>
        </table:table-row>
        <table:table-row table:style-name="ro1">
          <table:table-cell office:value-type="float" office:value="1609.99999999868">
            <text:p>1610</text:p>
          </table:table-cell>
          <table:table-cell office:value-type="float" office:value="124.035930620716">
            <text:p>124.04</text:p>
          </table:table-cell>
          <table:table-cell office:value-type="float" office:value="0.263927442588679">
            <text:p>0.26</text:p>
          </table:table-cell>
          <table:table-cell office:value-type="float" office:value="234.974126471128">
            <text:p>234.97</text:p>
          </table:table-cell>
          <table:table-cell table:formula="oooc:=[.D163]/[.C163]" office:value-type="float" office:value="890.298197741136">
            <text:p>890.3</text:p>
          </table:table-cell>
          <table:table-cell table:formula="oooc:=[.D163]/[.B163]" office:value-type="float" office:value="1.89440370459786">
            <text:p>1.89</text:p>
          </table:table-cell>
          <table:table-cell table:formula="oooc:=[.F163]-[.F162]" office:value-type="float" office:value="-0.0000534239602825171">
            <text:p>-5.34E-005</text:p>
          </table:table-cell>
          <table:table-cell table:formula="oooc:=[.C163]-[.C162]" office:value-type="float" office:value="0.0000073612044529936">
            <text:p>7.36E-006</text:p>
          </table:table-cell>
          <table:table-cell table:number-columns-repeated="2"/>
        </table:table-row>
        <table:table-row table:style-name="ro1">
          <table:table-cell office:value-type="float" office:value="1619.99999999867">
            <text:p>1620</text:p>
          </table:table-cell>
          <table:table-cell office:value-type="float" office:value="123.379161799643">
            <text:p>123.38</text:p>
          </table:table-cell>
          <table:table-cell office:value-type="float" office:value="0.263934841700859">
            <text:p>0.26</text:p>
          </table:table-cell>
          <table:table-cell office:value-type="float" office:value="233.723315819206">
            <text:p>233.72</text:p>
          </table:table-cell>
          <table:table-cell table:formula="oooc:=[.D164]/[.C164]" office:value-type="float" office:value="885.534150448032">
            <text:p>885.53</text:p>
          </table:table-cell>
          <table:table-cell table:formula="oooc:=[.D164]/[.B164]" office:value-type="float" office:value="1.89435000538221">
            <text:p>1.89</text:p>
          </table:table-cell>
          <table:table-cell table:formula="oooc:=[.F164]-[.F163]" office:value-type="float" office:value="-0.0000536992156559002">
            <text:p>-5.37E-005</text:p>
          </table:table-cell>
          <table:table-cell table:formula="oooc:=[.C164]-[.C163]" office:value-type="float" office:value="0.00000739911218000655">
            <text:p>7.40E-006</text:p>
          </table:table-cell>
          <table:table-cell table:number-columns-repeated="2"/>
        </table:table-row>
        <table:table-row table:style-name="ro1">
          <table:table-cell office:value-type="float" office:value="1629.99999999866">
            <text:p>1630</text:p>
          </table:table-cell>
          <table:table-cell office:value-type="float" office:value="122.725801185655">
            <text:p>122.73</text:p>
          </table:table-cell>
          <table:table-cell office:value-type="float" office:value="0.263942278913079">
            <text:p>0.26</text:p>
          </table:table-cell>
          <table:table-cell office:value-type="float" office:value="232.478997904702">
            <text:p>232.48</text:p>
          </table:table-cell>
          <table:table-cell table:formula="oooc:=[.D165]/[.C165]" office:value-type="float" office:value="880.794842198288">
            <text:p>880.79</text:p>
          </table:table-cell>
          <table:table-cell table:formula="oooc:=[.D165]/[.B165]" office:value-type="float" office:value="1.8942960295123">
            <text:p>1.89</text:p>
          </table:table-cell>
          <table:table-cell table:formula="oooc:=[.F165]-[.F164]" office:value-type="float" office:value="-0.0000539758699094062">
            <text:p>-5.40E-005</text:p>
          </table:table-cell>
          <table:table-cell table:formula="oooc:=[.C165]-[.C164]" office:value-type="float" office:value="0.00000743721222001836">
            <text:p>7.44E-006</text:p>
          </table:table-cell>
          <table:table-cell table:number-columns-repeated="2"/>
        </table:table-row>
        <table:table-row table:style-name="ro1">
          <table:table-cell office:value-type="float" office:value="1639.99999999865">
            <text:p>1640</text:p>
          </table:table-cell>
          <table:table-cell office:value-type="float" office:value="122.075831111629">
            <text:p>122.08</text:p>
          </table:table-cell>
          <table:table-cell office:value-type="float" office:value="0.263949754418595">
            <text:p>0.26</text:p>
          </table:table-cell>
          <table:table-cell office:value-type="float" office:value="231.241139080594">
            <text:p>231.24</text:p>
          </table:table-cell>
          <table:table-cell table:formula="oooc:=[.D166]/[.C166]" office:value-type="float" office:value="876.080144836472">
            <text:p>876.08</text:p>
          </table:table-cell>
          <table:table-cell table:formula="oooc:=[.D166]/[.B166]" office:value-type="float" office:value="1.89424177558244">
            <text:p>1.89</text:p>
          </table:table-cell>
          <table:table-cell table:formula="oooc:=[.F166]-[.F165]" office:value-type="float" office:value="-0.0000542539298600264">
            <text:p>-5.43E-005</text:p>
          </table:table-cell>
          <table:table-cell table:formula="oooc:=[.C166]-[.C165]" office:value-type="float" office:value="0.00000747550551599696">
            <text:p>7.48E-006</text:p>
          </table:table-cell>
          <table:table-cell table:number-columns-repeated="2"/>
        </table:table-row>
        <table:table-row table:style-name="ro1">
          <table:table-cell office:value-type="float" office:value="1649.99999999864">
            <text:p>1650</text:p>
          </table:table-cell>
          <table:table-cell office:value-type="float" office:value="121.429234002121">
            <text:p>121.43</text:p>
          </table:table-cell>
          <table:table-cell office:value-type="float" office:value="0.263957268411608">
            <text:p>0.26</text:p>
          </table:table-cell>
          <table:table-cell office:value-type="float" office:value="230.009705874507">
            <text:p>230.01</text:p>
          </table:table-cell>
          <table:table-cell table:formula="oooc:=[.D167]/[.C167]" office:value-type="float" office:value="871.389930872583">
            <text:p>871.39</text:p>
          </table:table-cell>
          <table:table-cell table:formula="oooc:=[.D167]/[.B167]" office:value-type="float" office:value="1.89418724218">
            <text:p>1.89</text:p>
          </table:table-cell>
          <table:table-cell table:formula="oooc:=[.F167]-[.F166]" office:value-type="float" office:value="-0.0000545334024422139">
            <text:p>-5.45E-005</text:p>
          </table:table-cell>
          <table:table-cell table:formula="oooc:=[.C167]-[.C166]" office:value-type="float" office:value="0.00000751399301301969">
            <text:p>7.51E-006</text:p>
          </table:table-cell>
          <table:table-cell table:number-columns-repeated="2"/>
        </table:table-row>
        <table:table-row table:style-name="ro1">
          <table:table-cell office:value-type="float" office:value="1659.99999999864">
            <text:p>1660</text:p>
          </table:table-cell>
          <table:table-cell office:value-type="float" office:value="120.785992372893">
            <text:p>120.79</text:p>
          </table:table-cell>
          <table:table-cell office:value-type="float" office:value="0.263964821087269">
            <text:p>0.26</text:p>
          </table:table-cell>
          <table:table-cell office:value-type="float" office:value="228.784664987813">
            <text:p>228.78</text:p>
          </table:table-cell>
          <table:table-cell table:formula="oooc:=[.D168]/[.C168]" office:value-type="float" office:value="866.72407347862">
            <text:p>866.72</text:p>
          </table:table-cell>
          <table:table-cell table:formula="oooc:=[.D168]/[.B168]" office:value-type="float" office:value="1.89413242788538">
            <text:p>1.89</text:p>
          </table:table-cell>
          <table:table-cell table:formula="oooc:=[.F168]-[.F167]" office:value-type="float" office:value="-0.0000548142946146246">
            <text:p>-5.48E-005</text:p>
          </table:table-cell>
          <table:table-cell table:formula="oooc:=[.C168]-[.C167]" office:value-type="float" office:value="0.00000755267566099338">
            <text:p>7.55E-006</text:p>
          </table:table-cell>
          <table:table-cell table:number-columns-repeated="2"/>
        </table:table-row>
        <table:table-row table:style-name="ro1">
          <table:table-cell office:value-type="float" office:value="1669.99999999863">
            <text:p>1670</text:p>
          </table:table-cell>
          <table:table-cell office:value-type="float" office:value="120.146088830437">
            <text:p>120.15</text:p>
          </table:table-cell>
          <table:table-cell office:value-type="float" office:value="0.26397241264168">
            <text:p>0.26</text:p>
          </table:table-cell>
          <table:table-cell office:value-type="float" office:value="227.565983294726">
            <text:p>227.57</text:p>
          </table:table-cell>
          <table:table-cell table:formula="oooc:=[.D169]/[.C169]" office:value-type="float" office:value="862.082446485146">
            <text:p>862.08</text:p>
          </table:table-cell>
          <table:table-cell table:formula="oooc:=[.D169]/[.B169]" office:value-type="float" office:value="1.89407733127203">
            <text:p>1.89</text:p>
          </table:table-cell>
          <table:table-cell table:formula="oooc:=[.F169]-[.F168]" office:value-type="float" office:value="-0.000055096613354344">
            <text:p>-5.51E-005</text:p>
          </table:table-cell>
          <table:table-cell table:formula="oooc:=[.C169]-[.C168]" office:value-type="float" office:value="0.00000759155441093506">
            <text:p>7.59E-006</text:p>
          </table:table-cell>
          <table:table-cell table:number-columns-repeated="2"/>
        </table:table-row>
        <table:table-row table:style-name="ro1">
          <table:table-cell office:value-type="float" office:value="1679.99999999862">
            <text:p>1680</text:p>
          </table:table-cell>
          <table:table-cell office:value-type="float" office:value="119.509506071506">
            <text:p>119.51</text:p>
          </table:table-cell>
          <table:table-cell office:value-type="float" office:value="0.263980043271906">
            <text:p>0.26</text:p>
          </table:table-cell>
          <table:table-cell office:value-type="float" office:value="226.353627841411">
            <text:p>226.35</text:p>
          </table:table-cell>
          <table:table-cell table:formula="oooc:=[.D170]/[.C170]" office:value-type="float" office:value="857.464924377867">
            <text:p>857.46</text:p>
          </table:table-cell>
          <table:table-cell table:formula="oooc:=[.D170]/[.B170]" office:value-type="float" office:value="1.89402195090637">
            <text:p>1.89</text:p>
          </table:table-cell>
          <table:table-cell table:formula="oooc:=[.F170]-[.F169]" office:value-type="float" office:value="-0.0000553803656526686">
            <text:p>-5.54E-005</text:p>
          </table:table-cell>
          <table:table-cell table:formula="oooc:=[.C170]-[.C169]" office:value-type="float" office:value="0.00000763063022601873">
            <text:p>7.63E-006</text:p>
          </table:table-cell>
          <table:table-cell table:number-columns-repeated="2"/>
        </table:table-row>
        <table:table-row table:style-name="ro1">
          <table:table-cell office:value-type="float" office:value="1689.99999999861">
            <text:p>1690</text:p>
          </table:table-cell>
          <table:table-cell office:value-type="float" office:value="118.876226882647">
            <text:p>118.88</text:p>
          </table:table-cell>
          <table:table-cell office:value-type="float" office:value="0.263987713175969">
            <text:p>0.26</text:p>
          </table:table-cell>
          <table:table-cell office:value-type="float" office:value="225.147565845091">
            <text:p>225.15</text:p>
          </table:table-cell>
          <table:table-cell table:formula="oooc:=[.D171]/[.C171]" office:value-type="float" office:value="852.871382294266">
            <text:p>852.87</text:p>
          </table:table-cell>
          <table:table-cell table:formula="oooc:=[.D171]/[.B171]" office:value-type="float" office:value="1.89396628534782">
            <text:p>1.89</text:p>
          </table:table-cell>
          <table:table-cell table:formula="oooc:=[.F171]-[.F170]" office:value-type="float" office:value="-0.0000556655585595145">
            <text:p>-5.57E-005</text:p>
          </table:table-cell>
          <table:table-cell table:formula="oooc:=[.C171]-[.C170]" office:value-type="float" office:value="0.00000766990406303458">
            <text:p>7.67E-006</text:p>
          </table:table-cell>
          <table:table-cell table:number-columns-repeated="2"/>
        </table:table-row>
        <table:table-row table:style-name="ro1">
          <table:table-cell office:value-type="float" office:value="1699.9999999986">
            <text:p>1700</text:p>
          </table:table-cell>
          <table:table-cell office:value-type="float" office:value="118.246234139734">
            <text:p>118.25</text:p>
          </table:table-cell>
          <table:table-cell office:value-type="float" office:value="0.263995422552858">
            <text:p>0.26</text:p>
          </table:table-cell>
          <table:table-cell office:value-type="float" office:value="223.947764693161">
            <text:p>223.95</text:p>
          </table:table-cell>
          <table:table-cell table:formula="oooc:=[.D172]/[.C172]" office:value-type="float" office:value="848.301696020208">
            <text:p>848.3</text:p>
          </table:table-cell>
          <table:table-cell table:formula="oooc:=[.D172]/[.B172]" office:value-type="float" office:value="1.89391033314868">
            <text:p>1.89</text:p>
          </table:table-cell>
          <table:table-cell table:formula="oooc:=[.F172]-[.F171]" office:value-type="float" office:value="-0.0000559521991303491">
            <text:p>-5.60E-005</text:p>
          </table:table-cell>
          <table:table-cell table:formula="oooc:=[.C172]-[.C171]" office:value-type="float" office:value="0.00000770937688898687">
            <text:p>7.71E-006</text:p>
          </table:table-cell>
          <table:table-cell table:number-columns-repeated="2"/>
        </table:table-row>
        <table:table-row table:style-name="ro1">
          <table:table-cell office:value-type="float" office:value="1709.99999999859">
            <text:p>1710</text:p>
          </table:table-cell>
          <table:table-cell office:value-type="float" office:value="117.619510807507">
            <text:p>117.62</text:p>
          </table:table-cell>
          <table:table-cell office:value-type="float" office:value="0.264003171602534">
            <text:p>0.26</text:p>
          </table:table-cell>
          <table:table-cell office:value-type="float" office:value="222.754191942301">
            <text:p>222.75</text:p>
          </table:table-cell>
          <table:table-cell table:formula="oooc:=[.D173]/[.C173]" office:value-type="float" office:value="843.755741986559">
            <text:p>843.76</text:p>
          </table:table-cell>
          <table:table-cell table:formula="oooc:=[.D173]/[.B173]" office:value-type="float" office:value="1.89385409285416">
            <text:p>1.89</text:p>
          </table:table-cell>
          <table:table-cell table:formula="oooc:=[.F173]-[.F172]" office:value-type="float" office:value="-0.000056240294526777">
            <text:p>-5.62E-005</text:p>
          </table:table-cell>
          <table:table-cell table:formula="oooc:=[.C173]-[.C172]" office:value-type="float" office:value="0.00000774904967598689">
            <text:p>7.75E-006</text:p>
          </table:table-cell>
          <table:table-cell table:number-columns-repeated="2"/>
        </table:table-row>
        <table:table-row table:style-name="ro1">
          <table:table-cell office:value-type="float" office:value="1719.99999999858">
            <text:p>1720</text:p>
          </table:table-cell>
          <table:table-cell office:value-type="float" office:value="116.996039939109">
            <text:p>117</text:p>
          </table:table-cell>
          <table:table-cell office:value-type="float" office:value="0.264010960525934">
            <text:p>0.26</text:p>
          </table:table-cell>
          <table:table-cell office:value-type="float" office:value="221.56681531761">
            <text:p>221.57</text:p>
          </table:table-cell>
          <table:table-cell table:formula="oooc:=[.D174]/[.C174]" office:value-type="float" office:value="839.233397265888">
            <text:p>839.23</text:p>
          </table:table-cell>
          <table:table-cell table:formula="oooc:=[.D174]/[.B174]" office:value-type="float" office:value="1.89379756300235">
            <text:p>1.89</text:p>
          </table:table-cell>
          <table:table-cell table:formula="oooc:=[.F174]-[.F173]" office:value-type="float" office:value="-0.0000565298518098167">
            <text:p>-5.65E-005</text:p>
          </table:table-cell>
          <table:table-cell table:formula="oooc:=[.C174]-[.C173]" office:value-type="float" office:value="0.00000778892340003168">
            <text:p>7.79E-006</text:p>
          </table:table-cell>
          <table:table-cell table:number-columns-repeated="2"/>
        </table:table-row>
        <table:table-row table:style-name="ro1">
          <table:table-cell office:value-type="float" office:value="1729.99999999857">
            <text:p>1730</text:p>
          </table:table-cell>
          <table:table-cell office:value-type="float" office:value="116.375804675629">
            <text:p>116.38</text:p>
          </table:table-cell>
          <table:table-cell office:value-type="float" office:value="0.264018789524968">
            <text:p>0.26</text:p>
          </table:table-cell>
          <table:table-cell office:value-type="float" office:value="220.385602711719">
            <text:p>220.39</text:p>
          </table:table-cell>
          <table:table-cell table:formula="oooc:=[.D175]/[.C175]" office:value-type="float" office:value="834.734539569114">
            <text:p>834.73</text:p>
          </table:table-cell>
          <table:table-cell table:formula="oooc:=[.D175]/[.B175]" office:value-type="float" office:value="1.89374074212413">
            <text:p>1.89</text:p>
          </table:table-cell>
          <table:table-cell table:formula="oooc:=[.F175]-[.F174]" office:value-type="float" office:value="-0.0000568208782132373">
            <text:p>-5.68E-005</text:p>
          </table:table-cell>
          <table:table-cell table:formula="oooc:=[.C175]-[.C174]" office:value-type="float" office:value="0.00000782899903400969">
            <text:p>7.83E-006</text:p>
          </table:table-cell>
          <table:table-cell table:number-columns-repeated="2"/>
        </table:table-row>
        <table:table-row table:style-name="ro1">
          <table:table-cell office:value-type="float" office:value="1739.99999999856">
            <text:p>1740</text:p>
          </table:table-cell>
          <table:table-cell office:value-type="float" office:value="115.758788245645">
            <text:p>115.76</text:p>
          </table:table-cell>
          <table:table-cell office:value-type="float" office:value="0.264026658802536">
            <text:p>0.26</text:p>
          </table:table-cell>
          <table:table-cell office:value-type="float" office:value="219.210522183936">
            <text:p>219.21</text:p>
          </table:table-cell>
          <table:table-cell table:formula="oooc:=[.D176]/[.C176]" office:value-type="float" office:value="830.259047242204">
            <text:p>830.26</text:p>
          </table:table-cell>
          <table:table-cell table:formula="oooc:=[.D176]/[.B176]" office:value-type="float" office:value="1.89368362874326">
            <text:p>1.89</text:p>
          </table:table-cell>
          <table:table-cell table:formula="oooc:=[.F176]-[.F175]" office:value-type="float" office:value="-0.000057113380871554">
            <text:p>-5.71E-005</text:p>
          </table:table-cell>
          <table:table-cell table:formula="oooc:=[.C176]-[.C175]" office:value-type="float" office:value="0.0000078692775679623">
            <text:p>7.87E-006</text:p>
          </table:table-cell>
          <table:table-cell table:number-columns-repeated="2"/>
        </table:table-row>
        <table:table-row table:style-name="ro1">
          <table:table-cell office:value-type="float" office:value="1749.99999999855">
            <text:p>1750</text:p>
          </table:table-cell>
          <table:table-cell office:value-type="float" office:value="115.144973964774">
            <text:p>115.14</text:p>
          </table:table-cell>
          <table:table-cell office:value-type="float" office:value="0.264034568562522">
            <text:p>0.26</text:p>
          </table:table-cell>
          <table:table-cell office:value-type="float" office:value="218.041541959373">
            <text:p>218.04</text:p>
          </table:table-cell>
          <table:table-cell table:formula="oooc:=[.D177]/[.C177]" office:value-type="float" office:value="825.806799262885">
            <text:p>825.81</text:p>
          </table:table-cell>
          <table:table-cell table:formula="oooc:=[.D177]/[.B177]" office:value-type="float" office:value="1.89362622137617">
            <text:p>1.89</text:p>
          </table:table-cell>
          <table:table-cell table:formula="oooc:=[.F177]-[.F176]" office:value-type="float" office:value="-0.00005740736708848">
            <text:p>-5.74E-005</text:p>
          </table:table-cell>
          <table:table-cell table:formula="oooc:=[.C177]-[.C176]" office:value-type="float" office:value="0.00000790975998599119">
            <text:p>7.91E-006</text:p>
          </table:table-cell>
          <table:table-cell table:number-columns-repeated="2"/>
        </table:table-row>
        <table:table-row table:style-name="ro1">
          <table:table-cell office:value-type="float" office:value="1759.99999999854">
            <text:p>1760</text:p>
          </table:table-cell>
          <table:table-cell office:value-type="float" office:value="114.534345235215">
            <text:p>114.53</text:p>
          </table:table-cell>
          <table:table-cell office:value-type="float" office:value="0.264042519009802">
            <text:p>0.26</text:p>
          </table:table-cell>
          <table:table-cell office:value-type="float" office:value="216.878630428091">
            <text:p>216.88</text:p>
          </table:table-cell>
          <table:table-cell table:formula="oooc:=[.D178]/[.C178]" office:value-type="float" office:value="821.377675237373">
            <text:p>821.38</text:p>
          </table:table-cell>
          <table:table-cell table:formula="oooc:=[.D178]/[.B178]" office:value-type="float" office:value="1.89356851853211">
            <text:p>1.89</text:p>
          </table:table-cell>
          <table:table-cell table:formula="oooc:=[.F178]-[.F177]" office:value-type="float" office:value="-0.0000577028440675864">
            <text:p>-5.77E-005</text:p>
          </table:table-cell>
          <table:table-cell table:formula="oooc:=[.C178]-[.C177]" office:value-type="float" office:value="0.00000795044728002514">
            <text:p>7.95E-006</text:p>
          </table:table-cell>
          <table:table-cell table:number-columns-repeated="2"/>
        </table:table-row>
        <table:table-row table:style-name="ro1">
          <table:table-cell office:value-type="float" office:value="1769.99999999854">
            <text:p>1770</text:p>
          </table:table-cell>
          <table:table-cell office:value-type="float" office:value="113.926885545305">
            <text:p>113.93</text:p>
          </table:table-cell>
          <table:table-cell office:value-type="float" office:value="0.264050510350248">
            <text:p>0.26</text:p>
          </table:table-cell>
          <table:table-cell office:value-type="float" office:value="215.721756144244">
            <text:p>215.72</text:p>
          </table:table-cell>
          <table:table-cell table:formula="oooc:=[.D179]/[.C179]" office:value-type="float" office:value="816.971555397115">
            <text:p>816.97</text:p>
          </table:table-cell>
          <table:table-cell table:formula="oooc:=[.D179]/[.B179]" office:value-type="float" office:value="1.89351051871297">
            <text:p>1.89</text:p>
          </table:table-cell>
          <table:table-cell table:formula="oooc:=[.F179]-[.F178]" office:value-type="float" office:value="-0.0000579998191339026">
            <text:p>-5.80E-005</text:p>
          </table:table-cell>
          <table:table-cell table:formula="oooc:=[.C179]-[.C178]" office:value-type="float" office:value="0.0000079913404459897">
            <text:p>7.99E-006</text:p>
          </table:table-cell>
          <table:table-cell table:number-columns-repeated="2"/>
        </table:table-row>
        <table:table-row table:style-name="ro1">
          <table:table-cell office:value-type="float" office:value="1779.99999999853">
            <text:p>1780</text:p>
          </table:table-cell>
          <table:table-cell office:value-type="float" office:value="113.322578469072">
            <text:p>113.32</text:p>
          </table:table-cell>
          <table:table-cell office:value-type="float" office:value="0.264058542790734">
            <text:p>0.26</text:p>
          </table:table-cell>
          <table:table-cell office:value-type="float" office:value="214.570887825228">
            <text:p>214.57</text:p>
          </table:table-cell>
          <table:table-cell table:formula="oooc:=[.D180]/[.C180]" office:value-type="float" office:value="812.58832059554">
            <text:p>812.59</text:p>
          </table:table-cell>
          <table:table-cell table:formula="oooc:=[.D180]/[.B180]" office:value-type="float" office:value="1.89345222041333">
            <text:p>1.89</text:p>
          </table:table-cell>
          <table:table-cell table:formula="oooc:=[.F180]-[.F179]" office:value-type="float" office:value="-0.0000582982996450987">
            <text:p>-5.83E-005</text:p>
          </table:table-cell>
          <table:table-cell table:formula="oooc:=[.C180]-[.C179]" office:value-type="float" office:value="0.00000803244048602769">
            <text:p>8.03E-006</text:p>
          </table:table-cell>
          <table:table-cell table:number-columns-repeated="2"/>
        </table:table-row>
        <table:table-row table:style-name="ro1">
          <table:table-cell office:value-type="float" office:value="1789.99999999852">
            <text:p>1790</text:p>
          </table:table-cell>
          <table:table-cell office:value-type="float" office:value="112.721407665788">
            <text:p>112.72</text:p>
          </table:table-cell>
          <table:table-cell office:value-type="float" office:value="0.264066616539137">
            <text:p>0.26</text:p>
          </table:table-cell>
          <table:table-cell office:value-type="float" office:value="213.425994350839">
            <text:p>213.43</text:p>
          </table:table-cell>
          <table:table-cell table:formula="oooc:=[.D181]/[.C181]" office:value-type="float" office:value="808.227852304865">
            <text:p>808.23</text:p>
          </table:table-cell>
          <table:table-cell table:formula="oooc:=[.D181]/[.B181]" office:value-type="float" office:value="1.89339362212042">
            <text:p>1.89</text:p>
          </table:table-cell>
          <table:table-cell table:formula="oooc:=[.F181]-[.F180]" office:value-type="float" office:value="-0.0000585982929066642">
            <text:p>-5.86E-005</text:p>
          </table:table-cell>
          <table:table-cell table:formula="oooc:=[.C181]-[.C180]" office:value-type="float" office:value="0.00000807374840300357">
            <text:p>8.07E-006</text:p>
          </table:table-cell>
          <table:table-cell table:number-columns-repeated="2"/>
        </table:table-row>
        <table:table-row table:style-name="ro1">
          <table:table-cell office:value-type="float" office:value="1799.99999999851">
            <text:p>1800</text:p>
          </table:table-cell>
          <table:table-cell office:value-type="float" office:value="112.123356879528">
            <text:p>112.12</text:p>
          </table:table-cell>
          <table:table-cell office:value-type="float" office:value="0.264074731804347">
            <text:p>0.26</text:p>
          </table:table-cell>
          <table:table-cell office:value-type="float" office:value="212.287044762424">
            <text:p>212.29</text:p>
          </table:table-cell>
          <table:table-cell table:formula="oooc:=[.D182]/[.C182]" office:value-type="float" office:value="803.890032612842">
            <text:p>803.89</text:p>
          </table:table-cell>
          <table:table-cell table:formula="oooc:=[.D182]/[.B182]" office:value-type="float" office:value="1.89333472231408">
            <text:p>1.89</text:p>
          </table:table-cell>
          <table:table-cell table:formula="oooc:=[.F182]-[.F181]" office:value-type="float" office:value="-0.0000588998063384416">
            <text:p>-5.89E-005</text:p>
          </table:table-cell>
          <table:table-cell table:formula="oooc:=[.C182]-[.C181]" office:value-type="float" office:value="0.00000811526520999584">
            <text:p>8.12E-006</text:p>
          </table:table-cell>
          <table:table-cell table:number-columns-repeated="2"/>
        </table:table-row>
        <table:table-row table:style-name="ro1">
          <table:table-cell office:value-type="float" office:value="1809.9999999985">
            <text:p>1810</text:p>
          </table:table-cell>
          <table:table-cell office:value-type="float" office:value="111.528409938734">
            <text:p>111.53</text:p>
          </table:table-cell>
          <table:table-cell office:value-type="float" office:value="0.264082888796262">
            <text:p>0.26</text:p>
          </table:table-cell>
          <table:table-cell office:value-type="float" office:value="211.154008262051">
            <text:p>211.15</text:p>
          </table:table-cell>
          <table:table-cell table:formula="oooc:=[.D183]/[.C183]" office:value-type="float" office:value="799.574744219625">
            <text:p>799.57</text:p>
          </table:table-cell>
          <table:table-cell table:formula="oooc:=[.D183]/[.B183]" office:value-type="float" office:value="1.89327551946669">
            <text:p>1.89</text:p>
          </table:table-cell>
          <table:table-cell table:formula="oooc:=[.F183]-[.F182]" office:value-type="float" office:value="-0.0000592028473891393">
            <text:p>-5.92E-005</text:p>
          </table:table-cell>
          <table:table-cell table:formula="oooc:=[.C183]-[.C182]" office:value-type="float" office:value="0.00000815699191497599">
            <text:p>8.16E-006</text:p>
          </table:table-cell>
          <table:table-cell table:number-columns-repeated="2"/>
        </table:table-row>
        <table:table-row table:style-name="ro1">
          <table:table-cell office:value-type="float" office:value="1819.99999999849">
            <text:p>1820</text:p>
          </table:table-cell>
          <table:table-cell office:value-type="float" office:value="110.936550755774">
            <text:p>110.94</text:p>
          </table:table-cell>
          <table:table-cell office:value-type="float" office:value="0.264091087725803">
            <text:p>0.26</text:p>
          </table:table-cell>
          <table:table-cell office:value-type="float" office:value="210.026854211673">
            <text:p>210.03</text:p>
          </table:table-cell>
          <table:table-cell table:formula="oooc:=[.D184]/[.C184]" office:value-type="float" office:value="795.281870434556">
            <text:p>795.28</text:p>
          </table:table-cell>
          <table:table-cell table:formula="oooc:=[.D184]/[.B184]" office:value-type="float" office:value="1.89321601204319">
            <text:p>1.89</text:p>
          </table:table-cell>
          <table:table-cell table:formula="oooc:=[.F184]-[.F183]" office:value-type="float" office:value="-0.0000595074235072435">
            <text:p>-5.95E-005</text:p>
          </table:table-cell>
          <table:table-cell table:formula="oooc:=[.C184]-[.C183]" office:value-type="float" office:value="0.00000819892954101453">
            <text:p>8.20E-006</text:p>
          </table:table-cell>
          <table:table-cell table:number-columns-repeated="2"/>
        </table:table-row>
        <table:table-row table:style-name="ro1">
          <table:table-cell office:value-type="float" office:value="1829.99999999848">
            <text:p>1830</text:p>
          </table:table-cell>
          <table:table-cell office:value-type="float" office:value="110.347763326506">
            <text:p>110.35</text:p>
          </table:table-cell>
          <table:table-cell office:value-type="float" office:value="0.264099328804909">
            <text:p>0.26</text:p>
          </table:table-cell>
          <table:table-cell office:value-type="float" office:value="208.905552132299">
            <text:p>208.91</text:p>
          </table:table-cell>
          <table:table-cell table:formula="oooc:=[.D185]/[.C185]" office:value-type="float" office:value="791.01129517303">
            <text:p>791.01</text:p>
          </table:table-cell>
          <table:table-cell table:formula="oooc:=[.D185]/[.B185]" office:value-type="float" office:value="1.89315619850103">
            <text:p>1.89</text:p>
          </table:table-cell>
          <table:table-cell table:formula="oooc:=[.F185]-[.F184]" office:value-type="float" office:value="-0.0000598135421610024">
            <text:p>-5.98E-005</text:p>
          </table:table-cell>
          <table:table-cell table:formula="oooc:=[.C185]-[.C184]" office:value-type="float" office:value="0.00000824107910596394">
            <text:p>8.24E-006</text:p>
          </table:table-cell>
          <table:table-cell table:number-columns-repeated="2"/>
        </table:table-row>
        <table:table-row table:style-name="ro1">
          <table:table-cell office:value-type="float" office:value="1839.99999999847">
            <text:p>1840</text:p>
          </table:table-cell>
          <table:table-cell office:value-type="float" office:value="109.762031729849">
            <text:p>109.76</text:p>
          </table:table-cell>
          <table:table-cell office:value-type="float" office:value="0.264107612246549">
            <text:p>0.26</text:p>
          </table:table-cell>
          <table:table-cell office:value-type="float" office:value="207.790071703171">
            <text:p>207.79</text:p>
          </table:table-cell>
          <table:table-cell table:formula="oooc:=[.D186]/[.C186]" office:value-type="float" office:value="786.762902953344">
            <text:p>786.76</text:p>
          </table:table-cell>
          <table:table-cell table:formula="oooc:=[.D186]/[.B186]" office:value-type="float" office:value="1.89309607729012">
            <text:p>1.89</text:p>
          </table:table-cell>
          <table:table-cell table:formula="oooc:=[.F186]-[.F185]" office:value-type="float" office:value="-0.0000601212109039295">
            <text:p>-6.01E-005</text:p>
          </table:table-cell>
          <table:table-cell table:formula="oooc:=[.C186]-[.C185]" office:value-type="float" office:value="0.00000828344164000017">
            <text:p>8.28E-006</text:p>
          </table:table-cell>
          <table:table-cell table:number-columns-repeated="2"/>
        </table:table-row>
        <table:table-row table:style-name="ro1">
          <table:table-cell office:value-type="float" office:value="1849.99999999846">
            <text:p>1850</text:p>
          </table:table-cell>
          <table:table-cell office:value-type="float" office:value="109.17934012735">
            <text:p>109.18</text:p>
          </table:table-cell>
          <table:table-cell office:value-type="float" office:value="0.264115938264722">
            <text:p>0.26</text:p>
          </table:table-cell>
          <table:table-cell office:value-type="float" office:value="206.680382760943">
            <text:p>206.68</text:p>
          </table:table-cell>
          <table:table-cell table:formula="oooc:=[.D187]/[.C187]" office:value-type="float" office:value="782.536578893578">
            <text:p>782.54</text:p>
          </table:table-cell>
          <table:table-cell table:formula="oooc:=[.D187]/[.B187]" office:value-type="float" office:value="1.89303564685283">
            <text:p>1.89</text:p>
          </table:table-cell>
          <table:table-cell table:formula="oooc:=[.F187]-[.F186]" office:value-type="float" office:value="-0.0000604304372933129">
            <text:p>-6.04E-005</text:p>
          </table:table-cell>
          <table:table-cell table:formula="oooc:=[.C187]-[.C186]" office:value-type="float" office:value="0.00000832601817302159">
            <text:p>8.33E-006</text:p>
          </table:table-cell>
          <table:table-cell table:number-columns-repeated="2"/>
        </table:table-row>
        <table:table-row table:style-name="ro1">
          <table:table-cell office:value-type="float" office:value="1859.99999999845">
            <text:p>1860</text:p>
          </table:table-cell>
          <table:table-cell office:value-type="float" office:value="108.599672762757">
            <text:p>108.6</text:p>
          </table:table-cell>
          <table:table-cell office:value-type="float" office:value="0.264124307074462">
            <text:p>0.26</text:p>
          </table:table-cell>
          <table:table-cell office:value-type="float" office:value="205.576455298866">
            <text:p>205.58</text:p>
          </table:table-cell>
          <table:table-cell table:formula="oooc:=[.D188]/[.C188]" office:value-type="float" office:value="778.332208708492">
            <text:p>778.33</text:p>
          </table:table-cell>
          <table:table-cell table:formula="oooc:=[.D188]/[.B188]" office:value-type="float" office:value="1.8929749056239">
            <text:p>1.89</text:p>
          </table:table-cell>
          <table:table-cell table:formula="oooc:=[.F188]-[.F187]" office:value-type="float" office:value="-0.0000607412289317377">
            <text:p>-6.07E-005</text:p>
          </table:table-cell>
          <table:table-cell table:formula="oooc:=[.C188]-[.C187]" office:value-type="float" office:value="0.00000836880973997811">
            <text:p>8.37E-006</text:p>
          </table:table-cell>
          <table:table-cell table:number-columns-repeated="2"/>
        </table:table-row>
        <table:table-row table:style-name="ro1">
          <table:table-cell office:value-type="float" office:value="1869.99999999844">
            <text:p>1870</text:p>
          </table:table-cell>
          <table:table-cell office:value-type="float" office:value="108.023013961592">
            <text:p>108.02</text:p>
          </table:table-cell>
          <table:table-cell office:value-type="float" office:value="0.264132718891844">
            <text:p>0.26</text:p>
          </table:table-cell>
          <table:table-cell office:value-type="float" office:value="204.478259465978">
            <text:p>204.48</text:p>
          </table:table-cell>
          <table:table-cell table:formula="oooc:=[.D189]/[.C189]" office:value-type="float" office:value="774.149678706434">
            <text:p>774.15</text:p>
          </table:table-cell>
          <table:table-cell table:formula="oooc:=[.D189]/[.B189]" office:value-type="float" office:value="1.89291385203047">
            <text:p>1.89</text:p>
          </table:table-cell>
          <table:table-cell table:formula="oooc:=[.F189]-[.F188]" office:value-type="float" office:value="-0.0000610535934300049">
            <text:p>-6.11E-005</text:p>
          </table:table-cell>
          <table:table-cell table:formula="oooc:=[.C189]-[.C188]" office:value-type="float" office:value="0.00000841181738203689">
            <text:p>8.41E-006</text:p>
          </table:table-cell>
          <table:table-cell table:number-columns-repeated="2"/>
        </table:table-row>
        <table:table-row table:style-name="ro1">
          <table:table-cell office:value-type="float" office:value="1879.99999999844">
            <text:p>1880</text:p>
          </table:table-cell>
          <table:table-cell office:value-type="float" office:value="107.449348130727">
            <text:p>107.45</text:p>
          </table:table-cell>
          <table:table-cell office:value-type="float" office:value="0.264141173933986">
            <text:p>0.26</text:p>
          </table:table-cell>
          <table:table-cell office:value-type="float" office:value="203.385765566294">
            <text:p>203.39</text:p>
          </table:table-cell>
          <table:table-cell table:formula="oooc:=[.D190]/[.C190]" office:value-type="float" office:value="769.988875786264">
            <text:p>769.99</text:p>
          </table:table-cell>
          <table:table-cell table:formula="oooc:=[.D190]/[.B190]" office:value-type="float" office:value="1.89285248449201">
            <text:p>1.89</text:p>
          </table:table-cell>
          <table:table-cell table:formula="oooc:=[.F190]-[.F189]" office:value-type="float" office:value="-0.0000613675384522061">
            <text:p>-6.14E-005</text:p>
          </table:table-cell>
          <table:table-cell table:formula="oooc:=[.C190]-[.C189]" office:value-type="float" office:value="0.0000084550421419749">
            <text:p>8.46E-006</text:p>
          </table:table-cell>
          <table:table-cell table:number-columns-repeated="2"/>
        </table:table-row>
        <table:table-row table:style-name="ro1">
          <table:table-cell office:value-type="float" office:value="1889.99999999843">
            <text:p>1890</text:p>
          </table:table-cell>
          <table:table-cell office:value-type="float" office:value="106.878659757963">
            <text:p>106.88</text:p>
          </table:table-cell>
          <table:table-cell office:value-type="float" office:value="0.264149672419058">
            <text:p>0.26</text:p>
          </table:table-cell>
          <table:table-cell office:value-type="float" office:value="202.298944058004">
            <text:p>202.3</text:p>
          </table:table-cell>
          <table:table-cell table:formula="oooc:=[.D191]/[.C191]" office:value-type="float" office:value="765.849687434284">
            <text:p>765.85</text:p>
          </table:table-cell>
          <table:table-cell table:formula="oooc:=[.D191]/[.B191]" office:value-type="float" office:value="1.89279080142032">
            <text:p>1.89</text:p>
          </table:table-cell>
          <table:table-cell table:formula="oooc:=[.F191]-[.F190]" office:value-type="float" office:value="-0.0000616830716992922">
            <text:p>-6.17E-005</text:p>
          </table:table-cell>
          <table:table-cell table:formula="oooc:=[.C191]-[.C190]" office:value-type="float" office:value="0.00000849848507200601">
            <text:p>8.50E-006</text:p>
          </table:table-cell>
          <table:table-cell table:number-columns-repeated="2"/>
        </table:table-row>
        <table:table-row table:style-name="ro1">
          <table:table-cell office:value-type="float" office:value="1899.99999999842">
            <text:p>1900</text:p>
          </table:table-cell>
          <table:table-cell office:value-type="float" office:value="106.31093341161">
            <text:p>106.31</text:p>
          </table:table-cell>
          <table:table-cell office:value-type="float" office:value="0.26415821456628">
            <text:p>0.26</text:p>
          </table:table-cell>
          <table:table-cell office:value-type="float" office:value="201.217765552673">
            <text:p>201.22</text:p>
          </table:table-cell>
          <table:table-cell table:formula="oooc:=[.D192]/[.C192]" office:value-type="float" office:value="761.732001721209">
            <text:p>761.73</text:p>
          </table:table-cell>
          <table:table-cell table:formula="oooc:=[.D192]/[.B192]" office:value-type="float" office:value="1.89272880121941">
            <text:p>1.89</text:p>
          </table:table-cell>
          <table:table-cell table:formula="oooc:=[.F192]-[.F191]" office:value-type="float" office:value="-0.0000620002009061871">
            <text:p>-6.20E-005</text:p>
          </table:table-cell>
          <table:table-cell table:formula="oooc:=[.C192]-[.C191]" office:value-type="float" office:value="0.00000854214722201263">
            <text:p>8.54E-006</text:p>
          </table:table-cell>
          <table:table-cell table:number-columns-repeated="2"/>
        </table:table-row>
        <table:table-row table:style-name="ro1">
          <table:table-cell office:value-type="float" office:value="1909.99999999841">
            <text:p>1910</text:p>
          </table:table-cell>
          <table:table-cell office:value-type="float" office:value="105.746153740069">
            <text:p>105.75</text:p>
          </table:table-cell>
          <table:table-cell office:value-type="float" office:value="0.264166800595932">
            <text:p>0.26</text:p>
          </table:table-cell>
          <table:table-cell office:value-type="float" office:value="200.14220081445">
            <text:p>200.14</text:p>
          </table:table-cell>
          <table:table-cell table:formula="oooc:=[.D193]/[.C193]" office:value-type="float" office:value="757.635707299141">
            <text:p>757.64</text:p>
          </table:table-cell>
          <table:table-cell table:formula="oooc:=[.D193]/[.B193]" office:value-type="float" office:value="1.89266648228561">
            <text:p>1.89</text:p>
          </table:table-cell>
          <table:table-cell table:formula="oooc:=[.F193]-[.F192]" office:value-type="float" office:value="-0.0000623189337960461">
            <text:p>-6.23E-005</text:p>
          </table:table-cell>
          <table:table-cell table:formula="oooc:=[.C193]-[.C192]" office:value-type="float" office:value="0.00000858602965198019">
            <text:p>8.59E-006</text:p>
          </table:table-cell>
          <table:table-cell table:number-columns-repeated="2"/>
        </table:table-row>
        <table:table-row table:style-name="ro1">
          <table:table-cell office:value-type="float" office:value="1919.9999999984">
            <text:p>1920</text:p>
          </table:table-cell>
          <table:table-cell office:value-type="float" office:value="105.18430547142">
            <text:p>105.18</text:p>
          </table:table-cell>
          <table:table-cell office:value-type="float" office:value="0.264175430729354">
            <text:p>0.26</text:p>
          </table:table-cell>
          <table:table-cell office:value-type="float" office:value="199.072220759273">
            <text:p>199.07</text:p>
          </table:table-cell>
          <table:table-cell table:formula="oooc:=[.D194]/[.C194]" office:value-type="float" office:value="753.560693398551">
            <text:p>753.56</text:p>
          </table:table-cell>
          <table:table-cell table:formula="oooc:=[.D194]/[.B194]" office:value-type="float" office:value="1.89260384300739">
            <text:p>1.89</text:p>
          </table:table-cell>
          <table:table-cell table:formula="oooc:=[.F194]-[.F193]" office:value-type="float" office:value="-0.0000626392782205887">
            <text:p>-6.26E-005</text:p>
          </table:table-cell>
          <table:table-cell table:formula="oooc:=[.C194]-[.C193]" office:value-type="float" office:value="0.00000863013342200514">
            <text:p>8.63E-006</text:p>
          </table:table-cell>
          <table:table-cell table:number-columns-repeated="2"/>
        </table:table-row>
        <table:table-row table:style-name="ro1">
          <table:table-cell office:value-type="float" office:value="1929.99999999839">
            <text:p>1930</text:p>
          </table:table-cell>
          <table:table-cell office:value-type="float" office:value="104.625373413006">
            <text:p>104.63</text:p>
          </table:table-cell>
          <table:table-cell office:value-type="float" office:value="0.264184105188957">
            <text:p>0.26</text:p>
          </table:table-cell>
          <table:table-cell office:value-type="float" office:value="198.007796454086">
            <text:p>198.01</text:p>
          </table:table-cell>
          <table:table-cell table:formula="oooc:=[.D195]/[.C195]" office:value-type="float" office:value="749.506849825282">
            <text:p>749.51</text:p>
          </table:table-cell>
          <table:table-cell table:formula="oooc:=[.D195]/[.B195]" office:value-type="float" office:value="1.89254088176541">
            <text:p>1.89</text:p>
          </table:table-cell>
          <table:table-cell table:formula="oooc:=[.F195]-[.F194]" office:value-type="float" office:value="-0.0000629612419793535">
            <text:p>-6.30E-005</text:p>
          </table:table-cell>
          <table:table-cell table:formula="oooc:=[.C195]-[.C194]" office:value-type="float" office:value="0.00000867445960300861">
            <text:p>8.67E-006</text:p>
          </table:table-cell>
          <table:table-cell table:number-columns-repeated="2"/>
        </table:table-row>
        <table:table-row table:style-name="ro1">
          <table:table-cell office:value-type="float" office:value="1939.99999999838">
            <text:p>1940</text:p>
          </table:table-cell>
          <table:table-cell office:value-type="float" office:value="104.069342451022">
            <text:p>104.07</text:p>
          </table:table-cell>
          <table:table-cell office:value-type="float" office:value="0.26419282419822">
            <text:p>0.26</text:p>
          </table:table-cell>
          <table:table-cell office:value-type="float" office:value="196.948899116054">
            <text:p>196.95</text:p>
          </table:table-cell>
          <table:table-cell table:formula="oooc:=[.D196]/[.C196]" office:value-type="float" office:value="745.474066957572">
            <text:p>745.47</text:p>
          </table:table-cell>
          <table:table-cell table:formula="oooc:=[.D196]/[.B196]" office:value-type="float" office:value="1.89247759693249">
            <text:p>1.89</text:p>
          </table:table-cell>
          <table:table-cell table:formula="oooc:=[.F196]-[.F195]" office:value-type="float" office:value="-0.0000632848329276125">
            <text:p>-6.33E-005</text:p>
          </table:table-cell>
          <table:table-cell table:formula="oooc:=[.C196]-[.C195]" office:value-type="float" office:value="0.00000871900926296965">
            <text:p>8.72E-006</text:p>
          </table:table-cell>
          <table:table-cell table:number-columns-repeated="2"/>
        </table:table-row>
        <table:table-row table:style-name="ro1">
          <table:table-cell office:value-type="float" office:value="1949.99999999837">
            <text:p>1950</text:p>
          </table:table-cell>
          <table:table-cell office:value-type="float" office:value="103.516197550109">
            <text:p>103.52</text:p>
          </table:table-cell>
          <table:table-cell office:value-type="float" office:value="0.264201587981698">
            <text:p>0.26</text:p>
          </table:table-cell>
          <table:table-cell office:value-type="float" office:value="195.895500111784">
            <text:p>195.9</text:p>
          </table:table-cell>
          <table:table-cell table:formula="oooc:=[.D197]/[.C197]" office:value-type="float" office:value="741.462235743088">
            <text:p>741.46</text:p>
          </table:table-cell>
          <table:table-cell table:formula="oooc:=[.D197]/[.B197]" office:value-type="float" office:value="1.89241398687347">
            <text:p>1.89</text:p>
          </table:table-cell>
          <table:table-cell table:formula="oooc:=[.F197]-[.F196]" office:value-type="float" office:value="-0.0000636100590105659">
            <text:p>-6.36E-005</text:p>
          </table:table-cell>
          <table:table-cell table:formula="oooc:=[.C197]-[.C196]" office:value-type="float" office:value="0.00000876378347802742">
            <text:p>8.76E-006</text:p>
          </table:table-cell>
          <table:table-cell table:number-columns-repeated="2"/>
        </table:table-row>
        <table:table-row table:style-name="ro1">
          <table:table-cell office:value-type="float" office:value="1959.99999999836">
            <text:p>1960</text:p>
          </table:table-cell>
          <table:table-cell office:value-type="float" office:value="102.965923752943">
            <text:p>102.97</text:p>
          </table:table-cell>
          <table:table-cell office:value-type="float" office:value="0.264210396765028">
            <text:p>0.26</text:p>
          </table:table-cell>
          <table:table-cell office:value-type="float" office:value="194.847570956555">
            <text:p>194.85</text:p>
          </table:table-cell>
          <table:table-cell table:formula="oooc:=[.D198]/[.C198]" office:value-type="float" office:value="737.47124769598">
            <text:p>737.47</text:p>
          </table:table-cell>
          <table:table-cell table:formula="oooc:=[.D198]/[.B198]" office:value-type="float" office:value="1.89235004994539">
            <text:p>1.89</text:p>
          </table:table-cell>
          <table:table-cell table:formula="oooc:=[.F198]-[.F197]" office:value-type="float" office:value="-0.0000639369280839297">
            <text:p>-6.39E-005</text:p>
          </table:table-cell>
          <table:table-cell table:formula="oooc:=[.C198]-[.C197]" office:value-type="float" office:value="0.00000880878332998325">
            <text:p>8.81E-006</text:p>
          </table:table-cell>
          <table:table-cell table:number-columns-repeated="2"/>
        </table:table-row>
        <table:table-row table:style-name="ro1">
          <table:table-cell office:value-type="float" office:value="1969.99999999835">
            <text:p>1970</text:p>
          </table:table-cell>
          <table:table-cell office:value-type="float" office:value="102.418506179837">
            <text:p>102.42</text:p>
          </table:table-cell>
          <table:table-cell office:value-type="float" office:value="0.264219250774931">
            <text:p>0.26</text:p>
          </table:table-cell>
          <table:table-cell office:value-type="float" office:value="193.805083313544">
            <text:p>193.81</text:p>
          </table:table-cell>
          <table:table-cell table:formula="oooc:=[.D199]/[.C199]" office:value-type="float" office:value="733.500994893943">
            <text:p>733.5</text:p>
          </table:table-cell>
          <table:table-cell table:formula="oooc:=[.D199]/[.B199]" office:value-type="float" office:value="1.8922857844972">
            <text:p>1.89</text:p>
          </table:table-cell>
          <table:table-cell table:formula="oooc:=[.F199]-[.F198]" office:value-type="float" office:value="-0.0000642654481926019">
            <text:p>-6.43E-005</text:p>
          </table:table-cell>
          <table:table-cell table:formula="oooc:=[.C199]-[.C198]" office:value-type="float" office:value="0.00000885400990302543">
            <text:p>8.85E-006</text:p>
          </table:table-cell>
          <table:table-cell table:number-columns-repeated="2"/>
        </table:table-row>
        <table:table-row table:style-name="ro1">
          <table:table-cell office:value-type="float" office:value="1979.99999999834">
            <text:p>1980</text:p>
          </table:table-cell>
          <table:table-cell office:value-type="float" office:value="101.873930028332">
            <text:p>101.87</text:p>
          </table:table-cell>
          <table:table-cell office:value-type="float" office:value="0.264228150239219">
            <text:p>0.26</text:p>
          </table:table-cell>
          <table:table-cell office:value-type="float" office:value="192.768008993059">
            <text:p>192.77</text:p>
          </table:table-cell>
          <table:table-cell table:formula="oooc:=[.D200]/[.C200]" office:value-type="float" office:value="729.55136997529">
            <text:p>729.55</text:p>
          </table:table-cell>
          <table:table-cell table:formula="oooc:=[.D200]/[.B200]" office:value-type="float" office:value="1.8922211888699">
            <text:p>1.89</text:p>
          </table:table-cell>
          <table:table-cell table:formula="oooc:=[.F200]-[.F199]" office:value-type="float" office:value="-0.0000645956273019888">
            <text:p>-6.46E-005</text:p>
          </table:table-cell>
          <table:table-cell table:formula="oooc:=[.C200]-[.C199]" office:value-type="float" office:value="0.00000889946428800359">
            <text:p>8.90E-006</text:p>
          </table:table-cell>
          <table:table-cell table:number-columns-repeated="2"/>
        </table:table-row>
        <table:table-row table:style-name="ro1">
          <table:table-cell office:value-type="float" office:value="1989.99999999834">
            <text:p>1990</text:p>
          </table:table-cell>
          <table:table-cell office:value-type="float" office:value="101.332180572802">
            <text:p>101.33</text:p>
          </table:table-cell>
          <table:table-cell office:value-type="float" office:value="0.264237095386797">
            <text:p>0.26</text:p>
          </table:table-cell>
          <table:table-cell office:value-type="float" office:value="191.73631995178">
            <text:p>191.74</text:p>
          </table:table-cell>
          <table:table-cell table:formula="oooc:=[.D201]/[.C201]" office:value-type="float" office:value="725.622266136068">
            <text:p>725.62</text:p>
          </table:table-cell>
          <table:table-cell table:formula="oooc:=[.D201]/[.B201]" office:value-type="float" office:value="1.89215626139642">
            <text:p>1.89</text:p>
          </table:table-cell>
          <table:table-cell table:formula="oooc:=[.F201]-[.F200]" office:value-type="float" office:value="-0.0000649274734763061">
            <text:p>-6.49E-005</text:p>
          </table:table-cell>
          <table:table-cell table:formula="oooc:=[.C201]-[.C200]" office:value-type="float" office:value="0.00000894514757798781">
            <text:p>8.95E-006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Alpha</text:p>
          </table:table-cell>
          <table:table-cell table:style-name="ce1" office:value-type="float" office:value="0.01">
            <text:p>0.01000</text:p>
          </table:table-cell>
          <table:table-cell/>
          <table:table-cell office:value-type="string">
            <text:p>S</text:p>
          </table:table-cell>
          <table:table-cell table:formula="oooc:=[.D200]" office:value-type="float" office:value="192.768008993059">
            <text:p>192.77</text:p>
          </table:table-cell>
          <table:table-cell/>
          <table:table-cell table:style-name="Default" office:value-type="string">
            <text:p>eq9 lhs</text:p>
          </table:table-cell>
          <table:table-cell table:style-name="Default" table:formula="oooc:=[.B208]/([.B209]+[.B207]+[.B210]-[.B206]*[.E206])" office:value-type="float" office:value="0.529391365511758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Beta</text:p>
          </table:table-cell>
          <table:table-cell table:style-name="ce1" office:value-type="float" office:value="0.0096">
            <text:p>0.00960</text:p>
          </table:table-cell>
          <table:table-cell/>
          <table:table-cell office:value-type="string">
            <text:p>Z</text:p>
          </table:table-cell>
          <table:table-cell table:formula="oooc:=[.C200]" office:value-type="float" office:value="0.264228150239219">
            <text:p>0.26</text:p>
          </table:table-cell>
          <table:table-cell/>
          <table:table-cell table:style-name="Default" office:value-type="string">
            <text:p>eq9 rhs</text:p>
          </table:table-cell>
          <table:table-cell table:style-name="Default" table:formula="oooc:=[.E206]*([.B205]-[.B206])/[.B207]" office:value-type="float" office:value="0.528456300478437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Zeta</text:p>
          </table:table-cell>
          <table:table-cell table:style-name="ce1" office:value-type="float" office:value="0.0002">
            <text:p>0.00020</text:p>
          </table:table-cell>
          <table:table-cell/>
          <table:table-cell office:value-type="string">
            <text:p>R</text:p>
          </table:table-cell>
          <table:table-cell table:formula="oooc:=[.B200]" office:value-type="float" office:value="101.873930028332">
            <text:p>101.87</text:p>
          </table:table-cell>
          <table:table-cell/>
          <table:table-cell table:style-name="Default" office:value-type="string">
            <text:p>Lhs – rhs</text:p>
          </table:table-cell>
          <table:table-cell table:formula="oooc:=[.H205]-[.H206]" office:value-type="float" office:value="0.000935065033321303">
            <text:p>9.35E-004</text:p>
          </table:table-cell>
          <table:table-cell table:number-columns-repeated="2"/>
        </table:table-row>
        <table:table-row table:style-name="ro1">
          <table:table-cell office:value-type="string">
            <text:p>Delta</text:p>
          </table:table-cell>
          <table:table-cell table:style-name="ce1" office:value-type="float" office:value="0.00105">
            <text:p>0.00105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Pi</text:p>
          </table:table-cell>
          <table:table-cell table:style-name="ce1" office:value-type="float" office:value="0.002">
            <text:p>0.00200</text:p>
          </table:table-cell>
          <table:table-cell/>
          <table:table-cell office:value-type="string">
            <text:p>S/R</text:p>
          </table:table-cell>
          <table:table-cell table:formula="oooc:=[.E205]/[.E207]" office:value-type="float" office:value="1.8922211888699">
            <text:p>1.8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Lambda</text:p>
          </table:table-cell>
          <table:table-cell table:style-name="ce1" office:value-type="float" office:value="0.00232">
            <text:p>0.00232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S'</text:p>
          </table:table-cell>
          <table:table-cell table:style-name="ce2" table:formula="oooc:=-[.B206]*[.E205]*[.E206]+[.B209]*[.E205]" office:value-type="float" office:value="-0.1034374326526">
            <text:p>-1.03E-001</text:p>
          </table:table-cell>
          <table:table-cell/>
          <table:table-cell office:value-type="string">
            <text:p>S'/S</text:p>
          </table:table-cell>
          <table:table-cell table:style-name="ce2" table:formula="oooc:=[.B212]/[.E205]" office:value-type="float" office:value="-0.000536590242296503">
            <text:p>-5.37E-00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R'</text:p>
          </table:table-cell>
          <table:table-cell table:style-name="ce1" table:formula="oooc:=[.B208]*[.E205]-[.B207]*[.E207]-[.B210]*[.E207]" office:value-type="float" office:value="-0.0543158942286846">
            <text:p>-0.05432</text:p>
          </table:table-cell>
          <table:table-cell/>
          <table:table-cell office:value-type="string">
            <text:p>R'/R</text:p>
          </table:table-cell>
          <table:table-cell table:style-name="ce2" table:formula="oooc:=[.B213]/[.E207]" office:value-type="float" office:value="-0.000533167751686608">
            <text:p>-5.33E-00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<text:s text:c="2"/>\frac{S}{R} &amp; &lt; \frac{\Pi + \zeta + \lambda - \beta Z}{\delta} - 1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(Pi + zeta + lambda -beta Z)/delta -1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formula="oooc:=[.B49]" office:value-type="float" office:value="226.498502671894">
            <text:p>226.5</text:p>
          </table:table-cell>
          <table:table-cell table:formula="oooc:=[.C49]" office:value-type="float" office:value="0.263290813205825">
            <text:p>0.26</text:p>
          </table:table-cell>
          <table:table-cell table:formula="oooc:=[.D49]" office:value-type="float" office:value="430.125651272932">
            <text:p>430.13</text:p>
          </table:table-cell>
          <table:table-cell table:formula="oooc:=([.B$209]+[.B$208]+[.B$207]+[.B$210]-[.B$206]*[.D218])/[.B$208] -1" office:value-type="float" office:value="1.89753161259436">
            <text:p>1.9</text:p>
          </table:table-cell>
          <table:table-cell table:formula="oooc:=[.F49]-[.F218]" office:value-type="float" office:value="0.00149043920265446">
            <text:p>1.49E-00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formula="oooc:=[.B200]" office:value-type="float" office:value="101.873930028332">
            <text:p>101.87</text:p>
          </table:table-cell>
          <table:table-cell table:formula="oooc:=[.C200]" office:value-type="float" office:value="0.264228150239219">
            <text:p>0.26</text:p>
          </table:table-cell>
          <table:table-cell table:formula="oooc:=[.D200]" office:value-type="float" office:value="192.768008993059">
            <text:p>192.77</text:p>
          </table:table-cell>
          <table:table-cell table:formula="oooc:=([.B$209]+[.B$208]+[.B$207]+[.B$210]-[.B$206]*[.D219])/[.B$208] -1" office:value-type="float" office:value="1.88896167400333">
            <text:p>1.89</text:p>
          </table:table-cell>
          <table:table-cell table:formula="oooc:=[.F200]-[.F219]" office:value-type="float" office:value="0.00325951486656573">
            <text:p>3.26E-003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discriminant</text:p>
          </table:table-cell>
          <table:table-cell table:style-name="ce2" table:formula="oooc:=(POWER([.B209]+[.B208]+[.B207];2)+4*[.B206]*([.B205]-[.B206])*[.B207]*[.B208])" office:value-type="float" office:value="0.0000105625032256">
            <text:p>1.06E-00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sol1</text:p>
          </table:table-cell>
          <table:table-cell table:style-name="ce2" table:formula="oooc:=(-([.B209]+[.B208]+[.B210])+SQRT([.C222]))/2*[.B206]*([.B206]-[.B205])" office:value-type="float" office:value="0.00000000407039904720745">
            <text:p>4.07E-009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sol2</text:p>
          </table:table-cell>
          <table:table-cell table:style-name="ce2" table:formula="oooc:=(-([.B209]+[.B208]+[.B210])-SQRT([.C222]))/2*[.B206]*([.B206]-[.B205])" office:value-type="float" office:value="0.0000000165504009527925">
            <text:p>1.66E-00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5" table:number-columns-repeated="7" table:default-cell-style-name="Default"/>
        <table:table-row table:style-name="ro1">
          <table:table-cell office:value-type="string">
            <text:p>Alpha</text:p>
          </table:table-cell>
          <table:table-cell table:style-name="ce1" office:value-type="float" office:value="0.01">
            <text:p>0.01000</text:p>
          </table:table-cell>
          <table:table-cell/>
          <table:table-cell office:value-type="string">
            <text:p>pi/beta</text:p>
          </table:table-cell>
          <table:table-cell table:formula="oooc:=[.B5]/[.B2]" office:value-type="float" office:value="0.208333333333333">
            <text:p>0.21</text:p>
          </table:table-cell>
          <table:table-cell table:number-columns-repeated="2"/>
        </table:table-row>
        <table:table-row table:style-name="ro1">
          <table:table-cell office:value-type="string">
            <text:p>Beta</text:p>
          </table:table-cell>
          <table:table-cell table:style-name="ce1" office:value-type="float" office:value="0.0096">
            <text:p>0.00960</text:p>
          </table:table-cell>
          <table:table-cell table:number-columns-repeated="5"/>
        </table:table-row>
        <table:table-row table:style-name="ro1">
          <table:table-cell office:value-type="string">
            <text:p>Zeta</text:p>
          </table:table-cell>
          <table:table-cell table:style-name="ce1" office:value-type="float" office:value="0.0002">
            <text:p>0.00020</text:p>
          </table:table-cell>
          <table:table-cell table:number-columns-repeated="4"/>
          <table:table-cell>
            <draw:frame table:end-cell-address="Sheet2.K21" table:end-x="1.645cm" table:end-y="0.239cm" draw:z-index="0" draw:style-name="gr1" svg:width="9.595cm" svg:height="8.276cm" svg:x="1.083cm" svg:y="0.124cm">
              <draw:object draw:notify-on-update-of-ranges="Sheet2.A9:Sheet2.A9 Sheet2.A10:Sheet2.A236 Sheet2.D9:Sheet2.D9 Sheet2.D10:Sheet2.D236 Sheet2.E9:Sheet2.E9 Sheet2.E10:Sheet2.E2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Delta</text:p>
          </table:table-cell>
          <table:table-cell table:style-name="ce1" office:value-type="float" office:value="0.00105">
            <text:p>0.00105</text:p>
          </table:table-cell>
          <table:table-cell table:number-columns-repeated="5"/>
        </table:table-row>
        <table:table-row table:style-name="ro1">
          <table:table-cell office:value-type="string">
            <text:p>Pi</text:p>
          </table:table-cell>
          <table:table-cell table:style-name="ce1" office:value-type="float" office:value="0.002">
            <text:p>0.00200</text:p>
          </table:table-cell>
          <table:table-cell table:number-columns-repeated="5"/>
        </table:table-row>
        <table:table-row table:style-name="ro1">
          <table:table-cell office:value-type="string">
            <text:p>Lambda</text:p>
          </table:table-cell>
          <table:table-cell table:style-name="ce1" office:value-type="float" office:value="0.00232">
            <text:p>0.00232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Zombies</text:p>
          </table:table-cell>
          <table:table-cell office:value-type="string">
            <text:p>lhs</text:p>
          </table:table-cell>
          <table:table-cell office:value-type="string">
            <text:p>rhs</text:p>
          </table:table-cell>
          <table:table-cell office:value-type="string">
            <text:p>diff</text:p>
          </table:table-cell>
          <table:table-cell office:value-type="string">
            <text:p>q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[.B$4]/([.B$5]+[.B$3]+[.B$6]-[.B$2]*[.A10])" office:value-type="float" office:value="0.232300884955752">
            <text:p>0.23</text:p>
          </table:table-cell>
          <table:table-cell table:formula="oooc:=[.A10]*([.B$1]-[.B$2])/[.B$3]" office:value-type="float" office:value="0">
            <text:p>0</text:p>
          </table:table-cell>
          <table:table-cell table:formula="oooc:=[.B10]-[.C10]" office:value-type="float" office:value="0.232300884955752">
            <text:p>0.23</text:p>
          </table:table-cell>
          <table:table-cell table:formula="oooc:=([.A10]*[.A10]*[.B$2]*([.B$2]-[.B$1])+[.A10]*([.B$1]-[.B$2])*([.B$5]+[.B$6]+[.B$3])-[.B$3]*[.B$4])*1000000" office:value-type="float" office:value="-0.21">
            <text:p>-0.21</text:p>
          </table:table-cell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table:formula="oooc:=[.B$4]/([.B$5]+[.B$3]+[.B$6]-[.B$2]*[.A11])" office:value-type="float" office:value="0.237341772151899">
            <text:p>0.24</text:p>
          </table:table-cell>
          <table:table-cell table:formula="oooc:=[.A11]*([.B$1]-[.B$2])/[.B$3]" office:value-type="float" office:value="0.02">
            <text:p>0.02</text:p>
          </table:table-cell>
          <table:table-cell table:formula="oooc:=[.B11]-[.C11]" office:value-type="float" office:value="0.217341772151899">
            <text:p>0.22</text:p>
          </table:table-cell>
          <table:table-cell table:formula="oooc:=([.A11]*[.A11]*[.B$2]*([.B$2]-[.B$1])+[.A11]*([.B$1]-[.B$2])*([.B$5]+[.B$6]+[.B$3])-[.B$3]*[.B$4])*1000000" office:value-type="float" office:value="-0.192304">
            <text:p>-0.19</text:p>
          </table:table-cell>
          <table:table-cell table:number-columns-repeated="2"/>
        </table:table-row>
        <table:table-row table:style-name="ro1">
          <table:table-cell office:value-type="float" office:value="0.02">
            <text:p>0.02</text:p>
          </table:table-cell>
          <table:table-cell table:formula="oooc:=[.B$4]/([.B$5]+[.B$3]+[.B$6]-[.B$2]*[.A12])" office:value-type="float" office:value="0.242606284658041">
            <text:p>0.24</text:p>
          </table:table-cell>
          <table:table-cell table:formula="oooc:=[.A12]*([.B$1]-[.B$2])/[.B$3]" office:value-type="float" office:value="0.0399999999999999">
            <text:p>0.04</text:p>
          </table:table-cell>
          <table:table-cell table:formula="oooc:=[.B12]-[.C12]" office:value-type="float" office:value="0.202606284658041">
            <text:p>0.2</text:p>
          </table:table-cell>
          <table:table-cell table:formula="oooc:=([.A12]*[.A12]*[.B$2]*([.B$2]-[.B$1])+[.A12]*([.B$1]-[.B$2])*([.B$5]+[.B$6]+[.B$3])-[.B$3]*[.B$4])*1000000" office:value-type="float" office:value="-0.175376">
            <text:p>-0.18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table:formula="oooc:=[.B$4]/([.B$5]+[.B$3]+[.B$6]-[.B$2]*[.A13])" office:value-type="float" office:value="0.248109640831758">
            <text:p>0.25</text:p>
          </table:table-cell>
          <table:table-cell table:formula="oooc:=[.A13]*([.B$1]-[.B$2])/[.B$3]" office:value-type="float" office:value="0.0599999999999999">
            <text:p>0.06</text:p>
          </table:table-cell>
          <table:table-cell table:formula="oooc:=[.B13]-[.C13]" office:value-type="float" office:value="0.188109640831758">
            <text:p>0.19</text:p>
          </table:table-cell>
          <table:table-cell table:formula="oooc:=([.A13]*[.A13]*[.B$2]*([.B$2]-[.B$1])+[.A13]*([.B$1]-[.B$2])*([.B$5]+[.B$6]+[.B$3])-[.B$3]*[.B$4])*1000000" office:value-type="float" office:value="-0.159216">
            <text:p>-0.16</text:p>
          </table:table-cell>
          <table:table-cell table:number-columns-repeated="2"/>
        </table:table-row>
        <table:table-row table:style-name="ro1">
          <table:table-cell office:value-type="float" office:value="0.04">
            <text:p>0.04</text:p>
          </table:table-cell>
          <table:table-cell table:formula="oooc:=[.B$4]/([.B$5]+[.B$3]+[.B$6]-[.B$2]*[.A14])" office:value-type="float" office:value="0.253868471953578">
            <text:p>0.25</text:p>
          </table:table-cell>
          <table:table-cell table:formula="oooc:=[.A14]*([.B$1]-[.B$2])/[.B$3]" office:value-type="float" office:value="0.0799999999999999">
            <text:p>0.08</text:p>
          </table:table-cell>
          <table:table-cell table:formula="oooc:=[.B14]-[.C14]" office:value-type="float" office:value="0.173868471953579">
            <text:p>0.17</text:p>
          </table:table-cell>
          <table:table-cell table:formula="oooc:=([.A14]*[.A14]*[.B$2]*([.B$2]-[.B$1])+[.A14]*([.B$1]-[.B$2])*([.B$5]+[.B$6]+[.B$3])-[.B$3]*[.B$4])*1000000" office:value-type="float" office:value="-0.143824">
            <text:p>-0.14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table:formula="oooc:=[.B$4]/([.B$5]+[.B$3]+[.B$6]-[.B$2]*[.A15])" office:value-type="float" office:value="0.25990099009901">
            <text:p>0.26</text:p>
          </table:table-cell>
          <table:table-cell table:formula="oooc:=[.A15]*([.B$1]-[.B$2])/[.B$3]" office:value-type="float" office:value="0.0999999999999998">
            <text:p>0.1</text:p>
          </table:table-cell>
          <table:table-cell table:formula="oooc:=[.B15]-[.C15]" office:value-type="float" office:value="0.15990099009901">
            <text:p>0.16</text:p>
          </table:table-cell>
          <table:table-cell table:formula="oooc:=([.A15]*[.A15]*[.B$2]*([.B$2]-[.B$1])+[.A15]*([.B$1]-[.B$2])*([.B$5]+[.B$6]+[.B$3])-[.B$3]*[.B$4])*1000000" office:value-type="float" office:value="-0.1292">
            <text:p>-0.13</text:p>
          </table:table-cell>
          <table:table-cell table:number-columns-repeated="2"/>
        </table:table-row>
        <table:table-row table:style-name="ro1">
          <table:table-cell office:value-type="float" office:value="0.06">
            <text:p>0.06</text:p>
          </table:table-cell>
          <table:table-cell table:formula="oooc:=[.B$4]/([.B$5]+[.B$3]+[.B$6]-[.B$2]*[.A16])" office:value-type="float" office:value="0.266227180527383">
            <text:p>0.27</text:p>
          </table:table-cell>
          <table:table-cell table:formula="oooc:=[.A16]*([.B$1]-[.B$2])/[.B$3]" office:value-type="float" office:value="0.12">
            <text:p>0.12</text:p>
          </table:table-cell>
          <table:table-cell table:formula="oooc:=[.B16]-[.C16]" office:value-type="float" office:value="0.146227180527384">
            <text:p>0.15</text:p>
          </table:table-cell>
          <table:table-cell table:formula="oooc:=([.A16]*[.A16]*[.B$2]*([.B$2]-[.B$1])+[.A16]*([.B$1]-[.B$2])*([.B$5]+[.B$6]+[.B$3])-[.B$3]*[.B$4])*1000000" office:value-type="float" office:value="-0.115344">
            <text:p>-0.12</text:p>
          </table:table-cell>
          <table:table-cell table:number-columns-repeated="2"/>
        </table:table-row>
        <table:table-row table:style-name="ro1">
          <table:table-cell office:value-type="float" office:value="0.07">
            <text:p>0.07</text:p>
          </table:table-cell>
          <table:table-cell table:formula="oooc:=[.B$4]/([.B$5]+[.B$3]+[.B$6]-[.B$2]*[.A17])" office:value-type="float" office:value="0.272869022869023">
            <text:p>0.27</text:p>
          </table:table-cell>
          <table:table-cell table:formula="oooc:=[.A17]*([.B$1]-[.B$2])/[.B$3]" office:value-type="float" office:value="0.14">
            <text:p>0.14</text:p>
          </table:table-cell>
          <table:table-cell table:formula="oooc:=[.B17]-[.C17]" office:value-type="float" office:value="0.132869022869023">
            <text:p>0.13</text:p>
          </table:table-cell>
          <table:table-cell table:formula="oooc:=([.A17]*[.A17]*[.B$2]*([.B$2]-[.B$1])+[.A17]*([.B$1]-[.B$2])*([.B$5]+[.B$6]+[.B$3])-[.B$3]*[.B$4])*1000000" office:value-type="float" office:value="-0.102256">
            <text:p>-0.1</text:p>
          </table:table-cell>
          <table:table-cell table:number-columns-repeated="2"/>
        </table:table-row>
        <table:table-row table:style-name="ro1">
          <table:table-cell office:value-type="float" office:value="0.08">
            <text:p>0.08</text:p>
          </table:table-cell>
          <table:table-cell table:formula="oooc:=[.B$4]/([.B$5]+[.B$3]+[.B$6]-[.B$2]*[.A18])" office:value-type="float" office:value="0.279850746268657">
            <text:p>0.28</text:p>
          </table:table-cell>
          <table:table-cell table:formula="oooc:=[.A18]*([.B$1]-[.B$2])/[.B$3]" office:value-type="float" office:value="0.16">
            <text:p>0.16</text:p>
          </table:table-cell>
          <table:table-cell table:formula="oooc:=[.B18]-[.C18]" office:value-type="float" office:value="0.119850746268657">
            <text:p>0.12</text:p>
          </table:table-cell>
          <table:table-cell table:formula="oooc:=([.A18]*[.A18]*[.B$2]*([.B$2]-[.B$1])+[.A18]*([.B$1]-[.B$2])*([.B$5]+[.B$6]+[.B$3])-[.B$3]*[.B$4])*1000000" office:value-type="float" office:value="-0.0899360000000003">
            <text:p>-0.09</text:p>
          </table:table-cell>
          <table:table-cell table:number-columns-repeated="2"/>
        </table:table-row>
        <table:table-row table:style-name="ro1">
          <table:table-cell office:value-type="float" office:value="0.09">
            <text:p>0.09</text:p>
          </table:table-cell>
          <table:table-cell table:formula="oooc:=[.B$4]/([.B$5]+[.B$3]+[.B$6]-[.B$2]*[.A19])" office:value-type="float" office:value="0.287199124726477">
            <text:p>0.29</text:p>
          </table:table-cell>
          <table:table-cell table:formula="oooc:=[.A19]*([.B$1]-[.B$2])/[.B$3]" office:value-type="float" office:value="0.18">
            <text:p>0.18</text:p>
          </table:table-cell>
          <table:table-cell table:formula="oooc:=[.B19]-[.C19]" office:value-type="float" office:value="0.107199124726477">
            <text:p>0.11</text:p>
          </table:table-cell>
          <table:table-cell table:formula="oooc:=([.A19]*[.A19]*[.B$2]*([.B$2]-[.B$1])+[.A19]*([.B$1]-[.B$2])*([.B$5]+[.B$6]+[.B$3])-[.B$3]*[.B$4])*1000000" office:value-type="float" office:value="-0.0783840000000002">
            <text:p>-0.08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ooc:=[.B$4]/([.B$5]+[.B$3]+[.B$6]-[.B$2]*[.A20])" office:value-type="float" office:value="0.294943820224719">
            <text:p>0.29</text:p>
          </table:table-cell>
          <table:table-cell table:formula="oooc:=[.A20]*([.B$1]-[.B$2])/[.B$3]" office:value-type="float" office:value="0.2">
            <text:p>0.2</text:p>
          </table:table-cell>
          <table:table-cell table:formula="oooc:=[.B20]-[.C20]" office:value-type="float" office:value="0.0949438202247195">
            <text:p>0.09</text:p>
          </table:table-cell>
          <table:table-cell table:formula="oooc:=([.A20]*[.A20]*[.B$2]*([.B$2]-[.B$1])+[.A20]*([.B$1]-[.B$2])*([.B$5]+[.B$6]+[.B$3])-[.B$3]*[.B$4])*1000000" office:value-type="float" office:value="-0.0676000000000003">
            <text:p>-0.07</text:p>
          </table:table-cell>
          <table:table-cell table:number-columns-repeated="2"/>
        </table:table-row>
        <table:table-row table:style-name="ro1">
          <table:table-cell office:value-type="float" office:value="0.11">
            <text:p>0.11</text:p>
          </table:table-cell>
          <table:table-cell table:formula="oooc:=[.B$4]/([.B$5]+[.B$3]+[.B$6]-[.B$2]*[.A21])" office:value-type="float" office:value="0.303117782909931">
            <text:p>0.3</text:p>
          </table:table-cell>
          <table:table-cell table:formula="oooc:=[.A21]*([.B$1]-[.B$2])/[.B$3]" office:value-type="float" office:value="0.22">
            <text:p>0.22</text:p>
          </table:table-cell>
          <table:table-cell table:formula="oooc:=[.B21]-[.C21]" office:value-type="float" office:value="0.0831177829099312">
            <text:p>0.08</text:p>
          </table:table-cell>
          <table:table-cell table:formula="oooc:=([.A21]*[.A21]*[.B$2]*([.B$2]-[.B$1])+[.A21]*([.B$1]-[.B$2])*([.B$5]+[.B$6]+[.B$3])-[.B$3]*[.B$4])*1000000" office:value-type="float" office:value="-0.0575840000000003">
            <text:p>-0.06</text:p>
          </table:table-cell>
          <table:table-cell table:number-columns-repeated="2"/>
        </table:table-row>
        <table:table-row table:style-name="ro1">
          <table:table-cell office:value-type="float" office:value="0.12">
            <text:p>0.12</text:p>
          </table:table-cell>
          <table:table-cell table:formula="oooc:=[.B$4]/([.B$5]+[.B$3]+[.B$6]-[.B$2]*[.A22])" office:value-type="float" office:value="0.311757719714964">
            <text:p>0.31</text:p>
          </table:table-cell>
          <table:table-cell table:formula="oooc:=[.A22]*([.B$1]-[.B$2])/[.B$3]" office:value-type="float" office:value="0.24">
            <text:p>0.24</text:p>
          </table:table-cell>
          <table:table-cell table:formula="oooc:=[.B22]-[.C22]" office:value-type="float" office:value="0.0717577197149649">
            <text:p>0.07</text:p>
          </table:table-cell>
          <table:table-cell table:formula="oooc:=([.A22]*[.A22]*[.B$2]*([.B$2]-[.B$1])+[.A22]*([.B$1]-[.B$2])*([.B$5]+[.B$6]+[.B$3])-[.B$3]*[.B$4])*1000000" office:value-type="float" office:value="-0.0483360000000004">
            <text:p>-0.05</text:p>
          </table:table-cell>
          <table:table-cell table:number-columns-repeated="2"/>
        </table:table-row>
        <table:table-row table:style-name="ro1">
          <table:table-cell office:value-type="float" office:value="0.13">
            <text:p>0.13</text:p>
          </table:table-cell>
          <table:table-cell table:formula="oooc:=[.B$4]/([.B$5]+[.B$3]+[.B$6]-[.B$2]*[.A23])" office:value-type="float" office:value="0.320904645476773">
            <text:p>0.32</text:p>
          </table:table-cell>
          <table:table-cell table:formula="oooc:=[.A23]*([.B$1]-[.B$2])/[.B$3]" office:value-type="float" office:value="0.26">
            <text:p>0.26</text:p>
          </table:table-cell>
          <table:table-cell table:formula="oooc:=[.B23]-[.C23]" office:value-type="float" office:value="0.0609046454767731">
            <text:p>0.06</text:p>
          </table:table-cell>
          <table:table-cell table:formula="oooc:=([.A23]*[.A23]*[.B$2]*([.B$2]-[.B$1])+[.A23]*([.B$1]-[.B$2])*([.B$5]+[.B$6]+[.B$3])-[.B$3]*[.B$4])*1000000" office:value-type="float" office:value="-0.0398560000000003">
            <text:p>-0.04</text:p>
          </table:table-cell>
          <table:table-cell table:number-columns-repeated="2"/>
        </table:table-row>
        <table:table-row table:style-name="ro1">
          <table:table-cell office:value-type="float" office:value="0.14">
            <text:p>0.14</text:p>
          </table:table-cell>
          <table:table-cell table:formula="oooc:=[.B$4]/([.B$5]+[.B$3]+[.B$6]-[.B$2]*[.A24])" office:value-type="float" office:value="0.330604534005038">
            <text:p>0.33</text:p>
          </table:table-cell>
          <table:table-cell table:formula="oooc:=[.A24]*([.B$1]-[.B$2])/[.B$3]" office:value-type="float" office:value="0.279999999999999">
            <text:p>0.28</text:p>
          </table:table-cell>
          <table:table-cell table:formula="oooc:=[.B24]-[.C24]" office:value-type="float" office:value="0.0506045340050384">
            <text:p>0.05</text:p>
          </table:table-cell>
          <table:table-cell table:formula="oooc:=([.A24]*[.A24]*[.B$2]*([.B$2]-[.B$1])+[.A24]*([.B$1]-[.B$2])*([.B$5]+[.B$6]+[.B$3])-[.B$3]*[.B$4])*1000000" office:value-type="float" office:value="-0.0321440000000004">
            <text:p>-0.03</text:p>
          </table:table-cell>
          <table:table-cell table:number-columns-repeated="2"/>
        </table:table-row>
        <table:table-row table:style-name="ro1">
          <table:table-cell office:value-type="float" office:value="0.15">
            <text:p>0.15</text:p>
          </table:table-cell>
          <table:table-cell table:formula="oooc:=[.B$4]/([.B$5]+[.B$3]+[.B$6]-[.B$2]*[.A25])" office:value-type="float" office:value="0.340909090909091">
            <text:p>0.34</text:p>
          </table:table-cell>
          <table:table-cell table:formula="oooc:=[.A25]*([.B$1]-[.B$2])/[.B$3]" office:value-type="float" office:value="0.3">
            <text:p>0.3</text:p>
          </table:table-cell>
          <table:table-cell table:formula="oooc:=[.B25]-[.C25]" office:value-type="float" office:value="0.0409090909090916">
            <text:p>0.04</text:p>
          </table:table-cell>
          <table:table-cell table:formula="oooc:=([.A25]*[.A25]*[.B$2]*([.B$2]-[.B$1])+[.A25]*([.B$1]-[.B$2])*([.B$5]+[.B$6]+[.B$3])-[.B$3]*[.B$4])*1000000" office:value-type="float" office:value="-0.0252000000000004">
            <text:p>-0.03</text:p>
          </table:table-cell>
          <table:table-cell table:number-columns-repeated="2"/>
        </table:table-row>
        <table:table-row table:style-name="ro1">
          <table:table-cell office:value-type="float" office:value="0.16">
            <text:p>0.16</text:p>
          </table:table-cell>
          <table:table-cell table:formula="oooc:=[.B$4]/([.B$5]+[.B$3]+[.B$6]-[.B$2]*[.A26])" office:value-type="float" office:value="0.351876675603217">
            <text:p>0.35</text:p>
          </table:table-cell>
          <table:table-cell table:formula="oooc:=[.A26]*([.B$1]-[.B$2])/[.B$3]" office:value-type="float" office:value="0.319999999999999">
            <text:p>0.32</text:p>
          </table:table-cell>
          <table:table-cell table:formula="oooc:=[.B26]-[.C26]" office:value-type="float" office:value="0.0318766756032178">
            <text:p>0.03</text:p>
          </table:table-cell>
          <table:table-cell table:formula="oooc:=([.A26]*[.A26]*[.B$2]*([.B$2]-[.B$1])+[.A26]*([.B$1]-[.B$2])*([.B$5]+[.B$6]+[.B$3])-[.B$3]*[.B$4])*1000000" office:value-type="float" office:value="-0.0190240000000004">
            <text:p>-0.02</text:p>
          </table:table-cell>
          <table:table-cell table:number-columns-repeated="2"/>
        </table:table-row>
        <table:table-row table:style-name="ro1">
          <table:table-cell office:value-type="float" office:value="0.17">
            <text:p>0.17</text:p>
          </table:table-cell>
          <table:table-cell table:formula="oooc:=[.B$4]/([.B$5]+[.B$3]+[.B$6]-[.B$2]*[.A27])" office:value-type="float" office:value="0.363573407202216">
            <text:p>0.36</text:p>
          </table:table-cell>
          <table:table-cell table:formula="oooc:=[.A27]*([.B$1]-[.B$2])/[.B$3]" office:value-type="float" office:value="0.339999999999999">
            <text:p>0.34</text:p>
          </table:table-cell>
          <table:table-cell table:formula="oooc:=[.B27]-[.C27]" office:value-type="float" office:value="0.0235734072022168">
            <text:p>0.02</text:p>
          </table:table-cell>
          <table:table-cell table:formula="oooc:=([.A27]*[.A27]*[.B$2]*([.B$2]-[.B$1])+[.A27]*([.B$1]-[.B$2])*([.B$5]+[.B$6]+[.B$3])-[.B$3]*[.B$4])*1000000" office:value-type="float" office:value="-0.0136160000000004">
            <text:p>-0.01</text:p>
          </table:table-cell>
          <table:table-cell table:number-columns-repeated="2"/>
        </table:table-row>
        <table:table-row table:style-name="ro1">
          <table:table-cell office:value-type="float" office:value="0.18">
            <text:p>0.18</text:p>
          </table:table-cell>
          <table:table-cell table:formula="oooc:=[.B$4]/([.B$5]+[.B$3]+[.B$6]-[.B$2]*[.A28])" office:value-type="float" office:value="0.376074498567335">
            <text:p>0.38</text:p>
          </table:table-cell>
          <table:table-cell table:formula="oooc:=[.A28]*([.B$1]-[.B$2])/[.B$3]" office:value-type="float" office:value="0.359999999999999">
            <text:p>0.36</text:p>
          </table:table-cell>
          <table:table-cell table:formula="oooc:=[.B28]-[.C28]" office:value-type="float" office:value="0.016074498567336">
            <text:p>0.02</text:p>
          </table:table-cell>
          <table:table-cell table:formula="oooc:=([.A28]*[.A28]*[.B$2]*([.B$2]-[.B$1])+[.A28]*([.B$1]-[.B$2])*([.B$5]+[.B$6]+[.B$3])-[.B$3]*[.B$4])*1000000" office:value-type="float" office:value="-0.00897600000000036">
            <text:p>-0.01</text:p>
          </table:table-cell>
          <table:table-cell table:number-columns-repeated="2"/>
        </table:table-row>
        <table:table-row table:style-name="ro1">
          <table:table-cell office:value-type="float" office:value="0.19">
            <text:p>0.19</text:p>
          </table:table-cell>
          <table:table-cell table:formula="oooc:=[.B$4]/([.B$5]+[.B$3]+[.B$6]-[.B$2]*[.A29])" office:value-type="float" office:value="0.38946587537092">
            <text:p>0.39</text:p>
          </table:table-cell>
          <table:table-cell table:formula="oooc:=[.A29]*([.B$1]-[.B$2])/[.B$3]" office:value-type="float" office:value="0.379999999999999">
            <text:p>0.38</text:p>
          </table:table-cell>
          <table:table-cell table:formula="oooc:=[.B29]-[.C29]" office:value-type="float" office:value="0.00946587537092064">
            <text:p>0.01</text:p>
          </table:table-cell>
          <table:table-cell table:formula="oooc:=([.A29]*[.A29]*[.B$2]*([.B$2]-[.B$1])+[.A29]*([.B$1]-[.B$2])*([.B$5]+[.B$6]+[.B$3])-[.B$3]*[.B$4])*1000000" office:value-type="float" office:value="-0.00510400000000044">
            <text:p>-0.01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table:formula="oooc:=[.B$4]/([.B$5]+[.B$3]+[.B$6]-[.B$2]*[.A30])" office:value-type="float" office:value="0.403846153846154">
            <text:p>0.4</text:p>
          </table:table-cell>
          <table:table-cell table:formula="oooc:=[.A30]*([.B$1]-[.B$2])/[.B$3]" office:value-type="float" office:value="0.399999999999999">
            <text:p>0.4</text:p>
          </table:table-cell>
          <table:table-cell table:formula="oooc:=[.B30]-[.C30]" office:value-type="float" office:value="0.00384615384615461">
            <text:p>0</text:p>
          </table:table-cell>
          <table:table-cell table:formula="oooc:=([.A30]*[.A30]*[.B$2]*([.B$2]-[.B$1])+[.A30]*([.B$1]-[.B$2])*([.B$5]+[.B$6]+[.B$3])-[.B$3]*[.B$4])*1000000" office:value-type="float" office:value="-0.00200000000000044">
            <text:p>0</text:p>
          </table:table-cell>
          <table:table-cell table:number-columns-repeated="2"/>
        </table:table-row>
        <table:table-row table:style-name="ro1">
          <table:table-cell office:value-type="float" office:value="0.21">
            <text:p>0.21</text:p>
          </table:table-cell>
          <table:table-cell table:formula="oooc:=[.B$4]/([.B$5]+[.B$3]+[.B$6]-[.B$2]*[.A31])" office:value-type="float" office:value="0.419329073482428">
            <text:p>0.42</text:p>
          </table:table-cell>
          <table:table-cell table:formula="oooc:=[.A31]*([.B$1]-[.B$2])/[.B$3]" office:value-type="float" office:value="0.419999999999999">
            <text:p>0.42</text:p>
          </table:table-cell>
          <table:table-cell table:formula="oooc:=[.B31]-[.C31]" office:value-type="float" office:value="-0.000670926517571002">
            <text:p>0</text:p>
          </table:table-cell>
          <table:table-cell table:formula="oooc:=([.A31]*[.A31]*[.B$2]*([.B$2]-[.B$1])+[.A31]*([.B$1]-[.B$2])*([.B$5]+[.B$6]+[.B$3])-[.B$3]*[.B$4])*1000000" office:value-type="float" office:value="0.00033599999999956">
            <text:p>0</text:p>
          </table:table-cell>
          <table:table-cell table:number-columns-repeated="2"/>
        </table:table-row>
        <table:table-row table:style-name="ro1">
          <table:table-cell office:value-type="float" office:value="0.22">
            <text:p>0.22</text:p>
          </table:table-cell>
          <table:table-cell table:formula="oooc:=[.B$4]/([.B$5]+[.B$3]+[.B$6]-[.B$2]*[.A32])" office:value-type="float" office:value="0.436046511627907">
            <text:p>0.44</text:p>
          </table:table-cell>
          <table:table-cell table:formula="oooc:=[.A32]*([.B$1]-[.B$2])/[.B$3]" office:value-type="float" office:value="0.439999999999999">
            <text:p>0.44</text:p>
          </table:table-cell>
          <table:table-cell table:formula="oooc:=[.B32]-[.C32]" office:value-type="float" office:value="-0.00395348837209208">
            <text:p>0</text:p>
          </table:table-cell>
          <table:table-cell table:formula="oooc:=([.A32]*[.A32]*[.B$2]*([.B$2]-[.B$1])+[.A32]*([.B$1]-[.B$2])*([.B$5]+[.B$6]+[.B$3])-[.B$3]*[.B$4])*1000000" office:value-type="float" office:value="0.00190399999999957">
            <text:p>0</text:p>
          </table:table-cell>
          <table:table-cell table:number-columns-repeated="2"/>
        </table:table-row>
        <table:table-row table:style-name="ro1">
          <table:table-cell office:value-type="float" office:value="0.23">
            <text:p>0.23</text:p>
          </table:table-cell>
          <table:table-cell table:formula="oooc:=[.B$4]/([.B$5]+[.B$3]+[.B$6]-[.B$2]*[.A33])" office:value-type="float" office:value="0.454152249134948">
            <text:p>0.45</text:p>
          </table:table-cell>
          <table:table-cell table:formula="oooc:=[.A33]*([.B$1]-[.B$2])/[.B$3]" office:value-type="float" office:value="0.459999999999999">
            <text:p>0.46</text:p>
          </table:table-cell>
          <table:table-cell table:formula="oooc:=[.B33]-[.C33]" office:value-type="float" office:value="-0.00584775086505096">
            <text:p>-0.01</text:p>
          </table:table-cell>
          <table:table-cell table:formula="oooc:=([.A33]*[.A33]*[.B$2]*([.B$2]-[.B$1])+[.A33]*([.B$1]-[.B$2])*([.B$5]+[.B$6]+[.B$3])-[.B$3]*[.B$4])*1000000" office:value-type="float" office:value="0.0027039999999996">
            <text:p>0</text:p>
          </table:table-cell>
          <table:table-cell table:number-columns-repeated="2"/>
        </table:table-row>
        <table:table-row table:style-name="ro1">
          <table:table-cell office:value-type="float" office:value="0.24">
            <text:p>0.24</text:p>
          </table:table-cell>
          <table:table-cell table:formula="oooc:=[.B$4]/([.B$5]+[.B$3]+[.B$6]-[.B$2]*[.A34])" office:value-type="float" office:value="0.473826714801444">
            <text:p>0.47</text:p>
          </table:table-cell>
          <table:table-cell table:formula="oooc:=[.A34]*([.B$1]-[.B$2])/[.B$3]" office:value-type="float" office:value="0.479999999999999">
            <text:p>0.48</text:p>
          </table:table-cell>
          <table:table-cell table:formula="oooc:=[.B34]-[.C34]" office:value-type="float" office:value="-0.00617328519855492">
            <text:p>-0.01</text:p>
          </table:table-cell>
          <table:table-cell table:formula="oooc:=([.A34]*[.A34]*[.B$2]*([.B$2]-[.B$1])+[.A34]*([.B$1]-[.B$2])*([.B$5]+[.B$6]+[.B$3])-[.B$3]*[.B$4])*1000000" office:value-type="float" office:value="0.0027359999999995">
            <text:p>0</text:p>
          </table:table-cell>
          <table:table-cell table:number-columns-repeated="2"/>
        </table:table-row>
        <table:table-row table:style-name="ro1">
          <table:table-cell office:value-type="float" office:value="0.25">
            <text:p>0.25</text:p>
          </table:table-cell>
          <table:table-cell table:formula="oooc:=[.B$4]/([.B$5]+[.B$3]+[.B$6]-[.B$2]*[.A35])" office:value-type="float" office:value="0.495283018867925">
            <text:p>0.5</text:p>
          </table:table-cell>
          <table:table-cell table:formula="oooc:=[.A35]*([.B$1]-[.B$2])/[.B$3]" office:value-type="float" office:value="0.499999999999999">
            <text:p>0.5</text:p>
          </table:table-cell>
          <table:table-cell table:formula="oooc:=[.B35]-[.C35]" office:value-type="float" office:value="-0.00471698113207442">
            <text:p>0</text:p>
          </table:table-cell>
          <table:table-cell table:formula="oooc:=([.A35]*[.A35]*[.B$2]*([.B$2]-[.B$1])+[.A35]*([.B$1]-[.B$2])*([.B$5]+[.B$6]+[.B$3])-[.B$3]*[.B$4])*1000000" office:value-type="float" office:value="0.00199999999999954">
            <text:p>0</text:p>
          </table:table-cell>
          <table:table-cell table:number-columns-repeated="2"/>
        </table:table-row>
        <table:table-row table:style-name="ro1">
          <table:table-cell office:value-type="float" office:value="0.26">
            <text:p>0.26</text:p>
          </table:table-cell>
          <table:table-cell table:formula="oooc:=[.B$4]/([.B$5]+[.B$3]+[.B$6]-[.B$2]*[.A36])" office:value-type="float" office:value="0.518774703557313">
            <text:p>0.52</text:p>
          </table:table-cell>
          <table:table-cell table:formula="oooc:=[.A36]*([.B$1]-[.B$2])/[.B$3]" office:value-type="float" office:value="0.519999999999999">
            <text:p>0.52</text:p>
          </table:table-cell>
          <table:table-cell table:formula="oooc:=[.B36]-[.C36]" office:value-type="float" office:value="-0.00122529644268665">
            <text:p>0</text:p>
          </table:table-cell>
          <table:table-cell table:formula="oooc:=([.A36]*[.A36]*[.B$2]*([.B$2]-[.B$1])+[.A36]*([.B$1]-[.B$2])*([.B$5]+[.B$6]+[.B$3])-[.B$3]*[.B$4])*1000000" office:value-type="float" office:value="0.00049599999999953">
            <text:p>0</text:p>
          </table:table-cell>
          <table:table-cell table:number-columns-repeated="2"/>
        </table:table-row>
        <table:table-row table:style-name="ro1">
          <table:table-cell office:value-type="float" office:value="0.27">
            <text:p>0.27</text:p>
          </table:table-cell>
          <table:table-cell table:formula="oooc:=[.B$4]/([.B$5]+[.B$3]+[.B$6]-[.B$2]*[.A37])" office:value-type="float" office:value="0.544605809128631">
            <text:p>0.54</text:p>
          </table:table-cell>
          <table:table-cell table:formula="oooc:=[.A37]*([.B$1]-[.B$2])/[.B$3]" office:value-type="float" office:value="0.539999999999999">
            <text:p>0.54</text:p>
          </table:table-cell>
          <table:table-cell table:formula="oooc:=[.B37]-[.C37]" office:value-type="float" office:value="0.00460580912863196">
            <text:p>0</text:p>
          </table:table-cell>
          <table:table-cell table:formula="oooc:=([.A37]*[.A37]*[.B$2]*([.B$2]-[.B$1])+[.A37]*([.B$1]-[.B$2])*([.B$5]+[.B$6]+[.B$3])-[.B$3]*[.B$4])*1000000" office:value-type="float" office:value="-0.00177600000000045">
            <text:p>0</text:p>
          </table:table-cell>
          <table:table-cell table:number-columns-repeated="2"/>
        </table:table-row>
        <table:table-row table:style-name="ro1">
          <table:table-cell office:value-type="float" office:value="0.28">
            <text:p>0.28</text:p>
          </table:table-cell>
          <table:table-cell table:formula="oooc:=[.B$4]/([.B$5]+[.B$3]+[.B$6]-[.B$2]*[.A38])" office:value-type="float" office:value="0.573144104803494">
            <text:p>0.57</text:p>
          </table:table-cell>
          <table:table-cell table:formula="oooc:=[.A38]*([.B$1]-[.B$2])/[.B$3]" office:value-type="float" office:value="0.559999999999999">
            <text:p>0.56</text:p>
          </table:table-cell>
          <table:table-cell table:formula="oooc:=[.B38]-[.C38]" office:value-type="float" office:value="0.0131441048034948">
            <text:p>0.01</text:p>
          </table:table-cell>
          <table:table-cell table:formula="oooc:=([.A38]*[.A38]*[.B$2]*([.B$2]-[.B$1])+[.A38]*([.B$1]-[.B$2])*([.B$5]+[.B$6]+[.B$3])-[.B$3]*[.B$4])*1000000" office:value-type="float" office:value="-0.00481600000000046">
            <text:p>0</text:p>
          </table:table-cell>
          <table:table-cell table:number-columns-repeated="2"/>
        </table:table-row>
        <table:table-row table:style-name="ro1">
          <table:table-cell office:value-type="float" office:value="0.29">
            <text:p>0.29</text:p>
          </table:table-cell>
          <table:table-cell table:formula="oooc:=[.B$4]/([.B$5]+[.B$3]+[.B$6]-[.B$2]*[.A39])" office:value-type="float" office:value="0.60483870967742">
            <text:p>0.6</text:p>
          </table:table-cell>
          <table:table-cell table:formula="oooc:=[.A39]*([.B$1]-[.B$2])/[.B$3]" office:value-type="float" office:value="0.579999999999999">
            <text:p>0.58</text:p>
          </table:table-cell>
          <table:table-cell table:formula="oooc:=[.B39]-[.C39]" office:value-type="float" office:value="0.0248387096774206">
            <text:p>0.02</text:p>
          </table:table-cell>
          <table:table-cell table:formula="oooc:=([.A39]*[.A39]*[.B$2]*([.B$2]-[.B$1])+[.A39]*([.B$1]-[.B$2])*([.B$5]+[.B$6]+[.B$3])-[.B$3]*[.B$4])*1000000" office:value-type="float" office:value="-0.00862400000000044">
            <text:p>-0.01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table:formula="oooc:=[.B$4]/([.B$5]+[.B$3]+[.B$6]-[.B$2]*[.A40])" office:value-type="float" office:value="0.640243902439025">
            <text:p>0.64</text:p>
          </table:table-cell>
          <table:table-cell table:formula="oooc:=[.A40]*([.B$1]-[.B$2])/[.B$3]" office:value-type="float" office:value="0.599999999999999">
            <text:p>0.6</text:p>
          </table:table-cell>
          <table:table-cell table:formula="oooc:=[.B40]-[.C40]" office:value-type="float" office:value="0.0402439024390258">
            <text:p>0.04</text:p>
          </table:table-cell>
          <table:table-cell table:formula="oooc:=([.A40]*[.A40]*[.B$2]*([.B$2]-[.B$1])+[.A40]*([.B$1]-[.B$2])*([.B$5]+[.B$6]+[.B$3])-[.B$3]*[.B$4])*1000000" office:value-type="float" office:value="-0.0132000000000004">
            <text:p>-0.01</text:p>
          </table:table-cell>
          <table:table-cell table:number-columns-repeated="2"/>
        </table:table-row>
        <table:table-row table:style-name="ro1">
          <table:table-cell office:value-type="float" office:value="0.31">
            <text:p>0.31</text:p>
          </table:table-cell>
          <table:table-cell table:formula="oooc:=[.B$4]/([.B$5]+[.B$3]+[.B$6]-[.B$2]*[.A41])" office:value-type="float" office:value="0.680051813471503">
            <text:p>0.68</text:p>
          </table:table-cell>
          <table:table-cell table:formula="oooc:=[.A41]*([.B$1]-[.B$2])/[.B$3]" office:value-type="float" office:value="0.619999999999999">
            <text:p>0.62</text:p>
          </table:table-cell>
          <table:table-cell table:formula="oooc:=[.B41]-[.C41]" office:value-type="float" office:value="0.0600518134715041">
            <text:p>0.06</text:p>
          </table:table-cell>
          <table:table-cell table:formula="oooc:=([.A41]*[.A41]*[.B$2]*([.B$2]-[.B$1])+[.A41]*([.B$1]-[.B$2])*([.B$5]+[.B$6]+[.B$3])-[.B$3]*[.B$4])*1000000" office:value-type="float" office:value="-0.0185440000000005">
            <text:p>-0.02</text:p>
          </table:table-cell>
          <table:table-cell table:number-columns-repeated="2"/>
        </table:table-row>
        <table:table-row table:style-name="ro1">
          <table:table-cell office:value-type="float" office:value="0.32">
            <text:p>0.32</text:p>
          </table:table-cell>
          <table:table-cell table:formula="oooc:=[.B$4]/([.B$5]+[.B$3]+[.B$6]-[.B$2]*[.A42])" office:value-type="float" office:value="0.725138121546962">
            <text:p>0.73</text:p>
          </table:table-cell>
          <table:table-cell table:formula="oooc:=[.A42]*([.B$1]-[.B$2])/[.B$3]" office:value-type="float" office:value="0.639999999999999">
            <text:p>0.64</text:p>
          </table:table-cell>
          <table:table-cell table:formula="oooc:=[.B42]-[.C42]" office:value-type="float" office:value="0.0851381215469629">
            <text:p>0.09</text:p>
          </table:table-cell>
          <table:table-cell table:formula="oooc:=([.A42]*[.A42]*[.B$2]*([.B$2]-[.B$1])+[.A42]*([.B$1]-[.B$2])*([.B$5]+[.B$6]+[.B$3])-[.B$3]*[.B$4])*1000000" office:value-type="float" office:value="-0.0246560000000005">
            <text:p>-0.02</text:p>
          </table:table-cell>
          <table:table-cell table:number-columns-repeated="2"/>
        </table:table-row>
        <table:table-row table:style-name="ro1">
          <table:table-cell office:value-type="float" office:value="0.33">
            <text:p>0.33</text:p>
          </table:table-cell>
          <table:table-cell table:formula="oooc:=[.B$4]/([.B$5]+[.B$3]+[.B$6]-[.B$2]*[.A43])" office:value-type="float" office:value="0.776627218934912">
            <text:p>0.78</text:p>
          </table:table-cell>
          <table:table-cell table:formula="oooc:=[.A43]*([.B$1]-[.B$2])/[.B$3]" office:value-type="float" office:value="0.659999999999999">
            <text:p>0.66</text:p>
          </table:table-cell>
          <table:table-cell table:formula="oooc:=[.B43]-[.C43]" office:value-type="float" office:value="0.116627218934913">
            <text:p>0.12</text:p>
          </table:table-cell>
          <table:table-cell table:formula="oooc:=([.A43]*[.A43]*[.B$2]*([.B$2]-[.B$1])+[.A43]*([.B$1]-[.B$2])*([.B$5]+[.B$6]+[.B$3])-[.B$3]*[.B$4])*1000000" office:value-type="float" office:value="-0.0315360000000003">
            <text:p>-0.03</text:p>
          </table:table-cell>
          <table:table-cell table:number-columns-repeated="2"/>
        </table:table-row>
        <table:table-row table:style-name="ro1">
          <table:table-cell office:value-type="float" office:value="0.34">
            <text:p>0.34</text:p>
          </table:table-cell>
          <table:table-cell table:formula="oooc:=[.B$4]/([.B$5]+[.B$3]+[.B$6]-[.B$2]*[.A44])" office:value-type="float" office:value="0.835987261146497">
            <text:p>0.84</text:p>
          </table:table-cell>
          <table:table-cell table:formula="oooc:=[.A44]*([.B$1]-[.B$2])/[.B$3]" office:value-type="float" office:value="0.679999999999999">
            <text:p>0.68</text:p>
          </table:table-cell>
          <table:table-cell table:formula="oooc:=[.B44]-[.C44]" office:value-type="float" office:value="0.155987261146499">
            <text:p>0.16</text:p>
          </table:table-cell>
          <table:table-cell table:formula="oooc:=([.A44]*[.A44]*[.B$2]*([.B$2]-[.B$1])+[.A44]*([.B$1]-[.B$2])*([.B$5]+[.B$6]+[.B$3])-[.B$3]*[.B$4])*1000000" office:value-type="float" office:value="-0.0391840000000004">
            <text:p>-0.04</text:p>
          </table:table-cell>
          <table:table-cell table:number-columns-repeated="2"/>
        </table:table-row>
        <table:table-row table:style-name="ro1">
          <table:table-cell office:value-type="float" office:value="0.35">
            <text:p>0.35</text:p>
          </table:table-cell>
          <table:table-cell table:formula="oooc:=[.B$4]/([.B$5]+[.B$3]+[.B$6]-[.B$2]*[.A45])" office:value-type="float" office:value="0.905172413793104">
            <text:p>0.91</text:p>
          </table:table-cell>
          <table:table-cell table:formula="oooc:=[.A45]*([.B$1]-[.B$2])/[.B$3]" office:value-type="float" office:value="0.699999999999999">
            <text:p>0.7</text:p>
          </table:table-cell>
          <table:table-cell table:formula="oooc:=[.B45]-[.C45]" office:value-type="float" office:value="0.205172413793105">
            <text:p>0.21</text:p>
          </table:table-cell>
          <table:table-cell table:formula="oooc:=([.A45]*[.A45]*[.B$2]*([.B$2]-[.B$1])+[.A45]*([.B$1]-[.B$2])*([.B$5]+[.B$6]+[.B$3])-[.B$3]*[.B$4])*1000000" office:value-type="float" office:value="-0.0476000000000004">
            <text:p>-0.05</text:p>
          </table:table-cell>
          <table:table-cell table:number-columns-repeated="2"/>
        </table:table-row>
        <table:table-row table:style-name="ro1">
          <table:table-cell office:value-type="float" office:value="0.36">
            <text:p>0.36</text:p>
          </table:table-cell>
          <table:table-cell table:formula="oooc:=[.B$4]/([.B$5]+[.B$3]+[.B$6]-[.B$2]*[.A46])" office:value-type="float" office:value="0.986842105263159">
            <text:p>0.99</text:p>
          </table:table-cell>
          <table:table-cell table:formula="oooc:=[.A46]*([.B$1]-[.B$2])/[.B$3]" office:value-type="float" office:value="0.719999999999999">
            <text:p>0.72</text:p>
          </table:table-cell>
          <table:table-cell table:formula="oooc:=[.B46]-[.C46]" office:value-type="float" office:value="0.26684210526316">
            <text:p>0.27</text:p>
          </table:table-cell>
          <table:table-cell table:formula="oooc:=([.A46]*[.A46]*[.B$2]*([.B$2]-[.B$1])+[.A46]*([.B$1]-[.B$2])*([.B$5]+[.B$6]+[.B$3])-[.B$3]*[.B$4])*1000000" office:value-type="float" office:value="-0.0567840000000003">
            <text:p>-0.06</text:p>
          </table:table-cell>
          <table:table-cell table:number-columns-repeated="2"/>
        </table:table-row>
        <table:table-row table:style-name="ro1">
          <table:table-cell office:value-type="float" office:value="0.37">
            <text:p>0.37</text:p>
          </table:table-cell>
          <table:table-cell table:formula="oooc:=[.B$4]/([.B$5]+[.B$3]+[.B$6]-[.B$2]*[.A47])" office:value-type="float" office:value="1.08471074380165">
            <text:p>1.08</text:p>
          </table:table-cell>
          <table:table-cell table:formula="oooc:=[.A47]*([.B$1]-[.B$2])/[.B$3]" office:value-type="float" office:value="0.739999999999999">
            <text:p>0.74</text:p>
          </table:table-cell>
          <table:table-cell table:formula="oooc:=[.B47]-[.C47]" office:value-type="float" office:value="0.344710743801655">
            <text:p>0.34</text:p>
          </table:table-cell>
          <table:table-cell table:formula="oooc:=([.A47]*[.A47]*[.B$2]*([.B$2]-[.B$1])+[.A47]*([.B$1]-[.B$2])*([.B$5]+[.B$6]+[.B$3])-[.B$3]*[.B$4])*1000000" office:value-type="float" office:value="-0.0667360000000003">
            <text:p>-0.07</text:p>
          </table:table-cell>
          <table:table-cell table:number-columns-repeated="2"/>
        </table:table-row>
        <table:table-row table:style-name="ro1">
          <table:table-cell office:value-type="float" office:value="0.38">
            <text:p>0.38</text:p>
          </table:table-cell>
          <table:table-cell table:formula="oooc:=[.B$4]/([.B$5]+[.B$3]+[.B$6]-[.B$2]*[.A48])" office:value-type="float" office:value="1.20412844036697">
            <text:p>1.2</text:p>
          </table:table-cell>
          <table:table-cell table:formula="oooc:=[.A48]*([.B$1]-[.B$2])/[.B$3]" office:value-type="float" office:value="0.759999999999999">
            <text:p>0.76</text:p>
          </table:table-cell>
          <table:table-cell table:formula="oooc:=[.B48]-[.C48]" office:value-type="float" office:value="0.444128440366975">
            <text:p>0.44</text:p>
          </table:table-cell>
          <table:table-cell table:formula="oooc:=([.A48]*[.A48]*[.B$2]*([.B$2]-[.B$1])+[.A48]*([.B$1]-[.B$2])*([.B$5]+[.B$6]+[.B$3])-[.B$3]*[.B$4])*1000000" office:value-type="float" office:value="-0.0774560000000004">
            <text:p>-0.08</text:p>
          </table:table-cell>
          <table:table-cell table:number-columns-repeated="2"/>
        </table:table-row>
        <table:table-row table:style-name="ro1">
          <table:table-cell office:value-type="float" office:value="0.39">
            <text:p>0.39</text:p>
          </table:table-cell>
          <table:table-cell table:formula="oooc:=[.B$4]/([.B$5]+[.B$3]+[.B$6]-[.B$2]*[.A49])" office:value-type="float" office:value="1.35309278350516">
            <text:p>1.35</text:p>
          </table:table-cell>
          <table:table-cell table:formula="oooc:=[.A49]*([.B$1]-[.B$2])/[.B$3]" office:value-type="float" office:value="0.779999999999999">
            <text:p>0.78</text:p>
          </table:table-cell>
          <table:table-cell table:formula="oooc:=[.B49]-[.C49]" office:value-type="float" office:value="0.573092783505157">
            <text:p>0.57</text:p>
          </table:table-cell>
          <table:table-cell table:formula="oooc:=([.A49]*[.A49]*[.B$2]*([.B$2]-[.B$1])+[.A49]*([.B$1]-[.B$2])*([.B$5]+[.B$6]+[.B$3])-[.B$3]*[.B$4])*1000000" office:value-type="float" office:value="-0.0889440000000005">
            <text:p>-0.09</text:p>
          </table:table-cell>
          <table:table-cell table:number-columns-repeated="2"/>
        </table:table-row>
        <table:table-row table:style-name="ro1">
          <table:table-cell office:value-type="float" office:value="0.4">
            <text:p>0.4</text:p>
          </table:table-cell>
          <table:table-cell table:formula="oooc:=[.B$4]/([.B$5]+[.B$3]+[.B$6]-[.B$2]*[.A50])" office:value-type="float" office:value="1.54411764705883">
            <text:p>1.54</text:p>
          </table:table-cell>
          <table:table-cell table:formula="oooc:=[.A50]*([.B$1]-[.B$2])/[.B$3]" office:value-type="float" office:value="0.799999999999999">
            <text:p>0.8</text:p>
          </table:table-cell>
          <table:table-cell table:formula="oooc:=[.B50]-[.C50]" office:value-type="float" office:value="0.744117647058827">
            <text:p>0.74</text:p>
          </table:table-cell>
          <table:table-cell table:formula="oooc:=([.A50]*[.A50]*[.B$2]*([.B$2]-[.B$1])+[.A50]*([.B$1]-[.B$2])*([.B$5]+[.B$6]+[.B$3])-[.B$3]*[.B$4])*1000000" office:value-type="float" office:value="-0.1012">
            <text:p>-0.1</text:p>
          </table:table-cell>
          <table:table-cell table:number-columns-repeated="2"/>
        </table:table-row>
        <table:table-row table:style-name="ro1">
          <table:table-cell office:value-type="float" office:value="0.41">
            <text:p>0.41</text:p>
          </table:table-cell>
          <table:table-cell table:formula="oooc:=[.B$4]/([.B$5]+[.B$3]+[.B$6]-[.B$2]*[.A51])" office:value-type="float" office:value="1.79794520547945">
            <text:p>1.8</text:p>
          </table:table-cell>
          <table:table-cell table:formula="oooc:=[.A51]*([.B$1]-[.B$2])/[.B$3]" office:value-type="float" office:value="0.819999999999999">
            <text:p>0.82</text:p>
          </table:table-cell>
          <table:table-cell table:formula="oooc:=[.B51]-[.C51]" office:value-type="float" office:value="0.977945205479455">
            <text:p>0.98</text:p>
          </table:table-cell>
          <table:table-cell table:formula="oooc:=([.A51]*[.A51]*[.B$2]*([.B$2]-[.B$1])+[.A51]*([.B$1]-[.B$2])*([.B$5]+[.B$6]+[.B$3])-[.B$3]*[.B$4])*1000000" office:value-type="float" office:value="-0.114224">
            <text:p>-0.11</text:p>
          </table:table-cell>
          <table:table-cell table:number-columns-repeated="2"/>
        </table:table-row>
        <table:table-row table:style-name="ro1">
          <table:table-cell office:value-type="float" office:value="0.42">
            <text:p>0.42</text:p>
          </table:table-cell>
          <table:table-cell table:formula="oooc:=[.B$4]/([.B$5]+[.B$3]+[.B$6]-[.B$2]*[.A52])" office:value-type="float" office:value="2.1516393442623">
            <text:p>2.15</text:p>
          </table:table-cell>
          <table:table-cell table:formula="oooc:=[.A52]*([.B$1]-[.B$2])/[.B$3]" office:value-type="float" office:value="0.839999999999998">
            <text:p>0.84</text:p>
          </table:table-cell>
          <table:table-cell table:formula="oooc:=[.B52]-[.C52]" office:value-type="float" office:value="1.3116393442623">
            <text:p>1.31</text:p>
          </table:table-cell>
          <table:table-cell table:formula="oooc:=([.A52]*[.A52]*[.B$2]*([.B$2]-[.B$1])+[.A52]*([.B$1]-[.B$2])*([.B$5]+[.B$6]+[.B$3])-[.B$3]*[.B$4])*1000000" office:value-type="float" office:value="-0.128016">
            <text:p>-0.13</text:p>
          </table:table-cell>
          <table:table-cell table:number-columns-repeated="2"/>
        </table:table-row>
        <table:table-row table:style-name="ro1">
          <table:table-cell office:value-type="float" office:value="0.43">
            <text:p>0.43</text:p>
          </table:table-cell>
          <table:table-cell table:formula="oooc:=[.B$4]/([.B$5]+[.B$3]+[.B$6]-[.B$2]*[.A53])" office:value-type="float" office:value="2.67857142857143">
            <text:p>2.68</text:p>
          </table:table-cell>
          <table:table-cell table:formula="oooc:=[.A53]*([.B$1]-[.B$2])/[.B$3]" office:value-type="float" office:value="0.859999999999999">
            <text:p>0.86</text:p>
          </table:table-cell>
          <table:table-cell table:formula="oooc:=[.B53]-[.C53]" office:value-type="float" office:value="1.81857142857144">
            <text:p>1.82</text:p>
          </table:table-cell>
          <table:table-cell table:formula="oooc:=([.A53]*[.A53]*[.B$2]*([.B$2]-[.B$1])+[.A53]*([.B$1]-[.B$2])*([.B$5]+[.B$6]+[.B$3])-[.B$3]*[.B$4])*1000000" office:value-type="float" office:value="-0.142576">
            <text:p>-0.14</text:p>
          </table:table-cell>
          <table:table-cell table:number-columns-repeated="2"/>
        </table:table-row>
        <table:table-row table:style-name="ro1">
          <table:table-cell office:value-type="float" office:value="0.44">
            <text:p>0.44</text:p>
          </table:table-cell>
          <table:table-cell table:formula="oooc:=[.B$4]/([.B$5]+[.B$3]+[.B$6]-[.B$2]*[.A54])" office:value-type="float" office:value="3.5472972972973">
            <text:p>3.55</text:p>
          </table:table-cell>
          <table:table-cell table:formula="oooc:=[.A54]*([.B$1]-[.B$2])/[.B$3]" office:value-type="float" office:value="0.879999999999999">
            <text:p>0.88</text:p>
          </table:table-cell>
          <table:table-cell table:formula="oooc:=[.B54]-[.C54]" office:value-type="float" office:value="2.66729729729731">
            <text:p>2.67</text:p>
          </table:table-cell>
          <table:table-cell table:formula="oooc:=([.A54]*[.A54]*[.B$2]*([.B$2]-[.B$1])+[.A54]*([.B$1]-[.B$2])*([.B$5]+[.B$6]+[.B$3])-[.B$3]*[.B$4])*1000000" office:value-type="float" office:value="-0.157904">
            <text:p>-0.16</text:p>
          </table:table-cell>
          <table:table-cell table:number-columns-repeated="2"/>
        </table:table-row>
        <table:table-row table:style-name="ro1">
          <table:table-cell office:value-type="float" office:value="0.45">
            <text:p>0.45</text:p>
          </table:table-cell>
          <table:table-cell table:formula="oooc:=[.B$4]/([.B$5]+[.B$3]+[.B$6]-[.B$2]*[.A55])" office:value-type="float" office:value="5.25000000000003">
            <text:p>5.25</text:p>
          </table:table-cell>
          <table:table-cell table:formula="oooc:=[.A55]*([.B$1]-[.B$2])/[.B$3]" office:value-type="float" office:value="0.899999999999998">
            <text:p>0.9</text:p>
          </table:table-cell>
          <table:table-cell table:formula="oooc:=[.B55]-[.C55]" office:value-type="float" office:value="4.35000000000003">
            <text:p>4.35</text:p>
          </table:table-cell>
          <table:table-cell table:formula="oooc:=([.A55]*[.A55]*[.B$2]*([.B$2]-[.B$1])+[.A55]*([.B$1]-[.B$2])*([.B$5]+[.B$6]+[.B$3])-[.B$3]*[.B$4])*1000000" office:value-type="float" office:value="-0.174">
            <text:p>-0.17</text:p>
          </table:table-cell>
          <table:table-cell table:number-columns-repeated="2"/>
        </table:table-row>
        <table:table-row table:style-name="ro1">
          <table:table-cell office:value-type="float" office:value="0.46">
            <text:p>0.46</text:p>
          </table:table-cell>
          <table:table-cell table:formula="oooc:=[.B$4]/([.B$5]+[.B$3]+[.B$6]-[.B$2]*[.A56])" office:value-type="float" office:value="10.0961538461539">
            <text:p>10.1</text:p>
          </table:table-cell>
          <table:table-cell table:formula="oooc:=[.A56]*([.B$1]-[.B$2])/[.B$3]" office:value-type="float" office:value="0.919999999999999">
            <text:p>0.92</text:p>
          </table:table-cell>
          <table:table-cell table:formula="oooc:=[.B56]-[.C56]" office:value-type="float" office:value="9.17615384615394">
            <text:p>9.18</text:p>
          </table:table-cell>
          <table:table-cell table:formula="oooc:=([.A56]*[.A56]*[.B$2]*([.B$2]-[.B$1])+[.A56]*([.B$1]-[.B$2])*([.B$5]+[.B$6]+[.B$3])-[.B$3]*[.B$4])*1000000" office:value-type="float" office:value="-0.190864">
            <text:p>-0.19</text:p>
          </table:table-cell>
          <table:table-cell table:number-columns-repeated="2"/>
        </table:table-row>
        <table:table-row table:style-name="ro1">
          <table:table-cell office:value-type="float" office:value="0.47">
            <text:p>0.47</text:p>
          </table:table-cell>
          <table:table-cell table:formula="oooc:=[.B$4]/([.B$5]+[.B$3]+[.B$6]-[.B$2]*[.A57])" office:value-type="float" office:value="131.250000000011">
            <text:p>131.25</text:p>
          </table:table-cell>
          <table:table-cell table:formula="oooc:=[.A57]*([.B$1]-[.B$2])/[.B$3]" office:value-type="float" office:value="0.939999999999998">
            <text:p>0.94</text:p>
          </table:table-cell>
          <table:table-cell table:formula="oooc:=[.B57]-[.C57]" office:value-type="float" office:value="130.310000000011">
            <text:p>130.31</text:p>
          </table:table-cell>
          <table:table-cell table:formula="oooc:=([.A57]*[.A57]*[.B$2]*([.B$2]-[.B$1])+[.A57]*([.B$1]-[.B$2])*([.B$5]+[.B$6]+[.B$3])-[.B$3]*[.B$4])*1000000" office:value-type="float" office:value="-0.208496">
            <text:p>-0.21</text:p>
          </table:table-cell>
          <table:table-cell table:number-columns-repeated="2"/>
        </table:table-row>
        <table:table-row table:style-name="ro1">
          <table:table-cell office:value-type="float" office:value="0.48">
            <text:p>0.48</text:p>
          </table:table-cell>
          <table:table-cell table:formula="oooc:=[.B$4]/([.B$5]+[.B$3]+[.B$6]-[.B$2]*[.A58])" office:value-type="float" office:value="-11.9318181818181">
            <text:p>-11.93</text:p>
          </table:table-cell>
          <table:table-cell table:formula="oooc:=[.A58]*([.B$1]-[.B$2])/[.B$3]" office:value-type="float" office:value="0.959999999999998">
            <text:p>0.96</text:p>
          </table:table-cell>
          <table:table-cell table:formula="oooc:=[.B58]-[.C58]" office:value-type="float" office:value="-12.8918181818181">
            <text:p>-12.89</text:p>
          </table:table-cell>
          <table:table-cell table:formula="oooc:=([.A58]*[.A58]*[.B$2]*([.B$2]-[.B$1])+[.A58]*([.B$1]-[.B$2])*([.B$5]+[.B$6]+[.B$3])-[.B$3]*[.B$4])*1000000" office:value-type="float" office:value="-0.226896">
            <text:p>-0.23</text:p>
          </table:table-cell>
          <table:table-cell table:number-columns-repeated="2"/>
        </table:table-row>
        <table:table-row table:style-name="ro1">
          <table:table-cell office:value-type="float" office:value="0.49">
            <text:p>0.49</text:p>
          </table:table-cell>
          <table:table-cell table:formula="oooc:=[.B$4]/([.B$5]+[.B$3]+[.B$6]-[.B$2]*[.A59])" office:value-type="float" office:value="-5.7065217391304">
            <text:p>-5.71</text:p>
          </table:table-cell>
          <table:table-cell table:formula="oooc:=[.A59]*([.B$1]-[.B$2])/[.B$3]" office:value-type="float" office:value="0.979999999999998">
            <text:p>0.98</text:p>
          </table:table-cell>
          <table:table-cell table:formula="oooc:=[.B59]-[.C59]" office:value-type="float" office:value="-6.6865217391304">
            <text:p>-6.69</text:p>
          </table:table-cell>
          <table:table-cell table:formula="oooc:=([.A59]*[.A59]*[.B$2]*([.B$2]-[.B$1])+[.A59]*([.B$1]-[.B$2])*([.B$5]+[.B$6]+[.B$3])-[.B$3]*[.B$4])*1000000" office:value-type="float" office:value="-0.246064">
            <text:p>-0.25</text:p>
          </table:table-cell>
          <table:table-cell table:number-columns-repeated="2"/>
        </table:table-row>
        <table:table-row table:style-name="ro1">
          <table:table-cell office:value-type="float" office:value="0.5">
            <text:p>0.5</text:p>
          </table:table-cell>
          <table:table-cell table:formula="oooc:=[.B$4]/([.B$5]+[.B$3]+[.B$6]-[.B$2]*[.A60])" office:value-type="float" office:value="-3.74999999999999">
            <text:p>-3.75</text:p>
          </table:table-cell>
          <table:table-cell table:formula="oooc:=[.A60]*([.B$1]-[.B$2])/[.B$3]" office:value-type="float" office:value="0.999999999999998">
            <text:p>1</text:p>
          </table:table-cell>
          <table:table-cell table:formula="oooc:=[.B60]-[.C60]" office:value-type="float" office:value="-4.74999999999999">
            <text:p>-4.75</text:p>
          </table:table-cell>
          <table:table-cell table:formula="oooc:=([.A60]*[.A60]*[.B$2]*([.B$2]-[.B$1])+[.A60]*([.B$1]-[.B$2])*([.B$5]+[.B$6]+[.B$3])-[.B$3]*[.B$4])*1000000" office:value-type="float" office:value="-0.266">
            <text:p>-0.27</text:p>
          </table:table-cell>
          <table:table-cell table:number-columns-repeated="2"/>
        </table:table-row>
        <table:table-row table:style-name="ro1">
          <table:table-cell office:value-type="float" office:value="0.51">
            <text:p>0.51</text:p>
          </table:table-cell>
          <table:table-cell table:formula="oooc:=[.B$4]/([.B$5]+[.B$3]+[.B$6]-[.B$2]*[.A61])" office:value-type="float" office:value="-2.79255319148936">
            <text:p>-2.79</text:p>
          </table:table-cell>
          <table:table-cell table:formula="oooc:=[.A61]*([.B$1]-[.B$2])/[.B$3]" office:value-type="float" office:value="1.02">
            <text:p>1.02</text:p>
          </table:table-cell>
          <table:table-cell table:formula="oooc:=[.B61]-[.C61]" office:value-type="float" office:value="-3.81255319148936">
            <text:p>-3.81</text:p>
          </table:table-cell>
          <table:table-cell table:formula="oooc:=([.A61]*[.A61]*[.B$2]*([.B$2]-[.B$1])+[.A61]*([.B$1]-[.B$2])*([.B$5]+[.B$6]+[.B$3])-[.B$3]*[.B$4])*1000000" office:value-type="float" office:value="-0.286704">
            <text:p>-0.29</text:p>
          </table:table-cell>
          <table:table-cell table:number-columns-repeated="2"/>
        </table:table-row>
        <table:table-row table:style-name="ro1">
          <table:table-cell office:value-type="float" office:value="0.52">
            <text:p>0.52</text:p>
          </table:table-cell>
          <table:table-cell table:formula="oooc:=[.B$4]/([.B$5]+[.B$3]+[.B$6]-[.B$2]*[.A62])" office:value-type="float" office:value="-2.22457627118644">
            <text:p>-2.22</text:p>
          </table:table-cell>
          <table:table-cell table:formula="oooc:=[.A62]*([.B$1]-[.B$2])/[.B$3]" office:value-type="float" office:value="1.04">
            <text:p>1.04</text:p>
          </table:table-cell>
          <table:table-cell table:formula="oooc:=[.B62]-[.C62]" office:value-type="float" office:value="-3.26457627118643">
            <text:p>-3.26</text:p>
          </table:table-cell>
          <table:table-cell table:formula="oooc:=([.A62]*[.A62]*[.B$2]*([.B$2]-[.B$1])+[.A62]*([.B$1]-[.B$2])*([.B$5]+[.B$6]+[.B$3])-[.B$3]*[.B$4])*1000000" office:value-type="float" office:value="-0.308176">
            <text:p>-0.31</text:p>
          </table:table-cell>
          <table:table-cell table:number-columns-repeated="2"/>
        </table:table-row>
        <table:table-row table:style-name="ro1">
          <table:table-cell office:value-type="float" office:value="0.53">
            <text:p>0.53</text:p>
          </table:table-cell>
          <table:table-cell table:formula="oooc:=[.B$4]/([.B$5]+[.B$3]+[.B$6]-[.B$2]*[.A63])" office:value-type="float" office:value="-1.84859154929577">
            <text:p>-1.85</text:p>
          </table:table-cell>
          <table:table-cell table:formula="oooc:=[.A63]*([.B$1]-[.B$2])/[.B$3]" office:value-type="float" office:value="1.06">
            <text:p>1.06</text:p>
          </table:table-cell>
          <table:table-cell table:formula="oooc:=[.B63]-[.C63]" office:value-type="float" office:value="-2.90859154929577">
            <text:p>-2.91</text:p>
          </table:table-cell>
          <table:table-cell table:formula="oooc:=([.A63]*[.A63]*[.B$2]*([.B$2]-[.B$1])+[.A63]*([.B$1]-[.B$2])*([.B$5]+[.B$6]+[.B$3])-[.B$3]*[.B$4])*1000000" office:value-type="float" office:value="-0.330416">
            <text:p>-0.33</text:p>
          </table:table-cell>
          <table:table-cell table:number-columns-repeated="2"/>
        </table:table-row>
        <table:table-row table:style-name="ro1">
          <table:table-cell office:value-type="float" office:value="0.54">
            <text:p>0.54</text:p>
          </table:table-cell>
          <table:table-cell table:formula="oooc:=[.B$4]/([.B$5]+[.B$3]+[.B$6]-[.B$2]*[.A64])" office:value-type="float" office:value="-1.58132530120482">
            <text:p>-1.58</text:p>
          </table:table-cell>
          <table:table-cell table:formula="oooc:=[.A64]*([.B$1]-[.B$2])/[.B$3]" office:value-type="float" office:value="1.08">
            <text:p>1.08</text:p>
          </table:table-cell>
          <table:table-cell table:formula="oooc:=[.B64]-[.C64]" office:value-type="float" office:value="-2.66132530120481">
            <text:p>-2.66</text:p>
          </table:table-cell>
          <table:table-cell table:formula="oooc:=([.A64]*[.A64]*[.B$2]*([.B$2]-[.B$1])+[.A64]*([.B$1]-[.B$2])*([.B$5]+[.B$6]+[.B$3])-[.B$3]*[.B$4])*1000000" office:value-type="float" office:value="-0.353424">
            <text:p>-0.35</text:p>
          </table:table-cell>
          <table:table-cell table:number-columns-repeated="2"/>
        </table:table-row>
        <table:table-row table:style-name="ro1">
          <table:table-cell office:value-type="float" office:value="0.55">
            <text:p>0.55</text:p>
          </table:table-cell>
          <table:table-cell table:formula="oooc:=[.B$4]/([.B$5]+[.B$3]+[.B$6]-[.B$2]*[.A65])" office:value-type="float" office:value="-1.38157894736842">
            <text:p>-1.38</text:p>
          </table:table-cell>
          <table:table-cell table:formula="oooc:=[.A65]*([.B$1]-[.B$2])/[.B$3]" office:value-type="float" office:value="1.1">
            <text:p>1.1</text:p>
          </table:table-cell>
          <table:table-cell table:formula="oooc:=[.B65]-[.C65]" office:value-type="float" office:value="-2.48157894736842">
            <text:p>-2.48</text:p>
          </table:table-cell>
          <table:table-cell table:formula="oooc:=([.A65]*[.A65]*[.B$2]*([.B$2]-[.B$1])+[.A65]*([.B$1]-[.B$2])*([.B$5]+[.B$6]+[.B$3])-[.B$3]*[.B$4])*1000000" office:value-type="float" office:value="-0.3772">
            <text:p>-0.38</text:p>
          </table:table-cell>
          <table:table-cell table:number-columns-repeated="2"/>
        </table:table-row>
        <table:table-row table:style-name="ro1">
          <table:table-cell office:value-type="float" office:value="0.56">
            <text:p>0.56</text:p>
          </table:table-cell>
          <table:table-cell table:formula="oooc:=[.B$4]/([.B$5]+[.B$3]+[.B$6]-[.B$2]*[.A66])" office:value-type="float" office:value="-1.22663551401869">
            <text:p>-1.23</text:p>
          </table:table-cell>
          <table:table-cell table:formula="oooc:=[.A66]*([.B$1]-[.B$2])/[.B$3]" office:value-type="float" office:value="1.12">
            <text:p>1.12</text:p>
          </table:table-cell>
          <table:table-cell table:formula="oooc:=[.B66]-[.C66]" office:value-type="float" office:value="-2.34663551401869">
            <text:p>-2.35</text:p>
          </table:table-cell>
          <table:table-cell table:formula="oooc:=([.A66]*[.A66]*[.B$2]*([.B$2]-[.B$1])+[.A66]*([.B$1]-[.B$2])*([.B$5]+[.B$6]+[.B$3])-[.B$3]*[.B$4])*1000000" office:value-type="float" office:value="-0.401744">
            <text:p>-0.4</text:p>
          </table:table-cell>
          <table:table-cell table:number-columns-repeated="2"/>
        </table:table-row>
        <table:table-row table:style-name="ro1">
          <table:table-cell office:value-type="float" office:value="0.57">
            <text:p>0.57</text:p>
          </table:table-cell>
          <table:table-cell table:formula="oooc:=[.B$4]/([.B$5]+[.B$3]+[.B$6]-[.B$2]*[.A67])" office:value-type="float" office:value="-1.10294117647059">
            <text:p>-1.1</text:p>
          </table:table-cell>
          <table:table-cell table:formula="oooc:=[.A67]*([.B$1]-[.B$2])/[.B$3]" office:value-type="float" office:value="1.14">
            <text:p>1.14</text:p>
          </table:table-cell>
          <table:table-cell table:formula="oooc:=[.B67]-[.C67]" office:value-type="float" office:value="-2.24294117647058">
            <text:p>-2.24</text:p>
          </table:table-cell>
          <table:table-cell table:formula="oooc:=([.A67]*[.A67]*[.B$2]*([.B$2]-[.B$1])+[.A67]*([.B$1]-[.B$2])*([.B$5]+[.B$6]+[.B$3])-[.B$3]*[.B$4])*1000000" office:value-type="float" office:value="-0.427056">
            <text:p>-0.43</text:p>
          </table:table-cell>
          <table:table-cell table:number-columns-repeated="2"/>
        </table:table-row>
        <table:table-row table:style-name="ro1">
          <table:table-cell office:value-type="float" office:value="0.58">
            <text:p>0.58</text:p>
          </table:table-cell>
          <table:table-cell table:formula="oooc:=[.B$4]/([.B$5]+[.B$3]+[.B$6]-[.B$2]*[.A68])" office:value-type="float" office:value="-1.00190839694656">
            <text:p>-1</text:p>
          </table:table-cell>
          <table:table-cell table:formula="oooc:=[.A68]*([.B$1]-[.B$2])/[.B$3]" office:value-type="float" office:value="1.16">
            <text:p>1.16</text:p>
          </table:table-cell>
          <table:table-cell table:formula="oooc:=[.B68]-[.C68]" office:value-type="float" office:value="-2.16190839694656">
            <text:p>-2.16</text:p>
          </table:table-cell>
          <table:table-cell table:formula="oooc:=([.A68]*[.A68]*[.B$2]*([.B$2]-[.B$1])+[.A68]*([.B$1]-[.B$2])*([.B$5]+[.B$6]+[.B$3])-[.B$3]*[.B$4])*1000000" office:value-type="float" office:value="-0.453136">
            <text:p>-0.45</text:p>
          </table:table-cell>
          <table:table-cell table:number-columns-repeated="2"/>
        </table:table-row>
        <table:table-row table:style-name="ro1">
          <table:table-cell office:value-type="float" office:value="0.59">
            <text:p>0.59</text:p>
          </table:table-cell>
          <table:table-cell table:formula="oooc:=[.B$4]/([.B$5]+[.B$3]+[.B$6]-[.B$2]*[.A69])" office:value-type="float" office:value="-0.917832167832167">
            <text:p>-0.92</text:p>
          </table:table-cell>
          <table:table-cell table:formula="oooc:=[.A69]*([.B$1]-[.B$2])/[.B$3]" office:value-type="float" office:value="1.18">
            <text:p>1.18</text:p>
          </table:table-cell>
          <table:table-cell table:formula="oooc:=[.B69]-[.C69]" office:value-type="float" office:value="-2.09783216783217">
            <text:p>-2.1</text:p>
          </table:table-cell>
          <table:table-cell table:formula="oooc:=([.A69]*[.A69]*[.B$2]*([.B$2]-[.B$1])+[.A69]*([.B$1]-[.B$2])*([.B$5]+[.B$6]+[.B$3])-[.B$3]*[.B$4])*1000000" office:value-type="float" office:value="-0.479984">
            <text:p>-0.48</text:p>
          </table:table-cell>
          <table:table-cell table:number-columns-repeated="2"/>
        </table:table-row>
        <table:table-row table:style-name="ro1">
          <table:table-cell office:value-type="float" office:value="0.6">
            <text:p>0.6</text:p>
          </table:table-cell>
          <table:table-cell table:formula="oooc:=[.B$4]/([.B$5]+[.B$3]+[.B$6]-[.B$2]*[.A70])" office:value-type="float" office:value="-0.846774193548387">
            <text:p>-0.85</text:p>
          </table:table-cell>
          <table:table-cell table:formula="oooc:=[.A70]*([.B$1]-[.B$2])/[.B$3]" office:value-type="float" office:value="1.2">
            <text:p>1.2</text:p>
          </table:table-cell>
          <table:table-cell table:formula="oooc:=[.B70]-[.C70]" office:value-type="float" office:value="-2.04677419354838">
            <text:p>-2.05</text:p>
          </table:table-cell>
          <table:table-cell table:formula="oooc:=([.A70]*[.A70]*[.B$2]*([.B$2]-[.B$1])+[.A70]*([.B$1]-[.B$2])*([.B$5]+[.B$6]+[.B$3])-[.B$3]*[.B$4])*1000000" office:value-type="float" office:value="-0.5076">
            <text:p>-0.51</text:p>
          </table:table-cell>
          <table:table-cell table:number-columns-repeated="2"/>
        </table:table-row>
        <table:table-row table:style-name="ro1">
          <table:table-cell office:value-type="float" office:value="0.61">
            <text:p>0.61</text:p>
          </table:table-cell>
          <table:table-cell table:formula="oooc:=[.B$4]/([.B$5]+[.B$3]+[.B$6]-[.B$2]*[.A71])" office:value-type="float" office:value="-0.785928143712575">
            <text:p>-0.79</text:p>
          </table:table-cell>
          <table:table-cell table:formula="oooc:=[.A71]*([.B$1]-[.B$2])/[.B$3]" office:value-type="float" office:value="1.22">
            <text:p>1.22</text:p>
          </table:table-cell>
          <table:table-cell table:formula="oooc:=[.B71]-[.C71]" office:value-type="float" office:value="-2.00592814371257">
            <text:p>-2.01</text:p>
          </table:table-cell>
          <table:table-cell table:formula="oooc:=([.A71]*[.A71]*[.B$2]*([.B$2]-[.B$1])+[.A71]*([.B$1]-[.B$2])*([.B$5]+[.B$6]+[.B$3])-[.B$3]*[.B$4])*1000000" office:value-type="float" office:value="-0.535983999999999">
            <text:p>-0.54</text:p>
          </table:table-cell>
          <table:table-cell table:number-columns-repeated="2"/>
        </table:table-row>
        <table:table-row table:style-name="ro1">
          <table:table-cell office:value-type="float" office:value="0.62">
            <text:p>0.62</text:p>
          </table:table-cell>
          <table:table-cell table:formula="oooc:=[.B$4]/([.B$5]+[.B$3]+[.B$6]-[.B$2]*[.A72])" office:value-type="float" office:value="-0.733240223463687">
            <text:p>-0.73</text:p>
          </table:table-cell>
          <table:table-cell table:formula="oooc:=[.A72]*([.B$1]-[.B$2])/[.B$3]" office:value-type="float" office:value="1.24">
            <text:p>1.24</text:p>
          </table:table-cell>
          <table:table-cell table:formula="oooc:=[.B72]-[.C72]" office:value-type="float" office:value="-1.97324022346368">
            <text:p>-1.97</text:p>
          </table:table-cell>
          <table:table-cell table:formula="oooc:=([.A72]*[.A72]*[.B$2]*([.B$2]-[.B$1])+[.A72]*([.B$1]-[.B$2])*([.B$5]+[.B$6]+[.B$3])-[.B$3]*[.B$4])*1000000" office:value-type="float" office:value="-0.565136">
            <text:p>-0.57</text:p>
          </table:table-cell>
          <table:table-cell table:number-columns-repeated="2"/>
        </table:table-row>
        <table:table-row table:style-name="ro1">
          <table:table-cell office:value-type="float" office:value="0.63">
            <text:p>0.63</text:p>
          </table:table-cell>
          <table:table-cell table:formula="oooc:=[.B$4]/([.B$5]+[.B$3]+[.B$6]-[.B$2]*[.A73])" office:value-type="float" office:value="-0.68717277486911">
            <text:p>-0.69</text:p>
          </table:table-cell>
          <table:table-cell table:formula="oooc:=[.A73]*([.B$1]-[.B$2])/[.B$3]" office:value-type="float" office:value="1.26">
            <text:p>1.26</text:p>
          </table:table-cell>
          <table:table-cell table:formula="oooc:=[.B73]-[.C73]" office:value-type="float" office:value="-1.94717277486911">
            <text:p>-1.95</text:p>
          </table:table-cell>
          <table:table-cell table:formula="oooc:=([.A73]*[.A73]*[.B$2]*([.B$2]-[.B$1])+[.A73]*([.B$1]-[.B$2])*([.B$5]+[.B$6]+[.B$3])-[.B$3]*[.B$4])*1000000" office:value-type="float" office:value="-0.595056">
            <text:p>-0.6</text:p>
          </table:table-cell>
          <table:table-cell table:number-columns-repeated="2"/>
        </table:table-row>
        <table:table-row table:style-name="ro1">
          <table:table-cell office:value-type="float" office:value="0.64">
            <text:p>0.64</text:p>
          </table:table-cell>
          <table:table-cell table:formula="oooc:=[.B$4]/([.B$5]+[.B$3]+[.B$6]-[.B$2]*[.A74])" office:value-type="float" office:value="-0.646551724137931">
            <text:p>-0.65</text:p>
          </table:table-cell>
          <table:table-cell table:formula="oooc:=[.A74]*([.B$1]-[.B$2])/[.B$3]" office:value-type="float" office:value="1.28">
            <text:p>1.28</text:p>
          </table:table-cell>
          <table:table-cell table:formula="oooc:=[.B74]-[.C74]" office:value-type="float" office:value="-1.92655172413793">
            <text:p>-1.93</text:p>
          </table:table-cell>
          <table:table-cell table:formula="oooc:=([.A74]*[.A74]*[.B$2]*([.B$2]-[.B$1])+[.A74]*([.B$1]-[.B$2])*([.B$5]+[.B$6]+[.B$3])-[.B$3]*[.B$4])*1000000" office:value-type="float" office:value="-0.625744">
            <text:p>-0.63</text:p>
          </table:table-cell>
          <table:table-cell table:number-columns-repeated="2"/>
        </table:table-row>
        <table:table-row table:style-name="ro1">
          <table:table-cell office:value-type="float" office:value="0.65">
            <text:p>0.65</text:p>
          </table:table-cell>
          <table:table-cell table:formula="oooc:=[.B$4]/([.B$5]+[.B$3]+[.B$6]-[.B$2]*[.A75])" office:value-type="float" office:value="-0.61046511627907">
            <text:p>-0.61</text:p>
          </table:table-cell>
          <table:table-cell table:formula="oooc:=[.A75]*([.B$1]-[.B$2])/[.B$3]" office:value-type="float" office:value="1.3">
            <text:p>1.3</text:p>
          </table:table-cell>
          <table:table-cell table:formula="oooc:=[.B75]-[.C75]" office:value-type="float" office:value="-1.91046511627907">
            <text:p>-1.91</text:p>
          </table:table-cell>
          <table:table-cell table:formula="oooc:=([.A75]*[.A75]*[.B$2]*([.B$2]-[.B$1])+[.A75]*([.B$1]-[.B$2])*([.B$5]+[.B$6]+[.B$3])-[.B$3]*[.B$4])*1000000" office:value-type="float" office:value="-0.657199999999999">
            <text:p>-0.66</text:p>
          </table:table-cell>
          <table:table-cell table:number-columns-repeated="2"/>
        </table:table-row>
        <table:table-row table:style-name="ro1">
          <table:table-cell office:value-type="float" office:value="0.66">
            <text:p>0.66</text:p>
          </table:table-cell>
          <table:table-cell table:formula="oooc:=[.B$4]/([.B$5]+[.B$3]+[.B$6]-[.B$2]*[.A76])" office:value-type="float" office:value="-0.578193832599119">
            <text:p>-0.58</text:p>
          </table:table-cell>
          <table:table-cell table:formula="oooc:=[.A76]*([.B$1]-[.B$2])/[.B$3]" office:value-type="float" office:value="1.32">
            <text:p>1.32</text:p>
          </table:table-cell>
          <table:table-cell table:formula="oooc:=[.B76]-[.C76]" office:value-type="float" office:value="-1.89819383259912">
            <text:p>-1.9</text:p>
          </table:table-cell>
          <table:table-cell table:formula="oooc:=([.A76]*[.A76]*[.B$2]*([.B$2]-[.B$1])+[.A76]*([.B$1]-[.B$2])*([.B$5]+[.B$6]+[.B$3])-[.B$3]*[.B$4])*1000000" office:value-type="float" office:value="-0.689423999999999">
            <text:p>-0.69</text:p>
          </table:table-cell>
          <table:table-cell table:number-columns-repeated="2"/>
        </table:table-row>
        <table:table-row table:style-name="ro1">
          <table:table-cell office:value-type="float" office:value="0.67">
            <text:p>0.67</text:p>
          </table:table-cell>
          <table:table-cell table:formula="oooc:=[.B$4]/([.B$5]+[.B$3]+[.B$6]-[.B$2]*[.A77])" office:value-type="float" office:value="-0.549163179916318">
            <text:p>-0.55</text:p>
          </table:table-cell>
          <table:table-cell table:formula="oooc:=[.A77]*([.B$1]-[.B$2])/[.B$3]" office:value-type="float" office:value="1.34">
            <text:p>1.34</text:p>
          </table:table-cell>
          <table:table-cell table:formula="oooc:=[.B77]-[.C77]" office:value-type="float" office:value="-1.88916317991632">
            <text:p>-1.89</text:p>
          </table:table-cell>
          <table:table-cell table:formula="oooc:=([.A77]*[.A77]*[.B$2]*([.B$2]-[.B$1])+[.A77]*([.B$1]-[.B$2])*([.B$5]+[.B$6]+[.B$3])-[.B$3]*[.B$4])*1000000" office:value-type="float" office:value="-0.722416">
            <text:p>-0.72</text:p>
          </table:table-cell>
          <table:table-cell table:number-columns-repeated="2"/>
        </table:table-row>
        <table:table-row table:style-name="ro1">
          <table:table-cell office:value-type="float" office:value="0.68">
            <text:p>0.68</text:p>
          </table:table-cell>
          <table:table-cell table:formula="oooc:=[.B$4]/([.B$5]+[.B$3]+[.B$6]-[.B$2]*[.A78])" office:value-type="float" office:value="-0.522908366533864">
            <text:p>-0.52</text:p>
          </table:table-cell>
          <table:table-cell table:formula="oooc:=[.A78]*([.B$1]-[.B$2])/[.B$3]" office:value-type="float" office:value="1.36">
            <text:p>1.36</text:p>
          </table:table-cell>
          <table:table-cell table:formula="oooc:=[.B78]-[.C78]" office:value-type="float" office:value="-1.88290836653386">
            <text:p>-1.88</text:p>
          </table:table-cell>
          <table:table-cell table:formula="oooc:=([.A78]*[.A78]*[.B$2]*([.B$2]-[.B$1])+[.A78]*([.B$1]-[.B$2])*([.B$5]+[.B$6]+[.B$3])-[.B$3]*[.B$4])*1000000" office:value-type="float" office:value="-0.756175999999999">
            <text:p>-0.76</text:p>
          </table:table-cell>
          <table:table-cell table:number-columns-repeated="2"/>
        </table:table-row>
        <table:table-row table:style-name="ro1">
          <table:table-cell office:value-type="float" office:value="0.69">
            <text:p>0.69</text:p>
          </table:table-cell>
          <table:table-cell table:formula="oooc:=[.B$4]/([.B$5]+[.B$3]+[.B$6]-[.B$2]*[.A79])" office:value-type="float" office:value="-0.499049429657794">
            <text:p>-0.5</text:p>
          </table:table-cell>
          <table:table-cell table:formula="oooc:=[.A79]*([.B$1]-[.B$2])/[.B$3]" office:value-type="float" office:value="1.38">
            <text:p>1.38</text:p>
          </table:table-cell>
          <table:table-cell table:formula="oooc:=[.B79]-[.C79]" office:value-type="float" office:value="-1.87904942965779">
            <text:p>-1.88</text:p>
          </table:table-cell>
          <table:table-cell table:formula="oooc:=([.A79]*[.A79]*[.B$2]*([.B$2]-[.B$1])+[.A79]*([.B$1]-[.B$2])*([.B$5]+[.B$6]+[.B$3])-[.B$3]*[.B$4])*1000000" office:value-type="float" office:value="-0.790704">
            <text:p>-0.79</text:p>
          </table:table-cell>
          <table:table-cell table:number-columns-repeated="2"/>
        </table:table-row>
        <table:table-row table:style-name="ro1">
          <table:table-cell office:value-type="float" office:value="0.7">
            <text:p>0.7</text:p>
          </table:table-cell>
          <table:table-cell table:formula="oooc:=[.B$4]/([.B$5]+[.B$3]+[.B$6]-[.B$2]*[.A80])" office:value-type="float" office:value="-0.477272727272727">
            <text:p>-0.48</text:p>
          </table:table-cell>
          <table:table-cell table:formula="oooc:=[.A80]*([.B$1]-[.B$2])/[.B$3]" office:value-type="float" office:value="1.4">
            <text:p>1.4</text:p>
          </table:table-cell>
          <table:table-cell table:formula="oooc:=[.B80]-[.C80]" office:value-type="float" office:value="-1.87727272727272">
            <text:p>-1.88</text:p>
          </table:table-cell>
          <table:table-cell table:formula="oooc:=([.A80]*[.A80]*[.B$2]*([.B$2]-[.B$1])+[.A80]*([.B$1]-[.B$2])*([.B$5]+[.B$6]+[.B$3])-[.B$3]*[.B$4])*1000000" office:value-type="float" office:value="-0.825999999999999">
            <text:p>-0.83</text:p>
          </table:table-cell>
          <table:table-cell table:number-columns-repeated="2"/>
        </table:table-row>
        <table:table-row table:style-name="ro1">
          <table:table-cell office:value-type="float" office:value="0.71">
            <text:p>0.71</text:p>
          </table:table-cell>
          <table:table-cell table:formula="oooc:=[.B$4]/([.B$5]+[.B$3]+[.B$6]-[.B$2]*[.A81])" office:value-type="float" office:value="-0.457317073170732">
            <text:p>-0.46</text:p>
          </table:table-cell>
          <table:table-cell table:formula="oooc:=[.A81]*([.B$1]-[.B$2])/[.B$3]" office:value-type="float" office:value="1.42">
            <text:p>1.42</text:p>
          </table:table-cell>
          <table:table-cell table:formula="oooc:=[.B81]-[.C81]" office:value-type="float" office:value="-1.87731707317073">
            <text:p>-1.88</text:p>
          </table:table-cell>
          <table:table-cell table:formula="oooc:=([.A81]*[.A81]*[.B$2]*([.B$2]-[.B$1])+[.A81]*([.B$1]-[.B$2])*([.B$5]+[.B$6]+[.B$3])-[.B$3]*[.B$4])*1000000" office:value-type="float" office:value="-0.862063999999999">
            <text:p>-0.86</text:p>
          </table:table-cell>
          <table:table-cell table:number-columns-repeated="2"/>
        </table:table-row>
        <table:table-row table:style-name="ro1">
          <table:table-cell office:value-type="float" office:value="0.72">
            <text:p>0.72</text:p>
          </table:table-cell>
          <table:table-cell table:formula="oooc:=[.B$4]/([.B$5]+[.B$3]+[.B$6]-[.B$2]*[.A82])" office:value-type="float" office:value="-0.438963210702341">
            <text:p>-0.44</text:p>
          </table:table-cell>
          <table:table-cell table:formula="oooc:=[.A82]*([.B$1]-[.B$2])/[.B$3]" office:value-type="float" office:value="1.44">
            <text:p>1.44</text:p>
          </table:table-cell>
          <table:table-cell table:formula="oooc:=[.B82]-[.C82]" office:value-type="float" office:value="-1.87896321070234">
            <text:p>-1.88</text:p>
          </table:table-cell>
          <table:table-cell table:formula="oooc:=([.A82]*[.A82]*[.B$2]*([.B$2]-[.B$1])+[.A82]*([.B$1]-[.B$2])*([.B$5]+[.B$6]+[.B$3])-[.B$3]*[.B$4])*1000000" office:value-type="float" office:value="-0.898895999999999">
            <text:p>-0.9</text:p>
          </table:table-cell>
          <table:table-cell table:number-columns-repeated="2"/>
        </table:table-row>
        <table:table-row table:style-name="ro1">
          <table:table-cell office:value-type="float" office:value="0.73">
            <text:p>0.73</text:p>
          </table:table-cell>
          <table:table-cell table:formula="oooc:=[.B$4]/([.B$5]+[.B$3]+[.B$6]-[.B$2]*[.A83])" office:value-type="float" office:value="-0.422025723472669">
            <text:p>-0.42</text:p>
          </table:table-cell>
          <table:table-cell table:formula="oooc:=[.A83]*([.B$1]-[.B$2])/[.B$3]" office:value-type="float" office:value="1.46">
            <text:p>1.46</text:p>
          </table:table-cell>
          <table:table-cell table:formula="oooc:=[.B83]-[.C83]" office:value-type="float" office:value="-1.88202572347267">
            <text:p>-1.88</text:p>
          </table:table-cell>
          <table:table-cell table:formula="oooc:=([.A83]*[.A83]*[.B$2]*([.B$2]-[.B$1])+[.A83]*([.B$1]-[.B$2])*([.B$5]+[.B$6]+[.B$3])-[.B$3]*[.B$4])*1000000" office:value-type="float" office:value="-0.936495999999999">
            <text:p>-0.94</text:p>
          </table:table-cell>
          <table:table-cell table:number-columns-repeated="2"/>
        </table:table-row>
        <table:table-row table:style-name="ro1">
          <table:table-cell office:value-type="float" office:value="0.74">
            <text:p>0.74</text:p>
          </table:table-cell>
          <table:table-cell table:formula="oooc:=[.B$4]/([.B$5]+[.B$3]+[.B$6]-[.B$2]*[.A84])" office:value-type="float" office:value="-0.406346749226006">
            <text:p>-0.41</text:p>
          </table:table-cell>
          <table:table-cell table:formula="oooc:=[.A84]*([.B$1]-[.B$2])/[.B$3]" office:value-type="float" office:value="1.48">
            <text:p>1.48</text:p>
          </table:table-cell>
          <table:table-cell table:formula="oooc:=[.B84]-[.C84]" office:value-type="float" office:value="-1.886346749226">
            <text:p>-1.89</text:p>
          </table:table-cell>
          <table:table-cell table:formula="oooc:=([.A84]*[.A84]*[.B$2]*([.B$2]-[.B$1])+[.A84]*([.B$1]-[.B$2])*([.B$5]+[.B$6]+[.B$3])-[.B$3]*[.B$4])*1000000" office:value-type="float" office:value="-0.974863999999999">
            <text:p>-0.97</text:p>
          </table:table-cell>
          <table:table-cell table:number-columns-repeated="2"/>
        </table:table-row>
        <table:table-row table:style-name="ro1">
          <table:table-cell office:value-type="float" office:value="0.75">
            <text:p>0.75</text:p>
          </table:table-cell>
          <table:table-cell table:formula="oooc:=[.B$4]/([.B$5]+[.B$3]+[.B$6]-[.B$2]*[.A85])" office:value-type="float" office:value="-0.391791044776119">
            <text:p>-0.39</text:p>
          </table:table-cell>
          <table:table-cell table:formula="oooc:=[.A85]*([.B$1]-[.B$2])/[.B$3]" office:value-type="float" office:value="1.5">
            <text:p>1.5</text:p>
          </table:table-cell>
          <table:table-cell table:formula="oooc:=[.B85]-[.C85]" office:value-type="float" office:value="-1.89179104477612">
            <text:p>-1.89</text:p>
          </table:table-cell>
          <table:table-cell table:formula="oooc:=([.A85]*[.A85]*[.B$2]*([.B$2]-[.B$1])+[.A85]*([.B$1]-[.B$2])*([.B$5]+[.B$6]+[.B$3])-[.B$3]*[.B$4])*1000000" office:value-type="float" office:value="-1.014">
            <text:p>-1.01</text:p>
          </table:table-cell>
          <table:table-cell table:number-columns-repeated="2"/>
        </table:table-row>
        <table:table-row table:style-name="ro1">
          <table:table-cell office:value-type="float" office:value="0.76">
            <text:p>0.76</text:p>
          </table:table-cell>
          <table:table-cell table:formula="oooc:=[.B$4]/([.B$5]+[.B$3]+[.B$6]-[.B$2]*[.A86])" office:value-type="float" office:value="-0.378242074927954">
            <text:p>-0.38</text:p>
          </table:table-cell>
          <table:table-cell table:formula="oooc:=[.A86]*([.B$1]-[.B$2])/[.B$3]" office:value-type="float" office:value="1.52">
            <text:p>1.52</text:p>
          </table:table-cell>
          <table:table-cell table:formula="oooc:=[.B86]-[.C86]" office:value-type="float" office:value="-1.89824207492795">
            <text:p>-1.9</text:p>
          </table:table-cell>
          <table:table-cell table:formula="oooc:=([.A86]*[.A86]*[.B$2]*([.B$2]-[.B$1])+[.A86]*([.B$1]-[.B$2])*([.B$5]+[.B$6]+[.B$3])-[.B$3]*[.B$4])*1000000" office:value-type="float" office:value="-1.053904">
            <text:p>-1.05</text:p>
          </table:table-cell>
          <table:table-cell table:number-columns-repeated="2"/>
        </table:table-row>
        <table:table-row table:style-name="ro1">
          <table:table-cell office:value-type="float" office:value="0.77">
            <text:p>0.77</text:p>
          </table:table-cell>
          <table:table-cell table:formula="oooc:=[.B$4]/([.B$5]+[.B$3]+[.B$6]-[.B$2]*[.A87])" office:value-type="float" office:value="-0.365598885793872">
            <text:p>-0.37</text:p>
          </table:table-cell>
          <table:table-cell table:formula="oooc:=[.A87]*([.B$1]-[.B$2])/[.B$3]" office:value-type="float" office:value="1.54">
            <text:p>1.54</text:p>
          </table:table-cell>
          <table:table-cell table:formula="oooc:=[.B87]-[.C87]" office:value-type="float" office:value="-1.90559888579387">
            <text:p>-1.91</text:p>
          </table:table-cell>
          <table:table-cell table:formula="oooc:=([.A87]*[.A87]*[.B$2]*([.B$2]-[.B$1])+[.A87]*([.B$1]-[.B$2])*([.B$5]+[.B$6]+[.B$3])-[.B$3]*[.B$4])*1000000" office:value-type="float" office:value="-1.094576">
            <text:p>-1.09</text:p>
          </table:table-cell>
          <table:table-cell table:number-columns-repeated="2"/>
        </table:table-row>
        <table:table-row table:style-name="ro1">
          <table:table-cell office:value-type="float" office:value="0.78">
            <text:p>0.78</text:p>
          </table:table-cell>
          <table:table-cell table:formula="oooc:=[.B$4]/([.B$5]+[.B$3]+[.B$6]-[.B$2]*[.A88])" office:value-type="float" office:value="-0.35377358490566">
            <text:p>-0.35</text:p>
          </table:table-cell>
          <table:table-cell table:formula="oooc:=[.A88]*([.B$1]-[.B$2])/[.B$3]" office:value-type="float" office:value="1.56">
            <text:p>1.56</text:p>
          </table:table-cell>
          <table:table-cell table:formula="oooc:=[.B88]-[.C88]" office:value-type="float" office:value="-1.91377358490566">
            <text:p>-1.91</text:p>
          </table:table-cell>
          <table:table-cell table:formula="oooc:=([.A88]*[.A88]*[.B$2]*([.B$2]-[.B$1])+[.A88]*([.B$1]-[.B$2])*([.B$5]+[.B$6]+[.B$3])-[.B$3]*[.B$4])*1000000" office:value-type="float" office:value="-1.136016">
            <text:p>-1.14</text:p>
          </table:table-cell>
          <table:table-cell table:number-columns-repeated="2"/>
        </table:table-row>
        <table:table-row table:style-name="ro1">
          <table:table-cell office:value-type="float" office:value="0.79">
            <text:p>0.79</text:p>
          </table:table-cell>
          <table:table-cell table:formula="oooc:=[.B$4]/([.B$5]+[.B$3]+[.B$6]-[.B$2]*[.A89])" office:value-type="float" office:value="-0.342689295039164">
            <text:p>-0.34</text:p>
          </table:table-cell>
          <table:table-cell table:formula="oooc:=[.A89]*([.B$1]-[.B$2])/[.B$3]" office:value-type="float" office:value="1.58">
            <text:p>1.58</text:p>
          </table:table-cell>
          <table:table-cell table:formula="oooc:=[.B89]-[.C89]" office:value-type="float" office:value="-1.92268929503916">
            <text:p>-1.92</text:p>
          </table:table-cell>
          <table:table-cell table:formula="oooc:=([.A89]*[.A89]*[.B$2]*([.B$2]-[.B$1])+[.A89]*([.B$1]-[.B$2])*([.B$5]+[.B$6]+[.B$3])-[.B$3]*[.B$4])*1000000" office:value-type="float" office:value="-1.178224">
            <text:p>-1.18</text:p>
          </table:table-cell>
          <table:table-cell table:number-columns-repeated="2"/>
        </table:table-row>
        <table:table-row table:style-name="ro1">
          <table:table-cell office:value-type="float" office:value="0.8">
            <text:p>0.8</text:p>
          </table:table-cell>
          <table:table-cell table:formula="oooc:=[.B$4]/([.B$5]+[.B$3]+[.B$6]-[.B$2]*[.A90])" office:value-type="float" office:value="-0.332278481012658">
            <text:p>-0.33</text:p>
          </table:table-cell>
          <table:table-cell table:formula="oooc:=[.A90]*([.B$1]-[.B$2])/[.B$3]" office:value-type="float" office:value="1.6">
            <text:p>1.6</text:p>
          </table:table-cell>
          <table:table-cell table:formula="oooc:=[.B90]-[.C90]" office:value-type="float" office:value="-1.93227848101266">
            <text:p>-1.93</text:p>
          </table:table-cell>
          <table:table-cell table:formula="oooc:=([.A90]*[.A90]*[.B$2]*([.B$2]-[.B$1])+[.A90]*([.B$1]-[.B$2])*([.B$5]+[.B$6]+[.B$3])-[.B$3]*[.B$4])*1000000" office:value-type="float" office:value="-1.2212">
            <text:p>-1.22</text:p>
          </table:table-cell>
          <table:table-cell table:number-columns-repeated="2"/>
        </table:table-row>
        <table:table-row table:style-name="ro1">
          <table:table-cell office:value-type="float" office:value="0.81">
            <text:p>0.81</text:p>
          </table:table-cell>
          <table:table-cell table:formula="oooc:=[.B$4]/([.B$5]+[.B$3]+[.B$6]-[.B$2]*[.A91])" office:value-type="float" office:value="-0.322481572481572">
            <text:p>-0.32</text:p>
          </table:table-cell>
          <table:table-cell table:formula="oooc:=[.A91]*([.B$1]-[.B$2])/[.B$3]" office:value-type="float" office:value="1.62">
            <text:p>1.62</text:p>
          </table:table-cell>
          <table:table-cell table:formula="oooc:=[.B91]-[.C91]" office:value-type="float" office:value="-1.94248157248157">
            <text:p>-1.94</text:p>
          </table:table-cell>
          <table:table-cell table:formula="oooc:=([.A91]*[.A91]*[.B$2]*([.B$2]-[.B$1])+[.A91]*([.B$1]-[.B$2])*([.B$5]+[.B$6]+[.B$3])-[.B$3]*[.B$4])*1000000" office:value-type="float" office:value="-1.264944">
            <text:p>-1.26</text:p>
          </table:table-cell>
          <table:table-cell table:number-columns-repeated="2"/>
        </table:table-row>
        <table:table-row table:style-name="ro1">
          <table:table-cell office:value-type="float" office:value="0.82">
            <text:p>0.82</text:p>
          </table:table-cell>
          <table:table-cell table:formula="oooc:=[.B$4]/([.B$5]+[.B$3]+[.B$6]-[.B$2]*[.A92])" office:value-type="float" office:value="-0.313245823389021">
            <text:p>-0.31</text:p>
          </table:table-cell>
          <table:table-cell table:formula="oooc:=[.A92]*([.B$1]-[.B$2])/[.B$3]" office:value-type="float" office:value="1.64">
            <text:p>1.64</text:p>
          </table:table-cell>
          <table:table-cell table:formula="oooc:=[.B92]-[.C92]" office:value-type="float" office:value="-1.95324582338902">
            <text:p>-1.95</text:p>
          </table:table-cell>
          <table:table-cell table:formula="oooc:=([.A92]*[.A92]*[.B$2]*([.B$2]-[.B$1])+[.A92]*([.B$1]-[.B$2])*([.B$5]+[.B$6]+[.B$3])-[.B$3]*[.B$4])*1000000" office:value-type="float" office:value="-1.309456">
            <text:p>-1.31</text:p>
          </table:table-cell>
          <table:table-cell table:number-columns-repeated="2"/>
        </table:table-row>
        <table:table-row table:style-name="ro1">
          <table:table-cell office:value-type="float" office:value="0.83">
            <text:p>0.83</text:p>
          </table:table-cell>
          <table:table-cell table:formula="oooc:=[.B$4]/([.B$5]+[.B$3]+[.B$6]-[.B$2]*[.A93])" office:value-type="float" office:value="-0.304524361948956">
            <text:p>-0.3</text:p>
          </table:table-cell>
          <table:table-cell table:formula="oooc:=[.A93]*([.B$1]-[.B$2])/[.B$3]" office:value-type="float" office:value="1.66">
            <text:p>1.66</text:p>
          </table:table-cell>
          <table:table-cell table:formula="oooc:=[.B93]-[.C93]" office:value-type="float" office:value="-1.96452436194895">
            <text:p>-1.96</text:p>
          </table:table-cell>
          <table:table-cell table:formula="oooc:=([.A93]*[.A93]*[.B$2]*([.B$2]-[.B$1])+[.A93]*([.B$1]-[.B$2])*([.B$5]+[.B$6]+[.B$3])-[.B$3]*[.B$4])*1000000" office:value-type="float" office:value="-1.354736">
            <text:p>-1.35</text:p>
          </table:table-cell>
          <table:table-cell table:number-columns-repeated="2"/>
        </table:table-row>
        <table:table-row table:style-name="ro1">
          <table:table-cell office:value-type="float" office:value="0.84">
            <text:p>0.84</text:p>
          </table:table-cell>
          <table:table-cell table:formula="oooc:=[.B$4]/([.B$5]+[.B$3]+[.B$6]-[.B$2]*[.A94])" office:value-type="float" office:value="-0.29627539503386">
            <text:p>-0.3</text:p>
          </table:table-cell>
          <table:table-cell table:formula="oooc:=[.A94]*([.B$1]-[.B$2])/[.B$3]" office:value-type="float" office:value="1.68">
            <text:p>1.68</text:p>
          </table:table-cell>
          <table:table-cell table:formula="oooc:=[.B94]-[.C94]" office:value-type="float" office:value="-1.97627539503386">
            <text:p>-1.98</text:p>
          </table:table-cell>
          <table:table-cell table:formula="oooc:=([.A94]*[.A94]*[.B$2]*([.B$2]-[.B$1])+[.A94]*([.B$1]-[.B$2])*([.B$5]+[.B$6]+[.B$3])-[.B$3]*[.B$4])*1000000" office:value-type="float" office:value="-1.400784">
            <text:p>-1.4</text:p>
          </table:table-cell>
          <table:table-cell table:number-columns-repeated="2"/>
        </table:table-row>
        <table:table-row table:style-name="ro1">
          <table:table-cell office:value-type="float" office:value="0.85">
            <text:p>0.85</text:p>
          </table:table-cell>
          <table:table-cell table:formula="oooc:=[.B$4]/([.B$5]+[.B$3]+[.B$6]-[.B$2]*[.A95])" office:value-type="float" office:value="-0.288461538461538">
            <text:p>-0.29</text:p>
          </table:table-cell>
          <table:table-cell table:formula="oooc:=[.A95]*([.B$1]-[.B$2])/[.B$3]" office:value-type="float" office:value="1.7">
            <text:p>1.7</text:p>
          </table:table-cell>
          <table:table-cell table:formula="oooc:=[.B95]-[.C95]" office:value-type="float" office:value="-1.98846153846154">
            <text:p>-1.99</text:p>
          </table:table-cell>
          <table:table-cell table:formula="oooc:=([.A95]*[.A95]*[.B$2]*([.B$2]-[.B$1])+[.A95]*([.B$1]-[.B$2])*([.B$5]+[.B$6]+[.B$3])-[.B$3]*[.B$4])*1000000" office:value-type="float" office:value="-1.4476">
            <text:p>-1.45</text:p>
          </table:table-cell>
          <table:table-cell table:number-columns-repeated="2"/>
        </table:table-row>
        <table:table-row table:style-name="ro1">
          <table:table-cell office:value-type="float" office:value="0.86">
            <text:p>0.86</text:p>
          </table:table-cell>
          <table:table-cell table:formula="oooc:=[.B$4]/([.B$5]+[.B$3]+[.B$6]-[.B$2]*[.A96])" office:value-type="float" office:value="-0.281049250535332">
            <text:p>-0.28</text:p>
          </table:table-cell>
          <table:table-cell table:formula="oooc:=[.A96]*([.B$1]-[.B$2])/[.B$3]" office:value-type="float" office:value="1.72">
            <text:p>1.72</text:p>
          </table:table-cell>
          <table:table-cell table:formula="oooc:=[.B96]-[.C96]" office:value-type="float" office:value="-2.00104925053533">
            <text:p>-2</text:p>
          </table:table-cell>
          <table:table-cell table:formula="oooc:=([.A96]*[.A96]*[.B$2]*([.B$2]-[.B$1])+[.A96]*([.B$1]-[.B$2])*([.B$5]+[.B$6]+[.B$3])-[.B$3]*[.B$4])*1000000" office:value-type="float" office:value="-1.495184">
            <text:p>-1.5</text:p>
          </table:table-cell>
          <table:table-cell table:number-columns-repeated="2"/>
        </table:table-row>
        <table:table-row table:style-name="ro1">
          <table:table-cell office:value-type="float" office:value="0.87">
            <text:p>0.87</text:p>
          </table:table-cell>
          <table:table-cell table:formula="oooc:=[.B$4]/([.B$5]+[.B$3]+[.B$6]-[.B$2]*[.A97])" office:value-type="float" office:value="-0.274008350730689">
            <text:p>-0.27</text:p>
          </table:table-cell>
          <table:table-cell table:formula="oooc:=[.A97]*([.B$1]-[.B$2])/[.B$3]" office:value-type="float" office:value="1.74">
            <text:p>1.74</text:p>
          </table:table-cell>
          <table:table-cell table:formula="oooc:=[.B97]-[.C97]" office:value-type="float" office:value="-2.01400835073069">
            <text:p>-2.01</text:p>
          </table:table-cell>
          <table:table-cell table:formula="oooc:=([.A97]*[.A97]*[.B$2]*([.B$2]-[.B$1])+[.A97]*([.B$1]-[.B$2])*([.B$5]+[.B$6]+[.B$3])-[.B$3]*[.B$4])*1000000" office:value-type="float" office:value="-1.543536">
            <text:p>-1.54</text:p>
          </table:table-cell>
          <table:table-cell table:number-columns-repeated="2"/>
        </table:table-row>
        <table:table-row table:style-name="ro1">
          <table:table-cell office:value-type="float" office:value="0.88">
            <text:p>0.88</text:p>
          </table:table-cell>
          <table:table-cell table:formula="oooc:=[.B$4]/([.B$5]+[.B$3]+[.B$6]-[.B$2]*[.A98])" office:value-type="float" office:value="-0.267311608961303">
            <text:p>-0.27</text:p>
          </table:table-cell>
          <table:table-cell table:formula="oooc:=[.A98]*([.B$1]-[.B$2])/[.B$3]" office:value-type="float" office:value="1.76">
            <text:p>1.76</text:p>
          </table:table-cell>
          <table:table-cell table:formula="oooc:=[.B98]-[.C98]" office:value-type="float" office:value="-2.0273116089613">
            <text:p>-2.03</text:p>
          </table:table-cell>
          <table:table-cell table:formula="oooc:=([.A98]*[.A98]*[.B$2]*([.B$2]-[.B$1])+[.A98]*([.B$1]-[.B$2])*([.B$5]+[.B$6]+[.B$3])-[.B$3]*[.B$4])*1000000" office:value-type="float" office:value="-1.592656">
            <text:p>-1.59</text:p>
          </table:table-cell>
          <table:table-cell table:number-columns-repeated="2"/>
        </table:table-row>
        <table:table-row table:style-name="ro1">
          <table:table-cell office:value-type="float" office:value="0.89">
            <text:p>0.89</text:p>
          </table:table-cell>
          <table:table-cell table:formula="oooc:=[.B$4]/([.B$5]+[.B$3]+[.B$6]-[.B$2]*[.A99])" office:value-type="float" office:value="-0.260934393638171">
            <text:p>-0.26</text:p>
          </table:table-cell>
          <table:table-cell table:formula="oooc:=[.A99]*([.B$1]-[.B$2])/[.B$3]" office:value-type="float" office:value="1.78">
            <text:p>1.78</text:p>
          </table:table-cell>
          <table:table-cell table:formula="oooc:=[.B99]-[.C99]" office:value-type="float" office:value="-2.04093439363817">
            <text:p>-2.04</text:p>
          </table:table-cell>
          <table:table-cell table:formula="oooc:=([.A99]*[.A99]*[.B$2]*([.B$2]-[.B$1])+[.A99]*([.B$1]-[.B$2])*([.B$5]+[.B$6]+[.B$3])-[.B$3]*[.B$4])*1000000" office:value-type="float" office:value="-1.642544">
            <text:p>-1.64</text:p>
          </table:table-cell>
          <table:table-cell table:number-columns-repeated="2"/>
        </table:table-row>
        <table:table-row table:style-name="ro1">
          <table:table-cell office:value-type="float" office:value="0.9">
            <text:p>0.9</text:p>
          </table:table-cell>
          <table:table-cell table:formula="oooc:=[.B$4]/([.B$5]+[.B$3]+[.B$6]-[.B$2]*[.A100])" office:value-type="float" office:value="-0.254854368932039">
            <text:p>-0.25</text:p>
          </table:table-cell>
          <table:table-cell table:formula="oooc:=[.A100]*([.B$1]-[.B$2])/[.B$3]" office:value-type="float" office:value="1.8">
            <text:p>1.8</text:p>
          </table:table-cell>
          <table:table-cell table:formula="oooc:=[.B100]-[.C100]" office:value-type="float" office:value="-2.05485436893204">
            <text:p>-2.05</text:p>
          </table:table-cell>
          <table:table-cell table:formula="oooc:=([.A100]*[.A100]*[.B$2]*([.B$2]-[.B$1])+[.A100]*([.B$1]-[.B$2])*([.B$5]+[.B$6]+[.B$3])-[.B$3]*[.B$4])*1000000" office:value-type="float" office:value="-1.6932">
            <text:p>-1.69</text:p>
          </table:table-cell>
          <table:table-cell table:number-columns-repeated="2"/>
        </table:table-row>
        <table:table-row table:style-name="ro1">
          <table:table-cell office:value-type="float" office:value="0.91">
            <text:p>0.91</text:p>
          </table:table-cell>
          <table:table-cell table:formula="oooc:=[.B$4]/([.B$5]+[.B$3]+[.B$6]-[.B$2]*[.A101])" office:value-type="float" office:value="-0.249051233396584">
            <text:p>-0.25</text:p>
          </table:table-cell>
          <table:table-cell table:formula="oooc:=[.A101]*([.B$1]-[.B$2])/[.B$3]" office:value-type="float" office:value="1.82">
            <text:p>1.82</text:p>
          </table:table-cell>
          <table:table-cell table:formula="oooc:=[.B101]-[.C101]" office:value-type="float" office:value="-2.06905123339658">
            <text:p>-2.07</text:p>
          </table:table-cell>
          <table:table-cell table:formula="oooc:=([.A101]*[.A101]*[.B$2]*([.B$2]-[.B$1])+[.A101]*([.B$1]-[.B$2])*([.B$5]+[.B$6]+[.B$3])-[.B$3]*[.B$4])*1000000" office:value-type="float" office:value="-1.744624">
            <text:p>-1.74</text:p>
          </table:table-cell>
          <table:table-cell table:number-columns-repeated="2"/>
        </table:table-row>
        <table:table-row table:style-name="ro1">
          <table:table-cell office:value-type="float" office:value="0.92">
            <text:p>0.92</text:p>
          </table:table-cell>
          <table:table-cell table:formula="oooc:=[.B$4]/([.B$5]+[.B$3]+[.B$6]-[.B$2]*[.A102])" office:value-type="float" office:value="-0.243506493506493">
            <text:p>-0.24</text:p>
          </table:table-cell>
          <table:table-cell table:formula="oooc:=[.A102]*([.B$1]-[.B$2])/[.B$3]" office:value-type="float" office:value="1.84">
            <text:p>1.84</text:p>
          </table:table-cell>
          <table:table-cell table:formula="oooc:=[.B102]-[.C102]" office:value-type="float" office:value="-2.08350649350649">
            <text:p>-2.08</text:p>
          </table:table-cell>
          <table:table-cell table:formula="oooc:=([.A102]*[.A102]*[.B$2]*([.B$2]-[.B$1])+[.A102]*([.B$1]-[.B$2])*([.B$5]+[.B$6]+[.B$3])-[.B$3]*[.B$4])*1000000" office:value-type="float" office:value="-1.796816">
            <text:p>-1.8</text:p>
          </table:table-cell>
          <table:table-cell table:number-columns-repeated="2"/>
        </table:table-row>
        <table:table-row table:style-name="ro1">
          <table:table-cell office:value-type="float" office:value="0.93">
            <text:p>0.93</text:p>
          </table:table-cell>
          <table:table-cell table:formula="oooc:=[.B$4]/([.B$5]+[.B$3]+[.B$6]-[.B$2]*[.A103])" office:value-type="float" office:value="-0.238203266787659">
            <text:p>-0.24</text:p>
          </table:table-cell>
          <table:table-cell table:formula="oooc:=[.A103]*([.B$1]-[.B$2])/[.B$3]" office:value-type="float" office:value="1.86">
            <text:p>1.86</text:p>
          </table:table-cell>
          <table:table-cell table:formula="oooc:=[.B103]-[.C103]" office:value-type="float" office:value="-2.09820326678766">
            <text:p>-2.1</text:p>
          </table:table-cell>
          <table:table-cell table:formula="oooc:=([.A103]*[.A103]*[.B$2]*([.B$2]-[.B$1])+[.A103]*([.B$1]-[.B$2])*([.B$5]+[.B$6]+[.B$3])-[.B$3]*[.B$4])*1000000" office:value-type="float" office:value="-1.849776">
            <text:p>-1.85</text:p>
          </table:table-cell>
          <table:table-cell table:number-columns-repeated="2"/>
        </table:table-row>
        <table:table-row table:style-name="ro1">
          <table:table-cell office:value-type="float" office:value="0.94">
            <text:p>0.94</text:p>
          </table:table-cell>
          <table:table-cell table:formula="oooc:=[.B$4]/([.B$5]+[.B$3]+[.B$6]-[.B$2]*[.A104])" office:value-type="float" office:value="-0.233126110124334">
            <text:p>-0.23</text:p>
          </table:table-cell>
          <table:table-cell table:formula="oooc:=[.A104]*([.B$1]-[.B$2])/[.B$3]" office:value-type="float" office:value="1.88">
            <text:p>1.88</text:p>
          </table:table-cell>
          <table:table-cell table:formula="oooc:=[.B104]-[.C104]" office:value-type="float" office:value="-2.11312611012433">
            <text:p>-2.11</text:p>
          </table:table-cell>
          <table:table-cell table:formula="oooc:=([.A104]*[.A104]*[.B$2]*([.B$2]-[.B$1])+[.A104]*([.B$1]-[.B$2])*([.B$5]+[.B$6]+[.B$3])-[.B$3]*[.B$4])*1000000" office:value-type="float" office:value="-1.903504">
            <text:p>-1.9</text:p>
          </table:table-cell>
          <table:table-cell table:number-columns-repeated="2"/>
        </table:table-row>
        <table:table-row table:style-name="ro1">
          <table:table-cell office:value-type="float" office:value="0.95">
            <text:p>0.95</text:p>
          </table:table-cell>
          <table:table-cell table:formula="oooc:=[.B$4]/([.B$5]+[.B$3]+[.B$6]-[.B$2]*[.A105])" office:value-type="float" office:value="-0.228260869565217">
            <text:p>-0.23</text:p>
          </table:table-cell>
          <table:table-cell table:formula="oooc:=[.A105]*([.B$1]-[.B$2])/[.B$3]" office:value-type="float" office:value="1.9">
            <text:p>1.9</text:p>
          </table:table-cell>
          <table:table-cell table:formula="oooc:=[.B105]-[.C105]" office:value-type="float" office:value="-2.12826086956521">
            <text:p>-2.13</text:p>
          </table:table-cell>
          <table:table-cell table:formula="oooc:=([.A105]*[.A105]*[.B$2]*([.B$2]-[.B$1])+[.A105]*([.B$1]-[.B$2])*([.B$5]+[.B$6]+[.B$3])-[.B$3]*[.B$4])*1000000" office:value-type="float" office:value="-1.958">
            <text:p>-1.96</text:p>
          </table:table-cell>
          <table:table-cell table:number-columns-repeated="2"/>
        </table:table-row>
        <table:table-row table:style-name="ro1">
          <table:table-cell office:value-type="float" office:value="0.96">
            <text:p>0.96</text:p>
          </table:table-cell>
          <table:table-cell table:formula="oooc:=[.B$4]/([.B$5]+[.B$3]+[.B$6]-[.B$2]*[.A106])" office:value-type="float" office:value="-0.223594548551959">
            <text:p>-0.22</text:p>
          </table:table-cell>
          <table:table-cell table:formula="oooc:=[.A106]*([.B$1]-[.B$2])/[.B$3]" office:value-type="float" office:value="1.92">
            <text:p>1.92</text:p>
          </table:table-cell>
          <table:table-cell table:formula="oooc:=[.B106]-[.C106]" office:value-type="float" office:value="-2.14359454855196">
            <text:p>-2.14</text:p>
          </table:table-cell>
          <table:table-cell table:formula="oooc:=([.A106]*[.A106]*[.B$2]*([.B$2]-[.B$1])+[.A106]*([.B$1]-[.B$2])*([.B$5]+[.B$6]+[.B$3])-[.B$3]*[.B$4])*1000000" office:value-type="float" office:value="-2.013264">
            <text:p>-2.01</text:p>
          </table:table-cell>
          <table:table-cell table:number-columns-repeated="2"/>
        </table:table-row>
        <table:table-row table:style-name="ro1">
          <table:table-cell office:value-type="float" office:value="0.97">
            <text:p>0.97</text:p>
          </table:table-cell>
          <table:table-cell table:formula="oooc:=[.B$4]/([.B$5]+[.B$3]+[.B$6]-[.B$2]*[.A107])" office:value-type="float" office:value="-0.219115191986644">
            <text:p>-0.22</text:p>
          </table:table-cell>
          <table:table-cell table:formula="oooc:=[.A107]*([.B$1]-[.B$2])/[.B$3]" office:value-type="float" office:value="1.94">
            <text:p>1.94</text:p>
          </table:table-cell>
          <table:table-cell table:formula="oooc:=[.B107]-[.C107]" office:value-type="float" office:value="-2.15911519198664">
            <text:p>-2.16</text:p>
          </table:table-cell>
          <table:table-cell table:formula="oooc:=([.A107]*[.A107]*[.B$2]*([.B$2]-[.B$1])+[.A107]*([.B$1]-[.B$2])*([.B$5]+[.B$6]+[.B$3])-[.B$3]*[.B$4])*1000000" office:value-type="float" office:value="-2.069296">
            <text:p>-2.07</text:p>
          </table:table-cell>
          <table:table-cell table:number-columns-repeated="2"/>
        </table:table-row>
        <table:table-row table:style-name="ro1">
          <table:table-cell office:value-type="float" office:value="0.98">
            <text:p>0.98</text:p>
          </table:table-cell>
          <table:table-cell table:formula="oooc:=[.B$4]/([.B$5]+[.B$3]+[.B$6]-[.B$2]*[.A108])" office:value-type="float" office:value="-0.21481178396072">
            <text:p>-0.21</text:p>
          </table:table-cell>
          <table:table-cell table:formula="oooc:=[.A108]*([.B$1]-[.B$2])/[.B$3]" office:value-type="float" office:value="1.96">
            <text:p>1.96</text:p>
          </table:table-cell>
          <table:table-cell table:formula="oooc:=[.B108]-[.C108]" office:value-type="float" office:value="-2.17481178396072">
            <text:p>-2.17</text:p>
          </table:table-cell>
          <table:table-cell table:formula="oooc:=([.A108]*[.A108]*[.B$2]*([.B$2]-[.B$1])+[.A108]*([.B$1]-[.B$2])*([.B$5]+[.B$6]+[.B$3])-[.B$3]*[.B$4])*1000000" office:value-type="float" office:value="-2.126096">
            <text:p>-2.13</text:p>
          </table:table-cell>
          <table:table-cell table:number-columns-repeated="2"/>
        </table:table-row>
        <table:table-row table:style-name="ro1">
          <table:table-cell office:value-type="float" office:value="0.99">
            <text:p>0.99</text:p>
          </table:table-cell>
          <table:table-cell table:formula="oooc:=[.B$4]/([.B$5]+[.B$3]+[.B$6]-[.B$2]*[.A109])" office:value-type="float" office:value="-0.210674157303371">
            <text:p>-0.21</text:p>
          </table:table-cell>
          <table:table-cell table:formula="oooc:=[.A109]*([.B$1]-[.B$2])/[.B$3]" office:value-type="float" office:value="1.98">
            <text:p>1.98</text:p>
          </table:table-cell>
          <table:table-cell table:formula="oooc:=[.B109]-[.C109]" office:value-type="float" office:value="-2.19067415730337">
            <text:p>-2.19</text:p>
          </table:table-cell>
          <table:table-cell table:formula="oooc:=([.A109]*[.A109]*[.B$2]*([.B$2]-[.B$1])+[.A109]*([.B$1]-[.B$2])*([.B$5]+[.B$6]+[.B$3])-[.B$3]*[.B$4])*1000000" office:value-type="float" office:value="-2.183664">
            <text:p>-2.1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ooc:=[.B$4]/([.B$5]+[.B$3]+[.B$6]-[.B$2]*[.A110])" office:value-type="float" office:value="-0.206692913385827">
            <text:p>-0.21</text:p>
          </table:table-cell>
          <table:table-cell table:formula="oooc:=[.A110]*([.B$1]-[.B$2])/[.B$3]" office:value-type="float" office:value="2">
            <text:p>2</text:p>
          </table:table-cell>
          <table:table-cell table:formula="oooc:=[.B110]-[.C110]" office:value-type="float" office:value="-2.20669291338582">
            <text:p>-2.21</text:p>
          </table:table-cell>
          <table:table-cell table:formula="oooc:=([.A110]*[.A110]*[.B$2]*([.B$2]-[.B$1])+[.A110]*([.B$1]-[.B$2])*([.B$5]+[.B$6]+[.B$3])-[.B$3]*[.B$4])*1000000" office:value-type="float" office:value="-2.242">
            <text:p>-2.24</text:p>
          </table:table-cell>
          <table:table-cell table:number-columns-repeated="2"/>
        </table:table-row>
        <table:table-row table:style-name="ro1">
          <table:table-cell office:value-type="float" office:value="1.01">
            <text:p>1.01</text:p>
          </table:table-cell>
          <table:table-cell table:formula="oooc:=[.B$4]/([.B$5]+[.B$3]+[.B$6]-[.B$2]*[.A111])" office:value-type="float" office:value="-0.202859350850077">
            <text:p>-0.2</text:p>
          </table:table-cell>
          <table:table-cell table:formula="oooc:=[.A111]*([.B$1]-[.B$2])/[.B$3]" office:value-type="float" office:value="2.02">
            <text:p>2.02</text:p>
          </table:table-cell>
          <table:table-cell table:formula="oooc:=[.B111]-[.C111]" office:value-type="float" office:value="-2.22285935085007">
            <text:p>-2.22</text:p>
          </table:table-cell>
          <table:table-cell table:formula="oooc:=([.A111]*[.A111]*[.B$2]*([.B$2]-[.B$1])+[.A111]*([.B$1]-[.B$2])*([.B$5]+[.B$6]+[.B$3])-[.B$3]*[.B$4])*1000000" office:value-type="float" office:value="-2.301104">
            <text:p>-2.3</text:p>
          </table:table-cell>
          <table:table-cell table:number-columns-repeated="2"/>
        </table:table-row>
        <table:table-row table:style-name="ro1">
          <table:table-cell office:value-type="float" office:value="1.02">
            <text:p>1.02</text:p>
          </table:table-cell>
          <table:table-cell table:formula="oooc:=[.B$4]/([.B$5]+[.B$3]+[.B$6]-[.B$2]*[.A112])" office:value-type="float" office:value="-0.199165402124431">
            <text:p>-0.2</text:p>
          </table:table-cell>
          <table:table-cell table:formula="oooc:=[.A112]*([.B$1]-[.B$2])/[.B$3]" office:value-type="float" office:value="2.04">
            <text:p>2.04</text:p>
          </table:table-cell>
          <table:table-cell table:formula="oooc:=[.B112]-[.C112]" office:value-type="float" office:value="-2.23916540212443">
            <text:p>-2.24</text:p>
          </table:table-cell>
          <table:table-cell table:formula="oooc:=([.A112]*[.A112]*[.B$2]*([.B$2]-[.B$1])+[.A112]*([.B$1]-[.B$2])*([.B$5]+[.B$6]+[.B$3])-[.B$3]*[.B$4])*1000000" office:value-type="float" office:value="-2.360976">
            <text:p>-2.36</text:p>
          </table:table-cell>
          <table:table-cell table:number-columns-repeated="2"/>
        </table:table-row>
        <table:table-row table:style-name="ro1">
          <table:table-cell office:value-type="float" office:value="1.03">
            <text:p>1.03</text:p>
          </table:table-cell>
          <table:table-cell table:formula="oooc:=[.B$4]/([.B$5]+[.B$3]+[.B$6]-[.B$2]*[.A113])" office:value-type="float" office:value="-0.195603576751118">
            <text:p>-0.2</text:p>
          </table:table-cell>
          <table:table-cell table:formula="oooc:=[.A113]*([.B$1]-[.B$2])/[.B$3]" office:value-type="float" office:value="2.06">
            <text:p>2.06</text:p>
          </table:table-cell>
          <table:table-cell table:formula="oooc:=[.B113]-[.C113]" office:value-type="float" office:value="-2.25560357675111">
            <text:p>-2.26</text:p>
          </table:table-cell>
          <table:table-cell table:formula="oooc:=([.A113]*[.A113]*[.B$2]*([.B$2]-[.B$1])+[.A113]*([.B$1]-[.B$2])*([.B$5]+[.B$6]+[.B$3])-[.B$3]*[.B$4])*1000000" office:value-type="float" office:value="-2.421616">
            <text:p>-2.42</text:p>
          </table:table-cell>
          <table:table-cell table:number-columns-repeated="2"/>
        </table:table-row>
        <table:table-row table:style-name="ro1">
          <table:table-cell office:value-type="float" office:value="1.04">
            <text:p>1.04</text:p>
          </table:table-cell>
          <table:table-cell table:formula="oooc:=[.B$4]/([.B$5]+[.B$3]+[.B$6]-[.B$2]*[.A114])" office:value-type="float" office:value="-0.192166910688141">
            <text:p>-0.19</text:p>
          </table:table-cell>
          <table:table-cell table:formula="oooc:=[.A114]*([.B$1]-[.B$2])/[.B$3]" office:value-type="float" office:value="2.08">
            <text:p>2.08</text:p>
          </table:table-cell>
          <table:table-cell table:formula="oooc:=[.B114]-[.C114]" office:value-type="float" office:value="-2.27216691068814">
            <text:p>-2.27</text:p>
          </table:table-cell>
          <table:table-cell table:formula="oooc:=([.A114]*[.A114]*[.B$2]*([.B$2]-[.B$1])+[.A114]*([.B$1]-[.B$2])*([.B$5]+[.B$6]+[.B$3])-[.B$3]*[.B$4])*1000000" office:value-type="float" office:value="-2.483024">
            <text:p>-2.48</text:p>
          </table:table-cell>
          <table:table-cell table:number-columns-repeated="2"/>
        </table:table-row>
        <table:table-row table:style-name="ro1">
          <table:table-cell office:value-type="float" office:value="1.05">
            <text:p>1.05</text:p>
          </table:table-cell>
          <table:table-cell table:formula="oooc:=[.B$4]/([.B$5]+[.B$3]+[.B$6]-[.B$2]*[.A115])" office:value-type="float" office:value="-0.188848920863309">
            <text:p>-0.19</text:p>
          </table:table-cell>
          <table:table-cell table:formula="oooc:=[.A115]*([.B$1]-[.B$2])/[.B$3]" office:value-type="float" office:value="2.1">
            <text:p>2.1</text:p>
          </table:table-cell>
          <table:table-cell table:formula="oooc:=[.B115]-[.C115]" office:value-type="float" office:value="-2.28884892086331">
            <text:p>-2.29</text:p>
          </table:table-cell>
          <table:table-cell table:formula="oooc:=([.A115]*[.A115]*[.B$2]*([.B$2]-[.B$1])+[.A115]*([.B$1]-[.B$2])*([.B$5]+[.B$6]+[.B$3])-[.B$3]*[.B$4])*1000000" office:value-type="float" office:value="-2.5452">
            <text:p>-2.55</text:p>
          </table:table-cell>
          <table:table-cell table:number-columns-repeated="2"/>
        </table:table-row>
        <table:table-row table:style-name="ro1">
          <table:table-cell office:value-type="float" office:value="1.06">
            <text:p>1.06</text:p>
          </table:table-cell>
          <table:table-cell table:formula="oooc:=[.B$4]/([.B$5]+[.B$3]+[.B$6]-[.B$2]*[.A116])" office:value-type="float" office:value="-0.185643564356436">
            <text:p>-0.19</text:p>
          </table:table-cell>
          <table:table-cell table:formula="oooc:=[.A116]*([.B$1]-[.B$2])/[.B$3]" office:value-type="float" office:value="2.12">
            <text:p>2.12</text:p>
          </table:table-cell>
          <table:table-cell table:formula="oooc:=[.B116]-[.C116]" office:value-type="float" office:value="-2.30564356435643">
            <text:p>-2.31</text:p>
          </table:table-cell>
          <table:table-cell table:formula="oooc:=([.A116]*[.A116]*[.B$2]*([.B$2]-[.B$1])+[.A116]*([.B$1]-[.B$2])*([.B$5]+[.B$6]+[.B$3])-[.B$3]*[.B$4])*1000000" office:value-type="float" office:value="-2.608144">
            <text:p>-2.61</text:p>
          </table:table-cell>
          <table:table-cell table:number-columns-repeated="2"/>
        </table:table-row>
        <table:table-row table:style-name="ro1">
          <table:table-cell office:value-type="float" office:value="1.07">
            <text:p>1.07</text:p>
          </table:table-cell>
          <table:table-cell table:formula="oooc:=[.B$4]/([.B$5]+[.B$3]+[.B$6]-[.B$2]*[.A117])" office:value-type="float" office:value="-0.182545201668985">
            <text:p>-0.18</text:p>
          </table:table-cell>
          <table:table-cell table:formula="oooc:=[.A117]*([.B$1]-[.B$2])/[.B$3]" office:value-type="float" office:value="2.14">
            <text:p>2.14</text:p>
          </table:table-cell>
          <table:table-cell table:formula="oooc:=[.B117]-[.C117]" office:value-type="float" office:value="-2.32254520166898">
            <text:p>-2.32</text:p>
          </table:table-cell>
          <table:table-cell table:formula="oooc:=([.A117]*[.A117]*[.B$2]*([.B$2]-[.B$1])+[.A117]*([.B$1]-[.B$2])*([.B$5]+[.B$6]+[.B$3])-[.B$3]*[.B$4])*1000000" office:value-type="float" office:value="-2.671856">
            <text:p>-2.67</text:p>
          </table:table-cell>
          <table:table-cell table:number-columns-repeated="2"/>
        </table:table-row>
        <table:table-row table:style-name="ro1">
          <table:table-cell office:value-type="float" office:value="1.08">
            <text:p>1.08</text:p>
          </table:table-cell>
          <table:table-cell table:formula="oooc:=[.B$4]/([.B$5]+[.B$3]+[.B$6]-[.B$2]*[.A118])" office:value-type="float" office:value="-0.179548563611491">
            <text:p>-0.18</text:p>
          </table:table-cell>
          <table:table-cell table:formula="oooc:=[.A118]*([.B$1]-[.B$2])/[.B$3]" office:value-type="float" office:value="2.16">
            <text:p>2.16</text:p>
          </table:table-cell>
          <table:table-cell table:formula="oooc:=[.B118]-[.C118]" office:value-type="float" office:value="-2.33954856361149">
            <text:p>-2.34</text:p>
          </table:table-cell>
          <table:table-cell table:formula="oooc:=([.A118]*[.A118]*[.B$2]*([.B$2]-[.B$1])+[.A118]*([.B$1]-[.B$2])*([.B$5]+[.B$6]+[.B$3])-[.B$3]*[.B$4])*1000000" office:value-type="float" office:value="-2.736336">
            <text:p>-2.74</text:p>
          </table:table-cell>
          <table:table-cell table:number-columns-repeated="2"/>
        </table:table-row>
        <table:table-row table:style-name="ro1">
          <table:table-cell office:value-type="float" office:value="1.09">
            <text:p>1.09</text:p>
          </table:table-cell>
          <table:table-cell table:formula="oooc:=[.B$4]/([.B$5]+[.B$3]+[.B$6]-[.B$2]*[.A119])" office:value-type="float" office:value="-0.176648721399731">
            <text:p>-0.18</text:p>
          </table:table-cell>
          <table:table-cell table:formula="oooc:=[.A119]*([.B$1]-[.B$2])/[.B$3]" office:value-type="float" office:value="2.18">
            <text:p>2.18</text:p>
          </table:table-cell>
          <table:table-cell table:formula="oooc:=[.B119]-[.C119]" office:value-type="float" office:value="-2.35664872139973">
            <text:p>-2.36</text:p>
          </table:table-cell>
          <table:table-cell table:formula="oooc:=([.A119]*[.A119]*[.B$2]*([.B$2]-[.B$1])+[.A119]*([.B$1]-[.B$2])*([.B$5]+[.B$6]+[.B$3])-[.B$3]*[.B$4])*1000000" office:value-type="float" office:value="-2.801584">
            <text:p>-2.8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table:formula="oooc:=[.B$4]/([.B$5]+[.B$3]+[.B$6]-[.B$2]*[.A120])" office:value-type="float" office:value="-0.173841059602649">
            <text:p>-0.17</text:p>
          </table:table-cell>
          <table:table-cell table:formula="oooc:=[.A120]*([.B$1]-[.B$2])/[.B$3]" office:value-type="float" office:value="2.2">
            <text:p>2.2</text:p>
          </table:table-cell>
          <table:table-cell table:formula="oooc:=[.B120]-[.C120]" office:value-type="float" office:value="-2.37384105960265">
            <text:p>-2.37</text:p>
          </table:table-cell>
          <table:table-cell table:formula="oooc:=([.A120]*[.A120]*[.B$2]*([.B$2]-[.B$1])+[.A120]*([.B$1]-[.B$2])*([.B$5]+[.B$6]+[.B$3])-[.B$3]*[.B$4])*1000000" office:value-type="float" office:value="-2.8676">
            <text:p>-2.87</text:p>
          </table:table-cell>
          <table:table-cell table:number-columns-repeated="2"/>
        </table:table-row>
        <table:table-row table:style-name="ro1">
          <table:table-cell office:value-type="float" office:value="1.11">
            <text:p>1.11</text:p>
          </table:table-cell>
          <table:table-cell table:formula="oooc:=[.B$4]/([.B$5]+[.B$3]+[.B$6]-[.B$2]*[.A121])" office:value-type="float" office:value="-0.171121251629726">
            <text:p>-0.17</text:p>
          </table:table-cell>
          <table:table-cell table:formula="oooc:=[.A121]*([.B$1]-[.B$2])/[.B$3]" office:value-type="float" office:value="2.22">
            <text:p>2.22</text:p>
          </table:table-cell>
          <table:table-cell table:formula="oooc:=[.B121]-[.C121]" office:value-type="float" office:value="-2.39112125162972">
            <text:p>-2.39</text:p>
          </table:table-cell>
          <table:table-cell table:formula="oooc:=([.A121]*[.A121]*[.B$2]*([.B$2]-[.B$1])+[.A121]*([.B$1]-[.B$2])*([.B$5]+[.B$6]+[.B$3])-[.B$3]*[.B$4])*1000000" office:value-type="float" office:value="-2.934384">
            <text:p>-2.93</text:p>
          </table:table-cell>
          <table:table-cell table:number-columns-repeated="2"/>
        </table:table-row>
        <table:table-row table:style-name="ro1">
          <table:table-cell office:value-type="float" office:value="1.12">
            <text:p>1.12</text:p>
          </table:table-cell>
          <table:table-cell table:formula="oooc:=[.B$4]/([.B$5]+[.B$3]+[.B$6]-[.B$2]*[.A122])" office:value-type="float" office:value="-0.168485237483954">
            <text:p>-0.17</text:p>
          </table:table-cell>
          <table:table-cell table:formula="oooc:=[.A122]*([.B$1]-[.B$2])/[.B$3]" office:value-type="float" office:value="2.24">
            <text:p>2.24</text:p>
          </table:table-cell>
          <table:table-cell table:formula="oooc:=[.B122]-[.C122]" office:value-type="float" office:value="-2.40848523748395">
            <text:p>-2.41</text:p>
          </table:table-cell>
          <table:table-cell table:formula="oooc:=([.A122]*[.A122]*[.B$2]*([.B$2]-[.B$1])+[.A122]*([.B$1]-[.B$2])*([.B$5]+[.B$6]+[.B$3])-[.B$3]*[.B$4])*1000000" office:value-type="float" office:value="-3.001936">
            <text:p>-3</text:p>
          </table:table-cell>
          <table:table-cell table:number-columns-repeated="2"/>
        </table:table-row>
        <table:table-row table:style-name="ro1">
          <table:table-cell office:value-type="float" office:value="1.13">
            <text:p>1.13</text:p>
          </table:table-cell>
          <table:table-cell table:formula="oooc:=[.B$4]/([.B$5]+[.B$3]+[.B$6]-[.B$2]*[.A123])" office:value-type="float" office:value="-0.165929203539823">
            <text:p>-0.17</text:p>
          </table:table-cell>
          <table:table-cell table:formula="oooc:=[.A123]*([.B$1]-[.B$2])/[.B$3]" office:value-type="float" office:value="2.26">
            <text:p>2.26</text:p>
          </table:table-cell>
          <table:table-cell table:formula="oooc:=[.B123]-[.C123]" office:value-type="float" office:value="-2.42592920353982">
            <text:p>-2.43</text:p>
          </table:table-cell>
          <table:table-cell table:formula="oooc:=([.A123]*[.A123]*[.B$2]*([.B$2]-[.B$1])+[.A123]*([.B$1]-[.B$2])*([.B$5]+[.B$6]+[.B$3])-[.B$3]*[.B$4])*1000000" office:value-type="float" office:value="-3.070256">
            <text:p>-3.07</text:p>
          </table:table-cell>
          <table:table-cell table:number-columns-repeated="2"/>
        </table:table-row>
        <table:table-row table:style-name="ro1">
          <table:table-cell office:value-type="float" office:value="1.14">
            <text:p>1.14</text:p>
          </table:table-cell>
          <table:table-cell table:formula="oooc:=[.B$4]/([.B$5]+[.B$3]+[.B$6]-[.B$2]*[.A124])" office:value-type="float" office:value="-0.163449564134496">
            <text:p>-0.16</text:p>
          </table:table-cell>
          <table:table-cell table:formula="oooc:=[.A124]*([.B$1]-[.B$2])/[.B$3]" office:value-type="float" office:value="2.28">
            <text:p>2.28</text:p>
          </table:table-cell>
          <table:table-cell table:formula="oooc:=[.B124]-[.C124]" office:value-type="float" office:value="-2.44344956413449">
            <text:p>-2.44</text:p>
          </table:table-cell>
          <table:table-cell table:formula="oooc:=([.A124]*[.A124]*[.B$2]*([.B$2]-[.B$1])+[.A124]*([.B$1]-[.B$2])*([.B$5]+[.B$6]+[.B$3])-[.B$3]*[.B$4])*1000000" office:value-type="float" office:value="-3.139344">
            <text:p>-3.14</text:p>
          </table:table-cell>
          <table:table-cell table:number-columns-repeated="2"/>
        </table:table-row>
        <table:table-row table:style-name="ro1">
          <table:table-cell office:value-type="float" office:value="1.15">
            <text:p>1.15</text:p>
          </table:table-cell>
          <table:table-cell table:formula="oooc:=[.B$4]/([.B$5]+[.B$3]+[.B$6]-[.B$2]*[.A125])" office:value-type="float" office:value="-0.161042944785276">
            <text:p>-0.16</text:p>
          </table:table-cell>
          <table:table-cell table:formula="oooc:=[.A125]*([.B$1]-[.B$2])/[.B$3]" office:value-type="float" office:value="2.3">
            <text:p>2.3</text:p>
          </table:table-cell>
          <table:table-cell table:formula="oooc:=[.B125]-[.C125]" office:value-type="float" office:value="-2.46104294478527">
            <text:p>-2.46</text:p>
          </table:table-cell>
          <table:table-cell table:formula="oooc:=([.A125]*[.A125]*[.B$2]*([.B$2]-[.B$1])+[.A125]*([.B$1]-[.B$2])*([.B$5]+[.B$6]+[.B$3])-[.B$3]*[.B$4])*1000000" office:value-type="float" office:value="-3.2092">
            <text:p>-3.21</text:p>
          </table:table-cell>
          <table:table-cell table:number-columns-repeated="2"/>
        </table:table-row>
        <table:table-row table:style-name="ro1">
          <table:table-cell office:value-type="float" office:value="1.16">
            <text:p>1.16</text:p>
          </table:table-cell>
          <table:table-cell table:formula="oooc:=[.B$4]/([.B$5]+[.B$3]+[.B$6]-[.B$2]*[.A126])" office:value-type="float" office:value="-0.158706166868198">
            <text:p>-0.16</text:p>
          </table:table-cell>
          <table:table-cell table:formula="oooc:=[.A126]*([.B$1]-[.B$2])/[.B$3]" office:value-type="float" office:value="2.32">
            <text:p>2.32</text:p>
          </table:table-cell>
          <table:table-cell table:formula="oooc:=[.B126]-[.C126]" office:value-type="float" office:value="-2.47870616686819">
            <text:p>-2.48</text:p>
          </table:table-cell>
          <table:table-cell table:formula="oooc:=([.A126]*[.A126]*[.B$2]*([.B$2]-[.B$1])+[.A126]*([.B$1]-[.B$2])*([.B$5]+[.B$6]+[.B$3])-[.B$3]*[.B$4])*1000000" office:value-type="float" office:value="-3.279824">
            <text:p>-3.28</text:p>
          </table:table-cell>
          <table:table-cell table:number-columns-repeated="2"/>
        </table:table-row>
        <table:table-row table:style-name="ro1">
          <table:table-cell office:value-type="float" office:value="1.17">
            <text:p>1.17</text:p>
          </table:table-cell>
          <table:table-cell table:formula="oooc:=[.B$4]/([.B$5]+[.B$3]+[.B$6]-[.B$2]*[.A127])" office:value-type="float" office:value="-0.156436233611442">
            <text:p>-0.16</text:p>
          </table:table-cell>
          <table:table-cell table:formula="oooc:=[.A127]*([.B$1]-[.B$2])/[.B$3]" office:value-type="float" office:value="2.34">
            <text:p>2.34</text:p>
          </table:table-cell>
          <table:table-cell table:formula="oooc:=[.B127]-[.C127]" office:value-type="float" office:value="-2.49643623361144">
            <text:p>-2.5</text:p>
          </table:table-cell>
          <table:table-cell table:formula="oooc:=([.A127]*[.A127]*[.B$2]*([.B$2]-[.B$1])+[.A127]*([.B$1]-[.B$2])*([.B$5]+[.B$6]+[.B$3])-[.B$3]*[.B$4])*1000000" office:value-type="float" office:value="-3.35121599999999">
            <text:p>-3.35</text:p>
          </table:table-cell>
          <table:table-cell table:number-columns-repeated="2"/>
        </table:table-row>
        <table:table-row table:style-name="ro1">
          <table:table-cell office:value-type="float" office:value="1.18">
            <text:p>1.18</text:p>
          </table:table-cell>
          <table:table-cell table:formula="oooc:=[.B$4]/([.B$5]+[.B$3]+[.B$6]-[.B$2]*[.A128])" office:value-type="float" office:value="-0.154230317273796">
            <text:p>-0.15</text:p>
          </table:table-cell>
          <table:table-cell table:formula="oooc:=[.A128]*([.B$1]-[.B$2])/[.B$3]" office:value-type="float" office:value="2.36">
            <text:p>2.36</text:p>
          </table:table-cell>
          <table:table-cell table:formula="oooc:=[.B128]-[.C128]" office:value-type="float" office:value="-2.51423031727379">
            <text:p>-2.51</text:p>
          </table:table-cell>
          <table:table-cell table:formula="oooc:=([.A128]*[.A128]*[.B$2]*([.B$2]-[.B$1])+[.A128]*([.B$1]-[.B$2])*([.B$5]+[.B$6]+[.B$3])-[.B$3]*[.B$4])*1000000" office:value-type="float" office:value="-3.42337599999999">
            <text:p>-3.42</text:p>
          </table:table-cell>
          <table:table-cell table:number-columns-repeated="2"/>
        </table:table-row>
        <table:table-row table:style-name="ro1">
          <table:table-cell office:value-type="float" office:value="1.19">
            <text:p>1.19</text:p>
          </table:table-cell>
          <table:table-cell table:formula="oooc:=[.B$4]/([.B$5]+[.B$3]+[.B$6]-[.B$2]*[.A129])" office:value-type="float" office:value="-0.152085747392816">
            <text:p>-0.15</text:p>
          </table:table-cell>
          <table:table-cell table:formula="oooc:=[.A129]*([.B$1]-[.B$2])/[.B$3]" office:value-type="float" office:value="2.38">
            <text:p>2.38</text:p>
          </table:table-cell>
          <table:table-cell table:formula="oooc:=[.B129]-[.C129]" office:value-type="float" office:value="-2.53208574739281">
            <text:p>-2.53</text:p>
          </table:table-cell>
          <table:table-cell table:formula="oooc:=([.A129]*[.A129]*[.B$2]*([.B$2]-[.B$1])+[.A129]*([.B$1]-[.B$2])*([.B$5]+[.B$6]+[.B$3])-[.B$3]*[.B$4])*1000000" office:value-type="float" office:value="-3.496304">
            <text:p>-3.5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table:formula="oooc:=[.B$4]/([.B$5]+[.B$3]+[.B$6]-[.B$2]*[.A130])" office:value-type="float" office:value="-0.15">
            <text:p>-0.15</text:p>
          </table:table-cell>
          <table:table-cell table:formula="oooc:=[.A130]*([.B$1]-[.B$2])/[.B$3]" office:value-type="float" office:value="2.4">
            <text:p>2.4</text:p>
          </table:table-cell>
          <table:table-cell table:formula="oooc:=[.B130]-[.C130]" office:value-type="float" office:value="-2.55">
            <text:p>-2.55</text:p>
          </table:table-cell>
          <table:table-cell table:formula="oooc:=([.A130]*[.A130]*[.B$2]*([.B$2]-[.B$1])+[.A130]*([.B$1]-[.B$2])*([.B$5]+[.B$6]+[.B$3])-[.B$3]*[.B$4])*1000000" office:value-type="float" office:value="-3.56999999999999">
            <text:p>-3.57</text:p>
          </table:table-cell>
          <table:table-cell table:number-columns-repeated="2"/>
        </table:table-row>
        <table:table-row table:style-name="ro1">
          <table:table-cell office:value-type="float" office:value="1.21">
            <text:p>1.21</text:p>
          </table:table-cell>
          <table:table-cell table:formula="oooc:=[.B$4]/([.B$5]+[.B$3]+[.B$6]-[.B$2]*[.A131])" office:value-type="float" office:value="-0.147970687711387">
            <text:p>-0.15</text:p>
          </table:table-cell>
          <table:table-cell table:formula="oooc:=[.A131]*([.B$1]-[.B$2])/[.B$3]" office:value-type="float" office:value="2.42">
            <text:p>2.42</text:p>
          </table:table-cell>
          <table:table-cell table:formula="oooc:=[.B131]-[.C131]" office:value-type="float" office:value="-2.56797068771138">
            <text:p>-2.57</text:p>
          </table:table-cell>
          <table:table-cell table:formula="oooc:=([.A131]*[.A131]*[.B$2]*([.B$2]-[.B$1])+[.A131]*([.B$1]-[.B$2])*([.B$5]+[.B$6]+[.B$3])-[.B$3]*[.B$4])*1000000" office:value-type="float" office:value="-3.644464">
            <text:p>-3.64</text:p>
          </table:table-cell>
          <table:table-cell table:number-columns-repeated="2"/>
        </table:table-row>
        <table:table-row table:style-name="ro1">
          <table:table-cell office:value-type="float" office:value="1.22">
            <text:p>1.22</text:p>
          </table:table-cell>
          <table:table-cell table:formula="oooc:=[.B$4]/([.B$5]+[.B$3]+[.B$6]-[.B$2]*[.A132])" office:value-type="float" office:value="-0.145995550611791">
            <text:p>-0.15</text:p>
          </table:table-cell>
          <table:table-cell table:formula="oooc:=[.A132]*([.B$1]-[.B$2])/[.B$3]" office:value-type="float" office:value="2.44">
            <text:p>2.44</text:p>
          </table:table-cell>
          <table:table-cell table:formula="oooc:=[.B132]-[.C132]" office:value-type="float" office:value="-2.58599555061179">
            <text:p>-2.59</text:p>
          </table:table-cell>
          <table:table-cell table:formula="oooc:=([.A132]*[.A132]*[.B$2]*([.B$2]-[.B$1])+[.A132]*([.B$1]-[.B$2])*([.B$5]+[.B$6]+[.B$3])-[.B$3]*[.B$4])*1000000" office:value-type="float" office:value="-3.71969599999999">
            <text:p>-3.72</text:p>
          </table:table-cell>
          <table:table-cell table:number-columns-repeated="2"/>
        </table:table-row>
        <table:table-row table:style-name="ro1">
          <table:table-cell office:value-type="float" office:value="1.23">
            <text:p>1.23</text:p>
          </table:table-cell>
          <table:table-cell table:formula="oooc:=[.B$4]/([.B$5]+[.B$3]+[.B$6]-[.B$2]*[.A133])" office:value-type="float" office:value="-0.144072447859495">
            <text:p>-0.14</text:p>
          </table:table-cell>
          <table:table-cell table:formula="oooc:=[.A133]*([.B$1]-[.B$2])/[.B$3]" office:value-type="float" office:value="2.46">
            <text:p>2.46</text:p>
          </table:table-cell>
          <table:table-cell table:formula="oooc:=[.B133]-[.C133]" office:value-type="float" office:value="-2.60407244785949">
            <text:p>-2.6</text:p>
          </table:table-cell>
          <table:table-cell table:formula="oooc:=([.A133]*[.A133]*[.B$2]*([.B$2]-[.B$1])+[.A133]*([.B$1]-[.B$2])*([.B$5]+[.B$6]+[.B$3])-[.B$3]*[.B$4])*1000000" office:value-type="float" office:value="-3.79569599999999">
            <text:p>-3.8</text:p>
          </table:table-cell>
          <table:table-cell table:number-columns-repeated="2"/>
        </table:table-row>
        <table:table-row table:style-name="ro1">
          <table:table-cell office:value-type="float" office:value="1.24">
            <text:p>1.24</text:p>
          </table:table-cell>
          <table:table-cell table:formula="oooc:=[.B$4]/([.B$5]+[.B$3]+[.B$6]-[.B$2]*[.A134])" office:value-type="float" office:value="-0.142199349945829">
            <text:p>-0.14</text:p>
          </table:table-cell>
          <table:table-cell table:formula="oooc:=[.A134]*([.B$1]-[.B$2])/[.B$3]" office:value-type="float" office:value="2.48">
            <text:p>2.48</text:p>
          </table:table-cell>
          <table:table-cell table:formula="oooc:=[.B134]-[.C134]" office:value-type="float" office:value="-2.62219934994582">
            <text:p>-2.62</text:p>
          </table:table-cell>
          <table:table-cell table:formula="oooc:=([.A134]*[.A134]*[.B$2]*([.B$2]-[.B$1])+[.A134]*([.B$1]-[.B$2])*([.B$5]+[.B$6]+[.B$3])-[.B$3]*[.B$4])*1000000" office:value-type="float" office:value="-3.87246399999999">
            <text:p>-3.87</text:p>
          </table:table-cell>
          <table:table-cell table:number-columns-repeated="2"/>
        </table:table-row>
        <table:table-row table:style-name="ro1">
          <table:table-cell office:value-type="float" office:value="1.25">
            <text:p>1.25</text:p>
          </table:table-cell>
          <table:table-cell table:formula="oooc:=[.B$4]/([.B$5]+[.B$3]+[.B$6]-[.B$2]*[.A135])" office:value-type="float" office:value="-0.140374331550802">
            <text:p>-0.14</text:p>
          </table:table-cell>
          <table:table-cell table:formula="oooc:=[.A135]*([.B$1]-[.B$2])/[.B$3]" office:value-type="float" office:value="2.5">
            <text:p>2.5</text:p>
          </table:table-cell>
          <table:table-cell table:formula="oooc:=[.B135]-[.C135]" office:value-type="float" office:value="-2.6403743315508">
            <text:p>-2.64</text:p>
          </table:table-cell>
          <table:table-cell table:formula="oooc:=([.A135]*[.A135]*[.B$2]*([.B$2]-[.B$1])+[.A135]*([.B$1]-[.B$2])*([.B$5]+[.B$6]+[.B$3])-[.B$3]*[.B$4])*1000000" office:value-type="float" office:value="-3.94999999999999">
            <text:p>-3.95</text:p>
          </table:table-cell>
          <table:table-cell table:number-columns-repeated="2"/>
        </table:table-row>
        <table:table-row table:style-name="ro1">
          <table:table-cell office:value-type="float" office:value="1.26">
            <text:p>1.26</text:p>
          </table:table-cell>
          <table:table-cell table:formula="oooc:=[.B$4]/([.B$5]+[.B$3]+[.B$6]-[.B$2]*[.A136])" office:value-type="float" office:value="-0.138595564941922">
            <text:p>-0.14</text:p>
          </table:table-cell>
          <table:table-cell table:formula="oooc:=[.A136]*([.B$1]-[.B$2])/[.B$3]" office:value-type="float" office:value="2.52">
            <text:p>2.52</text:p>
          </table:table-cell>
          <table:table-cell table:formula="oooc:=[.B136]-[.C136]" office:value-type="float" office:value="-2.65859556494192">
            <text:p>-2.66</text:p>
          </table:table-cell>
          <table:table-cell table:formula="oooc:=([.A136]*[.A136]*[.B$2]*([.B$2]-[.B$1])+[.A136]*([.B$1]-[.B$2])*([.B$5]+[.B$6]+[.B$3])-[.B$3]*[.B$4])*1000000" office:value-type="float" office:value="-4.02830399999999">
            <text:p>-4.03</text:p>
          </table:table-cell>
          <table:table-cell table:number-columns-repeated="2"/>
        </table:table-row>
        <table:table-row table:style-name="ro1">
          <table:table-cell office:value-type="float" office:value="1.27">
            <text:p>1.27</text:p>
          </table:table-cell>
          <table:table-cell table:formula="oooc:=[.B$4]/([.B$5]+[.B$3]+[.B$6]-[.B$2]*[.A137])" office:value-type="float" office:value="-0.136861313868613">
            <text:p>-0.14</text:p>
          </table:table-cell>
          <table:table-cell table:formula="oooc:=[.A137]*([.B$1]-[.B$2])/[.B$3]" office:value-type="float" office:value="2.54">
            <text:p>2.54</text:p>
          </table:table-cell>
          <table:table-cell table:formula="oooc:=[.B137]-[.C137]" office:value-type="float" office:value="-2.67686131386861">
            <text:p>-2.68</text:p>
          </table:table-cell>
          <table:table-cell table:formula="oooc:=([.A137]*[.A137]*[.B$2]*([.B$2]-[.B$1])+[.A137]*([.B$1]-[.B$2])*([.B$5]+[.B$6]+[.B$3])-[.B$3]*[.B$4])*1000000" office:value-type="float" office:value="-4.10737599999999">
            <text:p>-4.11</text:p>
          </table:table-cell>
          <table:table-cell table:number-columns-repeated="2"/>
        </table:table-row>
        <table:table-row table:style-name="ro1">
          <table:table-cell office:value-type="float" office:value="1.28">
            <text:p>1.28</text:p>
          </table:table-cell>
          <table:table-cell table:formula="oooc:=[.B$4]/([.B$5]+[.B$3]+[.B$6]-[.B$2]*[.A138])" office:value-type="float" office:value="-0.135169927909372">
            <text:p>-0.14</text:p>
          </table:table-cell>
          <table:table-cell table:formula="oooc:=[.A138]*([.B$1]-[.B$2])/[.B$3]" office:value-type="float" office:value="2.56">
            <text:p>2.56</text:p>
          </table:table-cell>
          <table:table-cell table:formula="oooc:=[.B138]-[.C138]" office:value-type="float" office:value="-2.69516992790937">
            <text:p>-2.7</text:p>
          </table:table-cell>
          <table:table-cell table:formula="oooc:=([.A138]*[.A138]*[.B$2]*([.B$2]-[.B$1])+[.A138]*([.B$1]-[.B$2])*([.B$5]+[.B$6]+[.B$3])-[.B$3]*[.B$4])*1000000" office:value-type="float" office:value="-4.18721599999999">
            <text:p>-4.19</text:p>
          </table:table-cell>
          <table:table-cell table:number-columns-repeated="2"/>
        </table:table-row>
        <table:table-row table:style-name="ro1">
          <table:table-cell office:value-type="float" office:value="1.29">
            <text:p>1.29</text:p>
          </table:table-cell>
          <table:table-cell table:formula="oooc:=[.B$4]/([.B$5]+[.B$3]+[.B$6]-[.B$2]*[.A139])" office:value-type="float" office:value="-0.13351983723296">
            <text:p>-0.13</text:p>
          </table:table-cell>
          <table:table-cell table:formula="oooc:=[.A139]*([.B$1]-[.B$2])/[.B$3]" office:value-type="float" office:value="2.58">
            <text:p>2.58</text:p>
          </table:table-cell>
          <table:table-cell table:formula="oooc:=[.B139]-[.C139]" office:value-type="float" office:value="-2.71351983723296">
            <text:p>-2.71</text:p>
          </table:table-cell>
          <table:table-cell table:formula="oooc:=([.A139]*[.A139]*[.B$2]*([.B$2]-[.B$1])+[.A139]*([.B$1]-[.B$2])*([.B$5]+[.B$6]+[.B$3])-[.B$3]*[.B$4])*1000000" office:value-type="float" office:value="-4.267824">
            <text:p>-4.27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table:formula="oooc:=[.B$4]/([.B$5]+[.B$3]+[.B$6]-[.B$2]*[.A140])" office:value-type="float" office:value="-0.131909547738693">
            <text:p>-0.13</text:p>
          </table:table-cell>
          <table:table-cell table:formula="oooc:=[.A140]*([.B$1]-[.B$2])/[.B$3]" office:value-type="float" office:value="2.6">
            <text:p>2.6</text:p>
          </table:table-cell>
          <table:table-cell table:formula="oooc:=[.B140]-[.C140]" office:value-type="float" office:value="-2.73190954773869">
            <text:p>-2.73</text:p>
          </table:table-cell>
          <table:table-cell table:formula="oooc:=([.A140]*[.A140]*[.B$2]*([.B$2]-[.B$1])+[.A140]*([.B$1]-[.B$2])*([.B$5]+[.B$6]+[.B$3])-[.B$3]*[.B$4])*1000000" office:value-type="float" office:value="-4.34919999999999">
            <text:p>-4.35</text:p>
          </table:table-cell>
          <table:table-cell table:number-columns-repeated="2"/>
        </table:table-row>
        <table:table-row table:style-name="ro1">
          <table:table-cell office:value-type="float" office:value="1.31">
            <text:p>1.31</text:p>
          </table:table-cell>
          <table:table-cell table:formula="oooc:=[.B$4]/([.B$5]+[.B$3]+[.B$6]-[.B$2]*[.A141])" office:value-type="float" office:value="-0.130337636544191">
            <text:p>-0.13</text:p>
          </table:table-cell>
          <table:table-cell table:formula="oooc:=[.A141]*([.B$1]-[.B$2])/[.B$3]" office:value-type="float" office:value="2.62">
            <text:p>2.62</text:p>
          </table:table-cell>
          <table:table-cell table:formula="oooc:=[.B141]-[.C141]" office:value-type="float" office:value="-2.75033763654419">
            <text:p>-2.75</text:p>
          </table:table-cell>
          <table:table-cell table:formula="oooc:=([.A141]*[.A141]*[.B$2]*([.B$2]-[.B$1])+[.A141]*([.B$1]-[.B$2])*([.B$5]+[.B$6]+[.B$3])-[.B$3]*[.B$4])*1000000" office:value-type="float" office:value="-4.43134399999999">
            <text:p>-4.43</text:p>
          </table:table-cell>
          <table:table-cell table:number-columns-repeated="2"/>
        </table:table-row>
        <table:table-row table:style-name="ro1">
          <table:table-cell office:value-type="float" office:value="1.32">
            <text:p>1.32</text:p>
          </table:table-cell>
          <table:table-cell table:formula="oooc:=[.B$4]/([.B$5]+[.B$3]+[.B$6]-[.B$2]*[.A142])" office:value-type="float" office:value="-0.128802747791953">
            <text:p>-0.13</text:p>
          </table:table-cell>
          <table:table-cell table:formula="oooc:=[.A142]*([.B$1]-[.B$2])/[.B$3]" office:value-type="float" office:value="2.64">
            <text:p>2.64</text:p>
          </table:table-cell>
          <table:table-cell table:formula="oooc:=[.B142]-[.C142]" office:value-type="float" office:value="-2.76880274779195">
            <text:p>-2.77</text:p>
          </table:table-cell>
          <table:table-cell table:formula="oooc:=([.A142]*[.A142]*[.B$2]*([.B$2]-[.B$1])+[.A142]*([.B$1]-[.B$2])*([.B$5]+[.B$6]+[.B$3])-[.B$3]*[.B$4])*1000000" office:value-type="float" office:value="-4.51425599999999">
            <text:p>-4.51</text:p>
          </table:table-cell>
          <table:table-cell table:number-columns-repeated="2"/>
        </table:table-row>
        <table:table-row table:style-name="ro1">
          <table:table-cell office:value-type="float" office:value="1.33">
            <text:p>1.33</text:p>
          </table:table-cell>
          <table:table-cell table:formula="oooc:=[.B$4]/([.B$5]+[.B$3]+[.B$6]-[.B$2]*[.A143])" office:value-type="float" office:value="-0.127303588748788">
            <text:p>-0.13</text:p>
          </table:table-cell>
          <table:table-cell table:formula="oooc:=[.A143]*([.B$1]-[.B$2])/[.B$3]" office:value-type="float" office:value="2.66">
            <text:p>2.66</text:p>
          </table:table-cell>
          <table:table-cell table:formula="oooc:=[.B143]-[.C143]" office:value-type="float" office:value="-2.78730358874878">
            <text:p>-2.79</text:p>
          </table:table-cell>
          <table:table-cell table:formula="oooc:=([.A143]*[.A143]*[.B$2]*([.B$2]-[.B$1])+[.A143]*([.B$1]-[.B$2])*([.B$5]+[.B$6]+[.B$3])-[.B$3]*[.B$4])*1000000" office:value-type="float" office:value="-4.59793599999999">
            <text:p>-4.6</text:p>
          </table:table-cell>
          <table:table-cell table:number-columns-repeated="2"/>
        </table:table-row>
        <table:table-row table:style-name="ro1">
          <table:table-cell office:value-type="float" office:value="1.34">
            <text:p>1.34</text:p>
          </table:table-cell>
          <table:table-cell table:formula="oooc:=[.B$4]/([.B$5]+[.B$3]+[.B$6]-[.B$2]*[.A144])" office:value-type="float" office:value="-0.125838926174497">
            <text:p>-0.13</text:p>
          </table:table-cell>
          <table:table-cell table:formula="oooc:=[.A144]*([.B$1]-[.B$2])/[.B$3]" office:value-type="float" office:value="2.68">
            <text:p>2.68</text:p>
          </table:table-cell>
          <table:table-cell table:formula="oooc:=[.B144]-[.C144]" office:value-type="float" office:value="-2.80583892617449">
            <text:p>-2.81</text:p>
          </table:table-cell>
          <table:table-cell table:formula="oooc:=([.A144]*[.A144]*[.B$2]*([.B$2]-[.B$1])+[.A144]*([.B$1]-[.B$2])*([.B$5]+[.B$6]+[.B$3])-[.B$3]*[.B$4])*1000000" office:value-type="float" office:value="-4.68238399999999">
            <text:p>-4.68</text:p>
          </table:table-cell>
          <table:table-cell table:number-columns-repeated="2"/>
        </table:table-row>
        <table:table-row table:style-name="ro1">
          <table:table-cell office:value-type="float" office:value="1.35">
            <text:p>1.35</text:p>
          </table:table-cell>
          <table:table-cell table:formula="oooc:=[.B$4]/([.B$5]+[.B$3]+[.B$6]-[.B$2]*[.A145])" office:value-type="float" office:value="-0.124407582938389">
            <text:p>-0.12</text:p>
          </table:table-cell>
          <table:table-cell table:formula="oooc:=[.A145]*([.B$1]-[.B$2])/[.B$3]" office:value-type="float" office:value="2.7">
            <text:p>2.7</text:p>
          </table:table-cell>
          <table:table-cell table:formula="oooc:=[.B145]-[.C145]" office:value-type="float" office:value="-2.82440758293838">
            <text:p>-2.82</text:p>
          </table:table-cell>
          <table:table-cell table:formula="oooc:=([.A145]*[.A145]*[.B$2]*([.B$2]-[.B$1])+[.A145]*([.B$1]-[.B$2])*([.B$5]+[.B$6]+[.B$3])-[.B$3]*[.B$4])*1000000" office:value-type="float" office:value="-4.76759999999999">
            <text:p>-4.77</text:p>
          </table:table-cell>
          <table:table-cell table:number-columns-repeated="2"/>
        </table:table-row>
        <table:table-row table:style-name="ro1">
          <table:table-cell office:value-type="float" office:value="1.36">
            <text:p>1.36</text:p>
          </table:table-cell>
          <table:table-cell table:formula="oooc:=[.B$4]/([.B$5]+[.B$3]+[.B$6]-[.B$2]*[.A146])" office:value-type="float" office:value="-0.123008434864105">
            <text:p>-0.12</text:p>
          </table:table-cell>
          <table:table-cell table:formula="oooc:=[.A146]*([.B$1]-[.B$2])/[.B$3]" office:value-type="float" office:value="2.72">
            <text:p>2.72</text:p>
          </table:table-cell>
          <table:table-cell table:formula="oooc:=[.B146]-[.C146]" office:value-type="float" office:value="-2.8430084348641">
            <text:p>-2.84</text:p>
          </table:table-cell>
          <table:table-cell table:formula="oooc:=([.A146]*[.A146]*[.B$2]*([.B$2]-[.B$1])+[.A146]*([.B$1]-[.B$2])*([.B$5]+[.B$6]+[.B$3])-[.B$3]*[.B$4])*1000000" office:value-type="float" office:value="-4.85358399999999">
            <text:p>-4.85</text:p>
          </table:table-cell>
          <table:table-cell table:number-columns-repeated="2"/>
        </table:table-row>
        <table:table-row table:style-name="ro1">
          <table:table-cell office:value-type="float" office:value="1.37">
            <text:p>1.37</text:p>
          </table:table-cell>
          <table:table-cell table:formula="oooc:=[.B$4]/([.B$5]+[.B$3]+[.B$6]-[.B$2]*[.A147])" office:value-type="float" office:value="-0.121640407784986">
            <text:p>-0.12</text:p>
          </table:table-cell>
          <table:table-cell table:formula="oooc:=[.A147]*([.B$1]-[.B$2])/[.B$3]" office:value-type="float" office:value="2.74">
            <text:p>2.74</text:p>
          </table:table-cell>
          <table:table-cell table:formula="oooc:=[.B147]-[.C147]" office:value-type="float" office:value="-2.86164040778498">
            <text:p>-2.86</text:p>
          </table:table-cell>
          <table:table-cell table:formula="oooc:=([.A147]*[.A147]*[.B$2]*([.B$2]-[.B$1])+[.A147]*([.B$1]-[.B$2])*([.B$5]+[.B$6]+[.B$3])-[.B$3]*[.B$4])*1000000" office:value-type="float" office:value="-4.94033599999999">
            <text:p>-4.94</text:p>
          </table:table-cell>
          <table:table-cell table:number-columns-repeated="2"/>
        </table:table-row>
        <table:table-row table:style-name="ro1">
          <table:table-cell office:value-type="float" office:value="1.38">
            <text:p>1.38</text:p>
          </table:table-cell>
          <table:table-cell table:formula="oooc:=[.B$4]/([.B$5]+[.B$3]+[.B$6]-[.B$2]*[.A148])" office:value-type="float" office:value="-0.120302474793767">
            <text:p>-0.12</text:p>
          </table:table-cell>
          <table:table-cell table:formula="oooc:=[.A148]*([.B$1]-[.B$2])/[.B$3]" office:value-type="float" office:value="2.76">
            <text:p>2.76</text:p>
          </table:table-cell>
          <table:table-cell table:formula="oooc:=[.B148]-[.C148]" office:value-type="float" office:value="-2.88030247479376">
            <text:p>-2.88</text:p>
          </table:table-cell>
          <table:table-cell table:formula="oooc:=([.A148]*[.A148]*[.B$2]*([.B$2]-[.B$1])+[.A148]*([.B$1]-[.B$2])*([.B$5]+[.B$6]+[.B$3])-[.B$3]*[.B$4])*1000000" office:value-type="float" office:value="-5.02785599999999">
            <text:p>-5.03</text:p>
          </table:table-cell>
          <table:table-cell table:number-columns-repeated="2"/>
        </table:table-row>
        <table:table-row table:style-name="ro1">
          <table:table-cell office:value-type="float" office:value="1.39">
            <text:p>1.39</text:p>
          </table:table-cell>
          <table:table-cell table:formula="oooc:=[.B$4]/([.B$5]+[.B$3]+[.B$6]-[.B$2]*[.A149])" office:value-type="float" office:value="-0.118993653671804">
            <text:p>-0.12</text:p>
          </table:table-cell>
          <table:table-cell table:formula="oooc:=[.A149]*([.B$1]-[.B$2])/[.B$3]" office:value-type="float" office:value="2.78">
            <text:p>2.78</text:p>
          </table:table-cell>
          <table:table-cell table:formula="oooc:=[.B149]-[.C149]" office:value-type="float" office:value="-2.8989936536718">
            <text:p>-2.9</text:p>
          </table:table-cell>
          <table:table-cell table:formula="oooc:=([.A149]*[.A149]*[.B$2]*([.B$2]-[.B$1])+[.A149]*([.B$1]-[.B$2])*([.B$5]+[.B$6]+[.B$3])-[.B$3]*[.B$4])*1000000" office:value-type="float" office:value="-5.11614399999999">
            <text:p>-5.12</text:p>
          </table:table-cell>
          <table:table-cell table:number-columns-repeated="2"/>
        </table:table-row>
        <table:table-row table:style-name="ro1">
          <table:table-cell office:value-type="float" office:value="1.4">
            <text:p>1.4</text:p>
          </table:table-cell>
          <table:table-cell table:formula="oooc:=[.B$4]/([.B$5]+[.B$3]+[.B$6]-[.B$2]*[.A150])" office:value-type="float" office:value="-0.117713004484305">
            <text:p>-0.12</text:p>
          </table:table-cell>
          <table:table-cell table:formula="oooc:=[.A150]*([.B$1]-[.B$2])/[.B$3]" office:value-type="float" office:value="2.8">
            <text:p>2.8</text:p>
          </table:table-cell>
          <table:table-cell table:formula="oooc:=[.B150]-[.C150]" office:value-type="float" office:value="-2.9177130044843">
            <text:p>-2.92</text:p>
          </table:table-cell>
          <table:table-cell table:formula="oooc:=([.A150]*[.A150]*[.B$2]*([.B$2]-[.B$1])+[.A150]*([.B$1]-[.B$2])*([.B$5]+[.B$6]+[.B$3])-[.B$3]*[.B$4])*1000000" office:value-type="float" office:value="-5.20519999999999">
            <text:p>-5.21</text:p>
          </table:table-cell>
          <table:table-cell table:number-columns-repeated="2"/>
        </table:table-row>
        <table:table-row table:style-name="ro1">
          <table:table-cell office:value-type="float" office:value="1.41">
            <text:p>1.41</text:p>
          </table:table-cell>
          <table:table-cell table:formula="oooc:=[.B$4]/([.B$5]+[.B$3]+[.B$6]-[.B$2]*[.A151])" office:value-type="float" office:value="-0.116459627329193">
            <text:p>-0.12</text:p>
          </table:table-cell>
          <table:table-cell table:formula="oooc:=[.A151]*([.B$1]-[.B$2])/[.B$3]" office:value-type="float" office:value="2.81999999999999">
            <text:p>2.82</text:p>
          </table:table-cell>
          <table:table-cell table:formula="oooc:=[.B151]-[.C151]" office:value-type="float" office:value="-2.93645962732919">
            <text:p>-2.94</text:p>
          </table:table-cell>
          <table:table-cell table:formula="oooc:=([.A151]*[.A151]*[.B$2]*([.B$2]-[.B$1])+[.A151]*([.B$1]-[.B$2])*([.B$5]+[.B$6]+[.B$3])-[.B$3]*[.B$4])*1000000" office:value-type="float" office:value="-5.29502399999999">
            <text:p>-5.3</text:p>
          </table:table-cell>
          <table:table-cell table:number-columns-repeated="2"/>
        </table:table-row>
        <table:table-row table:style-name="ro1">
          <table:table-cell office:value-type="float" office:value="1.42">
            <text:p>1.42</text:p>
          </table:table-cell>
          <table:table-cell table:formula="oooc:=[.B$4]/([.B$5]+[.B$3]+[.B$6]-[.B$2]*[.A152])" office:value-type="float" office:value="-0.11523266022827">
            <text:p>-0.12</text:p>
          </table:table-cell>
          <table:table-cell table:formula="oooc:=[.A152]*([.B$1]-[.B$2])/[.B$3]" office:value-type="float" office:value="2.83999999999999">
            <text:p>2.84</text:p>
          </table:table-cell>
          <table:table-cell table:formula="oooc:=[.B152]-[.C152]" office:value-type="float" office:value="-2.95523266022826">
            <text:p>-2.96</text:p>
          </table:table-cell>
          <table:table-cell table:formula="oooc:=([.A152]*[.A152]*[.B$2]*([.B$2]-[.B$1])+[.A152]*([.B$1]-[.B$2])*([.B$5]+[.B$6]+[.B$3])-[.B$3]*[.B$4])*1000000" office:value-type="float" office:value="-5.38561599999999">
            <text:p>-5.39</text:p>
          </table:table-cell>
          <table:table-cell table:number-columns-repeated="2"/>
        </table:table-row>
        <table:table-row table:style-name="ro1">
          <table:table-cell office:value-type="float" office:value="1.43">
            <text:p>1.43</text:p>
          </table:table-cell>
          <table:table-cell table:formula="oooc:=[.B$4]/([.B$5]+[.B$3]+[.B$6]-[.B$2]*[.A153])" office:value-type="float" office:value="-0.114031277150304">
            <text:p>-0.11</text:p>
          </table:table-cell>
          <table:table-cell table:formula="oooc:=[.A153]*([.B$1]-[.B$2])/[.B$3]" office:value-type="float" office:value="2.85999999999999">
            <text:p>2.86</text:p>
          </table:table-cell>
          <table:table-cell table:formula="oooc:=[.B153]-[.C153]" office:value-type="float" office:value="-2.9740312771503">
            <text:p>-2.97</text:p>
          </table:table-cell>
          <table:table-cell table:formula="oooc:=([.A153]*[.A153]*[.B$2]*([.B$2]-[.B$1])+[.A153]*([.B$1]-[.B$2])*([.B$5]+[.B$6]+[.B$3])-[.B$3]*[.B$4])*1000000" office:value-type="float" office:value="-5.47697599999999">
            <text:p>-5.48</text:p>
          </table:table-cell>
          <table:table-cell table:number-columns-repeated="2"/>
        </table:table-row>
        <table:table-row table:style-name="ro1">
          <table:table-cell office:value-type="float" office:value="1.44">
            <text:p>1.44</text:p>
          </table:table-cell>
          <table:table-cell table:formula="oooc:=[.B$4]/([.B$5]+[.B$3]+[.B$6]-[.B$2]*[.A154])" office:value-type="float" office:value="-0.112854686156492">
            <text:p>-0.11</text:p>
          </table:table-cell>
          <table:table-cell table:formula="oooc:=[.A154]*([.B$1]-[.B$2])/[.B$3]" office:value-type="float" office:value="2.87999999999999">
            <text:p>2.88</text:p>
          </table:table-cell>
          <table:table-cell table:formula="oooc:=[.B154]-[.C154]" office:value-type="float" office:value="-2.99285468615649">
            <text:p>-2.99</text:p>
          </table:table-cell>
          <table:table-cell table:formula="oooc:=([.A154]*[.A154]*[.B$2]*([.B$2]-[.B$1])+[.A154]*([.B$1]-[.B$2])*([.B$5]+[.B$6]+[.B$3])-[.B$3]*[.B$4])*1000000" office:value-type="float" office:value="-5.56910399999999">
            <text:p>-5.57</text:p>
          </table:table-cell>
          <table:table-cell table:number-columns-repeated="2"/>
        </table:table-row>
        <table:table-row table:style-name="ro1">
          <table:table-cell office:value-type="float" office:value="1.45">
            <text:p>1.45</text:p>
          </table:table-cell>
          <table:table-cell table:formula="oooc:=[.B$4]/([.B$5]+[.B$3]+[.B$6]-[.B$2]*[.A155])" office:value-type="float" office:value="-0.111702127659574">
            <text:p>-0.11</text:p>
          </table:table-cell>
          <table:table-cell table:formula="oooc:=[.A155]*([.B$1]-[.B$2])/[.B$3]" office:value-type="float" office:value="2.9">
            <text:p>2.9</text:p>
          </table:table-cell>
          <table:table-cell table:formula="oooc:=[.B155]-[.C155]" office:value-type="float" office:value="-3.01170212765957">
            <text:p>-3.01</text:p>
          </table:table-cell>
          <table:table-cell table:formula="oooc:=([.A155]*[.A155]*[.B$2]*([.B$2]-[.B$1])+[.A155]*([.B$1]-[.B$2])*([.B$5]+[.B$6]+[.B$3])-[.B$3]*[.B$4])*1000000" office:value-type="float" office:value="-5.66199999999999">
            <text:p>-5.66</text:p>
          </table:table-cell>
          <table:table-cell table:number-columns-repeated="2"/>
        </table:table-row>
        <table:table-row table:style-name="ro1">
          <table:table-cell office:value-type="float" office:value="1.46">
            <text:p>1.46</text:p>
          </table:table-cell>
          <table:table-cell table:formula="oooc:=[.B$4]/([.B$5]+[.B$3]+[.B$6]-[.B$2]*[.A156])" office:value-type="float" office:value="-0.110572872788543">
            <text:p>-0.11</text:p>
          </table:table-cell>
          <table:table-cell table:formula="oooc:=[.A156]*([.B$1]-[.B$2])/[.B$3]" office:value-type="float" office:value="2.91999999999999">
            <text:p>2.92</text:p>
          </table:table-cell>
          <table:table-cell table:formula="oooc:=[.B156]-[.C156]" office:value-type="float" office:value="-3.03057287278854">
            <text:p>-3.03</text:p>
          </table:table-cell>
          <table:table-cell table:formula="oooc:=([.A156]*[.A156]*[.B$2]*([.B$2]-[.B$1])+[.A156]*([.B$1]-[.B$2])*([.B$5]+[.B$6]+[.B$3])-[.B$3]*[.B$4])*1000000" office:value-type="float" office:value="-5.75566399999999">
            <text:p>-5.76</text:p>
          </table:table-cell>
          <table:table-cell table:number-columns-repeated="2"/>
        </table:table-row>
        <table:table-row table:style-name="ro1">
          <table:table-cell office:value-type="float" office:value="1.47">
            <text:p>1.47</text:p>
          </table:table-cell>
          <table:table-cell table:formula="oooc:=[.B$4]/([.B$5]+[.B$3]+[.B$6]-[.B$2]*[.A157])" office:value-type="float" office:value="-0.109466221851543">
            <text:p>-0.11</text:p>
          </table:table-cell>
          <table:table-cell table:formula="oooc:=[.A157]*([.B$1]-[.B$2])/[.B$3]" office:value-type="float" office:value="2.93999999999999">
            <text:p>2.94</text:p>
          </table:table-cell>
          <table:table-cell table:formula="oooc:=[.B157]-[.C157]" office:value-type="float" office:value="-3.04946622185154">
            <text:p>-3.05</text:p>
          </table:table-cell>
          <table:table-cell table:formula="oooc:=([.A157]*[.A157]*[.B$2]*([.B$2]-[.B$1])+[.A157]*([.B$1]-[.B$2])*([.B$5]+[.B$6]+[.B$3])-[.B$3]*[.B$4])*1000000" office:value-type="float" office:value="-5.85009599999999">
            <text:p>-5.85</text:p>
          </table:table-cell>
          <table:table-cell table:number-columns-repeated="2"/>
        </table:table-row>
        <table:table-row table:style-name="ro1">
          <table:table-cell office:value-type="float" office:value="1.48">
            <text:p>1.48</text:p>
          </table:table-cell>
          <table:table-cell table:formula="oooc:=[.B$4]/([.B$5]+[.B$3]+[.B$6]-[.B$2]*[.A158])" office:value-type="float" office:value="-0.108381502890173">
            <text:p>-0.11</text:p>
          </table:table-cell>
          <table:table-cell table:formula="oooc:=[.A158]*([.B$1]-[.B$2])/[.B$3]" office:value-type="float" office:value="2.95999999999999">
            <text:p>2.96</text:p>
          </table:table-cell>
          <table:table-cell table:formula="oooc:=[.B158]-[.C158]" office:value-type="float" office:value="-3.06838150289017">
            <text:p>-3.07</text:p>
          </table:table-cell>
          <table:table-cell table:formula="oooc:=([.A158]*[.A158]*[.B$2]*([.B$2]-[.B$1])+[.A158]*([.B$1]-[.B$2])*([.B$5]+[.B$6]+[.B$3])-[.B$3]*[.B$4])*1000000" office:value-type="float" office:value="-5.94529599999999">
            <text:p>-5.95</text:p>
          </table:table-cell>
          <table:table-cell table:number-columns-repeated="2"/>
        </table:table-row>
        <table:table-row table:style-name="ro1">
          <table:table-cell office:value-type="float" office:value="1.49">
            <text:p>1.49</text:p>
          </table:table-cell>
          <table:table-cell table:formula="oooc:=[.B$4]/([.B$5]+[.B$3]+[.B$6]-[.B$2]*[.A159])" office:value-type="float" office:value="-0.107318070318888">
            <text:p>-0.11</text:p>
          </table:table-cell>
          <table:table-cell table:formula="oooc:=[.A159]*([.B$1]-[.B$2])/[.B$3]" office:value-type="float" office:value="2.97999999999999">
            <text:p>2.98</text:p>
          </table:table-cell>
          <table:table-cell table:formula="oooc:=[.B159]-[.C159]" office:value-type="float" office:value="-3.08731807031888">
            <text:p>-3.09</text:p>
          </table:table-cell>
          <table:table-cell table:formula="oooc:=([.A159]*[.A159]*[.B$2]*([.B$2]-[.B$1])+[.A159]*([.B$1]-[.B$2])*([.B$5]+[.B$6]+[.B$3])-[.B$3]*[.B$4])*1000000" office:value-type="float" office:value="-6.04126399999999">
            <text:p>-6.04</text:p>
          </table:table-cell>
          <table:table-cell table:number-columns-repeated="2"/>
        </table:table-row>
        <table:table-row table:style-name="ro1">
          <table:table-cell office:value-type="float" office:value="1.5">
            <text:p>1.5</text:p>
          </table:table-cell>
          <table:table-cell table:formula="oooc:=[.B$4]/([.B$5]+[.B$3]+[.B$6]-[.B$2]*[.A160])" office:value-type="float" office:value="-0.106275303643725">
            <text:p>-0.11</text:p>
          </table:table-cell>
          <table:table-cell table:formula="oooc:=[.A160]*([.B$1]-[.B$2])/[.B$3]" office:value-type="float" office:value="3">
            <text:p>3</text:p>
          </table:table-cell>
          <table:table-cell table:formula="oooc:=[.B160]-[.C160]" office:value-type="float" office:value="-3.10627530364372">
            <text:p>-3.11</text:p>
          </table:table-cell>
          <table:table-cell table:formula="oooc:=([.A160]*[.A160]*[.B$2]*([.B$2]-[.B$1])+[.A160]*([.B$1]-[.B$2])*([.B$5]+[.B$6]+[.B$3])-[.B$3]*[.B$4])*1000000" office:value-type="float" office:value="-6.13799999999999">
            <text:p>-6.14</text:p>
          </table:table-cell>
          <table:table-cell table:number-columns-repeated="2"/>
        </table:table-row>
        <table:table-row table:style-name="ro1">
          <table:table-cell office:value-type="float" office:value="1.51">
            <text:p>1.51</text:p>
          </table:table-cell>
          <table:table-cell table:formula="oooc:=[.B$4]/([.B$5]+[.B$3]+[.B$6]-[.B$2]*[.A161])" office:value-type="float" office:value="-0.105252606255012">
            <text:p>-0.11</text:p>
          </table:table-cell>
          <table:table-cell table:formula="oooc:=[.A161]*([.B$1]-[.B$2])/[.B$3]" office:value-type="float" office:value="3.01999999999999">
            <text:p>3.02</text:p>
          </table:table-cell>
          <table:table-cell table:formula="oooc:=[.B161]-[.C161]" office:value-type="float" office:value="-3.12525260625501">
            <text:p>-3.13</text:p>
          </table:table-cell>
          <table:table-cell table:formula="oooc:=([.A161]*[.A161]*[.B$2]*([.B$2]-[.B$1])+[.A161]*([.B$1]-[.B$2])*([.B$5]+[.B$6]+[.B$3])-[.B$3]*[.B$4])*1000000" office:value-type="float" office:value="-6.23550399999999">
            <text:p>-6.24</text:p>
          </table:table-cell>
          <table:table-cell table:number-columns-repeated="2"/>
        </table:table-row>
        <table:table-row table:style-name="ro1">
          <table:table-cell office:value-type="float" office:value="1.52">
            <text:p>1.52</text:p>
          </table:table-cell>
          <table:table-cell table:formula="oooc:=[.B$4]/([.B$5]+[.B$3]+[.B$6]-[.B$2]*[.A162])" office:value-type="float" office:value="-0.104249404289118">
            <text:p>-0.1</text:p>
          </table:table-cell>
          <table:table-cell table:formula="oooc:=[.A162]*([.B$1]-[.B$2])/[.B$3]" office:value-type="float" office:value="3.03999999999999">
            <text:p>3.04</text:p>
          </table:table-cell>
          <table:table-cell table:formula="oooc:=[.B162]-[.C162]" office:value-type="float" office:value="-3.14424940428911">
            <text:p>-3.14</text:p>
          </table:table-cell>
          <table:table-cell table:formula="oooc:=([.A162]*[.A162]*[.B$2]*([.B$2]-[.B$1])+[.A162]*([.B$1]-[.B$2])*([.B$5]+[.B$6]+[.B$3])-[.B$3]*[.B$4])*1000000" office:value-type="float" office:value="-6.33377599999999">
            <text:p>-6.33</text:p>
          </table:table-cell>
          <table:table-cell table:number-columns-repeated="2"/>
        </table:table-row>
        <table:table-row table:style-name="ro1">
          <table:table-cell office:value-type="float" office:value="1.53">
            <text:p>1.53</text:p>
          </table:table-cell>
          <table:table-cell table:formula="oooc:=[.B$4]/([.B$5]+[.B$3]+[.B$6]-[.B$2]*[.A163])" office:value-type="float" office:value="-0.103265145554681">
            <text:p>-0.1</text:p>
          </table:table-cell>
          <table:table-cell table:formula="oooc:=[.A163]*([.B$1]-[.B$2])/[.B$3]" office:value-type="float" office:value="3.05999999999999">
            <text:p>3.06</text:p>
          </table:table-cell>
          <table:table-cell table:formula="oooc:=[.B163]-[.C163]" office:value-type="float" office:value="-3.16326514555468">
            <text:p>-3.16</text:p>
          </table:table-cell>
          <table:table-cell table:formula="oooc:=([.A163]*[.A163]*[.B$2]*([.B$2]-[.B$1])+[.A163]*([.B$1]-[.B$2])*([.B$5]+[.B$6]+[.B$3])-[.B$3]*[.B$4])*1000000" office:value-type="float" office:value="-6.43281599999999">
            <text:p>-6.43</text:p>
          </table:table-cell>
          <table:table-cell table:number-columns-repeated="2"/>
        </table:table-row>
        <table:table-row table:style-name="ro1">
          <table:table-cell office:value-type="float" office:value="1.54">
            <text:p>1.54</text:p>
          </table:table-cell>
          <table:table-cell table:formula="oooc:=[.B$4]/([.B$5]+[.B$3]+[.B$6]-[.B$2]*[.A164])" office:value-type="float" office:value="-0.102299298519096">
            <text:p>-0.1</text:p>
          </table:table-cell>
          <table:table-cell table:formula="oooc:=[.A164]*([.B$1]-[.B$2])/[.B$3]" office:value-type="float" office:value="3.07999999999999">
            <text:p>3.08</text:p>
          </table:table-cell>
          <table:table-cell table:formula="oooc:=[.B164]-[.C164]" office:value-type="float" office:value="-3.18229929851909">
            <text:p>-3.18</text:p>
          </table:table-cell>
          <table:table-cell table:formula="oooc:=([.A164]*[.A164]*[.B$2]*([.B$2]-[.B$1])+[.A164]*([.B$1]-[.B$2])*([.B$5]+[.B$6]+[.B$3])-[.B$3]*[.B$4])*1000000" office:value-type="float" office:value="-6.53262399999999">
            <text:p>-6.53</text:p>
          </table:table-cell>
          <table:table-cell table:number-columns-repeated="2"/>
        </table:table-row>
        <table:table-row table:style-name="ro1">
          <table:table-cell office:value-type="float" office:value="1.55">
            <text:p>1.55</text:p>
          </table:table-cell>
          <table:table-cell table:formula="oooc:=[.B$4]/([.B$5]+[.B$3]+[.B$6]-[.B$2]*[.A165])" office:value-type="float" office:value="-0.101351351351351">
            <text:p>-0.1</text:p>
          </table:table-cell>
          <table:table-cell table:formula="oooc:=[.A165]*([.B$1]-[.B$2])/[.B$3]" office:value-type="float" office:value="3.09999999999999">
            <text:p>3.1</text:p>
          </table:table-cell>
          <table:table-cell table:formula="oooc:=[.B165]-[.C165]" office:value-type="float" office:value="-3.20135135135135">
            <text:p>-3.2</text:p>
          </table:table-cell>
          <table:table-cell table:formula="oooc:=([.A165]*[.A165]*[.B$2]*([.B$2]-[.B$1])+[.A165]*([.B$1]-[.B$2])*([.B$5]+[.B$6]+[.B$3])-[.B$3]*[.B$4])*1000000" office:value-type="float" office:value="-6.63319999999999">
            <text:p>-6.63</text:p>
          </table:table-cell>
          <table:table-cell table:number-columns-repeated="2"/>
        </table:table-row>
        <table:table-row table:style-name="ro1">
          <table:table-cell office:value-type="float" office:value="1.56">
            <text:p>1.56</text:p>
          </table:table-cell>
          <table:table-cell table:formula="oooc:=[.B$4]/([.B$5]+[.B$3]+[.B$6]-[.B$2]*[.A166])" office:value-type="float" office:value="-0.100420811017598">
            <text:p>-0.1</text:p>
          </table:table-cell>
          <table:table-cell table:formula="oooc:=[.A166]*([.B$1]-[.B$2])/[.B$3]" office:value-type="float" office:value="3.11999999999999">
            <text:p>3.12</text:p>
          </table:table-cell>
          <table:table-cell table:formula="oooc:=[.B166]-[.C166]" office:value-type="float" office:value="-3.22042081101759">
            <text:p>-3.22</text:p>
          </table:table-cell>
          <table:table-cell table:formula="oooc:=([.A166]*[.A166]*[.B$2]*([.B$2]-[.B$1])+[.A166]*([.B$1]-[.B$2])*([.B$5]+[.B$6]+[.B$3])-[.B$3]*[.B$4])*1000000" office:value-type="float" office:value="-6.73454399999999">
            <text:p>-6.73</text:p>
          </table:table-cell>
          <table:table-cell table:number-columns-repeated="2"/>
        </table:table-row>
        <table:table-row table:style-name="ro1">
          <table:table-cell office:value-type="float" office:value="1.57">
            <text:p>1.57</text:p>
          </table:table-cell>
          <table:table-cell table:formula="oooc:=[.B$4]/([.B$5]+[.B$3]+[.B$6]-[.B$2]*[.A167])" office:value-type="float" office:value="-0.0995072024260804">
            <text:p>-0.1</text:p>
          </table:table-cell>
          <table:table-cell table:formula="oooc:=[.A167]*([.B$1]-[.B$2])/[.B$3]" office:value-type="float" office:value="3.13999999999999">
            <text:p>3.14</text:p>
          </table:table-cell>
          <table:table-cell table:formula="oooc:=[.B167]-[.C167]" office:value-type="float" office:value="-3.23950720242608">
            <text:p>-3.24</text:p>
          </table:table-cell>
          <table:table-cell table:formula="oooc:=([.A167]*[.A167]*[.B$2]*([.B$2]-[.B$1])+[.A167]*([.B$1]-[.B$2])*([.B$5]+[.B$6]+[.B$3])-[.B$3]*[.B$4])*1000000" office:value-type="float" office:value="-6.83665599999999">
            <text:p>-6.84</text:p>
          </table:table-cell>
          <table:table-cell table:number-columns-repeated="2"/>
        </table:table-row>
        <table:table-row table:style-name="ro1">
          <table:table-cell office:value-type="float" office:value="1.58">
            <text:p>1.58</text:p>
          </table:table-cell>
          <table:table-cell table:formula="oooc:=[.B$4]/([.B$5]+[.B$3]+[.B$6]-[.B$2]*[.A168])" office:value-type="float" office:value="-0.0986100676183321">
            <text:p>-0.1</text:p>
          </table:table-cell>
          <table:table-cell table:formula="oooc:=[.A168]*([.B$1]-[.B$2])/[.B$3]" office:value-type="float" office:value="3.15999999999999">
            <text:p>3.16</text:p>
          </table:table-cell>
          <table:table-cell table:formula="oooc:=[.B168]-[.C168]" office:value-type="float" office:value="-3.25861006761833">
            <text:p>-3.26</text:p>
          </table:table-cell>
          <table:table-cell table:formula="oooc:=([.A168]*[.A168]*[.B$2]*([.B$2]-[.B$1])+[.A168]*([.B$1]-[.B$2])*([.B$5]+[.B$6]+[.B$3])-[.B$3]*[.B$4])*1000000" office:value-type="float" office:value="-6.93953599999999">
            <text:p>-6.94</text:p>
          </table:table-cell>
          <table:table-cell table:number-columns-repeated="2"/>
        </table:table-row>
        <table:table-row table:style-name="ro1">
          <table:table-cell office:value-type="float" office:value="1.59">
            <text:p>1.59</text:p>
          </table:table-cell>
          <table:table-cell table:formula="oooc:=[.B$4]/([.B$5]+[.B$3]+[.B$6]-[.B$2]*[.A169])" office:value-type="float" office:value="-0.097728965003723">
            <text:p>-0.1</text:p>
          </table:table-cell>
          <table:table-cell table:formula="oooc:=[.A169]*([.B$1]-[.B$2])/[.B$3]" office:value-type="float" office:value="3.17999999999999">
            <text:p>3.18</text:p>
          </table:table-cell>
          <table:table-cell table:formula="oooc:=[.B169]-[.C169]" office:value-type="float" office:value="-3.27772896500372">
            <text:p>-3.28</text:p>
          </table:table-cell>
          <table:table-cell table:formula="oooc:=([.A169]*[.A169]*[.B$2]*([.B$2]-[.B$1])+[.A169]*([.B$1]-[.B$2])*([.B$5]+[.B$6]+[.B$3])-[.B$3]*[.B$4])*1000000" office:value-type="float" office:value="-7.04318399999999">
            <text:p>-7.04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table:formula="oooc:=[.B$4]/([.B$5]+[.B$3]+[.B$6]-[.B$2]*[.A170])" office:value-type="float" office:value="-0.0968634686346863">
            <text:p>-0.1</text:p>
          </table:table-cell>
          <table:table-cell table:formula="oooc:=[.A170]*([.B$1]-[.B$2])/[.B$3]" office:value-type="float" office:value="3.19999999999999">
            <text:p>3.2</text:p>
          </table:table-cell>
          <table:table-cell table:formula="oooc:=[.B170]-[.C170]" office:value-type="float" office:value="-3.29686346863468">
            <text:p>-3.3</text:p>
          </table:table-cell>
          <table:table-cell table:formula="oooc:=([.A170]*[.A170]*[.B$2]*([.B$2]-[.B$1])+[.A170]*([.B$1]-[.B$2])*([.B$5]+[.B$6]+[.B$3])-[.B$3]*[.B$4])*1000000" office:value-type="float" office:value="-7.14759999999999">
            <text:p>-7.15</text:p>
          </table:table-cell>
          <table:table-cell table:number-columns-repeated="2"/>
        </table:table-row>
        <table:table-row table:style-name="ro1">
          <table:table-cell office:value-type="float" office:value="1.61">
            <text:p>1.61</text:p>
          </table:table-cell>
          <table:table-cell table:formula="oooc:=[.B$4]/([.B$5]+[.B$3]+[.B$6]-[.B$2]*[.A171])" office:value-type="float" office:value="-0.096013167520117">
            <text:p>-0.1</text:p>
          </table:table-cell>
          <table:table-cell table:formula="oooc:=[.A171]*([.B$1]-[.B$2])/[.B$3]" office:value-type="float" office:value="3.21999999999999">
            <text:p>3.22</text:p>
          </table:table-cell>
          <table:table-cell table:formula="oooc:=[.B171]-[.C171]" office:value-type="float" office:value="-3.31601316752011">
            <text:p>-3.32</text:p>
          </table:table-cell>
          <table:table-cell table:formula="oooc:=([.A171]*[.A171]*[.B$2]*([.B$2]-[.B$1])+[.A171]*([.B$1]-[.B$2])*([.B$5]+[.B$6]+[.B$3])-[.B$3]*[.B$4])*1000000" office:value-type="float" office:value="-7.25278399999999">
            <text:p>-7.25</text:p>
          </table:table-cell>
          <table:table-cell table:number-columns-repeated="2"/>
        </table:table-row>
        <table:table-row table:style-name="ro1">
          <table:table-cell office:value-type="float" office:value="1.62">
            <text:p>1.62</text:p>
          </table:table-cell>
          <table:table-cell table:formula="oooc:=[.B$4]/([.B$5]+[.B$3]+[.B$6]-[.B$2]*[.A172])" office:value-type="float" office:value="-0.0951776649746193">
            <text:p>-0.1</text:p>
          </table:table-cell>
          <table:table-cell table:formula="oooc:=[.A172]*([.B$1]-[.B$2])/[.B$3]" office:value-type="float" office:value="3.23999999999999">
            <text:p>3.24</text:p>
          </table:table-cell>
          <table:table-cell table:formula="oooc:=[.B172]-[.C172]" office:value-type="float" office:value="-3.33517766497461">
            <text:p>-3.34</text:p>
          </table:table-cell>
          <table:table-cell table:formula="oooc:=([.A172]*[.A172]*[.B$2]*([.B$2]-[.B$1])+[.A172]*([.B$1]-[.B$2])*([.B$5]+[.B$6]+[.B$3])-[.B$3]*[.B$4])*1000000" office:value-type="float" office:value="-7.35873599999999">
            <text:p>-7.36</text:p>
          </table:table-cell>
          <table:table-cell table:number-columns-repeated="2"/>
        </table:table-row>
        <table:table-row table:style-name="ro1">
          <table:table-cell office:value-type="float" office:value="1.63">
            <text:p>1.63</text:p>
          </table:table-cell>
          <table:table-cell table:formula="oooc:=[.B$4]/([.B$5]+[.B$3]+[.B$6]-[.B$2]*[.A173])" office:value-type="float" office:value="-0.0943565780014378">
            <text:p>-0.09</text:p>
          </table:table-cell>
          <table:table-cell table:formula="oooc:=[.A173]*([.B$1]-[.B$2])/[.B$3]" office:value-type="float" office:value="3.25999999999999">
            <text:p>3.26</text:p>
          </table:table-cell>
          <table:table-cell table:formula="oooc:=[.B173]-[.C173]" office:value-type="float" office:value="-3.35435657800143">
            <text:p>-3.35</text:p>
          </table:table-cell>
          <table:table-cell table:formula="oooc:=([.A173]*[.A173]*[.B$2]*([.B$2]-[.B$1])+[.A173]*([.B$1]-[.B$2])*([.B$5]+[.B$6]+[.B$3])-[.B$3]*[.B$4])*1000000" office:value-type="float" office:value="-7.46545599999999">
            <text:p>-7.47</text:p>
          </table:table-cell>
          <table:table-cell table:number-columns-repeated="2"/>
        </table:table-row>
        <table:table-row table:style-name="ro1">
          <table:table-cell office:value-type="float" office:value="1.64">
            <text:p>1.64</text:p>
          </table:table-cell>
          <table:table-cell table:formula="oooc:=[.B$4]/([.B$5]+[.B$3]+[.B$6]-[.B$2]*[.A174])" office:value-type="float" office:value="-0.0935495367070563">
            <text:p>-0.09</text:p>
          </table:table-cell>
          <table:table-cell table:formula="oooc:=[.A174]*([.B$1]-[.B$2])/[.B$3]" office:value-type="float" office:value="3.27999999999999">
            <text:p>3.28</text:p>
          </table:table-cell>
          <table:table-cell table:formula="oooc:=[.B174]-[.C174]" office:value-type="float" office:value="-3.37354953670705">
            <text:p>-3.37</text:p>
          </table:table-cell>
          <table:table-cell table:formula="oooc:=([.A174]*[.A174]*[.B$2]*([.B$2]-[.B$1])+[.A174]*([.B$1]-[.B$2])*([.B$5]+[.B$6]+[.B$3])-[.B$3]*[.B$4])*1000000" office:value-type="float" office:value="-7.57294399999999">
            <text:p>-7.57</text:p>
          </table:table-cell>
          <table:table-cell table:number-columns-repeated="2"/>
        </table:table-row>
        <table:table-row table:style-name="ro1">
          <table:table-cell office:value-type="float" office:value="1.65">
            <text:p>1.65</text:p>
          </table:table-cell>
          <table:table-cell table:formula="oooc:=[.B$4]/([.B$5]+[.B$3]+[.B$6]-[.B$2]*[.A175])" office:value-type="float" office:value="-0.092756183745583">
            <text:p>-0.09</text:p>
          </table:table-cell>
          <table:table-cell table:formula="oooc:=[.A175]*([.B$1]-[.B$2])/[.B$3]" office:value-type="float" office:value="3.29999999999999">
            <text:p>3.3</text:p>
          </table:table-cell>
          <table:table-cell table:formula="oooc:=[.B175]-[.C175]" office:value-type="float" office:value="-3.39275618374558">
            <text:p>-3.39</text:p>
          </table:table-cell>
          <table:table-cell table:formula="oooc:=([.A175]*[.A175]*[.B$2]*([.B$2]-[.B$1])+[.A175]*([.B$1]-[.B$2])*([.B$5]+[.B$6]+[.B$3])-[.B$3]*[.B$4])*1000000" office:value-type="float" office:value="-7.68119999999999">
            <text:p>-7.68</text:p>
          </table:table-cell>
          <table:table-cell table:number-columns-repeated="2"/>
        </table:table-row>
        <table:table-row table:style-name="ro1">
          <table:table-cell office:value-type="float" office:value="1.66">
            <text:p>1.66</text:p>
          </table:table-cell>
          <table:table-cell table:formula="oooc:=[.B$4]/([.B$5]+[.B$3]+[.B$6]-[.B$2]*[.A176])" office:value-type="float" office:value="-0.0919761737911703">
            <text:p>-0.09</text:p>
          </table:table-cell>
          <table:table-cell table:formula="oooc:=[.A176]*([.B$1]-[.B$2])/[.B$3]" office:value-type="float" office:value="3.31999999999999">
            <text:p>3.32</text:p>
          </table:table-cell>
          <table:table-cell table:formula="oooc:=[.B176]-[.C176]" office:value-type="float" office:value="-3.41197617379116">
            <text:p>-3.41</text:p>
          </table:table-cell>
          <table:table-cell table:formula="oooc:=([.A176]*[.A176]*[.B$2]*([.B$2]-[.B$1])+[.A176]*([.B$1]-[.B$2])*([.B$5]+[.B$6]+[.B$3])-[.B$3]*[.B$4])*1000000" office:value-type="float" office:value="-7.79022399999999">
            <text:p>-7.79</text:p>
          </table:table-cell>
          <table:table-cell table:number-columns-repeated="2"/>
        </table:table-row>
        <table:table-row table:style-name="ro1">
          <table:table-cell office:value-type="float" office:value="1.67">
            <text:p>1.67</text:p>
          </table:table-cell>
          <table:table-cell table:formula="oooc:=[.B$4]/([.B$5]+[.B$3]+[.B$6]-[.B$2]*[.A177])" office:value-type="float" office:value="-0.0912091730368311">
            <text:p>-0.09</text:p>
          </table:table-cell>
          <table:table-cell table:formula="oooc:=[.A177]*([.B$1]-[.B$2])/[.B$3]" office:value-type="float" office:value="3.33999999999999">
            <text:p>3.34</text:p>
          </table:table-cell>
          <table:table-cell table:formula="oooc:=[.B177]-[.C177]" office:value-type="float" office:value="-3.43120917303682">
            <text:p>-3.43</text:p>
          </table:table-cell>
          <table:table-cell table:formula="oooc:=([.A177]*[.A177]*[.B$2]*([.B$2]-[.B$1])+[.A177]*([.B$1]-[.B$2])*([.B$5]+[.B$6]+[.B$3])-[.B$3]*[.B$4])*1000000" office:value-type="float" office:value="-7.90001599999999">
            <text:p>-7.9</text:p>
          </table:table-cell>
          <table:table-cell table:number-columns-repeated="2"/>
        </table:table-row>
        <table:table-row table:style-name="ro1">
          <table:table-cell office:value-type="float" office:value="1.68">
            <text:p>1.68</text:p>
          </table:table-cell>
          <table:table-cell table:formula="oooc:=[.B$4]/([.B$5]+[.B$3]+[.B$6]-[.B$2]*[.A178])" office:value-type="float" office:value="-0.0904548587181255">
            <text:p>-0.09</text:p>
          </table:table-cell>
          <table:table-cell table:formula="oooc:=[.A178]*([.B$1]-[.B$2])/[.B$3]" office:value-type="float" office:value="3.35999999999999">
            <text:p>3.36</text:p>
          </table:table-cell>
          <table:table-cell table:formula="oooc:=[.B178]-[.C178]" office:value-type="float" office:value="-3.45045485871812">
            <text:p>-3.45</text:p>
          </table:table-cell>
          <table:table-cell table:formula="oooc:=([.A178]*[.A178]*[.B$2]*([.B$2]-[.B$1])+[.A178]*([.B$1]-[.B$2])*([.B$5]+[.B$6]+[.B$3])-[.B$3]*[.B$4])*1000000" office:value-type="float" office:value="-8.01057599999998">
            <text:p>-8.01</text:p>
          </table:table-cell>
          <table:table-cell table:number-columns-repeated="2"/>
        </table:table-row>
        <table:table-row table:style-name="ro1">
          <table:table-cell office:value-type="float" office:value="1.69">
            <text:p>1.69</text:p>
          </table:table-cell>
          <table:table-cell table:formula="oooc:=[.B$4]/([.B$5]+[.B$3]+[.B$6]-[.B$2]*[.A179])" office:value-type="float" office:value="-0.0897129186602871">
            <text:p>-0.09</text:p>
          </table:table-cell>
          <table:table-cell table:formula="oooc:=[.A179]*([.B$1]-[.B$2])/[.B$3]" office:value-type="float" office:value="3.37999999999999">
            <text:p>3.38</text:p>
          </table:table-cell>
          <table:table-cell table:formula="oooc:=[.B179]-[.C179]" office:value-type="float" office:value="-3.46971291866028">
            <text:p>-3.47</text:p>
          </table:table-cell>
          <table:table-cell table:formula="oooc:=([.A179]*[.A179]*[.B$2]*([.B$2]-[.B$1])+[.A179]*([.B$1]-[.B$2])*([.B$5]+[.B$6]+[.B$3])-[.B$3]*[.B$4])*1000000" office:value-type="float" office:value="-8.12190399999999">
            <text:p>-8.12</text:p>
          </table:table-cell>
          <table:table-cell table:number-columns-repeated="2"/>
        </table:table-row>
        <table:table-row table:style-name="ro1">
          <table:table-cell office:value-type="float" office:value="1.7">
            <text:p>1.7</text:p>
          </table:table-cell>
          <table:table-cell table:formula="oooc:=[.B$4]/([.B$5]+[.B$3]+[.B$6]-[.B$2]*[.A180])" office:value-type="float" office:value="-0.0889830508474576">
            <text:p>-0.09</text:p>
          </table:table-cell>
          <table:table-cell table:formula="oooc:=[.A180]*([.B$1]-[.B$2])/[.B$3]" office:value-type="float" office:value="3.39999999999999">
            <text:p>3.4</text:p>
          </table:table-cell>
          <table:table-cell table:formula="oooc:=[.B180]-[.C180]" office:value-type="float" office:value="-3.48898305084745">
            <text:p>-3.49</text:p>
          </table:table-cell>
          <table:table-cell table:formula="oooc:=([.A180]*[.A180]*[.B$2]*([.B$2]-[.B$1])+[.A180]*([.B$1]-[.B$2])*([.B$5]+[.B$6]+[.B$3])-[.B$3]*[.B$4])*1000000" office:value-type="float" office:value="-8.23399999999999">
            <text:p>-8.23</text:p>
          </table:table-cell>
          <table:table-cell table:number-columns-repeated="2"/>
        </table:table-row>
        <table:table-row table:style-name="ro1">
          <table:table-cell office:value-type="float" office:value="1.71">
            <text:p>1.71</text:p>
          </table:table-cell>
          <table:table-cell table:formula="oooc:=[.B$4]/([.B$5]+[.B$3]+[.B$6]-[.B$2]*[.A181])" office:value-type="float" office:value="-0.0882649630127774">
            <text:p>-0.09</text:p>
          </table:table-cell>
          <table:table-cell table:formula="oooc:=[.A181]*([.B$1]-[.B$2])/[.B$3]" office:value-type="float" office:value="3.41999999999999">
            <text:p>3.42</text:p>
          </table:table-cell>
          <table:table-cell table:formula="oooc:=[.B181]-[.C181]" office:value-type="float" office:value="-3.50826496301277">
            <text:p>-3.51</text:p>
          </table:table-cell>
          <table:table-cell table:formula="oooc:=([.A181]*[.A181]*[.B$2]*([.B$2]-[.B$1])+[.A181]*([.B$1]-[.B$2])*([.B$5]+[.B$6]+[.B$3])-[.B$3]*[.B$4])*1000000" office:value-type="float" office:value="-8.34686399999999">
            <text:p>-8.35</text:p>
          </table:table-cell>
          <table:table-cell table:number-columns-repeated="2"/>
        </table:table-row>
        <table:table-row table:style-name="ro1">
          <table:table-cell office:value-type="float" office:value="1.72">
            <text:p>1.72</text:p>
          </table:table-cell>
          <table:table-cell table:formula="oooc:=[.B$4]/([.B$5]+[.B$3]+[.B$6]-[.B$2]*[.A182])" office:value-type="float" office:value="-0.0875583722481654">
            <text:p>-0.09</text:p>
          </table:table-cell>
          <table:table-cell table:formula="oooc:=[.A182]*([.B$1]-[.B$2])/[.B$3]" office:value-type="float" office:value="3.43999999999999">
            <text:p>3.44</text:p>
          </table:table-cell>
          <table:table-cell table:formula="oooc:=[.B182]-[.C182]" office:value-type="float" office:value="-3.52755837224816">
            <text:p>-3.53</text:p>
          </table:table-cell>
          <table:table-cell table:formula="oooc:=([.A182]*[.A182]*[.B$2]*([.B$2]-[.B$1])+[.A182]*([.B$1]-[.B$2])*([.B$5]+[.B$6]+[.B$3])-[.B$3]*[.B$4])*1000000" office:value-type="float" office:value="-8.46049599999999">
            <text:p>-8.46</text:p>
          </table:table-cell>
          <table:table-cell table:number-columns-repeated="2"/>
        </table:table-row>
        <table:table-row table:style-name="ro1">
          <table:table-cell office:value-type="float" office:value="1.73">
            <text:p>1.73</text:p>
          </table:table-cell>
          <table:table-cell table:formula="oooc:=[.B$4]/([.B$5]+[.B$3]+[.B$6]-[.B$2]*[.A183])" office:value-type="float" office:value="-0.0868630046326936">
            <text:p>-0.09</text:p>
          </table:table-cell>
          <table:table-cell table:formula="oooc:=[.A183]*([.B$1]-[.B$2])/[.B$3]" office:value-type="float" office:value="3.45999999999999">
            <text:p>3.46</text:p>
          </table:table-cell>
          <table:table-cell table:formula="oooc:=[.B183]-[.C183]" office:value-type="float" office:value="-3.54686300463269">
            <text:p>-3.55</text:p>
          </table:table-cell>
          <table:table-cell table:formula="oooc:=([.A183]*[.A183]*[.B$2]*([.B$2]-[.B$1])+[.A183]*([.B$1]-[.B$2])*([.B$5]+[.B$6]+[.B$3])-[.B$3]*[.B$4])*1000000" office:value-type="float" office:value="-8.57489599999999">
            <text:p>-8.57</text:p>
          </table:table-cell>
          <table:table-cell table:number-columns-repeated="2"/>
        </table:table-row>
        <table:table-row table:style-name="ro1">
          <table:table-cell office:value-type="float" office:value="1.74">
            <text:p>1.74</text:p>
          </table:table-cell>
          <table:table-cell table:formula="oooc:=[.B$4]/([.B$5]+[.B$3]+[.B$6]-[.B$2]*[.A184])" office:value-type="float" office:value="-0.0861785948785292">
            <text:p>-0.09</text:p>
          </table:table-cell>
          <table:table-cell table:formula="oooc:=[.A184]*([.B$1]-[.B$2])/[.B$3]" office:value-type="float" office:value="3.47999999999999">
            <text:p>3.48</text:p>
          </table:table-cell>
          <table:table-cell table:formula="oooc:=[.B184]-[.C184]" office:value-type="float" office:value="-3.56617859487852">
            <text:p>-3.57</text:p>
          </table:table-cell>
          <table:table-cell table:formula="oooc:=([.A184]*[.A184]*[.B$2]*([.B$2]-[.B$1])+[.A184]*([.B$1]-[.B$2])*([.B$5]+[.B$6]+[.B$3])-[.B$3]*[.B$4])*1000000" office:value-type="float" office:value="-8.69006399999999">
            <text:p>-8.69</text:p>
          </table:table-cell>
          <table:table-cell table:number-columns-repeated="2"/>
        </table:table-row>
        <table:table-row table:style-name="ro1">
          <table:table-cell office:value-type="float" office:value="1.75">
            <text:p>1.75</text:p>
          </table:table-cell>
          <table:table-cell table:formula="oooc:=[.B$4]/([.B$5]+[.B$3]+[.B$6]-[.B$2]*[.A185])" office:value-type="float" office:value="-0.0855048859934853">
            <text:p>-0.09</text:p>
          </table:table-cell>
          <table:table-cell table:formula="oooc:=[.A185]*([.B$1]-[.B$2])/[.B$3]" office:value-type="float" office:value="3.49999999999999">
            <text:p>3.5</text:p>
          </table:table-cell>
          <table:table-cell table:formula="oooc:=[.B185]-[.C185]" office:value-type="float" office:value="-3.58550488599348">
            <text:p>-3.59</text:p>
          </table:table-cell>
          <table:table-cell table:formula="oooc:=([.A185]*[.A185]*[.B$2]*([.B$2]-[.B$1])+[.A185]*([.B$1]-[.B$2])*([.B$5]+[.B$6]+[.B$3])-[.B$3]*[.B$4])*1000000" office:value-type="float" office:value="-8.80599999999999">
            <text:p>-8.81</text:p>
          </table:table-cell>
          <table:table-cell table:number-columns-repeated="2"/>
        </table:table-row>
        <table:table-row table:style-name="ro1">
          <table:table-cell office:value-type="float" office:value="1.76">
            <text:p>1.76</text:p>
          </table:table-cell>
          <table:table-cell table:formula="oooc:=[.B$4]/([.B$5]+[.B$3]+[.B$6]-[.B$2]*[.A186])" office:value-type="float" office:value="-0.084841628959276">
            <text:p>-0.08</text:p>
          </table:table-cell>
          <table:table-cell table:formula="oooc:=[.A186]*([.B$1]-[.B$2])/[.B$3]" office:value-type="float" office:value="3.51999999999999">
            <text:p>3.52</text:p>
          </table:table-cell>
          <table:table-cell table:formula="oooc:=[.B186]-[.C186]" office:value-type="float" office:value="-3.60484162895927">
            <text:p>-3.6</text:p>
          </table:table-cell>
          <table:table-cell table:formula="oooc:=([.A186]*[.A186]*[.B$2]*([.B$2]-[.B$1])+[.A186]*([.B$1]-[.B$2])*([.B$5]+[.B$6]+[.B$3])-[.B$3]*[.B$4])*1000000" office:value-type="float" office:value="-8.92270399999999">
            <text:p>-8.92</text:p>
          </table:table-cell>
          <table:table-cell table:number-columns-repeated="2"/>
        </table:table-row>
        <table:table-row table:style-name="ro1">
          <table:table-cell office:value-type="float" office:value="1.77">
            <text:p>1.77</text:p>
          </table:table-cell>
          <table:table-cell table:formula="oooc:=[.B$4]/([.B$5]+[.B$3]+[.B$6]-[.B$2]*[.A187])" office:value-type="float" office:value="-0.0841885824246312">
            <text:p>-0.08</text:p>
          </table:table-cell>
          <table:table-cell table:formula="oooc:=[.A187]*([.B$1]-[.B$2])/[.B$3]" office:value-type="float" office:value="3.53999999999999">
            <text:p>3.54</text:p>
          </table:table-cell>
          <table:table-cell table:formula="oooc:=[.B187]-[.C187]" office:value-type="float" office:value="-3.62418858242463">
            <text:p>-3.62</text:p>
          </table:table-cell>
          <table:table-cell table:formula="oooc:=([.A187]*[.A187]*[.B$2]*([.B$2]-[.B$1])+[.A187]*([.B$1]-[.B$2])*([.B$5]+[.B$6]+[.B$3])-[.B$3]*[.B$4])*1000000" office:value-type="float" office:value="-9.04017599999999">
            <text:p>-9.04</text:p>
          </table:table-cell>
          <table:table-cell table:number-columns-repeated="2"/>
        </table:table-row>
        <table:table-row table:style-name="ro1">
          <table:table-cell office:value-type="float" office:value="1.78">
            <text:p>1.78</text:p>
          </table:table-cell>
          <table:table-cell table:formula="oooc:=[.B$4]/([.B$5]+[.B$3]+[.B$6]-[.B$2]*[.A188])" office:value-type="float" office:value="-0.0835455124124761">
            <text:p>-0.08</text:p>
          </table:table-cell>
          <table:table-cell table:formula="oooc:=[.A188]*([.B$1]-[.B$2])/[.B$3]" office:value-type="float" office:value="3.55999999999999">
            <text:p>3.56</text:p>
          </table:table-cell>
          <table:table-cell table:formula="oooc:=[.B188]-[.C188]" office:value-type="float" office:value="-3.64354551241247">
            <text:p>-3.64</text:p>
          </table:table-cell>
          <table:table-cell table:formula="oooc:=([.A188]*[.A188]*[.B$2]*([.B$2]-[.B$1])+[.A188]*([.B$1]-[.B$2])*([.B$5]+[.B$6]+[.B$3])-[.B$3]*[.B$4])*1000000" office:value-type="float" office:value="-9.15841599999999">
            <text:p>-9.16</text:p>
          </table:table-cell>
          <table:table-cell table:number-columns-repeated="2"/>
        </table:table-row>
        <table:table-row table:style-name="ro1">
          <table:table-cell office:value-type="float" office:value="1.79">
            <text:p>1.79</text:p>
          </table:table-cell>
          <table:table-cell table:formula="oooc:=[.B$4]/([.B$5]+[.B$3]+[.B$6]-[.B$2]*[.A189])" office:value-type="float" office:value="-0.0829121920404296">
            <text:p>-0.08</text:p>
          </table:table-cell>
          <table:table-cell table:formula="oooc:=[.A189]*([.B$1]-[.B$2])/[.B$3]" office:value-type="float" office:value="3.57999999999999">
            <text:p>3.58</text:p>
          </table:table-cell>
          <table:table-cell table:formula="oooc:=[.B189]-[.C189]" office:value-type="float" office:value="-3.66291219204042">
            <text:p>-3.66</text:p>
          </table:table-cell>
          <table:table-cell table:formula="oooc:=([.A189]*[.A189]*[.B$2]*([.B$2]-[.B$1])+[.A189]*([.B$1]-[.B$2])*([.B$5]+[.B$6]+[.B$3])-[.B$3]*[.B$4])*1000000" office:value-type="float" office:value="-9.27742399999999">
            <text:p>-9.28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table:formula="oooc:=[.B$4]/([.B$5]+[.B$3]+[.B$6]-[.B$2]*[.A190])" office:value-type="float" office:value="-0.0822884012539185">
            <text:p>-0.08</text:p>
          </table:table-cell>
          <table:table-cell table:formula="oooc:=[.A190]*([.B$1]-[.B$2])/[.B$3]" office:value-type="float" office:value="3.59999999999999">
            <text:p>3.6</text:p>
          </table:table-cell>
          <table:table-cell table:formula="oooc:=[.B190]-[.C190]" office:value-type="float" office:value="-3.68228840125391">
            <text:p>-3.68</text:p>
          </table:table-cell>
          <table:table-cell table:formula="oooc:=([.A190]*[.A190]*[.B$2]*([.B$2]-[.B$1])+[.A190]*([.B$1]-[.B$2])*([.B$5]+[.B$6]+[.B$3])-[.B$3]*[.B$4])*1000000" office:value-type="float" office:value="-9.39719999999999">
            <text:p>-9.4</text:p>
          </table:table-cell>
          <table:table-cell table:number-columns-repeated="2"/>
        </table:table-row>
        <table:table-row table:style-name="ro1">
          <table:table-cell office:value-type="float" office:value="1.81">
            <text:p>1.81</text:p>
          </table:table-cell>
          <table:table-cell table:formula="oooc:=[.B$4]/([.B$5]+[.B$3]+[.B$6]-[.B$2]*[.A191])" office:value-type="float" office:value="-0.0816739265712508">
            <text:p>-0.08</text:p>
          </table:table-cell>
          <table:table-cell table:formula="oooc:=[.A191]*([.B$1]-[.B$2])/[.B$3]" office:value-type="float" office:value="3.61999999999999">
            <text:p>3.62</text:p>
          </table:table-cell>
          <table:table-cell table:formula="oooc:=[.B191]-[.C191]" office:value-type="float" office:value="-3.70167392657124">
            <text:p>-3.7</text:p>
          </table:table-cell>
          <table:table-cell table:formula="oooc:=([.A191]*[.A191]*[.B$2]*([.B$2]-[.B$1])+[.A191]*([.B$1]-[.B$2])*([.B$5]+[.B$6]+[.B$3])-[.B$3]*[.B$4])*1000000" office:value-type="float" office:value="-9.51774399999999">
            <text:p>-9.52</text:p>
          </table:table-cell>
          <table:table-cell table:number-columns-repeated="2"/>
        </table:table-row>
        <table:table-row table:style-name="ro1">
          <table:table-cell office:value-type="float" office:value="1.82">
            <text:p>1.82</text:p>
          </table:table-cell>
          <table:table-cell table:formula="oooc:=[.B$4]/([.B$5]+[.B$3]+[.B$6]-[.B$2]*[.A192])" office:value-type="float" office:value="-0.0810685608400247">
            <text:p>-0.08</text:p>
          </table:table-cell>
          <table:table-cell table:formula="oooc:=[.A192]*([.B$1]-[.B$2])/[.B$3]" office:value-type="float" office:value="3.63999999999999">
            <text:p>3.64</text:p>
          </table:table-cell>
          <table:table-cell table:formula="oooc:=[.B192]-[.C192]" office:value-type="float" office:value="-3.72106856084002">
            <text:p>-3.72</text:p>
          </table:table-cell>
          <table:table-cell table:formula="oooc:=([.A192]*[.A192]*[.B$2]*([.B$2]-[.B$1])+[.A192]*([.B$1]-[.B$2])*([.B$5]+[.B$6]+[.B$3])-[.B$3]*[.B$4])*1000000" office:value-type="float" office:value="-9.63905599999999">
            <text:p>-9.64</text:p>
          </table:table-cell>
          <table:table-cell table:number-columns-repeated="2"/>
        </table:table-row>
        <table:table-row table:style-name="ro1">
          <table:table-cell office:value-type="float" office:value="1.83">
            <text:p>1.83</text:p>
          </table:table-cell>
          <table:table-cell table:formula="oooc:=[.B$4]/([.B$5]+[.B$3]+[.B$6]-[.B$2]*[.A193])" office:value-type="float" office:value="-0.0804721030042918">
            <text:p>-0.08</text:p>
          </table:table-cell>
          <table:table-cell table:formula="oooc:=[.A193]*([.B$1]-[.B$2])/[.B$3]" office:value-type="float" office:value="3.65999999999999">
            <text:p>3.66</text:p>
          </table:table-cell>
          <table:table-cell table:formula="oooc:=[.B193]-[.C193]" office:value-type="float" office:value="-3.74047210300429">
            <text:p>-3.74</text:p>
          </table:table-cell>
          <table:table-cell table:formula="oooc:=([.A193]*[.A193]*[.B$2]*([.B$2]-[.B$1])+[.A193]*([.B$1]-[.B$2])*([.B$5]+[.B$6]+[.B$3])-[.B$3]*[.B$4])*1000000" office:value-type="float" office:value="-9.76113599999998">
            <text:p>-9.76</text:p>
          </table:table-cell>
          <table:table-cell table:number-columns-repeated="2"/>
        </table:table-row>
        <table:table-row table:style-name="ro1">
          <table:table-cell office:value-type="float" office:value="1.84">
            <text:p>1.84</text:p>
          </table:table-cell>
          <table:table-cell table:formula="oooc:=[.B$4]/([.B$5]+[.B$3]+[.B$6]-[.B$2]*[.A194])" office:value-type="float" office:value="-0.0798843578819233">
            <text:p>-0.08</text:p>
          </table:table-cell>
          <table:table-cell table:formula="oooc:=[.A194]*([.B$1]-[.B$2])/[.B$3]" office:value-type="float" office:value="3.67999999999999">
            <text:p>3.68</text:p>
          </table:table-cell>
          <table:table-cell table:formula="oooc:=[.B194]-[.C194]" office:value-type="float" office:value="-3.75988435788192">
            <text:p>-3.76</text:p>
          </table:table-cell>
          <table:table-cell table:formula="oooc:=([.A194]*[.A194]*[.B$2]*([.B$2]-[.B$1])+[.A194]*([.B$1]-[.B$2])*([.B$5]+[.B$6]+[.B$3])-[.B$3]*[.B$4])*1000000" office:value-type="float" office:value="-9.88398399999999">
            <text:p>-9.88</text:p>
          </table:table-cell>
          <table:table-cell table:number-columns-repeated="2"/>
        </table:table-row>
        <table:table-row table:style-name="ro1">
          <table:table-cell office:value-type="float" office:value="1.85">
            <text:p>1.85</text:p>
          </table:table-cell>
          <table:table-cell table:formula="oooc:=[.B$4]/([.B$5]+[.B$3]+[.B$6]-[.B$2]*[.A195])" office:value-type="float" office:value="-0.0793051359516616">
            <text:p>-0.08</text:p>
          </table:table-cell>
          <table:table-cell table:formula="oooc:=[.A195]*([.B$1]-[.B$2])/[.B$3]" office:value-type="float" office:value="3.69999999999999">
            <text:p>3.7</text:p>
          </table:table-cell>
          <table:table-cell table:formula="oooc:=[.B195]-[.C195]" office:value-type="float" office:value="-3.77930513595166">
            <text:p>-3.78</text:p>
          </table:table-cell>
          <table:table-cell table:formula="oooc:=([.A195]*[.A195]*[.B$2]*([.B$2]-[.B$1])+[.A195]*([.B$1]-[.B$2])*([.B$5]+[.B$6]+[.B$3])-[.B$3]*[.B$4])*1000000" office:value-type="float" office:value="-10.0076">
            <text:p>-10.01</text:p>
          </table:table-cell>
          <table:table-cell table:number-columns-repeated="2"/>
        </table:table-row>
        <table:table-row table:style-name="ro1">
          <table:table-cell office:value-type="float" office:value="1.86">
            <text:p>1.86</text:p>
          </table:table-cell>
          <table:table-cell table:formula="oooc:=[.B$4]/([.B$5]+[.B$3]+[.B$6]-[.B$2]*[.A196])" office:value-type="float" office:value="-0.0787342531493701">
            <text:p>-0.08</text:p>
          </table:table-cell>
          <table:table-cell table:formula="oooc:=[.A196]*([.B$1]-[.B$2])/[.B$3]" office:value-type="float" office:value="3.71999999999999">
            <text:p>3.72</text:p>
          </table:table-cell>
          <table:table-cell table:formula="oooc:=[.B196]-[.C196]" office:value-type="float" office:value="-3.79873425314936">
            <text:p>-3.8</text:p>
          </table:table-cell>
          <table:table-cell table:formula="oooc:=([.A196]*[.A196]*[.B$2]*([.B$2]-[.B$1])+[.A196]*([.B$1]-[.B$2])*([.B$5]+[.B$6]+[.B$3])-[.B$3]*[.B$4])*1000000" office:value-type="float" office:value="-10.131984">
            <text:p>-10.13</text:p>
          </table:table-cell>
          <table:table-cell table:number-columns-repeated="2"/>
        </table:table-row>
        <table:table-row table:style-name="ro1">
          <table:table-cell office:value-type="float" office:value="1.87">
            <text:p>1.87</text:p>
          </table:table-cell>
          <table:table-cell table:formula="oooc:=[.B$4]/([.B$5]+[.B$3]+[.B$6]-[.B$2]*[.A197])" office:value-type="float" office:value="-0.0781715306730196">
            <text:p>-0.08</text:p>
          </table:table-cell>
          <table:table-cell table:formula="oooc:=[.A197]*([.B$1]-[.B$2])/[.B$3]" office:value-type="float" office:value="3.73999999999999">
            <text:p>3.74</text:p>
          </table:table-cell>
          <table:table-cell table:formula="oooc:=[.B197]-[.C197]" office:value-type="float" office:value="-3.81817153067301">
            <text:p>-3.82</text:p>
          </table:table-cell>
          <table:table-cell table:formula="oooc:=([.A197]*[.A197]*[.B$2]*([.B$2]-[.B$1])+[.A197]*([.B$1]-[.B$2])*([.B$5]+[.B$6]+[.B$3])-[.B$3]*[.B$4])*1000000" office:value-type="float" office:value="-10.257136">
            <text:p>-10.26</text:p>
          </table:table-cell>
          <table:table-cell table:number-columns-repeated="2"/>
        </table:table-row>
        <table:table-row table:style-name="ro1">
          <table:table-cell office:value-type="float" office:value="1.88">
            <text:p>1.88</text:p>
          </table:table-cell>
          <table:table-cell table:formula="oooc:=[.B$4]/([.B$5]+[.B$3]+[.B$6]-[.B$2]*[.A198])" office:value-type="float" office:value="-0.0776167947959787">
            <text:p>-0.08</text:p>
          </table:table-cell>
          <table:table-cell table:formula="oooc:=[.A198]*([.B$1]-[.B$2])/[.B$3]" office:value-type="float" office:value="3.75999999999999">
            <text:p>3.76</text:p>
          </table:table-cell>
          <table:table-cell table:formula="oooc:=[.B198]-[.C198]" office:value-type="float" office:value="-3.83761679479597">
            <text:p>-3.84</text:p>
          </table:table-cell>
          <table:table-cell table:formula="oooc:=([.A198]*[.A198]*[.B$2]*([.B$2]-[.B$1])+[.A198]*([.B$1]-[.B$2])*([.B$5]+[.B$6]+[.B$3])-[.B$3]*[.B$4])*1000000" office:value-type="float" office:value="-10.383056">
            <text:p>-10.38</text:p>
          </table:table-cell>
          <table:table-cell table:number-columns-repeated="2"/>
        </table:table-row>
        <table:table-row table:style-name="ro1">
          <table:table-cell office:value-type="float" office:value="1.89">
            <text:p>1.89</text:p>
          </table:table-cell>
          <table:table-cell table:formula="oooc:=[.B$4]/([.B$5]+[.B$3]+[.B$6]-[.B$2]*[.A199])" office:value-type="float" office:value="-0.0770698766881973">
            <text:p>-0.08</text:p>
          </table:table-cell>
          <table:table-cell table:formula="oooc:=[.A199]*([.B$1]-[.B$2])/[.B$3]" office:value-type="float" office:value="3.77999999999999">
            <text:p>3.78</text:p>
          </table:table-cell>
          <table:table-cell table:formula="oooc:=[.B199]-[.C199]" office:value-type="float" office:value="-3.85706987668819">
            <text:p>-3.86</text:p>
          </table:table-cell>
          <table:table-cell table:formula="oooc:=([.A199]*[.A199]*[.B$2]*([.B$2]-[.B$1])+[.A199]*([.B$1]-[.B$2])*([.B$5]+[.B$6]+[.B$3])-[.B$3]*[.B$4])*1000000" office:value-type="float" office:value="-10.509744">
            <text:p>-10.51</text:p>
          </table:table-cell>
          <table:table-cell table:number-columns-repeated="2"/>
        </table:table-row>
        <table:table-row table:style-name="ro1">
          <table:table-cell office:value-type="float" office:value="1.9">
            <text:p>1.9</text:p>
          </table:table-cell>
          <table:table-cell table:formula="oooc:=[.B$4]/([.B$5]+[.B$3]+[.B$6]-[.B$2]*[.A200])" office:value-type="float" office:value="-0.076530612244898">
            <text:p>-0.08</text:p>
          </table:table-cell>
          <table:table-cell table:formula="oooc:=[.A200]*([.B$1]-[.B$2])/[.B$3]" office:value-type="float" office:value="3.79999999999999">
            <text:p>3.8</text:p>
          </table:table-cell>
          <table:table-cell table:formula="oooc:=[.B200]-[.C200]" office:value-type="float" office:value="-3.87653061224489">
            <text:p>-3.88</text:p>
          </table:table-cell>
          <table:table-cell table:formula="oooc:=([.A200]*[.A200]*[.B$2]*([.B$2]-[.B$1])+[.A200]*([.B$1]-[.B$2])*([.B$5]+[.B$6]+[.B$3])-[.B$3]*[.B$4])*1000000" office:value-type="float" office:value="-10.6372">
            <text:p>-10.64</text:p>
          </table:table-cell>
          <table:table-cell table:number-columns-repeated="2"/>
        </table:table-row>
        <table:table-row table:style-name="ro1">
          <table:table-cell office:value-type="float" office:value="1.91">
            <text:p>1.91</text:p>
          </table:table-cell>
          <table:table-cell table:formula="oooc:=[.B$4]/([.B$5]+[.B$3]+[.B$6]-[.B$2]*[.A201])" office:value-type="float" office:value="-0.0759988419224088">
            <text:p>-0.08</text:p>
          </table:table-cell>
          <table:table-cell table:formula="oooc:=[.A201]*([.B$1]-[.B$2])/[.B$3]" office:value-type="float" office:value="3.81999999999999">
            <text:p>3.82</text:p>
          </table:table-cell>
          <table:table-cell table:formula="oooc:=[.B201]-[.C201]" office:value-type="float" office:value="-3.8959988419224">
            <text:p>-3.9</text:p>
          </table:table-cell>
          <table:table-cell table:formula="oooc:=([.A201]*[.A201]*[.B$2]*([.B$2]-[.B$1])+[.A201]*([.B$1]-[.B$2])*([.B$5]+[.B$6]+[.B$3])-[.B$3]*[.B$4])*1000000" office:value-type="float" office:value="-10.765424">
            <text:p>-10.77</text:p>
          </table:table-cell>
          <table:table-cell table:number-columns-repeated="2"/>
        </table:table-row>
        <table:table-row table:style-name="ro1">
          <table:table-cell office:value-type="float" office:value="1.92">
            <text:p>1.92</text:p>
          </table:table-cell>
          <table:table-cell table:formula="oooc:=[.B$4]/([.B$5]+[.B$3]+[.B$6]-[.B$2]*[.A202])" office:value-type="float" office:value="-0.0754744105807936">
            <text:p>-0.08</text:p>
          </table:table-cell>
          <table:table-cell table:formula="oooc:=[.A202]*([.B$1]-[.B$2])/[.B$3]" office:value-type="float" office:value="3.83999999999999">
            <text:p>3.84</text:p>
          </table:table-cell>
          <table:table-cell table:formula="oooc:=[.B202]-[.C202]" office:value-type="float" office:value="-3.91547441058079">
            <text:p>-3.92</text:p>
          </table:table-cell>
          <table:table-cell table:formula="oooc:=([.A202]*[.A202]*[.B$2]*([.B$2]-[.B$1])+[.A202]*([.B$1]-[.B$2])*([.B$5]+[.B$6]+[.B$3])-[.B$3]*[.B$4])*1000000" office:value-type="float" office:value="-10.894416">
            <text:p>-10.89</text:p>
          </table:table-cell>
          <table:table-cell table:number-columns-repeated="2"/>
        </table:table-row>
        <table:table-row table:style-name="ro1">
          <table:table-cell office:value-type="float" office:value="1.93">
            <text:p>1.93</text:p>
          </table:table-cell>
          <table:table-cell table:formula="oooc:=[.B$4]/([.B$5]+[.B$3]+[.B$6]-[.B$2]*[.A203])" office:value-type="float" office:value="-0.0749571673329526">
            <text:p>-0.07</text:p>
          </table:table-cell>
          <table:table-cell table:formula="oooc:=[.A203]*([.B$1]-[.B$2])/[.B$3]" office:value-type="float" office:value="3.85999999999999">
            <text:p>3.86</text:p>
          </table:table-cell>
          <table:table-cell table:formula="oooc:=[.B203]-[.C203]" office:value-type="float" office:value="-3.93495716733295">
            <text:p>-3.93</text:p>
          </table:table-cell>
          <table:table-cell table:formula="oooc:=([.A203]*[.A203]*[.B$2]*([.B$2]-[.B$1])+[.A203]*([.B$1]-[.B$2])*([.B$5]+[.B$6]+[.B$3])-[.B$3]*[.B$4])*1000000" office:value-type="float" office:value="-11.024176">
            <text:p>-11.02</text:p>
          </table:table-cell>
          <table:table-cell table:number-columns-repeated="2"/>
        </table:table-row>
        <table:table-row table:style-name="ro1">
          <table:table-cell office:value-type="float" office:value="1.94">
            <text:p>1.94</text:p>
          </table:table-cell>
          <table:table-cell table:formula="oooc:=[.B$4]/([.B$5]+[.B$3]+[.B$6]-[.B$2]*[.A204])" office:value-type="float" office:value="-0.0744469653998866">
            <text:p>-0.07</text:p>
          </table:table-cell>
          <table:table-cell table:formula="oooc:=[.A204]*([.B$1]-[.B$2])/[.B$3]" office:value-type="float" office:value="3.87999999999999">
            <text:p>3.88</text:p>
          </table:table-cell>
          <table:table-cell table:formula="oooc:=[.B204]-[.C204]" office:value-type="float" office:value="-3.95444696539988">
            <text:p>-3.95</text:p>
          </table:table-cell>
          <table:table-cell table:formula="oooc:=([.A204]*[.A204]*[.B$2]*([.B$2]-[.B$1])+[.A204]*([.B$1]-[.B$2])*([.B$5]+[.B$6]+[.B$3])-[.B$3]*[.B$4])*1000000" office:value-type="float" office:value="-11.154704">
            <text:p>-11.15</text:p>
          </table:table-cell>
          <table:table-cell table:number-columns-repeated="2"/>
        </table:table-row>
        <table:table-row table:style-name="ro1">
          <table:table-cell office:value-type="float" office:value="1.95">
            <text:p>1.95</text:p>
          </table:table-cell>
          <table:table-cell table:formula="oooc:=[.B$4]/([.B$5]+[.B$3]+[.B$6]-[.B$2]*[.A205])" office:value-type="float" office:value="-0.073943661971831">
            <text:p>-0.07</text:p>
          </table:table-cell>
          <table:table-cell table:formula="oooc:=[.A205]*([.B$1]-[.B$2])/[.B$3]" office:value-type="float" office:value="3.89999999999999">
            <text:p>3.9</text:p>
          </table:table-cell>
          <table:table-cell table:formula="oooc:=[.B205]-[.C205]" office:value-type="float" office:value="-3.97394366197182">
            <text:p>-3.97</text:p>
          </table:table-cell>
          <table:table-cell table:formula="oooc:=([.A205]*[.A205]*[.B$2]*([.B$2]-[.B$1])+[.A205]*([.B$1]-[.B$2])*([.B$5]+[.B$6]+[.B$3])-[.B$3]*[.B$4])*1000000" office:value-type="float" office:value="-11.286">
            <text:p>-11.29</text:p>
          </table:table-cell>
          <table:table-cell table:number-columns-repeated="2"/>
        </table:table-row>
        <table:table-row table:style-name="ro1">
          <table:table-cell office:value-type="float" office:value="1.96">
            <text:p>1.96</text:p>
          </table:table-cell>
          <table:table-cell table:formula="oooc:=[.B$4]/([.B$5]+[.B$3]+[.B$6]-[.B$2]*[.A206])" office:value-type="float" office:value="-0.073447118074986">
            <text:p>-0.07</text:p>
          </table:table-cell>
          <table:table-cell table:formula="oooc:=[.A206]*([.B$1]-[.B$2])/[.B$3]" office:value-type="float" office:value="3.91999999999999">
            <text:p>3.92</text:p>
          </table:table-cell>
          <table:table-cell table:formula="oooc:=[.B206]-[.C206]" office:value-type="float" office:value="-3.99344711807498">
            <text:p>-3.99</text:p>
          </table:table-cell>
          <table:table-cell table:formula="oooc:=([.A206]*[.A206]*[.B$2]*([.B$2]-[.B$1])+[.A206]*([.B$1]-[.B$2])*([.B$5]+[.B$6]+[.B$3])-[.B$3]*[.B$4])*1000000" office:value-type="float" office:value="-11.418064">
            <text:p>-11.42</text:p>
          </table:table-cell>
          <table:table-cell table:number-columns-repeated="2"/>
        </table:table-row>
        <table:table-row table:style-name="ro1">
          <table:table-cell office:value-type="float" office:value="1.97">
            <text:p>1.97</text:p>
          </table:table-cell>
          <table:table-cell table:formula="oooc:=[.B$4]/([.B$5]+[.B$3]+[.B$6]-[.B$2]*[.A207])" office:value-type="float" office:value="-0.0729571984435798">
            <text:p>-0.07</text:p>
          </table:table-cell>
          <table:table-cell table:formula="oooc:=[.A207]*([.B$1]-[.B$2])/[.B$3]" office:value-type="float" office:value="3.93999999999999">
            <text:p>3.94</text:p>
          </table:table-cell>
          <table:table-cell table:formula="oooc:=[.B207]-[.C207]" office:value-type="float" office:value="-4.01295719844357">
            <text:p>-4.01</text:p>
          </table:table-cell>
          <table:table-cell table:formula="oooc:=([.A207]*[.A207]*[.B$2]*([.B$2]-[.B$1])+[.A207]*([.B$1]-[.B$2])*([.B$5]+[.B$6]+[.B$3])-[.B$3]*[.B$4])*1000000" office:value-type="float" office:value="-11.550896">
            <text:p>-11.55</text:p>
          </table:table-cell>
          <table:table-cell table:number-columns-repeated="2"/>
        </table:table-row>
        <table:table-row table:style-name="ro1">
          <table:table-cell office:value-type="float" office:value="1.98">
            <text:p>1.98</text:p>
          </table:table-cell>
          <table:table-cell table:formula="oooc:=[.B$4]/([.B$5]+[.B$3]+[.B$6]-[.B$2]*[.A208])" office:value-type="float" office:value="-0.0724737713970182">
            <text:p>-0.07</text:p>
          </table:table-cell>
          <table:table-cell table:formula="oooc:=[.A208]*([.B$1]-[.B$2])/[.B$3]" office:value-type="float" office:value="3.95999999999999">
            <text:p>3.96</text:p>
          </table:table-cell>
          <table:table-cell table:formula="oooc:=[.B208]-[.C208]" office:value-type="float" office:value="-4.03247377139701">
            <text:p>-4.03</text:p>
          </table:table-cell>
          <table:table-cell table:formula="oooc:=([.A208]*[.A208]*[.B$2]*([.B$2]-[.B$1])+[.A208]*([.B$1]-[.B$2])*([.B$5]+[.B$6]+[.B$3])-[.B$3]*[.B$4])*1000000" office:value-type="float" office:value="-11.684496">
            <text:p>-11.68</text:p>
          </table:table-cell>
          <table:table-cell table:number-columns-repeated="2"/>
        </table:table-row>
        <table:table-row table:style-name="ro1">
          <table:table-cell office:value-type="float" office:value="1.99">
            <text:p>1.99</text:p>
          </table:table-cell>
          <table:table-cell table:formula="oooc:=[.B$4]/([.B$5]+[.B$3]+[.B$6]-[.B$2]*[.A209])" office:value-type="float" office:value="-0.071996708721887">
            <text:p>-0.07</text:p>
          </table:table-cell>
          <table:table-cell table:formula="oooc:=[.A209]*([.B$1]-[.B$2])/[.B$3]" office:value-type="float" office:value="3.97999999999999">
            <text:p>3.98</text:p>
          </table:table-cell>
          <table:table-cell table:formula="oooc:=[.B209]-[.C209]" office:value-type="float" office:value="-4.05199670872188">
            <text:p>-4.05</text:p>
          </table:table-cell>
          <table:table-cell table:formula="oooc:=([.A209]*[.A209]*[.B$2]*([.B$2]-[.B$1])+[.A209]*([.B$1]-[.B$2])*([.B$5]+[.B$6]+[.B$3])-[.B$3]*[.B$4])*1000000" office:value-type="float" office:value="-11.818864">
            <text:p>-11.8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ooc:=[.B$4]/([.B$5]+[.B$3]+[.B$6]-[.B$2]*[.A210])" office:value-type="float" office:value="-0.0715258855585831">
            <text:p>-0.07</text:p>
          </table:table-cell>
          <table:table-cell table:formula="oooc:=[.A210]*([.B$1]-[.B$2])/[.B$3]" office:value-type="float" office:value="3.99999999999999">
            <text:p>4</text:p>
          </table:table-cell>
          <table:table-cell table:formula="oooc:=[.B210]-[.C210]" office:value-type="float" office:value="-4.07152588555858">
            <text:p>-4.07</text:p>
          </table:table-cell>
          <table:table-cell table:formula="oooc:=([.A210]*[.A210]*[.B$2]*([.B$2]-[.B$1])+[.A210]*([.B$1]-[.B$2])*([.B$5]+[.B$6]+[.B$3])-[.B$3]*[.B$4])*1000000" office:value-type="float" office:value="-11.954">
            <text:p>-11.95</text:p>
          </table:table-cell>
          <table:table-cell table:number-columns-repeated="2"/>
        </table:table-row>
        <table:table-row table:style-name="ro1">
          <table:table-cell office:value-type="float" office:value="2.01">
            <text:p>2.01</text:p>
          </table:table-cell>
          <table:table-cell table:formula="oooc:=[.B$4]/([.B$5]+[.B$3]+[.B$6]-[.B$2]*[.A211])" office:value-type="float" office:value="-0.071061180292366">
            <text:p>-0.07</text:p>
          </table:table-cell>
          <table:table-cell table:formula="oooc:=[.A211]*([.B$1]-[.B$2])/[.B$3]" office:value-type="float" office:value="4.01999999999999">
            <text:p>4.02</text:p>
          </table:table-cell>
          <table:table-cell table:formula="oooc:=[.B211]-[.C211]" office:value-type="float" office:value="-4.09106118029236">
            <text:p>-4.09</text:p>
          </table:table-cell>
          <table:table-cell table:formula="oooc:=([.A211]*[.A211]*[.B$2]*([.B$2]-[.B$1])+[.A211]*([.B$1]-[.B$2])*([.B$5]+[.B$6]+[.B$3])-[.B$3]*[.B$4])*1000000" office:value-type="float" office:value="-12.089904">
            <text:p>-12.09</text:p>
          </table:table-cell>
          <table:table-cell table:number-columns-repeated="2"/>
        </table:table-row>
        <table:table-row table:style-name="ro1">
          <table:table-cell office:value-type="float" office:value="2.02">
            <text:p>2.02</text:p>
          </table:table-cell>
          <table:table-cell table:formula="oooc:=[.B$4]/([.B$5]+[.B$3]+[.B$6]-[.B$2]*[.A212])" office:value-type="float" office:value="-0.0706024744486283">
            <text:p>-0.07</text:p>
          </table:table-cell>
          <table:table-cell table:formula="oooc:=[.A212]*([.B$1]-[.B$2])/[.B$3]" office:value-type="float" office:value="4.03999999999999">
            <text:p>4.04</text:p>
          </table:table-cell>
          <table:table-cell table:formula="oooc:=[.B212]-[.C212]" office:value-type="float" office:value="-4.11060247444862">
            <text:p>-4.11</text:p>
          </table:table-cell>
          <table:table-cell table:formula="oooc:=([.A212]*[.A212]*[.B$2]*([.B$2]-[.B$1])+[.A212]*([.B$1]-[.B$2])*([.B$5]+[.B$6]+[.B$3])-[.B$3]*[.B$4])*1000000" office:value-type="float" office:value="-12.226576">
            <text:p>-12.23</text:p>
          </table:table-cell>
          <table:table-cell table:number-columns-repeated="2"/>
        </table:table-row>
        <table:table-row table:style-name="ro1">
          <table:table-cell office:value-type="float" office:value="2.03">
            <text:p>2.03</text:p>
          </table:table-cell>
          <table:table-cell table:formula="oooc:=[.B$4]/([.B$5]+[.B$3]+[.B$6]-[.B$2]*[.A213])" office:value-type="float" office:value="-0.0701496525921967">
            <text:p>-0.07</text:p>
          </table:table-cell>
          <table:table-cell table:formula="oooc:=[.A213]*([.B$1]-[.B$2])/[.B$3]" office:value-type="float" office:value="4.05999999999999">
            <text:p>4.06</text:p>
          </table:table-cell>
          <table:table-cell table:formula="oooc:=[.B213]-[.C213]" office:value-type="float" office:value="-4.13014965259219">
            <text:p>-4.13</text:p>
          </table:table-cell>
          <table:table-cell table:formula="oooc:=([.A213]*[.A213]*[.B$2]*([.B$2]-[.B$1])+[.A213]*([.B$1]-[.B$2])*([.B$5]+[.B$6]+[.B$3])-[.B$3]*[.B$4])*1000000" office:value-type="float" office:value="-12.364016">
            <text:p>-12.36</text:p>
          </table:table-cell>
          <table:table-cell table:number-columns-repeated="2"/>
        </table:table-row>
        <table:table-row table:style-name="ro1">
          <table:table-cell office:value-type="float" office:value="2.04">
            <text:p>2.04</text:p>
          </table:table-cell>
          <table:table-cell table:formula="oooc:=[.B$4]/([.B$5]+[.B$3]+[.B$6]-[.B$2]*[.A214])" office:value-type="float" office:value="-0.0697026022304833">
            <text:p>-0.07</text:p>
          </table:table-cell>
          <table:table-cell table:formula="oooc:=[.A214]*([.B$1]-[.B$2])/[.B$3]" office:value-type="float" office:value="4.07999999999999">
            <text:p>4.08</text:p>
          </table:table-cell>
          <table:table-cell table:formula="oooc:=[.B214]-[.C214]" office:value-type="float" office:value="-4.14970260223048">
            <text:p>-4.15</text:p>
          </table:table-cell>
          <table:table-cell table:formula="oooc:=([.A214]*[.A214]*[.B$2]*([.B$2]-[.B$1])+[.A214]*([.B$1]-[.B$2])*([.B$5]+[.B$6]+[.B$3])-[.B$3]*[.B$4])*1000000" office:value-type="float" office:value="-12.502224">
            <text:p>-12.5</text:p>
          </table:table-cell>
          <table:table-cell table:number-columns-repeated="2"/>
        </table:table-row>
        <table:table-row table:style-name="ro1">
          <table:table-cell office:value-type="float" office:value="2.05">
            <text:p>2.05</text:p>
          </table:table-cell>
          <table:table-cell table:formula="oooc:=[.B$4]/([.B$5]+[.B$3]+[.B$6]-[.B$2]*[.A215])" office:value-type="float" office:value="-0.0692612137203166">
            <text:p>-0.07</text:p>
          </table:table-cell>
          <table:table-cell table:formula="oooc:=[.A215]*([.B$1]-[.B$2])/[.B$3]" office:value-type="float" office:value="4.09999999999999">
            <text:p>4.1</text:p>
          </table:table-cell>
          <table:table-cell table:formula="oooc:=[.B215]-[.C215]" office:value-type="float" office:value="-4.16926121372031">
            <text:p>-4.17</text:p>
          </table:table-cell>
          <table:table-cell table:formula="oooc:=([.A215]*[.A215]*[.B$2]*([.B$2]-[.B$1])+[.A215]*([.B$1]-[.B$2])*([.B$5]+[.B$6]+[.B$3])-[.B$3]*[.B$4])*1000000" office:value-type="float" office:value="-12.6412">
            <text:p>-12.64</text:p>
          </table:table-cell>
          <table:table-cell table:number-columns-repeated="2"/>
        </table:table-row>
        <table:table-row table:style-name="ro1">
          <table:table-cell office:value-type="float" office:value="2.06">
            <text:p>2.06</text:p>
          </table:table-cell>
          <table:table-cell table:formula="oooc:=[.B$4]/([.B$5]+[.B$3]+[.B$6]-[.B$2]*[.A216])" office:value-type="float" office:value="-0.0688253801782905">
            <text:p>-0.07</text:p>
          </table:table-cell>
          <table:table-cell table:formula="oooc:=[.A216]*([.B$1]-[.B$2])/[.B$3]" office:value-type="float" office:value="4.11999999999999">
            <text:p>4.12</text:p>
          </table:table-cell>
          <table:table-cell table:formula="oooc:=[.B216]-[.C216]" office:value-type="float" office:value="-4.18882538017828">
            <text:p>-4.19</text:p>
          </table:table-cell>
          <table:table-cell table:formula="oooc:=([.A216]*[.A216]*[.B$2]*([.B$2]-[.B$1])+[.A216]*([.B$1]-[.B$2])*([.B$5]+[.B$6]+[.B$3])-[.B$3]*[.B$4])*1000000" office:value-type="float" office:value="-12.780944">
            <text:p>-12.78</text:p>
          </table:table-cell>
          <table:table-cell table:number-columns-repeated="2"/>
        </table:table-row>
        <table:table-row table:style-name="ro1">
          <table:table-cell office:value-type="float" office:value="2.07">
            <text:p>2.07</text:p>
          </table:table-cell>
          <table:table-cell table:formula="oooc:=[.B$4]/([.B$5]+[.B$3]+[.B$6]-[.B$2]*[.A217])" office:value-type="float" office:value="-0.0683949973944763">
            <text:p>-0.07</text:p>
          </table:table-cell>
          <table:table-cell table:formula="oooc:=[.A217]*([.B$1]-[.B$2])/[.B$3]" office:value-type="float" office:value="4.13999999999999">
            <text:p>4.14</text:p>
          </table:table-cell>
          <table:table-cell table:formula="oooc:=[.B217]-[.C217]" office:value-type="float" office:value="-4.20839499739447">
            <text:p>-4.21</text:p>
          </table:table-cell>
          <table:table-cell table:formula="oooc:=([.A217]*[.A217]*[.B$2]*([.B$2]-[.B$1])+[.A217]*([.B$1]-[.B$2])*([.B$5]+[.B$6]+[.B$3])-[.B$3]*[.B$4])*1000000" office:value-type="float" office:value="-12.921456">
            <text:p>-12.92</text:p>
          </table:table-cell>
          <table:table-cell table:number-columns-repeated="2"/>
        </table:table-row>
        <table:table-row table:style-name="ro1">
          <table:table-cell office:value-type="float" office:value="2.08">
            <text:p>2.08</text:p>
          </table:table-cell>
          <table:table-cell table:formula="oooc:=[.B$4]/([.B$5]+[.B$3]+[.B$6]-[.B$2]*[.A218])" office:value-type="float" office:value="-0.0679699637493527">
            <text:p>-0.07</text:p>
          </table:table-cell>
          <table:table-cell table:formula="oooc:=[.A218]*([.B$1]-[.B$2])/[.B$3]" office:value-type="float" office:value="4.15999999999999">
            <text:p>4.16</text:p>
          </table:table-cell>
          <table:table-cell table:formula="oooc:=[.B218]-[.C218]" office:value-type="float" office:value="-4.22796996374935">
            <text:p>-4.23</text:p>
          </table:table-cell>
          <table:table-cell table:formula="oooc:=([.A218]*[.A218]*[.B$2]*([.B$2]-[.B$1])+[.A218]*([.B$1]-[.B$2])*([.B$5]+[.B$6]+[.B$3])-[.B$3]*[.B$4])*1000000" office:value-type="float" office:value="-13.062736">
            <text:p>-13.06</text:p>
          </table:table-cell>
          <table:table-cell table:number-columns-repeated="2"/>
        </table:table-row>
        <table:table-row table:style-name="ro1">
          <table:table-cell office:value-type="float" office:value="2.09">
            <text:p>2.09</text:p>
          </table:table-cell>
          <table:table-cell table:formula="oooc:=[.B$4]/([.B$5]+[.B$3]+[.B$6]-[.B$2]*[.A219])" office:value-type="float" office:value="-0.0675501801338137">
            <text:p>-0.07</text:p>
          </table:table-cell>
          <table:table-cell table:formula="oooc:=[.A219]*([.B$1]-[.B$2])/[.B$3]" office:value-type="float" office:value="4.17999999999999">
            <text:p>4.18</text:p>
          </table:table-cell>
          <table:table-cell table:formula="oooc:=[.B219]-[.C219]" office:value-type="float" office:value="-4.24755018013381">
            <text:p>-4.25</text:p>
          </table:table-cell>
          <table:table-cell table:formula="oooc:=([.A219]*[.A219]*[.B$2]*([.B$2]-[.B$1])+[.A219]*([.B$1]-[.B$2])*([.B$5]+[.B$6]+[.B$3])-[.B$3]*[.B$4])*1000000" office:value-type="float" office:value="-13.204784">
            <text:p>-13.2</text:p>
          </table:table-cell>
          <table:table-cell table:number-columns-repeated="2"/>
        </table:table-row>
        <table:table-row table:style-name="ro1">
          <table:table-cell office:value-type="float" office:value="2.1">
            <text:p>2.1</text:p>
          </table:table-cell>
          <table:table-cell table:formula="oooc:=[.B$4]/([.B$5]+[.B$3]+[.B$6]-[.B$2]*[.A220])" office:value-type="float" office:value="-0.0671355498721228">
            <text:p>-0.07</text:p>
          </table:table-cell>
          <table:table-cell table:formula="oooc:=[.A220]*([.B$1]-[.B$2])/[.B$3]" office:value-type="float" office:value="4.19999999999999">
            <text:p>4.2</text:p>
          </table:table-cell>
          <table:table-cell table:formula="oooc:=[.B220]-[.C220]" office:value-type="float" office:value="-4.26713554987212">
            <text:p>-4.27</text:p>
          </table:table-cell>
          <table:table-cell table:formula="oooc:=([.A220]*[.A220]*[.B$2]*([.B$2]-[.B$1])+[.A220]*([.B$1]-[.B$2])*([.B$5]+[.B$6]+[.B$3])-[.B$3]*[.B$4])*1000000" office:value-type="float" office:value="-13.3476">
            <text:p>-13.35</text:p>
          </table:table-cell>
          <table:table-cell table:number-columns-repeated="2"/>
        </table:table-row>
        <table:table-row table:style-name="ro1">
          <table:table-cell office:value-type="float" office:value="2.11">
            <text:p>2.11</text:p>
          </table:table-cell>
          <table:table-cell table:formula="oooc:=[.B$4]/([.B$5]+[.B$3]+[.B$6]-[.B$2]*[.A221])" office:value-type="float" office:value="-0.0667259786476868">
            <text:p>-0.07</text:p>
          </table:table-cell>
          <table:table-cell table:formula="oooc:=[.A221]*([.B$1]-[.B$2])/[.B$3]" office:value-type="float" office:value="4.21999999999999">
            <text:p>4.22</text:p>
          </table:table-cell>
          <table:table-cell table:formula="oooc:=[.B221]-[.C221]" office:value-type="float" office:value="-4.28672597864768">
            <text:p>-4.29</text:p>
          </table:table-cell>
          <table:table-cell table:formula="oooc:=([.A221]*[.A221]*[.B$2]*([.B$2]-[.B$1])+[.A221]*([.B$1]-[.B$2])*([.B$5]+[.B$6]+[.B$3])-[.B$3]*[.B$4])*1000000" office:value-type="float" office:value="-13.491184">
            <text:p>-13.49</text:p>
          </table:table-cell>
          <table:table-cell table:number-columns-repeated="2"/>
        </table:table-row>
        <table:table-row table:style-name="ro1">
          <table:table-cell office:value-type="float" office:value="2.12">
            <text:p>2.12</text:p>
          </table:table-cell>
          <table:table-cell table:formula="oooc:=[.B$4]/([.B$5]+[.B$3]+[.B$6]-[.B$2]*[.A222])" office:value-type="float" office:value="-0.0663213744315311">
            <text:p>-0.07</text:p>
          </table:table-cell>
          <table:table-cell table:formula="oooc:=[.A222]*([.B$1]-[.B$2])/[.B$3]" office:value-type="float" office:value="4.23999999999999">
            <text:p>4.24</text:p>
          </table:table-cell>
          <table:table-cell table:formula="oooc:=[.B222]-[.C222]" office:value-type="float" office:value="-4.30632137443152">
            <text:p>-4.31</text:p>
          </table:table-cell>
          <table:table-cell table:formula="oooc:=([.A222]*[.A222]*[.B$2]*([.B$2]-[.B$1])+[.A222]*([.B$1]-[.B$2])*([.B$5]+[.B$6]+[.B$3])-[.B$3]*[.B$4])*1000000" office:value-type="float" office:value="-13.635536">
            <text:p>-13.64</text:p>
          </table:table-cell>
          <table:table-cell table:number-columns-repeated="2"/>
        </table:table-row>
        <table:table-row table:style-name="ro1">
          <table:table-cell office:value-type="float" office:value="2.13">
            <text:p>2.13</text:p>
          </table:table-cell>
          <table:table-cell table:formula="oooc:=[.B$4]/([.B$5]+[.B$3]+[.B$6]-[.B$2]*[.A223])" office:value-type="float" office:value="-0.0659216474133601">
            <text:p>-0.07</text:p>
          </table:table-cell>
          <table:table-cell table:formula="oooc:=[.A223]*([.B$1]-[.B$2])/[.B$3]" office:value-type="float" office:value="4.25999999999999">
            <text:p>4.26</text:p>
          </table:table-cell>
          <table:table-cell table:formula="oooc:=[.B223]-[.C223]" office:value-type="float" office:value="-4.32592164741335">
            <text:p>-4.33</text:p>
          </table:table-cell>
          <table:table-cell table:formula="oooc:=([.A223]*[.A223]*[.B$2]*([.B$2]-[.B$1])+[.A223]*([.B$1]-[.B$2])*([.B$5]+[.B$6]+[.B$3])-[.B$3]*[.B$4])*1000000" office:value-type="float" office:value="-13.780656">
            <text:p>-13.78</text:p>
          </table:table-cell>
          <table:table-cell table:number-columns-repeated="2"/>
        </table:table-row>
        <table:table-row table:style-name="ro1">
          <table:table-cell office:value-type="float" office:value="2.14">
            <text:p>2.14</text:p>
          </table:table-cell>
          <table:table-cell table:formula="oooc:=[.B$4]/([.B$5]+[.B$3]+[.B$6]-[.B$2]*[.A224])" office:value-type="float" office:value="-0.0655267099350974">
            <text:p>-0.07</text:p>
          </table:table-cell>
          <table:table-cell table:formula="oooc:=[.A224]*([.B$1]-[.B$2])/[.B$3]" office:value-type="float" office:value="4.27999999999999">
            <text:p>4.28</text:p>
          </table:table-cell>
          <table:table-cell table:formula="oooc:=[.B224]-[.C224]" office:value-type="float" office:value="-4.34552670993509">
            <text:p>-4.35</text:p>
          </table:table-cell>
          <table:table-cell table:formula="oooc:=([.A224]*[.A224]*[.B$2]*([.B$2]-[.B$1])+[.A224]*([.B$1]-[.B$2])*([.B$5]+[.B$6]+[.B$3])-[.B$3]*[.B$4])*1000000" office:value-type="float" office:value="-13.926544">
            <text:p>-13.93</text:p>
          </table:table-cell>
          <table:table-cell table:number-columns-repeated="2"/>
        </table:table-row>
        <table:table-row table:style-name="ro1">
          <table:table-cell office:value-type="float" office:value="2.15">
            <text:p>2.15</text:p>
          </table:table-cell>
          <table:table-cell table:formula="oooc:=[.B$4]/([.B$5]+[.B$3]+[.B$6]-[.B$2]*[.A225])" office:value-type="float" office:value="-0.065136476426799">
            <text:p>-0.07</text:p>
          </table:table-cell>
          <table:table-cell table:formula="oooc:=[.A225]*([.B$1]-[.B$2])/[.B$3]" office:value-type="float" office:value="4.29999999999999">
            <text:p>4.3</text:p>
          </table:table-cell>
          <table:table-cell table:formula="oooc:=[.B225]-[.C225]" office:value-type="float" office:value="-4.36513647642679">
            <text:p>-4.37</text:p>
          </table:table-cell>
          <table:table-cell table:formula="oooc:=([.A225]*[.A225]*[.B$2]*([.B$2]-[.B$1])+[.A225]*([.B$1]-[.B$2])*([.B$5]+[.B$6]+[.B$3])-[.B$3]*[.B$4])*1000000" office:value-type="float" office:value="-14.0732">
            <text:p>-14.07</text:p>
          </table:table-cell>
          <table:table-cell table:number-columns-repeated="2"/>
        </table:table-row>
        <table:table-row table:style-name="ro1">
          <table:table-cell office:value-type="float" office:value="2.16">
            <text:p>2.16</text:p>
          </table:table-cell>
          <table:table-cell table:formula="oooc:=[.B$4]/([.B$5]+[.B$3]+[.B$6]-[.B$2]*[.A226])" office:value-type="float" office:value="-0.0647508633448446">
            <text:p>-0.06</text:p>
          </table:table-cell>
          <table:table-cell table:formula="oooc:=[.A226]*([.B$1]-[.B$2])/[.B$3]" office:value-type="float" office:value="4.31999999999999">
            <text:p>4.32</text:p>
          </table:table-cell>
          <table:table-cell table:formula="oooc:=[.B226]-[.C226]" office:value-type="float" office:value="-4.38475086334484">
            <text:p>-4.38</text:p>
          </table:table-cell>
          <table:table-cell table:formula="oooc:=([.A226]*[.A226]*[.B$2]*([.B$2]-[.B$1])+[.A226]*([.B$1]-[.B$2])*([.B$5]+[.B$6]+[.B$3])-[.B$3]*[.B$4])*1000000" office:value-type="float" office:value="-14.220624">
            <text:p>-14.22</text:p>
          </table:table-cell>
          <table:table-cell table:number-columns-repeated="2"/>
        </table:table-row>
        <table:table-row table:style-name="ro1">
          <table:table-cell office:value-type="float" office:value="2.17">
            <text:p>2.17</text:p>
          </table:table-cell>
          <table:table-cell table:formula="oooc:=[.B$4]/([.B$5]+[.B$3]+[.B$6]-[.B$2]*[.A227])" office:value-type="float" office:value="-0.06436978911231">
            <text:p>-0.06</text:p>
          </table:table-cell>
          <table:table-cell table:formula="oooc:=[.A227]*([.B$1]-[.B$2])/[.B$3]" office:value-type="float" office:value="4.33999999999999">
            <text:p>4.34</text:p>
          </table:table-cell>
          <table:table-cell table:formula="oooc:=[.B227]-[.C227]" office:value-type="float" office:value="-4.4043697891123">
            <text:p>-4.4</text:p>
          </table:table-cell>
          <table:table-cell table:formula="oooc:=([.A227]*[.A227]*[.B$2]*([.B$2]-[.B$1])+[.A227]*([.B$1]-[.B$2])*([.B$5]+[.B$6]+[.B$3])-[.B$3]*[.B$4])*1000000" office:value-type="float" office:value="-14.368816">
            <text:p>-14.37</text:p>
          </table:table-cell>
          <table:table-cell table:number-columns-repeated="2"/>
        </table:table-row>
        <table:table-row table:style-name="ro1">
          <table:table-cell office:value-type="float" office:value="2.18">
            <text:p>2.18</text:p>
          </table:table-cell>
          <table:table-cell table:formula="oooc:=[.B$4]/([.B$5]+[.B$3]+[.B$6]-[.B$2]*[.A228])" office:value-type="float" office:value="-0.0639931740614334">
            <text:p>-0.06</text:p>
          </table:table-cell>
          <table:table-cell table:formula="oooc:=[.A228]*([.B$1]-[.B$2])/[.B$3]" office:value-type="float" office:value="4.35999999999999">
            <text:p>4.36</text:p>
          </table:table-cell>
          <table:table-cell table:formula="oooc:=[.B228]-[.C228]" office:value-type="float" office:value="-4.42399317406143">
            <text:p>-4.42</text:p>
          </table:table-cell>
          <table:table-cell table:formula="oooc:=([.A228]*[.A228]*[.B$2]*([.B$2]-[.B$1])+[.A228]*([.B$1]-[.B$2])*([.B$5]+[.B$6]+[.B$3])-[.B$3]*[.B$4])*1000000" office:value-type="float" office:value="-14.517776">
            <text:p>-14.52</text:p>
          </table:table-cell>
          <table:table-cell table:number-columns-repeated="2"/>
        </table:table-row>
        <table:table-row table:style-name="ro1">
          <table:table-cell office:value-type="float" office:value="2.19">
            <text:p>2.19</text:p>
          </table:table-cell>
          <table:table-cell table:formula="oooc:=[.B$4]/([.B$5]+[.B$3]+[.B$6]-[.B$2]*[.A229])" office:value-type="float" office:value="-0.0636209403780902">
            <text:p>-0.06</text:p>
          </table:table-cell>
          <table:table-cell table:formula="oooc:=[.A229]*([.B$1]-[.B$2])/[.B$3]" office:value-type="float" office:value="4.37999999999999">
            <text:p>4.38</text:p>
          </table:table-cell>
          <table:table-cell table:formula="oooc:=[.B229]-[.C229]" office:value-type="float" office:value="-4.44362094037808">
            <text:p>-4.44</text:p>
          </table:table-cell>
          <table:table-cell table:formula="oooc:=([.A229]*[.A229]*[.B$2]*([.B$2]-[.B$1])+[.A229]*([.B$1]-[.B$2])*([.B$5]+[.B$6]+[.B$3])-[.B$3]*[.B$4])*1000000" office:value-type="float" office:value="-14.667504">
            <text:p>-14.67</text:p>
          </table:table-cell>
          <table:table-cell table:number-columns-repeated="2"/>
        </table:table-row>
        <table:table-row table:style-name="ro1">
          <table:table-cell office:value-type="float" office:value="2.2">
            <text:p>2.2</text:p>
          </table:table-cell>
          <table:table-cell table:formula="oooc:=[.B$4]/([.B$5]+[.B$3]+[.B$6]-[.B$2]*[.A230])" office:value-type="float" office:value="-0.0632530120481928">
            <text:p>-0.06</text:p>
          </table:table-cell>
          <table:table-cell table:formula="oooc:=[.A230]*([.B$1]-[.B$2])/[.B$3]" office:value-type="float" office:value="4.39999999999999">
            <text:p>4.4</text:p>
          </table:table-cell>
          <table:table-cell table:formula="oooc:=[.B230]-[.C230]" office:value-type="float" office:value="-4.46325301204819">
            <text:p>-4.46</text:p>
          </table:table-cell>
          <table:table-cell table:formula="oooc:=([.A230]*[.A230]*[.B$2]*([.B$2]-[.B$1])+[.A230]*([.B$1]-[.B$2])*([.B$5]+[.B$6]+[.B$3])-[.B$3]*[.B$4])*1000000" office:value-type="float" office:value="-14.818">
            <text:p>-14.82</text:p>
          </table:table-cell>
          <table:table-cell table:number-columns-repeated="2"/>
        </table:table-row>
        <table:table-row table:style-name="ro1">
          <table:table-cell office:value-type="float" office:value="2.21">
            <text:p>2.21</text:p>
          </table:table-cell>
          <table:table-cell table:formula="oooc:=[.B$4]/([.B$5]+[.B$3]+[.B$6]-[.B$2]*[.A231])" office:value-type="float" office:value="-0.0628893148059415">
            <text:p>-0.06</text:p>
          </table:table-cell>
          <table:table-cell table:formula="oooc:=[.A231]*([.B$1]-[.B$2])/[.B$3]" office:value-type="float" office:value="4.41999999999999">
            <text:p>4.42</text:p>
          </table:table-cell>
          <table:table-cell table:formula="oooc:=[.B231]-[.C231]" office:value-type="float" office:value="-4.48288931480593">
            <text:p>-4.48</text:p>
          </table:table-cell>
          <table:table-cell table:formula="oooc:=([.A231]*[.A231]*[.B$2]*([.B$2]-[.B$1])+[.A231]*([.B$1]-[.B$2])*([.B$5]+[.B$6]+[.B$3])-[.B$3]*[.B$4])*1000000" office:value-type="float" office:value="-14.969264">
            <text:p>-14.97</text:p>
          </table:table-cell>
          <table:table-cell table:number-columns-repeated="2"/>
        </table:table-row>
        <table:table-row table:style-name="ro1">
          <table:table-cell office:value-type="float" office:value="2.22">
            <text:p>2.22</text:p>
          </table:table-cell>
          <table:table-cell table:formula="oooc:=[.B$4]/([.B$5]+[.B$3]+[.B$6]-[.B$2]*[.A232])" office:value-type="float" office:value="-0.0625297760838494">
            <text:p>-0.06</text:p>
          </table:table-cell>
          <table:table-cell table:formula="oooc:=[.A232]*([.B$1]-[.B$2])/[.B$3]" office:value-type="float" office:value="4.43999999999999">
            <text:p>4.44</text:p>
          </table:table-cell>
          <table:table-cell table:formula="oooc:=[.B232]-[.C232]" office:value-type="float" office:value="-4.50252977608384">
            <text:p>-4.5</text:p>
          </table:table-cell>
          <table:table-cell table:formula="oooc:=([.A232]*[.A232]*[.B$2]*([.B$2]-[.B$1])+[.A232]*([.B$1]-[.B$2])*([.B$5]+[.B$6]+[.B$3])-[.B$3]*[.B$4])*1000000" office:value-type="float" office:value="-15.121296">
            <text:p>-15.12</text:p>
          </table:table-cell>
          <table:table-cell table:number-columns-repeated="2"/>
        </table:table-row>
        <table:table-row table:style-name="ro1">
          <table:table-cell office:value-type="float" office:value="2.23">
            <text:p>2.23</text:p>
          </table:table-cell>
          <table:table-cell table:formula="oooc:=[.B$4]/([.B$5]+[.B$3]+[.B$6]-[.B$2]*[.A233])" office:value-type="float" office:value="-0.0621743249644718">
            <text:p>-0.06</text:p>
          </table:table-cell>
          <table:table-cell table:formula="oooc:=[.A233]*([.B$1]-[.B$2])/[.B$3]" office:value-type="float" office:value="4.45999999999999">
            <text:p>4.46</text:p>
          </table:table-cell>
          <table:table-cell table:formula="oooc:=[.B233]-[.C233]" office:value-type="float" office:value="-4.52217432496446">
            <text:p>-4.52</text:p>
          </table:table-cell>
          <table:table-cell table:formula="oooc:=([.A233]*[.A233]*[.B$2]*([.B$2]-[.B$1])+[.A233]*([.B$1]-[.B$2])*([.B$5]+[.B$6]+[.B$3])-[.B$3]*[.B$4])*1000000" office:value-type="float" office:value="-15.274096">
            <text:p>-15.27</text:p>
          </table:table-cell>
          <table:table-cell table:number-columns-repeated="2"/>
        </table:table-row>
        <table:table-row table:style-name="ro1">
          <table:table-cell office:value-type="float" office:value="2.24">
            <text:p>2.24</text:p>
          </table:table-cell>
          <table:table-cell table:formula="oooc:=[.B$4]/([.B$5]+[.B$3]+[.B$6]-[.B$2]*[.A234])" office:value-type="float" office:value="-0.0618228921337729">
            <text:p>-0.06</text:p>
          </table:table-cell>
          <table:table-cell table:formula="oooc:=[.A234]*([.B$1]-[.B$2])/[.B$3]" office:value-type="float" office:value="4.47999999999999">
            <text:p>4.48</text:p>
          </table:table-cell>
          <table:table-cell table:formula="oooc:=[.B234]-[.C234]" office:value-type="float" office:value="-4.54182289213377">
            <text:p>-4.54</text:p>
          </table:table-cell>
          <table:table-cell table:formula="oooc:=([.A234]*[.A234]*[.B$2]*([.B$2]-[.B$1])+[.A234]*([.B$1]-[.B$2])*([.B$5]+[.B$6]+[.B$3])-[.B$3]*[.B$4])*1000000" office:value-type="float" office:value="-15.427664">
            <text:p>-15.43</text:p>
          </table:table-cell>
          <table:table-cell table:number-columns-repeated="2"/>
        </table:table-row>
        <table:table-row table:style-name="ro1">
          <table:table-cell office:value-type="float" office:value="2.25">
            <text:p>2.25</text:p>
          </table:table-cell>
          <table:table-cell table:formula="oooc:=[.B$4]/([.B$5]+[.B$3]+[.B$6]-[.B$2]*[.A235])" office:value-type="float" office:value="-0.0614754098360656">
            <text:p>-0.06</text:p>
          </table:table-cell>
          <table:table-cell table:formula="oooc:=[.A235]*([.B$1]-[.B$2])/[.B$3]" office:value-type="float" office:value="4.49999999999999">
            <text:p>4.5</text:p>
          </table:table-cell>
          <table:table-cell table:formula="oooc:=[.B235]-[.C235]" office:value-type="float" office:value="-4.56147540983606">
            <text:p>-4.56</text:p>
          </table:table-cell>
          <table:table-cell table:formula="oooc:=([.A235]*[.A235]*[.B$2]*([.B$2]-[.B$1])+[.A235]*([.B$1]-[.B$2])*([.B$5]+[.B$6]+[.B$3])-[.B$3]*[.B$4])*1000000" office:value-type="float" office:value="-15.582">
            <text:p>-15.58</text:p>
          </table:table-cell>
          <table:table-cell table:number-columns-repeated="2"/>
        </table:table-row>
        <table:table-row table:style-name="ro1">
          <table:table-cell office:value-type="float" office:value="2.26">
            <text:p>2.26</text:p>
          </table:table-cell>
          <table:table-cell table:formula="oooc:=[.B$4]/([.B$5]+[.B$3]+[.B$6]-[.B$2]*[.A236])" office:value-type="float" office:value="-0.0611318118304611">
            <text:p>-0.06</text:p>
          </table:table-cell>
          <table:table-cell table:formula="oooc:=[.A236]*([.B$1]-[.B$2])/[.B$3]" office:value-type="float" office:value="4.51999999999999">
            <text:p>4.52</text:p>
          </table:table-cell>
          <table:table-cell table:formula="oooc:=[.B236]-[.C236]" office:value-type="float" office:value="-4.58113181183045">
            <text:p>-4.58</text:p>
          </table:table-cell>
          <table:table-cell table:formula="oooc:=([.A236]*[.A236]*[.B$2]*([.B$2]-[.B$1])+[.A236]*([.B$1]-[.B$2])*([.B$5]+[.B$6]+[.B$3])-[.B$3]*[.B$4])*1000000" office:value-type="float" office:value="-15.737104">
            <text:p>-15.7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LGC Sans" style:language-asian="zxx" style:country-asian="none" style:font-name-complex="Liberation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6">26/08/2009</text:date>, <text:time>05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Anomaly</dc:creator>
    <dc:date>2009-08-26T05:35:24</dc:date>
    <meta:editing-cycles>2</meta:editing-cycles>
    <meta:editing-duration>PT9H21M59S</meta:editing-duration>
    <meta:user-defined meta:name="Info 1"/>
    <meta:user-defined meta:name="Info 2"/>
    <meta:user-defined meta:name="Info 3"/>
    <meta:user-defined meta:name="Info 4"/>
    <meta:document-statistic meta:table-count="2" meta:cell-count="28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699831008911pt" style:font-size-asian="7.99699831008911pt" style:font-size-complex="7.99699831008911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7.747cm" svg:height="7.992cm" chart:class="chart:line" chart:style-name="ch1">
        <chart:legend chart:legend-position="end" svg:x="15.717cm" svg:y="3.37cm" chart:style-name="ch2"/>
        <chart:plot-area chart:style-name="ch3" table:cell-range-address="Sheet1.A2:Sheet1.D201 Sheet1.B1:Sheet1.D201 Sheet1.A1:Sheet1.A1" chart:data-source-has-labels="both" svg:x="0.354cm" svg:y="0.158cm" svg:width="15.009cm" svg:height="7.514cm">
          <chart:axis chart:dimension="x" chart:name="primary-x" chart:style-name="ch4">
            <chart:categories table:cell-range-address="Sheet1.A2:Sheet1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1" chart:label-cell-address="Sheet1.B1:Sheet1.B1" chart:class="chart:line">
            <chart:data-point chart:repeated="200"/>
          </chart:series>
          <chart:series chart:style-name="ch7" chart:values-cell-range-address="Sheet1.C2:Sheet1.C201" chart:label-cell-address="Sheet1.C1:Sheet1.C1" chart:class="chart:line">
            <chart:data-point chart:repeated="200"/>
          </chart:series>
          <chart:series chart:style-name="ch8" chart:values-cell-range-address="Sheet1.D2:Sheet1.D201" chart:label-cell-address="Sheet1.D1:Sheet1.D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pses</text:p>
              </table:table-cell>
              <table:table-cell office:value-type="string">
                <text:p>zombies</text:p>
              </table:table-cell>
              <table:table-cell office:value-type="string">
                <text:p>humans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0">
                <text:p>200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5">
                <text:p>235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3.761157338977">
                <text:p>233.761157338977</text:p>
              </table:table-cell>
              <table:table-cell office:value-type="float" office:value="0.254232354780307">
                <text:p>0.254232354780307</text:p>
              </table:table-cell>
              <table:table-cell office:value-type="float" office:value="443.741876208016">
                <text:p>443.7418762080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2.53407695626">
                <text:p>232.53407695626</text:p>
              </table:table-cell>
              <table:table-cell office:value-type="float" office:value="0.261773880493388">
                <text:p>0.261773880493388</text:p>
              </table:table-cell>
              <table:table-cell office:value-type="float" office:value="441.585576858051">
                <text:p>441.5855768580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1.314240113382">
                <text:p>231.314240113382</text:p>
              </table:table-cell>
              <table:table-cell office:value-type="float" office:value="0.263024529447996">
                <text:p>0.263024529447996</text:p>
              </table:table-cell>
              <table:table-cell office:value-type="float" office:value="439.292093684625">
                <text:p>439.2920936846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0.100876698834">
                <text:p>230.100876698834</text:p>
              </table:table-cell>
              <table:table-cell office:value-type="float" office:value="0.263236590903086">
                <text:p>0.263236590903086</text:p>
              </table:table-cell>
              <table:table-cell office:value-type="float" office:value="436.986014750884">
                <text:p>436.9860147508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8.893831825392">
                <text:p>228.893831825392</text:p>
              </table:table-cell>
              <table:table-cell office:value-type="float" office:value="0.263275676217456">
                <text:p>0.263275676217456</text:p>
              </table:table-cell>
              <table:table-cell office:value-type="float" office:value="434.687819706159">
                <text:p>434.68781970615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7.693052453159">
                <text:p>227.693052453159</text:p>
              </table:table-cell>
              <table:table-cell office:value-type="float" office:value="0.263285701106916">
                <text:p>0.263285701106916</text:p>
              </table:table-cell>
              <table:table-cell office:value-type="float" office:value="432.400861499252">
                <text:p>432.4008614992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6.498502671894">
                <text:p>226.498502671894</text:p>
              </table:table-cell>
              <table:table-cell office:value-type="float" office:value="0.263290813205825">
                <text:p>0.263290813205825</text:p>
              </table:table-cell>
              <table:table-cell office:value-type="float" office:value="430.125651272932">
                <text:p>430.1256512729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5.310149594989">
                <text:p>225.310149594989</text:p>
              </table:table-cell>
              <table:table-cell office:value-type="float" office:value="0.26329510172324">
                <text:p>0.26329510172324</text:p>
              </table:table-cell>
              <table:table-cell office:value-type="float" office:value="427.862224527053">
                <text:p>427.8622245270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4.127960988486">
                <text:p>224.127960988486</text:p>
              </table:table-cell>
              <table:table-cell office:value-type="float" office:value="0.263299265576058">
                <text:p>0.263299265576058</text:p>
              </table:table-cell>
              <table:table-cell office:value-type="float" office:value="425.610536637609">
                <text:p>425.6105366376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22.951904868291">
                <text:p>222.951904868291</text:p>
              </table:table-cell>
              <table:table-cell office:value-type="float" office:value="0.263303425389327">
                <text:p>0.263303425389327</text:p>
              </table:table-cell>
              <table:table-cell office:value-type="float" office:value="423.37052957752">
                <text:p>423.370529577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1.781949430525">
                <text:p>221.781949430525</text:p>
              </table:table-cell>
              <table:table-cell office:value-type="float" office:value="0.263307602246268">
                <text:p>0.263307602246268</text:p>
              </table:table-cell>
              <table:table-cell office:value-type="float" office:value="421.14214327396">
                <text:p>421.142143273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0.618063038783">
                <text:p>220.618063038783</text:p>
              </table:table-cell>
              <table:table-cell office:value-type="float" office:value="0.263311799940526">
                <text:p>0.263311799940526</text:p>
              </table:table-cell>
              <table:table-cell office:value-type="float" office:value="418.925317558161">
                <text:p>418.9253175581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9.460214221211">
                <text:p>219.460214221211</text:p>
              </table:table-cell>
              <table:table-cell office:value-type="float" office:value="0.263316019235918">
                <text:p>0.263316019235918</text:p>
              </table:table-cell>
              <table:table-cell office:value-type="float" office:value="416.719992502065">
                <text:p>416.7199925020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8.308371669291">
                <text:p>218.308371669291</text:p>
              </table:table-cell>
              <table:table-cell office:value-type="float" office:value="0.263320260360918">
                <text:p>0.263320260360918</text:p>
              </table:table-cell>
              <table:table-cell office:value-type="float" office:value="414.526108475885">
                <text:p>414.5261084758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17.16250423693">
                <text:p>217.16250423693</text:p>
              </table:table-cell>
              <table:table-cell office:value-type="float" office:value="0.263324523448949">
                <text:p>0.263324523448949</text:p>
              </table:table-cell>
              <table:table-cell office:value-type="float" office:value="412.343606156928">
                <text:p>412.3436061569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6.022580939604">
                <text:p>216.022580939604</text:p>
              </table:table-cell>
              <table:table-cell office:value-type="float" office:value="0.263328808616789">
                <text:p>0.263328808616789</text:p>
              </table:table-cell>
              <table:table-cell office:value-type="float" office:value="410.172426529859">
                <text:p>410.1724265298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14.88857095352">
                <text:p>214.88857095352</text:p>
              </table:table-cell>
              <table:table-cell office:value-type="float" office:value="0.263333115978662">
                <text:p>0.263333115978662</text:p>
              </table:table-cell>
              <table:table-cell office:value-type="float" office:value="408.012510885433">
                <text:p>408.0125108854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13.760443614784">
                <text:p>213.760443614784</text:p>
              </table:table-cell>
              <table:table-cell office:value-type="float" office:value="0.263337445648792">
                <text:p>0.263337445648792</text:p>
              </table:table-cell>
              <table:table-cell office:value-type="float" office:value="405.863800818971">
                <text:p>405.8638008189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12.638168418567">
                <text:p>212.638168418567</text:p>
              </table:table-cell>
              <table:table-cell office:value-type="float" office:value="0.263341797741873">
                <text:p>0.263341797741873</text:p>
              </table:table-cell>
              <table:table-cell office:value-type="float" office:value="403.726238228792">
                <text:p>403.7262382287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1.521715018283">
                <text:p>211.521715018283</text:p>
              </table:table-cell>
              <table:table-cell office:value-type="float" office:value="0.263346172373162">
                <text:p>0.263346172373162</text:p>
              </table:table-cell>
              <table:table-cell office:value-type="float" office:value="401.599765314641">
                <text:p>401.59976531464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0.41105322477">
                <text:p>210.41105322477</text:p>
              </table:table-cell>
              <table:table-cell office:value-type="float" office:value="0.263350569658492">
                <text:p>0.263350569658492</text:p>
              </table:table-cell>
              <table:table-cell office:value-type="float" office:value="399.48432457613">
                <text:p>399.484324576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9.306153005469">
                <text:p>209.306153005469</text:p>
              </table:table-cell>
              <table:table-cell office:value-type="float" office:value="0.26335498971428">
                <text:p>0.26335498971428</text:p>
              </table:table-cell>
              <table:table-cell office:value-type="float" office:value="397.379858811182">
                <text:p>397.3798588111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8.206984483617">
                <text:p>208.206984483617</text:p>
              </table:table-cell>
              <table:table-cell office:value-type="float" office:value="0.263359432657532">
                <text:p>0.263359432657532</text:p>
              </table:table-cell>
              <table:table-cell office:value-type="float" office:value="395.286311114484">
                <text:p>395.2863111144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7.113517937437">
                <text:p>207.113517937437</text:p>
              </table:table-cell>
              <table:table-cell office:value-type="float" office:value="0.263363898605846">
                <text:p>0.263363898605846</text:p>
              </table:table-cell>
              <table:table-cell office:value-type="float" office:value="393.203624875947">
                <text:p>393.2036248759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6.025723799331">
                <text:p>206.025723799331</text:p>
              </table:table-cell>
              <table:table-cell office:value-type="float" office:value="0.26336838767741">
                <text:p>0.26336838767741</text:p>
              </table:table-cell>
              <table:table-cell office:value-type="float" office:value="391.131743779178">
                <text:p>391.1317437791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4.943572655088">
                <text:p>204.943572655088</text:p>
              </table:table-cell>
              <table:table-cell office:value-type="float" office:value="0.263372899991012">
                <text:p>0.263372899991012</text:p>
              </table:table-cell>
              <table:table-cell office:value-type="float" office:value="389.070611799956">
                <text:p>389.0706117999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3.86703524308">
                <text:p>203.86703524308</text:p>
              </table:table-cell>
              <table:table-cell office:value-type="float" office:value="0.263377435666039">
                <text:p>0.263377435666039</text:p>
              </table:table-cell>
              <table:table-cell office:value-type="float" office:value="387.020173204713">
                <text:p>387.0201732047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2.796082453479">
                <text:p>202.796082453479</text:p>
              </table:table-cell>
              <table:table-cell office:value-type="float" office:value="0.263381994822478">
                <text:p>0.263381994822478</text:p>
              </table:table-cell>
              <table:table-cell office:value-type="float" office:value="384.980372549037">
                <text:p>384.9803725490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1.730685327463">
                <text:p>201.730685327463</text:p>
              </table:table-cell>
              <table:table-cell office:value-type="float" office:value="0.263386577580923">
                <text:p>0.263386577580923</text:p>
              </table:table-cell>
              <table:table-cell office:value-type="float" office:value="382.95115467616">
                <text:p>382.951154676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0.670815056436">
                <text:p>200.670815056436</text:p>
              </table:table-cell>
              <table:table-cell office:value-type="float" office:value="0.263391184062576">
                <text:p>0.263391184062576</text:p>
              </table:table-cell>
              <table:table-cell office:value-type="float" office:value="380.932464715478">
                <text:p>380.9324647154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99.616442981251">
                <text:p>199.616442981251</text:p>
              </table:table-cell>
              <table:table-cell office:value-type="float" office:value="0.263395814389248">
                <text:p>0.263395814389248</text:p>
              </table:table-cell>
              <table:table-cell office:value-type="float" office:value="378.92424808106">
                <text:p>378.924248081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98.567540591429">
                <text:p>198.567540591429</text:p>
              </table:table-cell>
              <table:table-cell office:value-type="float" office:value="0.263400468683368">
                <text:p>0.263400468683368</text:p>
              </table:table-cell>
              <table:table-cell office:value-type="float" office:value="376.926450470173">
                <text:p>376.9264504701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7.524079524397">
                <text:p>197.524079524397</text:p>
              </table:table-cell>
              <table:table-cell office:value-type="float" office:value="0.263405147067977">
                <text:p>0.263405147067977</text:p>
              </table:table-cell>
              <table:table-cell office:value-type="float" office:value="374.939017861818">
                <text:p>374.9390178618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6.486031564711">
                <text:p>196.486031564711</text:p>
              </table:table-cell>
              <table:table-cell office:value-type="float" office:value="0.263409849666742">
                <text:p>0.263409849666742</text:p>
              </table:table-cell>
              <table:table-cell office:value-type="float" office:value="372.961896515263">
                <text:p>372.9618965152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95.453368643302">
                <text:p>195.453368643302</text:p>
              </table:table-cell>
              <table:table-cell office:value-type="float" office:value="0.263414576603948">
                <text:p>0.263414576603948</text:p>
              </table:table-cell>
              <table:table-cell office:value-type="float" office:value="370.995032968594">
                <text:p>370.9950329685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4.42606283671">
                <text:p>194.42606283671</text:p>
              </table:table-cell>
              <table:table-cell office:value-type="float" office:value="0.263419328004507">
                <text:p>0.263419328004507</text:p>
              </table:table-cell>
              <table:table-cell office:value-type="float" office:value="369.038374037269">
                <text:p>369.0383740372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3.404086366333">
                <text:p>193.404086366333</text:p>
              </table:table-cell>
              <table:table-cell office:value-type="float" office:value="0.263424103993959">
                <text:p>0.263424103993959</text:p>
              </table:table-cell>
              <table:table-cell office:value-type="float" office:value="367.091866812681">
                <text:p>367.0918668126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2.387411597676">
                <text:p>192.387411597676</text:p>
              </table:table-cell>
              <table:table-cell office:value-type="float" office:value="0.263428904698481">
                <text:p>0.263428904698481</text:p>
              </table:table-cell>
              <table:table-cell office:value-type="float" office:value="365.155458660719">
                <text:p>365.1554586607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1.376011039601">
                <text:p>191.376011039601</text:p>
              </table:table-cell>
              <table:table-cell office:value-type="float" office:value="0.263433730244877">
                <text:p>0.263433730244877</text:p>
              </table:table-cell>
              <table:table-cell office:value-type="float" office:value="363.229097220358">
                <text:p>363.2290972203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0.369857343587">
                <text:p>190.369857343587</text:p>
              </table:table-cell>
              <table:table-cell office:value-type="float" office:value="0.263438580760597">
                <text:p>0.263438580760597</text:p>
              </table:table-cell>
              <table:table-cell office:value-type="float" office:value="361.312730402233">
                <text:p>361.3127304022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9.368923302987">
                <text:p>189.368923302987</text:p>
              </table:table-cell>
              <table:table-cell office:value-type="float" office:value="0.263443456373726">
                <text:p>0.263443456373726</text:p>
              </table:table-cell>
              <table:table-cell office:value-type="float" office:value="359.406306387233">
                <text:p>359.4063063872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8.373181852294">
                <text:p>188.373181852294</text:p>
              </table:table-cell>
              <table:table-cell office:value-type="float" office:value="0.263448357212997">
                <text:p>0.263448357212997</text:p>
              </table:table-cell>
              <table:table-cell office:value-type="float" office:value="357.509773625103">
                <text:p>357.5097736251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7.382606066409">
                <text:p>187.382606066409</text:p>
              </table:table-cell>
              <table:table-cell office:value-type="float" office:value="0.263453283407788">
                <text:p>0.263453283407788</text:p>
              </table:table-cell>
              <table:table-cell office:value-type="float" office:value="355.623080833046">
                <text:p>355.6230808330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6.397169159916">
                <text:p>186.397169159916</text:p>
              </table:table-cell>
              <table:table-cell office:value-type="float" office:value="0.263458235088126">
                <text:p>0.263458235088126</text:p>
              </table:table-cell>
              <table:table-cell office:value-type="float" office:value="353.74617699434">
                <text:p>353.746176994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5.416844486351">
                <text:p>185.416844486351</text:p>
              </table:table-cell>
              <table:table-cell office:value-type="float" office:value="0.263463212384697">
                <text:p>0.263463212384697</text:p>
              </table:table-cell>
              <table:table-cell office:value-type="float" office:value="351.879011356953">
                <text:p>351.87901135695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4.441605537487">
                <text:p>184.441605537487</text:p>
              </table:table-cell>
              <table:table-cell office:value-type="float" office:value="0.263468215428838">
                <text:p>0.263468215428838</text:p>
              </table:table-cell>
              <table:table-cell office:value-type="float" office:value="350.021533432177">
                <text:p>350.02153343217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3.471425942616">
                <text:p>183.471425942616</text:p>
              </table:table-cell>
              <table:table-cell office:value-type="float" office:value="0.263473244352547">
                <text:p>0.263473244352547</text:p>
              </table:table-cell>
              <table:table-cell office:value-type="float" office:value="348.173692993258">
                <text:p>348.1736929932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2.506279467833">
                <text:p>182.506279467833</text:p>
              </table:table-cell>
              <table:table-cell office:value-type="float" office:value="0.263478299288487">
                <text:p>0.263478299288487</text:p>
              </table:table-cell>
              <table:table-cell office:value-type="float" office:value="346.335440074039">
                <text:p>346.33544007403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1.546140015332">
                <text:p>181.546140015332</text:p>
              </table:table-cell>
              <table:table-cell office:value-type="float" office:value="0.263483380369985">
                <text:p>0.263483380369985</text:p>
              </table:table-cell>
              <table:table-cell office:value-type="float" office:value="344.506724967612">
                <text:p>344.5067249676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.590981622695">
                <text:p>180.590981622695</text:p>
              </table:table-cell>
              <table:table-cell office:value-type="float" office:value="0.263488487731037">
                <text:p>0.263488487731037</text:p>
              </table:table-cell>
              <table:table-cell office:value-type="float" office:value="342.687498224971">
                <text:p>342.68749822497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9.640778462194">
                <text:p>179.640778462194</text:p>
              </table:table-cell>
              <table:table-cell office:value-type="float" office:value="0.263493621506312">
                <text:p>0.263493621506312</text:p>
              </table:table-cell>
              <table:table-cell office:value-type="float" office:value="340.877710653672">
                <text:p>340.8777106536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8.695504840091">
                <text:p>178.695504840091</text:p>
              </table:table-cell>
              <table:table-cell office:value-type="float" office:value="0.263498781831156">
                <text:p>0.263498781831156</text:p>
              </table:table-cell>
              <table:table-cell office:value-type="float" office:value="339.07731331651">
                <text:p>339.077313316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7.755135195941">
                <text:p>177.755135195941</text:p>
              </table:table-cell>
              <table:table-cell office:value-type="float" office:value="0.263503968841591">
                <text:p>0.263503968841591</text:p>
              </table:table-cell>
              <table:table-cell office:value-type="float" office:value="337.286257530188">
                <text:p>337.2862575301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6.819644101904">
                <text:p>176.819644101904</text:p>
              </table:table-cell>
              <table:table-cell office:value-type="float" office:value="0.263509182674325">
                <text:p>0.263509182674325</text:p>
              </table:table-cell>
              <table:table-cell office:value-type="float" office:value="335.504494864008">
                <text:p>335.5044948640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5.889006262058">
                <text:p>175.889006262058</text:p>
              </table:table-cell>
              <table:table-cell office:value-type="float" office:value="0.263514423466744">
                <text:p>0.263514423466744</text:p>
              </table:table-cell>
              <table:table-cell office:value-type="float" office:value="333.731977138556">
                <text:p>333.7319771385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4.96319651171">
                <text:p>174.96319651171</text:p>
              </table:table-cell>
              <table:table-cell office:value-type="float" office:value="0.26351969135693">
                <text:p>0.26351969135693</text:p>
              </table:table-cell>
              <table:table-cell office:value-type="float" office:value="331.968656424401">
                <text:p>331.9686564244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4.042189816721">
                <text:p>174.042189816721</text:p>
              </table:table-cell>
              <table:table-cell office:value-type="float" office:value="0.263524986483653">
                <text:p>0.263524986483653</text:p>
              </table:table-cell>
              <table:table-cell office:value-type="float" office:value="330.214485040798">
                <text:p>330.2144850407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3.125961272828">
                <text:p>173.125961272828</text:p>
              </table:table-cell>
              <table:table-cell office:value-type="float" office:value="0.263530308986379">
                <text:p>0.263530308986379</text:p>
              </table:table-cell>
              <table:table-cell office:value-type="float" office:value="328.469415554402">
                <text:p>328.4694155544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2.214486104969">
                <text:p>172.214486104969</text:p>
              </table:table-cell>
              <table:table-cell office:value-type="float" office:value="0.263535659005272">
                <text:p>0.263535659005272</text:p>
              </table:table-cell>
              <table:table-cell office:value-type="float" office:value="326.73340077798">
                <text:p>326.733400777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1.30773966661">
                <text:p>171.30773966661</text:p>
              </table:table-cell>
              <table:table-cell office:value-type="float" office:value="0.263541036681198">
                <text:p>0.263541036681198</text:p>
              </table:table-cell>
              <table:table-cell office:value-type="float" office:value="325.006393769138">
                <text:p>325.00639376913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0.405697439087">
                <text:p>170.405697439087</text:p>
              </table:table-cell>
              <table:table-cell office:value-type="float" office:value="0.263546442155729">
                <text:p>0.263546442155729</text:p>
              </table:table-cell>
              <table:table-cell office:value-type="float" office:value="323.288347829055">
                <text:p>323.2883478290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9.508335030936">
                <text:p>169.508335030936</text:p>
              </table:table-cell>
              <table:table-cell office:value-type="float" office:value="0.263551875571141">
                <text:p>0.263551875571141</text:p>
              </table:table-cell>
              <table:table-cell office:value-type="float" office:value="321.579216501212">
                <text:p>321.5792165012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8.615628177235">
                <text:p>168.615628177235</text:p>
              </table:table-cell>
              <table:table-cell office:value-type="float" office:value="0.263557337070428">
                <text:p>0.263557337070428</text:p>
              </table:table-cell>
              <table:table-cell office:value-type="float" office:value="319.878953570146">
                <text:p>319.8789535701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7.727552738951">
                <text:p>167.727552738951</text:p>
              </table:table-cell>
              <table:table-cell office:value-type="float" office:value="0.263562826797294">
                <text:p>0.263562826797294</text:p>
              </table:table-cell>
              <table:table-cell office:value-type="float" office:value="318.187513060191">
                <text:p>318.1875130601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6.84408470228">
                <text:p>166.84408470228</text:p>
              </table:table-cell>
              <table:table-cell office:value-type="float" office:value="0.263568344896161">
                <text:p>0.263568344896161</text:p>
              </table:table-cell>
              <table:table-cell office:value-type="float" office:value="316.50484923424">
                <text:p>316.504849234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5.965200178007">
                <text:p>165.965200178007</text:p>
              </table:table-cell>
              <table:table-cell office:value-type="float" office:value="0.263573891512176">
                <text:p>0.263573891512176</text:p>
              </table:table-cell>
              <table:table-cell office:value-type="float" office:value="314.830916592505">
                <text:p>314.83091659250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5.090875400854">
                <text:p>165.090875400854</text:p>
              </table:table-cell>
              <table:table-cell office:value-type="float" office:value="0.263579466791212">
                <text:p>0.263579466791212</text:p>
              </table:table-cell>
              <table:table-cell office:value-type="float" office:value="313.165669871292">
                <text:p>313.1656698712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4.221086728838">
                <text:p>164.221086728838</text:p>
              </table:table-cell>
              <table:table-cell office:value-type="float" office:value="0.263585070879866">
                <text:p>0.263585070879866</text:p>
              </table:table-cell>
              <table:table-cell office:value-type="float" office:value="311.509064041772">
                <text:p>311.50906404177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3.355810642634">
                <text:p>163.355810642634</text:p>
              </table:table-cell>
              <table:table-cell office:value-type="float" office:value="0.263590703925471">
                <text:p>0.263590703925471</text:p>
              </table:table-cell>
              <table:table-cell office:value-type="float" office:value="309.861054308763">
                <text:p>309.86105430876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2.495023744934">
                <text:p>162.495023744934</text:p>
              </table:table-cell>
              <table:table-cell office:value-type="float" office:value="0.263596366076092">
                <text:p>0.263596366076092</text:p>
              </table:table-cell>
              <table:table-cell office:value-type="float" office:value="308.221596109522">
                <text:p>308.22159610952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1.638702759823">
                <text:p>161.638702759823</text:p>
              </table:table-cell>
              <table:table-cell office:value-type="float" office:value="0.263602057480536">
                <text:p>0.263602057480536</text:p>
              </table:table-cell>
              <table:table-cell office:value-type="float" office:value="306.59064511254">
                <text:p>306.5906451125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0.78682453214">
                <text:p>160.78682453214</text:p>
              </table:table-cell>
              <table:table-cell office:value-type="float" office:value="0.263607778288349">
                <text:p>0.263607778288349</text:p>
              </table:table-cell>
              <table:table-cell office:value-type="float" office:value="304.968157216341">
                <text:p>304.96815721634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59.939366026859">
                <text:p>159.939366026859</text:p>
              </table:table-cell>
              <table:table-cell office:value-type="float" office:value="0.263613528649827">
                <text:p>0.263613528649827</text:p>
              </table:table-cell>
              <table:table-cell office:value-type="float" office:value="303.354088548291">
                <text:p>303.35408854829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59.096304328461">
                <text:p>159.096304328461</text:p>
              </table:table-cell>
              <table:table-cell office:value-type="float" office:value="0.263619308716012">
                <text:p>0.263619308716012</text:p>
              </table:table-cell>
              <table:table-cell office:value-type="float" office:value="301.748395463409">
                <text:p>301.7483954634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58.25761664032">
                <text:p>158.25761664032</text:p>
              </table:table-cell>
              <table:table-cell office:value-type="float" office:value="0.2636251186387">
                <text:p>0.2636251186387</text:p>
              </table:table-cell>
              <table:table-cell office:value-type="float" office:value="300.15103454319">
                <text:p>300.1510345431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57.423280284081">
                <text:p>157.423280284081</text:p>
              </table:table-cell>
              <table:table-cell office:value-type="float" office:value="0.263630958570443">
                <text:p>0.263630958570443</text:p>
              </table:table-cell>
              <table:table-cell office:value-type="float" office:value="298.561962594429">
                <text:p>298.56196259442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6.593272699049">
                <text:p>156.593272699049</text:p>
              </table:table-cell>
              <table:table-cell office:value-type="float" office:value="0.263636828664554">
                <text:p>0.263636828664554</text:p>
              </table:table-cell>
              <table:table-cell office:value-type="float" office:value="296.981136648055">
                <text:p>296.9811366480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5.767571441581">
                <text:p>155.767571441581</text:p>
              </table:table-cell>
              <table:table-cell office:value-type="float" office:value="0.263642729075106">
                <text:p>0.263642729075106</text:p>
              </table:table-cell>
              <table:table-cell office:value-type="float" office:value="295.408513957968">
                <text:p>295.40851395796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4.946154184474">
                <text:p>154.946154184474</text:p>
              </table:table-cell>
              <table:table-cell office:value-type="float" office:value="0.263648659956943">
                <text:p>0.263648659956943</text:p>
              </table:table-cell>
              <table:table-cell office:value-type="float" office:value="293.844051999882">
                <text:p>293.84405199988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4.128998716368">
                <text:p>154.128998716368</text:p>
              </table:table-cell>
              <table:table-cell office:value-type="float" office:value="0.263654621465677">
                <text:p>0.263654621465677</text:p>
              </table:table-cell>
              <table:table-cell office:value-type="float" office:value="292.287708470175">
                <text:p>292.28770847017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3.31608294114">
                <text:p>153.31608294114</text:p>
              </table:table-cell>
              <table:table-cell office:value-type="float" office:value="0.263660613757695">
                <text:p>0.263660613757695</text:p>
              </table:table-cell>
              <table:table-cell office:value-type="float" office:value="290.739441284748">
                <text:p>290.73944128474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2.507384877306">
                <text:p>152.507384877306</text:p>
              </table:table-cell>
              <table:table-cell office:value-type="float" office:value="0.263666636990162">
                <text:p>0.263666636990162</text:p>
              </table:table-cell>
              <table:table-cell office:value-type="float" office:value="289.199208577883">
                <text:p>289.19920857788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1.702882657435">
                <text:p>151.702882657435</text:p>
              </table:table-cell>
              <table:table-cell office:value-type="float" office:value="0.263672691321024">
                <text:p>0.263672691321024</text:p>
              </table:table-cell>
              <table:table-cell office:value-type="float" office:value="287.666968701116">
                <text:p>287.66696870111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50.902554527545">
                <text:p>150.902554527545</text:p>
              </table:table-cell>
              <table:table-cell office:value-type="float" office:value="0.263678776909012">
                <text:p>0.263678776909012</text:p>
              </table:table-cell>
              <table:table-cell office:value-type="float" office:value="286.142680222105">
                <text:p>286.14268022210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50.106378846527">
                <text:p>150.106378846527</text:p>
              </table:table-cell>
              <table:table-cell office:value-type="float" office:value="0.263684893913644">
                <text:p>0.263684893913644</text:p>
              </table:table-cell>
              <table:table-cell office:value-type="float" office:value="284.626301923515">
                <text:p>284.62630192351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9.31433408555">
                <text:p>149.31433408555</text:p>
              </table:table-cell>
              <table:table-cell office:value-type="float" office:value="0.263691042495234">
                <text:p>0.263691042495234</text:p>
              </table:table-cell>
              <table:table-cell office:value-type="float" office:value="283.117792801896">
                <text:p>283.11779280189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48.526398827484">
                <text:p>148.526398827484</text:p>
              </table:table-cell>
              <table:table-cell office:value-type="float" office:value="0.263697222814887">
                <text:p>0.263697222814887</text:p>
              </table:table-cell>
              <table:table-cell office:value-type="float" office:value="281.617112066585">
                <text:p>281.61711206658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7.742551766322">
                <text:p>147.742551766322</text:p>
              </table:table-cell>
              <table:table-cell office:value-type="float" office:value="0.263703435034512">
                <text:p>0.263703435034512</text:p>
              </table:table-cell>
              <table:table-cell office:value-type="float" office:value="280.124219138595">
                <text:p>280.12421913859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46.962771706599">
                <text:p>146.962771706599</text:p>
              </table:table-cell>
              <table:table-cell office:value-type="float" office:value="0.263709679316818">
                <text:p>0.263709679316818</text:p>
              </table:table-cell>
              <table:table-cell office:value-type="float" office:value="278.639073649518">
                <text:p>278.63907364951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6.187037562823">
                <text:p>146.187037562823</text:p>
              </table:table-cell>
              <table:table-cell office:value-type="float" office:value="0.263715955825323">
                <text:p>0.263715955825323</text:p>
              </table:table-cell>
              <table:table-cell office:value-type="float" office:value="277.161635440436">
                <text:p>277.16163544043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45.415328358904">
                <text:p>145.415328358904</text:p>
              </table:table-cell>
              <table:table-cell office:value-type="float" office:value="0.263722264724356">
                <text:p>0.263722264724356</text:p>
              </table:table-cell>
              <table:table-cell office:value-type="float" office:value="275.691864560834">
                <text:p>275.69186456083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44.647623227586">
                <text:p>144.647623227586</text:p>
              </table:table-cell>
              <table:table-cell office:value-type="float" office:value="0.263728606179058">
                <text:p>0.263728606179058</text:p>
              </table:table-cell>
              <table:table-cell office:value-type="float" office:value="274.229721267521">
                <text:p>274.22972126752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3.883901409881">
                <text:p>143.883901409881</text:p>
              </table:table-cell>
              <table:table-cell office:value-type="float" office:value="0.263734980355393">
                <text:p>0.263734980355393</text:p>
              </table:table-cell>
              <table:table-cell office:value-type="float" office:value="272.775166023553">
                <text:p>272.77516602355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3.124142254512">
                <text:p>143.124142254512</text:p>
              </table:table-cell>
              <table:table-cell office:value-type="float" office:value="0.263741387420139">
                <text:p>0.263741387420139</text:p>
              </table:table-cell>
              <table:table-cell office:value-type="float" office:value="271.328159497166">
                <text:p>271.32815949716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2.368325217352">
                <text:p>142.368325217352</text:p>
              </table:table-cell>
              <table:table-cell office:value-type="float" office:value="0.263747827540907">
                <text:p>0.263747827540907</text:p>
              </table:table-cell>
              <table:table-cell office:value-type="float" office:value="269.888662560711">
                <text:p>269.8886625607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41.616429860867">
                <text:p>141.616429860867</text:p>
              </table:table-cell>
              <table:table-cell office:value-type="float" office:value="0.263754300886135">
                <text:p>0.263754300886135</text:p>
              </table:table-cell>
              <table:table-cell office:value-type="float" office:value="268.456636289597">
                <text:p>268.45663628959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40.868435853567">
                <text:p>140.868435853567</text:p>
              </table:table-cell>
              <table:table-cell office:value-type="float" office:value="0.263760807625094">
                <text:p>0.263760807625094</text:p>
              </table:table-cell>
              <table:table-cell office:value-type="float" office:value="267.032041961237">
                <text:p>267.03204196123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0.124322969453">
                <text:p>140.124322969453</text:p>
              </table:table-cell>
              <table:table-cell office:value-type="float" office:value="0.26376734792789">
                <text:p>0.26376734792789</text:p>
              </table:table-cell>
              <table:table-cell office:value-type="float" office:value="265.614841054002">
                <text:p>265.61484105400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.384071087472">
                <text:p>139.384071087472</text:p>
              </table:table-cell>
              <table:table-cell office:value-type="float" office:value="0.263773921965475">
                <text:p>0.263773921965475</text:p>
              </table:table-cell>
              <table:table-cell office:value-type="float" office:value="264.204995246179">
                <text:p>264.20499524617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8.647660190972">
                <text:p>138.647660190972</text:p>
              </table:table-cell>
              <table:table-cell office:value-type="float" office:value="0.263780529909641">
                <text:p>0.263780529909641</text:p>
              </table:table-cell>
              <table:table-cell office:value-type="float" office:value="262.802466414936">
                <text:p>262.80246641493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37.915070367161">
                <text:p>137.915070367161</text:p>
              </table:table-cell>
              <table:table-cell office:value-type="float" office:value="0.263787171933032">
                <text:p>0.263787171933032</text:p>
              </table:table-cell>
              <table:table-cell office:value-type="float" office:value="261.407216635287">
                <text:p>261.40721663528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37.18628180657">
                <text:p>137.18628180657</text:p>
              </table:table-cell>
              <table:table-cell office:value-type="float" office:value="0.263793848209144">
                <text:p>0.263793848209144</text:p>
              </table:table-cell>
              <table:table-cell office:value-type="float" office:value="260.019208179072">
                <text:p>260.01920817907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36.461274802512">
                <text:p>136.461274802512</text:p>
              </table:table-cell>
              <table:table-cell office:value-type="float" office:value="0.263800558912327">
                <text:p>0.263800558912327</text:p>
              </table:table-cell>
              <table:table-cell office:value-type="float" office:value="258.638403513935">
                <text:p>258.63840351393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35.740029750557">
                <text:p>135.740029750557</text:p>
              </table:table-cell>
              <table:table-cell office:value-type="float" office:value="0.263807304217793">
                <text:p>0.263807304217793</text:p>
              </table:table-cell>
              <table:table-cell office:value-type="float" office:value="257.264765302305">
                <text:p>257.26476530230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35.022527147996">
                <text:p>135.022527147996</text:p>
              </table:table-cell>
              <table:table-cell office:value-type="float" office:value="0.263814084301617">
                <text:p>0.263814084301617</text:p>
              </table:table-cell>
              <table:table-cell office:value-type="float" office:value="255.898256400392">
                <text:p>255.89825640039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34.308747593315">
                <text:p>134.308747593315</text:p>
              </table:table-cell>
              <table:table-cell office:value-type="float" office:value="0.263820899340746">
                <text:p>0.263820899340746</text:p>
              </table:table-cell>
              <table:table-cell office:value-type="float" office:value="254.538839857178">
                <text:p>254.53883985717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33.598671785674">
                <text:p>133.598671785674</text:p>
              </table:table-cell>
              <table:table-cell office:value-type="float" office:value="0.263827749512995">
                <text:p>0.263827749512995</text:p>
              </table:table-cell>
              <table:table-cell office:value-type="float" office:value="253.186478913423">
                <text:p>253.18647891342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32.892280524376">
                <text:p>132.892280524376</text:p>
              </table:table-cell>
              <table:table-cell office:value-type="float" office:value="0.263834634997055">
                <text:p>0.263834634997055</text:p>
              </table:table-cell>
              <table:table-cell office:value-type="float" office:value="251.841137000665">
                <text:p>251.84113700066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32.18955470836">
                <text:p>132.18955470836</text:p>
              </table:table-cell>
              <table:table-cell office:value-type="float" office:value="0.263841555972501">
                <text:p>0.263841555972501</text:p>
              </table:table-cell>
              <table:table-cell office:value-type="float" office:value="250.502777740235">
                <text:p>250.50277774023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31.490475335675">
                <text:p>131.490475335675</text:p>
              </table:table-cell>
              <table:table-cell office:value-type="float" office:value="0.263848512619786">
                <text:p>0.263848512619786</text:p>
              </table:table-cell>
              <table:table-cell office:value-type="float" office:value="249.171364942275">
                <text:p>249.17136494227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30.795023502969">
                <text:p>130.795023502969</text:p>
              </table:table-cell>
              <table:table-cell office:value-type="float" office:value="0.263855505120255">
                <text:p>0.263855505120255</text:p>
              </table:table-cell>
              <table:table-cell office:value-type="float" office:value="247.846862604751">
                <text:p>247.84686260475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30.103180404981">
                <text:p>130.103180404981</text:p>
              </table:table-cell>
              <table:table-cell office:value-type="float" office:value="0.263862533656145">
                <text:p>0.263862533656145</text:p>
              </table:table-cell>
              <table:table-cell office:value-type="float" office:value="246.529234912491">
                <text:p>246.52923491249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29.414927334026">
                <text:p>129.414927334026</text:p>
              </table:table-cell>
              <table:table-cell office:value-type="float" office:value="0.263869598410586">
                <text:p>0.263869598410586</text:p>
              </table:table-cell>
              <table:table-cell office:value-type="float" office:value="245.218446236208">
                <text:p>245.21844623620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28.730245679496">
                <text:p>128.730245679496</text:p>
              </table:table-cell>
              <table:table-cell office:value-type="float" office:value="0.263876699567611">
                <text:p>0.263876699567611</text:p>
              </table:table-cell>
              <table:table-cell office:value-type="float" office:value="243.914461131538">
                <text:p>243.91446113153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8.049116927352">
                <text:p>128.049116927352</text:p>
              </table:table-cell>
              <table:table-cell office:value-type="float" office:value="0.263883837312156">
                <text:p>0.263883837312156</text:p>
              </table:table-cell>
              <table:table-cell office:value-type="float" office:value="242.617244338085">
                <text:p>242.61724433808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27.371522659626">
                <text:p>127.371522659626</text:p>
              </table:table-cell>
              <table:table-cell office:value-type="float" office:value="0.263891011830065">
                <text:p>0.263891011830065</text:p>
              </table:table-cell>
              <table:table-cell office:value-type="float" office:value="241.326760778465">
                <text:p>241.32676077846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26.69744455392">
                <text:p>126.69744455392</text:p>
              </table:table-cell>
              <table:table-cell office:value-type="float" office:value="0.263898223308094">
                <text:p>0.263898223308094</text:p>
              </table:table-cell>
              <table:table-cell office:value-type="float" office:value="240.042975557355">
                <text:p>240.04297555735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26.026864382915">
                <text:p>126.026864382915</text:p>
              </table:table-cell>
              <table:table-cell office:value-type="float" office:value="0.263905471933914">
                <text:p>0.263905471933914</text:p>
              </table:table-cell>
              <table:table-cell office:value-type="float" office:value="238.765853960556">
                <text:p>238.76585396055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25.359764013874">
                <text:p>125.359764013874</text:p>
              </table:table-cell>
              <table:table-cell office:value-type="float" office:value="0.263912757896119">
                <text:p>0.263912757896119</text:p>
              </table:table-cell>
              <table:table-cell office:value-type="float" office:value="237.495361454047">
                <text:p>237.49536145404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24.696125408153">
                <text:p>124.696125408153</text:p>
              </table:table-cell>
              <table:table-cell office:value-type="float" office:value="0.263920081384226">
                <text:p>0.263920081384226</text:p>
              </table:table-cell>
              <table:table-cell office:value-type="float" office:value="236.231463683056">
                <text:p>236.23146368305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4.035930620716">
                <text:p>124.035930620716</text:p>
              </table:table-cell>
              <table:table-cell office:value-type="float" office:value="0.263927442588679">
                <text:p>0.263927442588679</text:p>
              </table:table-cell>
              <table:table-cell office:value-type="float" office:value="234.974126471128">
                <text:p>234.97412647112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23.379161799643">
                <text:p>123.379161799643</text:p>
              </table:table-cell>
              <table:table-cell office:value-type="float" office:value="0.263934841700859">
                <text:p>0.263934841700859</text:p>
              </table:table-cell>
              <table:table-cell office:value-type="float" office:value="233.723315819206">
                <text:p>233.72331581920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22.725801185655">
                <text:p>122.725801185655</text:p>
              </table:table-cell>
              <table:table-cell office:value-type="float" office:value="0.263942278913079">
                <text:p>0.263942278913079</text:p>
              </table:table-cell>
              <table:table-cell office:value-type="float" office:value="232.478997904702">
                <text:p>232.47899790470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22.075831111629">
                <text:p>122.075831111629</text:p>
              </table:table-cell>
              <table:table-cell office:value-type="float" office:value="0.263949754418595">
                <text:p>0.263949754418595</text:p>
              </table:table-cell>
              <table:table-cell office:value-type="float" office:value="231.241139080594">
                <text:p>231.24113908059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21.429234002121">
                <text:p>121.429234002121</text:p>
              </table:table-cell>
              <table:table-cell office:value-type="float" office:value="0.263957268411608">
                <text:p>0.263957268411608</text:p>
              </table:table-cell>
              <table:table-cell office:value-type="float" office:value="230.009705874507">
                <text:p>230.00970587450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20.785992372893">
                <text:p>120.785992372893</text:p>
              </table:table-cell>
              <table:table-cell office:value-type="float" office:value="0.263964821087269">
                <text:p>0.263964821087269</text:p>
              </table:table-cell>
              <table:table-cell office:value-type="float" office:value="228.784664987813">
                <text:p>228.78466498781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20.146088830437">
                <text:p>120.146088830437</text:p>
              </table:table-cell>
              <table:table-cell office:value-type="float" office:value="0.26397241264168">
                <text:p>0.26397241264168</text:p>
              </table:table-cell>
              <table:table-cell office:value-type="float" office:value="227.565983294726">
                <text:p>227.56598329472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19.509506071506">
                <text:p>119.509506071506</text:p>
              </table:table-cell>
              <table:table-cell office:value-type="float" office:value="0.263980043271906">
                <text:p>0.263980043271906</text:p>
              </table:table-cell>
              <table:table-cell office:value-type="float" office:value="226.353627841411">
                <text:p>226.35362784141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18.876226882647">
                <text:p>118.876226882647</text:p>
              </table:table-cell>
              <table:table-cell office:value-type="float" office:value="0.263987713175969">
                <text:p>0.263987713175969</text:p>
              </table:table-cell>
              <table:table-cell office:value-type="float" office:value="225.147565845091">
                <text:p>225.14756584509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18.246234139734">
                <text:p>118.246234139734</text:p>
              </table:table-cell>
              <table:table-cell office:value-type="float" office:value="0.263995422552858">
                <text:p>0.263995422552858</text:p>
              </table:table-cell>
              <table:table-cell office:value-type="float" office:value="223.947764693161">
                <text:p>223.94776469316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17.619510807507">
                <text:p>117.619510807507</text:p>
              </table:table-cell>
              <table:table-cell office:value-type="float" office:value="0.264003171602534">
                <text:p>0.264003171602534</text:p>
              </table:table-cell>
              <table:table-cell office:value-type="float" office:value="222.754191942301">
                <text:p>222.75419194230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16.996039939109">
                <text:p>116.996039939109</text:p>
              </table:table-cell>
              <table:table-cell office:value-type="float" office:value="0.264010960525934">
                <text:p>0.264010960525934</text:p>
              </table:table-cell>
              <table:table-cell office:value-type="float" office:value="221.56681531761">
                <text:p>221.5668153176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16.375804675629">
                <text:p>116.375804675629</text:p>
              </table:table-cell>
              <table:table-cell office:value-type="float" office:value="0.264018789524968">
                <text:p>0.264018789524968</text:p>
              </table:table-cell>
              <table:table-cell office:value-type="float" office:value="220.385602711719">
                <text:p>220.38560271171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15.758788245645">
                <text:p>115.758788245645</text:p>
              </table:table-cell>
              <table:table-cell office:value-type="float" office:value="0.264026658802536">
                <text:p>0.264026658802536</text:p>
              </table:table-cell>
              <table:table-cell office:value-type="float" office:value="219.210522183936">
                <text:p>219.21052218393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15.144973964774">
                <text:p>115.144973964774</text:p>
              </table:table-cell>
              <table:table-cell office:value-type="float" office:value="0.264034568562522">
                <text:p>0.264034568562522</text:p>
              </table:table-cell>
              <table:table-cell office:value-type="float" office:value="218.041541959373">
                <text:p>218.04154195937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14.534345235215">
                <text:p>114.534345235215</text:p>
              </table:table-cell>
              <table:table-cell office:value-type="float" office:value="0.264042519009802">
                <text:p>0.264042519009802</text:p>
              </table:table-cell>
              <table:table-cell office:value-type="float" office:value="216.878630428091">
                <text:p>216.87863042809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3.926885545305">
                <text:p>113.926885545305</text:p>
              </table:table-cell>
              <table:table-cell office:value-type="float" office:value="0.264050510350248">
                <text:p>0.264050510350248</text:p>
              </table:table-cell>
              <table:table-cell office:value-type="float" office:value="215.721756144244">
                <text:p>215.72175614424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13.322578469072">
                <text:p>113.322578469072</text:p>
              </table:table-cell>
              <table:table-cell office:value-type="float" office:value="0.264058542790734">
                <text:p>0.264058542790734</text:p>
              </table:table-cell>
              <table:table-cell office:value-type="float" office:value="214.570887825228">
                <text:p>214.57088782522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2.721407665788">
                <text:p>112.721407665788</text:p>
              </table:table-cell>
              <table:table-cell office:value-type="float" office:value="0.264066616539137">
                <text:p>0.264066616539137</text:p>
              </table:table-cell>
              <table:table-cell office:value-type="float" office:value="213.425994350839">
                <text:p>213.42599435083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12.123356879528">
                <text:p>112.123356879528</text:p>
              </table:table-cell>
              <table:table-cell office:value-type="float" office:value="0.264074731804347">
                <text:p>0.264074731804347</text:p>
              </table:table-cell>
              <table:table-cell office:value-type="float" office:value="212.287044762424">
                <text:p>212.28704476242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11.528409938734">
                <text:p>111.528409938734</text:p>
              </table:table-cell>
              <table:table-cell office:value-type="float" office:value="0.264082888796262">
                <text:p>0.264082888796262</text:p>
              </table:table-cell>
              <table:table-cell office:value-type="float" office:value="211.154008262051">
                <text:p>211.15400826205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10.936550755774">
                <text:p>110.936550755774</text:p>
              </table:table-cell>
              <table:table-cell office:value-type="float" office:value="0.264091087725803">
                <text:p>0.264091087725803</text:p>
              </table:table-cell>
              <table:table-cell office:value-type="float" office:value="210.026854211673">
                <text:p>210.02685421167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10.347763326506">
                <text:p>110.347763326506</text:p>
              </table:table-cell>
              <table:table-cell office:value-type="float" office:value="0.264099328804909">
                <text:p>0.264099328804909</text:p>
              </table:table-cell>
              <table:table-cell office:value-type="float" office:value="208.905552132299">
                <text:p>208.90555213229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9.762031729849">
                <text:p>109.762031729849</text:p>
              </table:table-cell>
              <table:table-cell office:value-type="float" office:value="0.264107612246549">
                <text:p>0.264107612246549</text:p>
              </table:table-cell>
              <table:table-cell office:value-type="float" office:value="207.790071703171">
                <text:p>207.79007170317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9.17934012735">
                <text:p>109.17934012735</text:p>
              </table:table-cell>
              <table:table-cell office:value-type="float" office:value="0.264115938264722">
                <text:p>0.264115938264722</text:p>
              </table:table-cell>
              <table:table-cell office:value-type="float" office:value="206.680382760943">
                <text:p>206.6803827609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8.599672762757">
                <text:p>108.599672762757</text:p>
              </table:table-cell>
              <table:table-cell office:value-type="float" office:value="0.264124307074462">
                <text:p>0.264124307074462</text:p>
              </table:table-cell>
              <table:table-cell office:value-type="float" office:value="205.576455298866">
                <text:p>205.57645529886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8.023013961592">
                <text:p>108.023013961592</text:p>
              </table:table-cell>
              <table:table-cell office:value-type="float" office:value="0.264132718891844">
                <text:p>0.264132718891844</text:p>
              </table:table-cell>
              <table:table-cell office:value-type="float" office:value="204.478259465978">
                <text:p>204.47825946597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07.449348130727">
                <text:p>107.449348130727</text:p>
              </table:table-cell>
              <table:table-cell office:value-type="float" office:value="0.264141173933986">
                <text:p>0.264141173933986</text:p>
              </table:table-cell>
              <table:table-cell office:value-type="float" office:value="203.385765566294">
                <text:p>203.38576556629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06.878659757963">
                <text:p>106.878659757963</text:p>
              </table:table-cell>
              <table:table-cell office:value-type="float" office:value="0.264149672419058">
                <text:p>0.264149672419058</text:p>
              </table:table-cell>
              <table:table-cell office:value-type="float" office:value="202.298944058004">
                <text:p>202.29894405800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06.31093341161">
                <text:p>106.31093341161</text:p>
              </table:table-cell>
              <table:table-cell office:value-type="float" office:value="0.26415821456628">
                <text:p>0.26415821456628</text:p>
              </table:table-cell>
              <table:table-cell office:value-type="float" office:value="201.217765552673">
                <text:p>201.21776555267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5.746153740069">
                <text:p>105.746153740069</text:p>
              </table:table-cell>
              <table:table-cell office:value-type="float" office:value="0.264166800595932">
                <text:p>0.264166800595932</text:p>
              </table:table-cell>
              <table:table-cell office:value-type="float" office:value="200.14220081445">
                <text:p>200.1422008144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05.18430547142">
                <text:p>105.18430547142</text:p>
              </table:table-cell>
              <table:table-cell office:value-type="float" office:value="0.264175430729354">
                <text:p>0.264175430729354</text:p>
              </table:table-cell>
              <table:table-cell office:value-type="float" office:value="199.072220759273">
                <text:p>199.07222075927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04.625373413006">
                <text:p>104.625373413006</text:p>
              </table:table-cell>
              <table:table-cell office:value-type="float" office:value="0.264184105188957">
                <text:p>0.264184105188957</text:p>
              </table:table-cell>
              <table:table-cell office:value-type="float" office:value="198.007796454086">
                <text:p>198.00779645408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04.069342451022">
                <text:p>104.069342451022</text:p>
              </table:table-cell>
              <table:table-cell office:value-type="float" office:value="0.26419282419822">
                <text:p>0.26419282419822</text:p>
              </table:table-cell>
              <table:table-cell office:value-type="float" office:value="196.948899116054">
                <text:p>196.94889911605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3.516197550109">
                <text:p>103.516197550109</text:p>
              </table:table-cell>
              <table:table-cell office:value-type="float" office:value="0.264201587981698">
                <text:p>0.264201587981698</text:p>
              </table:table-cell>
              <table:table-cell office:value-type="float" office:value="195.895500111784">
                <text:p>195.89550011178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02.965923752943">
                <text:p>102.965923752943</text:p>
              </table:table-cell>
              <table:table-cell office:value-type="float" office:value="0.264210396765028">
                <text:p>0.264210396765028</text:p>
              </table:table-cell>
              <table:table-cell office:value-type="float" office:value="194.847570956555">
                <text:p>194.84757095655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02.418506179837">
                <text:p>102.418506179837</text:p>
              </table:table-cell>
              <table:table-cell office:value-type="float" office:value="0.264219250774931">
                <text:p>0.264219250774931</text:p>
              </table:table-cell>
              <table:table-cell office:value-type="float" office:value="193.805083313544">
                <text:p>193.80508331354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01.873930028332">
                <text:p>101.873930028332</text:p>
              </table:table-cell>
              <table:table-cell office:value-type="float" office:value="0.264228150239219">
                <text:p>0.264228150239219</text:p>
              </table:table-cell>
              <table:table-cell office:value-type="float" office:value="192.768008993059">
                <text:p>192.76800899305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1.332180572802">
                <text:p>101.332180572802</text:p>
              </table:table-cell>
              <table:table-cell office:value-type="float" office:value="0.264237095386797">
                <text:p>0.264237095386797</text:p>
              </table:table-cell>
              <table:table-cell office:value-type="float" office:value="191.73631995178">
                <text:p>191.73631995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596cm" svg:height="8.277cm" chart:class="chart:line" chart:style-name="ch1">
        <chart:legend chart:legend-position="end" svg:x="8.38cm" svg:y="3.657cm" chart:style-name="ch2"/>
        <chart:plot-area chart:style-name="ch3" table:cell-range-address="Sheet2.A9:Sheet2.A236 Sheet2.D9:Sheet2.E236" chart:data-source-has-labels="both" svg:x="0.191cm" svg:y="0.165cm" svg:width="7.998cm" svg:height="7.781cm">
          <chart:axis chart:dimension="x" chart:name="primary-x" chart:style-name="ch4">
            <chart:categories table:cell-range-address="Sheet2.A10:Sheet2.A2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D10:Sheet2.D236" chart:label-cell-address="Sheet2.D9:Sheet2.D9" chart:class="chart:line">
            <chart:data-point chart:repeated="227"/>
          </chart:series>
          <chart:series chart:style-name="ch7" chart:values-cell-range-address="Sheet2.E10:Sheet2.E236" chart:label-cell-address="Sheet2.E9:Sheet2.E9" chart:class="chart:line">
            <chart:data-point chart:repeated="2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</table:table-cell>
              <table:table-cell office:value-type="string">
                <text:p>q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32300884955752">
                <text:p>0.23230088495575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0.217341772151899">
                <text:p>0.217341772151899</text:p>
              </table:table-cell>
              <table:table-cell office:value-type="float" office:value="-0.192304">
                <text:p>-0.192304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0.202606284658041">
                <text:p>0.202606284658041</text:p>
              </table:table-cell>
              <table:table-cell office:value-type="float" office:value="-0.175376">
                <text:p>-0.1753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0.188109640831758">
                <text:p>0.188109640831758</text:p>
              </table:table-cell>
              <table:table-cell office:value-type="float" office:value="-0.159216">
                <text:p>-0.159216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0.173868471953579">
                <text:p>0.173868471953579</text:p>
              </table:table-cell>
              <table:table-cell office:value-type="float" office:value="-0.143824">
                <text:p>-0.143824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0.15990099009901">
                <text:p>0.15990099009901</text:p>
              </table:table-cell>
              <table:table-cell office:value-type="float" office:value="-0.1292">
                <text:p>-0.1292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0.146227180527384">
                <text:p>0.146227180527384</text:p>
              </table:table-cell>
              <table:table-cell office:value-type="float" office:value="-0.115344">
                <text:p>-0.115344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0.132869022869023">
                <text:p>0.132869022869023</text:p>
              </table:table-cell>
              <table:table-cell office:value-type="float" office:value="-0.102256">
                <text:p>-0.102256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0.119850746268657">
                <text:p>0.119850746268657</text:p>
              </table:table-cell>
              <table:table-cell office:value-type="float" office:value="-0.0899360000000003">
                <text:p>-0.0899360000000003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0.107199124726477">
                <text:p>0.107199124726477</text:p>
              </table:table-cell>
              <table:table-cell office:value-type="float" office:value="-0.0783840000000002">
                <text:p>-0.078384000000000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0949438202247195">
                <text:p>0.0949438202247195</text:p>
              </table:table-cell>
              <table:table-cell office:value-type="float" office:value="-0.0676000000000003">
                <text:p>-0.0676000000000003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0.0831177829099312">
                <text:p>0.0831177829099312</text:p>
              </table:table-cell>
              <table:table-cell office:value-type="float" office:value="-0.0575840000000003">
                <text:p>-0.0575840000000003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0.0717577197149649">
                <text:p>0.0717577197149649</text:p>
              </table:table-cell>
              <table:table-cell office:value-type="float" office:value="-0.0483360000000004">
                <text:p>-0.0483360000000004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0.0609046454767731">
                <text:p>0.0609046454767731</text:p>
              </table:table-cell>
              <table:table-cell office:value-type="float" office:value="-0.0398560000000003">
                <text:p>-0.0398560000000003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0.0506045340050384">
                <text:p>0.0506045340050384</text:p>
              </table:table-cell>
              <table:table-cell office:value-type="float" office:value="-0.0321440000000004">
                <text:p>-0.0321440000000004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0.0409090909090916">
                <text:p>0.0409090909090916</text:p>
              </table:table-cell>
              <table:table-cell office:value-type="float" office:value="-0.0252000000000004">
                <text:p>-0.0252000000000004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0.0318766756032178">
                <text:p>0.0318766756032178</text:p>
              </table:table-cell>
              <table:table-cell office:value-type="float" office:value="-0.0190240000000004">
                <text:p>-0.019024000000000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0.0235734072022168">
                <text:p>0.0235734072022168</text:p>
              </table:table-cell>
              <table:table-cell office:value-type="float" office:value="-0.0136160000000004">
                <text:p>-0.0136160000000004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0.016074498567336">
                <text:p>0.016074498567336</text:p>
              </table:table-cell>
              <table:table-cell office:value-type="float" office:value="-0.00897600000000036">
                <text:p>-0.00897600000000036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0.00946587537092064">
                <text:p>0.00946587537092064</text:p>
              </table:table-cell>
              <table:table-cell office:value-type="float" office:value="-0.00510400000000044">
                <text:p>-0.00510400000000044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0.00384615384615461">
                <text:p>0.00384615384615461</text:p>
              </table:table-cell>
              <table:table-cell office:value-type="float" office:value="-0.00200000000000044">
                <text:p>-0.00200000000000044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-0.000670926517571002">
                <text:p>-0.000670926517571002</text:p>
              </table:table-cell>
              <table:table-cell office:value-type="float" office:value="0.00033599999999956">
                <text:p>0.00033599999999956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-0.00395348837209208">
                <text:p>-0.00395348837209208</text:p>
              </table:table-cell>
              <table:table-cell office:value-type="float" office:value="0.00190399999999957">
                <text:p>0.00190399999999957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-0.00584775086505096">
                <text:p>-0.00584775086505096</text:p>
              </table:table-cell>
              <table:table-cell office:value-type="float" office:value="0.0027039999999996">
                <text:p>0.0027039999999996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-0.00617328519855492">
                <text:p>-0.00617328519855492</text:p>
              </table:table-cell>
              <table:table-cell office:value-type="float" office:value="0.0027359999999995">
                <text:p>0.0027359999999995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-0.00471698113207442">
                <text:p>-0.00471698113207442</text:p>
              </table:table-cell>
              <table:table-cell office:value-type="float" office:value="0.00199999999999954">
                <text:p>0.00199999999999954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-0.00122529644268665">
                <text:p>-0.00122529644268665</text:p>
              </table:table-cell>
              <table:table-cell office:value-type="float" office:value="0.00049599999999953">
                <text:p>0.00049599999999953</text:p>
              </table:table-cell>
            </table:table-row>
            <table:table-row>
              <table:table-cell office:value-type="string">
                <text:p>0.27</text:p>
              </table:table-cell>
              <table:table-cell office:value-type="float" office:value="0.00460580912863196">
                <text:p>0.00460580912863196</text:p>
              </table:table-cell>
              <table:table-cell office:value-type="float" office:value="-0.00177600000000045">
                <text:p>-0.00177600000000045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0.0131441048034948">
                <text:p>0.0131441048034948</text:p>
              </table:table-cell>
              <table:table-cell office:value-type="float" office:value="-0.00481600000000046">
                <text:p>-0.00481600000000046</text:p>
              </table:table-cell>
            </table:table-row>
            <table:table-row>
              <table:table-cell office:value-type="string">
                <text:p>0.29</text:p>
              </table:table-cell>
              <table:table-cell office:value-type="float" office:value="0.0248387096774206">
                <text:p>0.0248387096774206</text:p>
              </table:table-cell>
              <table:table-cell office:value-type="float" office:value="-0.00862400000000044">
                <text:p>-0.00862400000000044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0.0402439024390258">
                <text:p>0.0402439024390258</text:p>
              </table:table-cell>
              <table:table-cell office:value-type="float" office:value="-0.0132000000000004">
                <text:p>-0.0132000000000004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0.0600518134715041">
                <text:p>0.0600518134715041</text:p>
              </table:table-cell>
              <table:table-cell office:value-type="float" office:value="-0.0185440000000005">
                <text:p>-0.0185440000000005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0.0851381215469629">
                <text:p>0.0851381215469629</text:p>
              </table:table-cell>
              <table:table-cell office:value-type="float" office:value="-0.0246560000000005">
                <text:p>-0.0246560000000005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0.116627218934913">
                <text:p>0.116627218934913</text:p>
              </table:table-cell>
              <table:table-cell office:value-type="float" office:value="-0.0315360000000003">
                <text:p>-0.0315360000000003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0.155987261146499">
                <text:p>0.155987261146499</text:p>
              </table:table-cell>
              <table:table-cell office:value-type="float" office:value="-0.0391840000000004">
                <text:p>-0.0391840000000004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0.205172413793105">
                <text:p>0.205172413793105</text:p>
              </table:table-cell>
              <table:table-cell office:value-type="float" office:value="-0.0476000000000004">
                <text:p>-0.0476000000000004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0.26684210526316">
                <text:p>0.26684210526316</text:p>
              </table:table-cell>
              <table:table-cell office:value-type="float" office:value="-0.0567840000000003">
                <text:p>-0.0567840000000003</text:p>
              </table:table-cell>
            </table:table-row>
            <table:table-row>
              <table:table-cell office:value-type="string">
                <text:p>0.37</text:p>
              </table:table-cell>
              <table:table-cell office:value-type="float" office:value="0.344710743801655">
                <text:p>0.344710743801655</text:p>
              </table:table-cell>
              <table:table-cell office:value-type="float" office:value="-0.0667360000000003">
                <text:p>-0.0667360000000003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0.444128440366975">
                <text:p>0.444128440366975</text:p>
              </table:table-cell>
              <table:table-cell office:value-type="float" office:value="-0.0774560000000004">
                <text:p>-0.0774560000000004</text:p>
              </table:table-cell>
            </table:table-row>
            <table:table-row>
              <table:table-cell office:value-type="string">
                <text:p>0.39</text:p>
              </table:table-cell>
              <table:table-cell office:value-type="float" office:value="0.573092783505157">
                <text:p>0.573092783505157</text:p>
              </table:table-cell>
              <table:table-cell office:value-type="float" office:value="-0.0889440000000005">
                <text:p>-0.0889440000000005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0.744117647058827">
                <text:p>0.744117647058827</text:p>
              </table:table-cell>
              <table:table-cell office:value-type="float" office:value="-0.1012">
                <text:p>-0.1012</text:p>
              </table:table-cell>
            </table:table-row>
            <table:table-row>
              <table:table-cell office:value-type="string">
                <text:p>0.41</text:p>
              </table:table-cell>
              <table:table-cell office:value-type="float" office:value="0.977945205479455">
                <text:p>0.977945205479455</text:p>
              </table:table-cell>
              <table:table-cell office:value-type="float" office:value="-0.114224">
                <text:p>-0.114224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1.3116393442623">
                <text:p>1.3116393442623</text:p>
              </table:table-cell>
              <table:table-cell office:value-type="float" office:value="-0.128016">
                <text:p>-0.128016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1.81857142857144">
                <text:p>1.81857142857144</text:p>
              </table:table-cell>
              <table:table-cell office:value-type="float" office:value="-0.142576">
                <text:p>-0.142576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2.66729729729731">
                <text:p>2.66729729729731</text:p>
              </table:table-cell>
              <table:table-cell office:value-type="float" office:value="-0.157904">
                <text:p>-0.157904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4.35000000000003">
                <text:p>4.35000000000003</text:p>
              </table:table-cell>
              <table:table-cell office:value-type="float" office:value="-0.174">
                <text:p>-0.174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9.17615384615394">
                <text:p>9.17615384615394</text:p>
              </table:table-cell>
              <table:table-cell office:value-type="float" office:value="-0.190864">
                <text:p>-0.190864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130.310000000011">
                <text:p>130.310000000011</text:p>
              </table:table-cell>
              <table:table-cell office:value-type="float" office:value="-0.208496">
                <text:p>-0.208496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-12.8918181818181">
                <text:p>-12.8918181818181</text:p>
              </table:table-cell>
              <table:table-cell office:value-type="float" office:value="-0.226896">
                <text:p>-0.226896</text:p>
              </table:table-cell>
            </table:table-row>
            <table:table-row>
              <table:table-cell office:value-type="string">
                <text:p>0.49</text:p>
              </table:table-cell>
              <table:table-cell office:value-type="float" office:value="-6.6865217391304">
                <text:p>-6.6865217391304</text:p>
              </table:table-cell>
              <table:table-cell office:value-type="float" office:value="-0.246064">
                <text:p>-0.24606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-4.74999999999999">
                <text:p>-4.74999999999999</text:p>
              </table:table-cell>
              <table:table-cell office:value-type="float" office:value="-0.266">
                <text:p>-0.266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-3.81255319148936">
                <text:p>-3.81255319148936</text:p>
              </table:table-cell>
              <table:table-cell office:value-type="float" office:value="-0.286704">
                <text:p>-0.286704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-3.26457627118643">
                <text:p>-3.26457627118643</text:p>
              </table:table-cell>
              <table:table-cell office:value-type="float" office:value="-0.308176">
                <text:p>-0.308176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-2.90859154929577">
                <text:p>-2.90859154929577</text:p>
              </table:table-cell>
              <table:table-cell office:value-type="float" office:value="-0.330416">
                <text:p>-0.330416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-2.66132530120481">
                <text:p>-2.66132530120481</text:p>
              </table:table-cell>
              <table:table-cell office:value-type="float" office:value="-0.353424">
                <text:p>-0.353424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-2.48157894736842">
                <text:p>-2.48157894736842</text:p>
              </table:table-cell>
              <table:table-cell office:value-type="float" office:value="-0.3772">
                <text:p>-0.3772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-2.34663551401869">
                <text:p>-2.34663551401869</text:p>
              </table:table-cell>
              <table:table-cell office:value-type="float" office:value="-0.401744">
                <text:p>-0.401744</text:p>
              </table:table-cell>
            </table:table-row>
            <table:table-row>
              <table:table-cell office:value-type="string">
                <text:p>0.57</text:p>
              </table:table-cell>
              <table:table-cell office:value-type="float" office:value="-2.24294117647058">
                <text:p>-2.24294117647058</text:p>
              </table:table-cell>
              <table:table-cell office:value-type="float" office:value="-0.427056">
                <text:p>-0.427056</text:p>
              </table:table-cell>
            </table:table-row>
            <table:table-row>
              <table:table-cell office:value-type="string">
                <text:p>0.58</text:p>
              </table:table-cell>
              <table:table-cell office:value-type="float" office:value="-2.16190839694656">
                <text:p>-2.16190839694656</text:p>
              </table:table-cell>
              <table:table-cell office:value-type="float" office:value="-0.453136">
                <text:p>-0.453136</text:p>
              </table:table-cell>
            </table:table-row>
            <table:table-row>
              <table:table-cell office:value-type="string">
                <text:p>0.59</text:p>
              </table:table-cell>
              <table:table-cell office:value-type="float" office:value="-2.09783216783217">
                <text:p>-2.09783216783217</text:p>
              </table:table-cell>
              <table:table-cell office:value-type="float" office:value="-0.479984">
                <text:p>-0.47998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-2.04677419354838">
                <text:p>-2.04677419354838</text:p>
              </table:table-cell>
              <table:table-cell office:value-type="float" office:value="-0.5076">
                <text:p>-0.5076</text:p>
              </table:table-cell>
            </table:table-row>
            <table:table-row>
              <table:table-cell office:value-type="string">
                <text:p>0.61</text:p>
              </table:table-cell>
              <table:table-cell office:value-type="float" office:value="-2.00592814371257">
                <text:p>-2.00592814371257</text:p>
              </table:table-cell>
              <table:table-cell office:value-type="float" office:value="-0.535983999999999">
                <text:p>-0.535983999999999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-1.97324022346368">
                <text:p>-1.97324022346368</text:p>
              </table:table-cell>
              <table:table-cell office:value-type="float" office:value="-0.565136">
                <text:p>-0.565136</text:p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-1.94717277486911">
                <text:p>-1.94717277486911</text:p>
              </table:table-cell>
              <table:table-cell office:value-type="float" office:value="-0.595056">
                <text:p>-0.595056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-1.92655172413793">
                <text:p>-1.92655172413793</text:p>
              </table:table-cell>
              <table:table-cell office:value-type="float" office:value="-0.625744">
                <text:p>-0.625744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-1.91046511627907">
                <text:p>-1.91046511627907</text:p>
              </table:table-cell>
              <table:table-cell office:value-type="float" office:value="-0.657199999999999">
                <text:p>-0.657199999999999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-1.89819383259912">
                <text:p>-1.89819383259912</text:p>
              </table:table-cell>
              <table:table-cell office:value-type="float" office:value="-0.689423999999999">
                <text:p>-0.689423999999999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-1.88916317991632">
                <text:p>-1.88916317991632</text:p>
              </table:table-cell>
              <table:table-cell office:value-type="float" office:value="-0.722416">
                <text:p>-0.722416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-1.88290836653386">
                <text:p>-1.88290836653386</text:p>
              </table:table-cell>
              <table:table-cell office:value-type="float" office:value="-0.756175999999999">
                <text:p>-0.756175999999999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-1.87904942965779">
                <text:p>-1.87904942965779</text:p>
              </table:table-cell>
              <table:table-cell office:value-type="float" office:value="-0.790704">
                <text:p>-0.79070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-1.87727272727272">
                <text:p>-1.87727272727272</text:p>
              </table:table-cell>
              <table:table-cell office:value-type="float" office:value="-0.825999999999999">
                <text:p>-0.825999999999999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-1.87731707317073">
                <text:p>-1.87731707317073</text:p>
              </table:table-cell>
              <table:table-cell office:value-type="float" office:value="-0.862063999999999">
                <text:p>-0.862063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-1.87896321070234">
                <text:p>-1.87896321070234</text:p>
              </table:table-cell>
              <table:table-cell office:value-type="float" office:value="-0.898895999999999">
                <text:p>-0.898895999999999</text:p>
              </table:table-cell>
            </table:table-row>
            <table:table-row>
              <table:table-cell office:value-type="string">
                <text:p>0.73</text:p>
              </table:table-cell>
              <table:table-cell office:value-type="float" office:value="-1.88202572347267">
                <text:p>-1.88202572347267</text:p>
              </table:table-cell>
              <table:table-cell office:value-type="float" office:value="-0.936495999999999">
                <text:p>-0.9364959999999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-1.886346749226">
                <text:p>-1.886346749226</text:p>
              </table:table-cell>
              <table:table-cell office:value-type="float" office:value="-0.974863999999999">
                <text:p>-0.974863999999999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-1.89179104477612">
                <text:p>-1.89179104477612</text:p>
              </table:table-cell>
              <table:table-cell office:value-type="float" office:value="-1.014">
                <text:p>-1.01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-1.89824207492795">
                <text:p>-1.89824207492795</text:p>
              </table:table-cell>
              <table:table-cell office:value-type="float" office:value="-1.053904">
                <text:p>-1.053904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-1.90559888579387">
                <text:p>-1.90559888579387</text:p>
              </table:table-cell>
              <table:table-cell office:value-type="float" office:value="-1.094576">
                <text:p>-1.09457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-1.91377358490566">
                <text:p>-1.91377358490566</text:p>
              </table:table-cell>
              <table:table-cell office:value-type="float" office:value="-1.136016">
                <text:p>-1.136016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-1.92268929503916">
                <text:p>-1.92268929503916</text:p>
              </table:table-cell>
              <table:table-cell office:value-type="float" office:value="-1.178224">
                <text:p>-1.17822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-1.93227848101266">
                <text:p>-1.93227848101266</text:p>
              </table:table-cell>
              <table:table-cell office:value-type="float" office:value="-1.2212">
                <text:p>-1.2212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-1.94248157248157">
                <text:p>-1.94248157248157</text:p>
              </table:table-cell>
              <table:table-cell office:value-type="float" office:value="-1.264944">
                <text:p>-1.264944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-1.95324582338902">
                <text:p>-1.95324582338902</text:p>
              </table:table-cell>
              <table:table-cell office:value-type="float" office:value="-1.309456">
                <text:p>-1.309456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-1.96452436194895">
                <text:p>-1.96452436194895</text:p>
              </table:table-cell>
              <table:table-cell office:value-type="float" office:value="-1.354736">
                <text:p>-1.35473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-1.97627539503386">
                <text:p>-1.97627539503386</text:p>
              </table:table-cell>
              <table:table-cell office:value-type="float" office:value="-1.400784">
                <text:p>-1.400784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-1.98846153846154">
                <text:p>-1.98846153846154</text:p>
              </table:table-cell>
              <table:table-cell office:value-type="float" office:value="-1.4476">
                <text:p>-1.4476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-2.00104925053533">
                <text:p>-2.00104925053533</text:p>
              </table:table-cell>
              <table:table-cell office:value-type="float" office:value="-1.495184">
                <text:p>-1.495184</text:p>
              </table:table-cell>
            </table:table-row>
            <table:table-row>
              <table:table-cell office:value-type="string">
                <text:p>0.87</text:p>
              </table:table-cell>
              <table:table-cell office:value-type="float" office:value="-2.01400835073069">
                <text:p>-2.01400835073069</text:p>
              </table:table-cell>
              <table:table-cell office:value-type="float" office:value="-1.543536">
                <text:p>-1.54353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-2.0273116089613">
                <text:p>-2.0273116089613</text:p>
              </table:table-cell>
              <table:table-cell office:value-type="float" office:value="-1.592656">
                <text:p>-1.592656</text:p>
              </table:table-cell>
            </table:table-row>
            <table:table-row>
              <table:table-cell office:value-type="string">
                <text:p>0.89</text:p>
              </table:table-cell>
              <table:table-cell office:value-type="float" office:value="-2.04093439363817">
                <text:p>-2.04093439363817</text:p>
              </table:table-cell>
              <table:table-cell office:value-type="float" office:value="-1.642544">
                <text:p>-1.6425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-2.05485436893204">
                <text:p>-2.05485436893204</text:p>
              </table:table-cell>
              <table:table-cell office:value-type="float" office:value="-1.6932">
                <text:p>-1.6932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-2.06905123339658">
                <text:p>-2.06905123339658</text:p>
              </table:table-cell>
              <table:table-cell office:value-type="float" office:value="-1.744624">
                <text:p>-1.744624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-2.08350649350649">
                <text:p>-2.08350649350649</text:p>
              </table:table-cell>
              <table:table-cell office:value-type="float" office:value="-1.796816">
                <text:p>-1.796816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-2.09820326678766">
                <text:p>-2.09820326678766</text:p>
              </table:table-cell>
              <table:table-cell office:value-type="float" office:value="-1.849776">
                <text:p>-1.849776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-2.11312611012433">
                <text:p>-2.11312611012433</text:p>
              </table:table-cell>
              <table:table-cell office:value-type="float" office:value="-1.903504">
                <text:p>-1.903504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-2.12826086956521">
                <text:p>-2.12826086956521</text:p>
              </table:table-cell>
              <table:table-cell office:value-type="float" office:value="-1.958">
                <text:p>-1.95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-2.14359454855196">
                <text:p>-2.14359454855196</text:p>
              </table:table-cell>
              <table:table-cell office:value-type="float" office:value="-2.013264">
                <text:p>-2.013264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-2.15911519198664">
                <text:p>-2.15911519198664</text:p>
              </table:table-cell>
              <table:table-cell office:value-type="float" office:value="-2.069296">
                <text:p>-2.069296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-2.17481178396072">
                <text:p>-2.17481178396072</text:p>
              </table:table-cell>
              <table:table-cell office:value-type="float" office:value="-2.126096">
                <text:p>-2.126096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-2.19067415730337">
                <text:p>-2.19067415730337</text:p>
              </table:table-cell>
              <table:table-cell office:value-type="float" office:value="-2.183664">
                <text:p>-2.18366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2.20669291338582">
                <text:p>-2.20669291338582</text:p>
              </table:table-cell>
              <table:table-cell office:value-type="float" office:value="-2.242">
                <text:p>-2.242</text:p>
              </table:table-cell>
            </table:table-row>
            <table:table-row>
              <table:table-cell office:value-type="string">
                <text:p>1.01</text:p>
              </table:table-cell>
              <table:table-cell office:value-type="float" office:value="-2.22285935085007">
                <text:p>-2.22285935085007</text:p>
              </table:table-cell>
              <table:table-cell office:value-type="float" office:value="-2.301104">
                <text:p>-2.301104</text:p>
              </table:table-cell>
            </table:table-row>
            <table:table-row>
              <table:table-cell office:value-type="string">
                <text:p>1.02</text:p>
              </table:table-cell>
              <table:table-cell office:value-type="float" office:value="-2.23916540212443">
                <text:p>-2.23916540212443</text:p>
              </table:table-cell>
              <table:table-cell office:value-type="float" office:value="-2.360976">
                <text:p>-2.360976</text:p>
              </table:table-cell>
            </table:table-row>
            <table:table-row>
              <table:table-cell office:value-type="string">
                <text:p>1.03</text:p>
              </table:table-cell>
              <table:table-cell office:value-type="float" office:value="-2.25560357675111">
                <text:p>-2.25560357675111</text:p>
              </table:table-cell>
              <table:table-cell office:value-type="float" office:value="-2.421616">
                <text:p>-2.421616</text:p>
              </table:table-cell>
            </table:table-row>
            <table:table-row>
              <table:table-cell office:value-type="string">
                <text:p>1.04</text:p>
              </table:table-cell>
              <table:table-cell office:value-type="float" office:value="-2.27216691068814">
                <text:p>-2.27216691068814</text:p>
              </table:table-cell>
              <table:table-cell office:value-type="float" office:value="-2.483024">
                <text:p>-2.483024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-2.28884892086331">
                <text:p>-2.28884892086331</text:p>
              </table:table-cell>
              <table:table-cell office:value-type="float" office:value="-2.5452">
                <text:p>-2.5452</text:p>
              </table:table-cell>
            </table:table-row>
            <table:table-row>
              <table:table-cell office:value-type="string">
                <text:p>1.06</text:p>
              </table:table-cell>
              <table:table-cell office:value-type="float" office:value="-2.30564356435643">
                <text:p>-2.30564356435643</text:p>
              </table:table-cell>
              <table:table-cell office:value-type="float" office:value="-2.608144">
                <text:p>-2.608144</text:p>
              </table:table-cell>
            </table:table-row>
            <table:table-row>
              <table:table-cell office:value-type="string">
                <text:p>1.07</text:p>
              </table:table-cell>
              <table:table-cell office:value-type="float" office:value="-2.32254520166898">
                <text:p>-2.32254520166898</text:p>
              </table:table-cell>
              <table:table-cell office:value-type="float" office:value="-2.671856">
                <text:p>-2.671856</text:p>
              </table:table-cell>
            </table:table-row>
            <table:table-row>
              <table:table-cell office:value-type="string">
                <text:p>1.08</text:p>
              </table:table-cell>
              <table:table-cell office:value-type="float" office:value="-2.33954856361149">
                <text:p>-2.33954856361149</text:p>
              </table:table-cell>
              <table:table-cell office:value-type="float" office:value="-2.736336">
                <text:p>-2.736336</text:p>
              </table:table-cell>
            </table:table-row>
            <table:table-row>
              <table:table-cell office:value-type="string">
                <text:p>1.09</text:p>
              </table:table-cell>
              <table:table-cell office:value-type="float" office:value="-2.35664872139973">
                <text:p>-2.35664872139973</text:p>
              </table:table-cell>
              <table:table-cell office:value-type="float" office:value="-2.801584">
                <text:p>-2.80158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-2.37384105960265">
                <text:p>-2.37384105960265</text:p>
              </table:table-cell>
              <table:table-cell office:value-type="float" office:value="-2.8676">
                <text:p>-2.8676</text:p>
              </table:table-cell>
            </table:table-row>
            <table:table-row>
              <table:table-cell office:value-type="string">
                <text:p>1.11</text:p>
              </table:table-cell>
              <table:table-cell office:value-type="float" office:value="-2.39112125162972">
                <text:p>-2.39112125162972</text:p>
              </table:table-cell>
              <table:table-cell office:value-type="float" office:value="-2.934384">
                <text:p>-2.934384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-2.40848523748395">
                <text:p>-2.40848523748395</text:p>
              </table:table-cell>
              <table:table-cell office:value-type="float" office:value="-3.001936">
                <text:p>-3.001936</text:p>
              </table:table-cell>
            </table:table-row>
            <table:table-row>
              <table:table-cell office:value-type="string">
                <text:p>1.13</text:p>
              </table:table-cell>
              <table:table-cell office:value-type="float" office:value="-2.42592920353982">
                <text:p>-2.42592920353982</text:p>
              </table:table-cell>
              <table:table-cell office:value-type="float" office:value="-3.070256">
                <text:p>-3.070256</text:p>
              </table:table-cell>
            </table:table-row>
            <table:table-row>
              <table:table-cell office:value-type="string">
                <text:p>1.14</text:p>
              </table:table-cell>
              <table:table-cell office:value-type="float" office:value="-2.44344956413449">
                <text:p>-2.44344956413449</text:p>
              </table:table-cell>
              <table:table-cell office:value-type="float" office:value="-3.139344">
                <text:p>-3.139344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-2.46104294478527">
                <text:p>-2.46104294478527</text:p>
              </table:table-cell>
              <table:table-cell office:value-type="float" office:value="-3.2092">
                <text:p>-3.2092</text:p>
              </table:table-cell>
            </table:table-row>
            <table:table-row>
              <table:table-cell office:value-type="string">
                <text:p>1.16</text:p>
              </table:table-cell>
              <table:table-cell office:value-type="float" office:value="-2.47870616686819">
                <text:p>-2.47870616686819</text:p>
              </table:table-cell>
              <table:table-cell office:value-type="float" office:value="-3.279824">
                <text:p>-3.279824</text:p>
              </table:table-cell>
            </table:table-row>
            <table:table-row>
              <table:table-cell office:value-type="string">
                <text:p>1.17</text:p>
              </table:table-cell>
              <table:table-cell office:value-type="float" office:value="-2.49643623361144">
                <text:p>-2.49643623361144</text:p>
              </table:table-cell>
              <table:table-cell office:value-type="float" office:value="-3.35121599999999">
                <text:p>-3.35121599999999</text:p>
              </table:table-cell>
            </table:table-row>
            <table:table-row>
              <table:table-cell office:value-type="string">
                <text:p>1.18</text:p>
              </table:table-cell>
              <table:table-cell office:value-type="float" office:value="-2.51423031727379">
                <text:p>-2.51423031727379</text:p>
              </table:table-cell>
              <table:table-cell office:value-type="float" office:value="-3.42337599999999">
                <text:p>-3.42337599999999</text:p>
              </table:table-cell>
            </table:table-row>
            <table:table-row>
              <table:table-cell office:value-type="string">
                <text:p>1.19</text:p>
              </table:table-cell>
              <table:table-cell office:value-type="float" office:value="-2.53208574739281">
                <text:p>-2.53208574739281</text:p>
              </table:table-cell>
              <table:table-cell office:value-type="float" office:value="-3.496304">
                <text:p>-3.496304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-2.55">
                <text:p>-2.55</text:p>
              </table:table-cell>
              <table:table-cell office:value-type="float" office:value="-3.56999999999999">
                <text:p>-3.56999999999999</text:p>
              </table:table-cell>
            </table:table-row>
            <table:table-row>
              <table:table-cell office:value-type="string">
                <text:p>1.21</text:p>
              </table:table-cell>
              <table:table-cell office:value-type="float" office:value="-2.56797068771138">
                <text:p>-2.56797068771138</text:p>
              </table:table-cell>
              <table:table-cell office:value-type="float" office:value="-3.644464">
                <text:p>-3.644464</text:p>
              </table:table-cell>
            </table:table-row>
            <table:table-row>
              <table:table-cell office:value-type="string">
                <text:p>1.22</text:p>
              </table:table-cell>
              <table:table-cell office:value-type="float" office:value="-2.58599555061179">
                <text:p>-2.58599555061179</text:p>
              </table:table-cell>
              <table:table-cell office:value-type="float" office:value="-3.71969599999999">
                <text:p>-3.71969599999999</text:p>
              </table:table-cell>
            </table:table-row>
            <table:table-row>
              <table:table-cell office:value-type="string">
                <text:p>1.23</text:p>
              </table:table-cell>
              <table:table-cell office:value-type="float" office:value="-2.60407244785949">
                <text:p>-2.60407244785949</text:p>
              </table:table-cell>
              <table:table-cell office:value-type="float" office:value="-3.79569599999999">
                <text:p>-3.79569599999999</text:p>
              </table:table-cell>
            </table:table-row>
            <table:table-row>
              <table:table-cell office:value-type="string">
                <text:p>1.24</text:p>
              </table:table-cell>
              <table:table-cell office:value-type="float" office:value="-2.62219934994582">
                <text:p>-2.62219934994582</text:p>
              </table:table-cell>
              <table:table-cell office:value-type="float" office:value="-3.87246399999999">
                <text:p>-3.87246399999999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-2.6403743315508">
                <text:p>-2.6403743315508</text:p>
              </table:table-cell>
              <table:table-cell office:value-type="float" office:value="-3.94999999999999">
                <text:p>-3.94999999999999</text:p>
              </table:table-cell>
            </table:table-row>
            <table:table-row>
              <table:table-cell office:value-type="string">
                <text:p>1.26</text:p>
              </table:table-cell>
              <table:table-cell office:value-type="float" office:value="-2.65859556494192">
                <text:p>-2.65859556494192</text:p>
              </table:table-cell>
              <table:table-cell office:value-type="float" office:value="-4.02830399999999">
                <text:p>-4.02830399999999</text:p>
              </table:table-cell>
            </table:table-row>
            <table:table-row>
              <table:table-cell office:value-type="string">
                <text:p>1.27</text:p>
              </table:table-cell>
              <table:table-cell office:value-type="float" office:value="-2.67686131386861">
                <text:p>-2.67686131386861</text:p>
              </table:table-cell>
              <table:table-cell office:value-type="float" office:value="-4.10737599999999">
                <text:p>-4.10737599999999</text:p>
              </table:table-cell>
            </table:table-row>
            <table:table-row>
              <table:table-cell office:value-type="string">
                <text:p>1.28</text:p>
              </table:table-cell>
              <table:table-cell office:value-type="float" office:value="-2.69516992790937">
                <text:p>-2.69516992790937</text:p>
              </table:table-cell>
              <table:table-cell office:value-type="float" office:value="-4.18721599999999">
                <text:p>-4.18721599999999</text:p>
              </table:table-cell>
            </table:table-row>
            <table:table-row>
              <table:table-cell office:value-type="string">
                <text:p>1.29</text:p>
              </table:table-cell>
              <table:table-cell office:value-type="float" office:value="-2.71351983723296">
                <text:p>-2.71351983723296</text:p>
              </table:table-cell>
              <table:table-cell office:value-type="float" office:value="-4.267824">
                <text:p>-4.26782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-2.73190954773869">
                <text:p>-2.73190954773869</text:p>
              </table:table-cell>
              <table:table-cell office:value-type="float" office:value="-4.34919999999999">
                <text:p>-4.34919999999999</text:p>
              </table:table-cell>
            </table:table-row>
            <table:table-row>
              <table:table-cell office:value-type="string">
                <text:p>1.31</text:p>
              </table:table-cell>
              <table:table-cell office:value-type="float" office:value="-2.75033763654419">
                <text:p>-2.75033763654419</text:p>
              </table:table-cell>
              <table:table-cell office:value-type="float" office:value="-4.43134399999999">
                <text:p>-4.43134399999999</text:p>
              </table:table-cell>
            </table:table-row>
            <table:table-row>
              <table:table-cell office:value-type="string">
                <text:p>1.32</text:p>
              </table:table-cell>
              <table:table-cell office:value-type="float" office:value="-2.76880274779195">
                <text:p>-2.76880274779195</text:p>
              </table:table-cell>
              <table:table-cell office:value-type="float" office:value="-4.51425599999999">
                <text:p>-4.51425599999999</text:p>
              </table:table-cell>
            </table:table-row>
            <table:table-row>
              <table:table-cell office:value-type="string">
                <text:p>1.33</text:p>
              </table:table-cell>
              <table:table-cell office:value-type="float" office:value="-2.78730358874878">
                <text:p>-2.78730358874878</text:p>
              </table:table-cell>
              <table:table-cell office:value-type="float" office:value="-4.59793599999999">
                <text:p>-4.59793599999999</text:p>
              </table:table-cell>
            </table:table-row>
            <table:table-row>
              <table:table-cell office:value-type="string">
                <text:p>1.34</text:p>
              </table:table-cell>
              <table:table-cell office:value-type="float" office:value="-2.80583892617449">
                <text:p>-2.80583892617449</text:p>
              </table:table-cell>
              <table:table-cell office:value-type="float" office:value="-4.68238399999999">
                <text:p>-4.68238399999999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-2.82440758293838">
                <text:p>-2.82440758293838</text:p>
              </table:table-cell>
              <table:table-cell office:value-type="float" office:value="-4.76759999999999">
                <text:p>-4.76759999999999</text:p>
              </table:table-cell>
            </table:table-row>
            <table:table-row>
              <table:table-cell office:value-type="string">
                <text:p>1.36</text:p>
              </table:table-cell>
              <table:table-cell office:value-type="float" office:value="-2.8430084348641">
                <text:p>-2.8430084348641</text:p>
              </table:table-cell>
              <table:table-cell office:value-type="float" office:value="-4.85358399999999">
                <text:p>-4.85358399999999</text:p>
              </table:table-cell>
            </table:table-row>
            <table:table-row>
              <table:table-cell office:value-type="string">
                <text:p>1.37</text:p>
              </table:table-cell>
              <table:table-cell office:value-type="float" office:value="-2.86164040778498">
                <text:p>-2.86164040778498</text:p>
              </table:table-cell>
              <table:table-cell office:value-type="float" office:value="-4.94033599999999">
                <text:p>-4.94033599999999</text:p>
              </table:table-cell>
            </table:table-row>
            <table:table-row>
              <table:table-cell office:value-type="string">
                <text:p>1.38</text:p>
              </table:table-cell>
              <table:table-cell office:value-type="float" office:value="-2.88030247479376">
                <text:p>-2.88030247479376</text:p>
              </table:table-cell>
              <table:table-cell office:value-type="float" office:value="-5.02785599999999">
                <text:p>-5.02785599999999</text:p>
              </table:table-cell>
            </table:table-row>
            <table:table-row>
              <table:table-cell office:value-type="string">
                <text:p>1.39</text:p>
              </table:table-cell>
              <table:table-cell office:value-type="float" office:value="-2.8989936536718">
                <text:p>-2.8989936536718</text:p>
              </table:table-cell>
              <table:table-cell office:value-type="float" office:value="-5.11614399999999">
                <text:p>-5.1161439999999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-2.9177130044843">
                <text:p>-2.9177130044843</text:p>
              </table:table-cell>
              <table:table-cell office:value-type="float" office:value="-5.20519999999999">
                <text:p>-5.20519999999999</text:p>
              </table:table-cell>
            </table:table-row>
            <table:table-row>
              <table:table-cell office:value-type="string">
                <text:p>1.41</text:p>
              </table:table-cell>
              <table:table-cell office:value-type="float" office:value="-2.93645962732919">
                <text:p>-2.93645962732919</text:p>
              </table:table-cell>
              <table:table-cell office:value-type="float" office:value="-5.29502399999999">
                <text:p>-5.29502399999999</text:p>
              </table:table-cell>
            </table:table-row>
            <table:table-row>
              <table:table-cell office:value-type="string">
                <text:p>1.42</text:p>
              </table:table-cell>
              <table:table-cell office:value-type="float" office:value="-2.95523266022826">
                <text:p>-2.95523266022826</text:p>
              </table:table-cell>
              <table:table-cell office:value-type="float" office:value="-5.38561599999999">
                <text:p>-5.38561599999999</text:p>
              </table:table-cell>
            </table:table-row>
            <table:table-row>
              <table:table-cell office:value-type="string">
                <text:p>1.43</text:p>
              </table:table-cell>
              <table:table-cell office:value-type="float" office:value="-2.9740312771503">
                <text:p>-2.9740312771503</text:p>
              </table:table-cell>
              <table:table-cell office:value-type="float" office:value="-5.47697599999999">
                <text:p>-5.47697599999999</text:p>
              </table:table-cell>
            </table:table-row>
            <table:table-row>
              <table:table-cell office:value-type="string">
                <text:p>1.44</text:p>
              </table:table-cell>
              <table:table-cell office:value-type="float" office:value="-2.99285468615649">
                <text:p>-2.99285468615649</text:p>
              </table:table-cell>
              <table:table-cell office:value-type="float" office:value="-5.56910399999999">
                <text:p>-5.56910399999999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-3.01170212765957">
                <text:p>-3.01170212765957</text:p>
              </table:table-cell>
              <table:table-cell office:value-type="float" office:value="-5.66199999999999">
                <text:p>-5.66199999999999</text:p>
              </table:table-cell>
            </table:table-row>
            <table:table-row>
              <table:table-cell office:value-type="string">
                <text:p>1.46</text:p>
              </table:table-cell>
              <table:table-cell office:value-type="float" office:value="-3.03057287278854">
                <text:p>-3.03057287278854</text:p>
              </table:table-cell>
              <table:table-cell office:value-type="float" office:value="-5.75566399999999">
                <text:p>-5.75566399999999</text:p>
              </table:table-cell>
            </table:table-row>
            <table:table-row>
              <table:table-cell office:value-type="string">
                <text:p>1.47</text:p>
              </table:table-cell>
              <table:table-cell office:value-type="float" office:value="-3.04946622185154">
                <text:p>-3.04946622185154</text:p>
              </table:table-cell>
              <table:table-cell office:value-type="float" office:value="-5.85009599999999">
                <text:p>-5.85009599999999</text:p>
              </table:table-cell>
            </table:table-row>
            <table:table-row>
              <table:table-cell office:value-type="string">
                <text:p>1.48</text:p>
              </table:table-cell>
              <table:table-cell office:value-type="float" office:value="-3.06838150289017">
                <text:p>-3.06838150289017</text:p>
              </table:table-cell>
              <table:table-cell office:value-type="float" office:value="-5.94529599999999">
                <text:p>-5.94529599999999</text:p>
              </table:table-cell>
            </table:table-row>
            <table:table-row>
              <table:table-cell office:value-type="string">
                <text:p>1.49</text:p>
              </table:table-cell>
              <table:table-cell office:value-type="float" office:value="-3.08731807031888">
                <text:p>-3.08731807031888</text:p>
              </table:table-cell>
              <table:table-cell office:value-type="float" office:value="-6.04126399999999">
                <text:p>-6.04126399999999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-3.10627530364372">
                <text:p>-3.10627530364372</text:p>
              </table:table-cell>
              <table:table-cell office:value-type="float" office:value="-6.13799999999999">
                <text:p>-6.13799999999999</text:p>
              </table:table-cell>
            </table:table-row>
            <table:table-row>
              <table:table-cell office:value-type="string">
                <text:p>1.51</text:p>
              </table:table-cell>
              <table:table-cell office:value-type="float" office:value="-3.12525260625501">
                <text:p>-3.12525260625501</text:p>
              </table:table-cell>
              <table:table-cell office:value-type="float" office:value="-6.23550399999999">
                <text:p>-6.23550399999999</text:p>
              </table:table-cell>
            </table:table-row>
            <table:table-row>
              <table:table-cell office:value-type="string">
                <text:p>1.52</text:p>
              </table:table-cell>
              <table:table-cell office:value-type="float" office:value="-3.14424940428911">
                <text:p>-3.14424940428911</text:p>
              </table:table-cell>
              <table:table-cell office:value-type="float" office:value="-6.33377599999999">
                <text:p>-6.33377599999999</text:p>
              </table:table-cell>
            </table:table-row>
            <table:table-row>
              <table:table-cell office:value-type="string">
                <text:p>1.53</text:p>
              </table:table-cell>
              <table:table-cell office:value-type="float" office:value="-3.16326514555468">
                <text:p>-3.16326514555468</text:p>
              </table:table-cell>
              <table:table-cell office:value-type="float" office:value="-6.43281599999999">
                <text:p>-6.43281599999999</text:p>
              </table:table-cell>
            </table:table-row>
            <table:table-row>
              <table:table-cell office:value-type="string">
                <text:p>1.54</text:p>
              </table:table-cell>
              <table:table-cell office:value-type="float" office:value="-3.18229929851909">
                <text:p>-3.18229929851909</text:p>
              </table:table-cell>
              <table:table-cell office:value-type="float" office:value="-6.53262399999999">
                <text:p>-6.53262399999999</text:p>
              </table:table-cell>
            </table:table-row>
            <table:table-row>
              <table:table-cell office:value-type="string">
                <text:p>1.55</text:p>
              </table:table-cell>
              <table:table-cell office:value-type="float" office:value="-3.20135135135135">
                <text:p>-3.20135135135135</text:p>
              </table:table-cell>
              <table:table-cell office:value-type="float" office:value="-6.63319999999999">
                <text:p>-6.63319999999999</text:p>
              </table:table-cell>
            </table:table-row>
            <table:table-row>
              <table:table-cell office:value-type="string">
                <text:p>1.56</text:p>
              </table:table-cell>
              <table:table-cell office:value-type="float" office:value="-3.22042081101759">
                <text:p>-3.22042081101759</text:p>
              </table:table-cell>
              <table:table-cell office:value-type="float" office:value="-6.73454399999999">
                <text:p>-6.73454399999999</text:p>
              </table:table-cell>
            </table:table-row>
            <table:table-row>
              <table:table-cell office:value-type="string">
                <text:p>1.57</text:p>
              </table:table-cell>
              <table:table-cell office:value-type="float" office:value="-3.23950720242608">
                <text:p>-3.23950720242608</text:p>
              </table:table-cell>
              <table:table-cell office:value-type="float" office:value="-6.83665599999999">
                <text:p>-6.83665599999999</text:p>
              </table:table-cell>
            </table:table-row>
            <table:table-row>
              <table:table-cell office:value-type="string">
                <text:p>1.58</text:p>
              </table:table-cell>
              <table:table-cell office:value-type="float" office:value="-3.25861006761833">
                <text:p>-3.25861006761833</text:p>
              </table:table-cell>
              <table:table-cell office:value-type="float" office:value="-6.93953599999999">
                <text:p>-6.93953599999999</text:p>
              </table:table-cell>
            </table:table-row>
            <table:table-row>
              <table:table-cell office:value-type="string">
                <text:p>1.59</text:p>
              </table:table-cell>
              <table:table-cell office:value-type="float" office:value="-3.27772896500372">
                <text:p>-3.27772896500372</text:p>
              </table:table-cell>
              <table:table-cell office:value-type="float" office:value="-7.04318399999999">
                <text:p>-7.0431839999999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-3.29686346863468">
                <text:p>-3.29686346863468</text:p>
              </table:table-cell>
              <table:table-cell office:value-type="float" office:value="-7.14759999999999">
                <text:p>-7.14759999999999</text:p>
              </table:table-cell>
            </table:table-row>
            <table:table-row>
              <table:table-cell office:value-type="string">
                <text:p>1.61</text:p>
              </table:table-cell>
              <table:table-cell office:value-type="float" office:value="-3.31601316752011">
                <text:p>-3.31601316752011</text:p>
              </table:table-cell>
              <table:table-cell office:value-type="float" office:value="-7.25278399999999">
                <text:p>-7.25278399999999</text:p>
              </table:table-cell>
            </table:table-row>
            <table:table-row>
              <table:table-cell office:value-type="string">
                <text:p>1.62</text:p>
              </table:table-cell>
              <table:table-cell office:value-type="float" office:value="-3.33517766497461">
                <text:p>-3.33517766497461</text:p>
              </table:table-cell>
              <table:table-cell office:value-type="float" office:value="-7.35873599999999">
                <text:p>-7.35873599999999</text:p>
              </table:table-cell>
            </table:table-row>
            <table:table-row>
              <table:table-cell office:value-type="string">
                <text:p>1.63</text:p>
              </table:table-cell>
              <table:table-cell office:value-type="float" office:value="-3.35435657800143">
                <text:p>-3.35435657800143</text:p>
              </table:table-cell>
              <table:table-cell office:value-type="float" office:value="-7.46545599999999">
                <text:p>-7.46545599999999</text:p>
              </table:table-cell>
            </table:table-row>
            <table:table-row>
              <table:table-cell office:value-type="string">
                <text:p>1.64</text:p>
              </table:table-cell>
              <table:table-cell office:value-type="float" office:value="-3.37354953670705">
                <text:p>-3.37354953670705</text:p>
              </table:table-cell>
              <table:table-cell office:value-type="float" office:value="-7.57294399999999">
                <text:p>-7.57294399999999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-3.39275618374558">
                <text:p>-3.39275618374558</text:p>
              </table:table-cell>
              <table:table-cell office:value-type="float" office:value="-7.68119999999999">
                <text:p>-7.68119999999999</text:p>
              </table:table-cell>
            </table:table-row>
            <table:table-row>
              <table:table-cell office:value-type="string">
                <text:p>1.66</text:p>
              </table:table-cell>
              <table:table-cell office:value-type="float" office:value="-3.41197617379116">
                <text:p>-3.41197617379116</text:p>
              </table:table-cell>
              <table:table-cell office:value-type="float" office:value="-7.79022399999999">
                <text:p>-7.79022399999999</text:p>
              </table:table-cell>
            </table:table-row>
            <table:table-row>
              <table:table-cell office:value-type="string">
                <text:p>1.67</text:p>
              </table:table-cell>
              <table:table-cell office:value-type="float" office:value="-3.43120917303682">
                <text:p>-3.43120917303682</text:p>
              </table:table-cell>
              <table:table-cell office:value-type="float" office:value="-7.90001599999999">
                <text:p>-7.90001599999999</text:p>
              </table:table-cell>
            </table:table-row>
            <table:table-row>
              <table:table-cell office:value-type="string">
                <text:p>1.68</text:p>
              </table:table-cell>
              <table:table-cell office:value-type="float" office:value="-3.45045485871812">
                <text:p>-3.45045485871812</text:p>
              </table:table-cell>
              <table:table-cell office:value-type="float" office:value="-8.01057599999998">
                <text:p>-8.01057599999998</text:p>
              </table:table-cell>
            </table:table-row>
            <table:table-row>
              <table:table-cell office:value-type="string">
                <text:p>1.69</text:p>
              </table:table-cell>
              <table:table-cell office:value-type="float" office:value="-3.46971291866028">
                <text:p>-3.46971291866028</text:p>
              </table:table-cell>
              <table:table-cell office:value-type="float" office:value="-8.12190399999999">
                <text:p>-8.121903999999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-3.48898305084745">
                <text:p>-3.48898305084745</text:p>
              </table:table-cell>
              <table:table-cell office:value-type="float" office:value="-8.23399999999999">
                <text:p>-8.23399999999999</text:p>
              </table:table-cell>
            </table:table-row>
            <table:table-row>
              <table:table-cell office:value-type="string">
                <text:p>1.71</text:p>
              </table:table-cell>
              <table:table-cell office:value-type="float" office:value="-3.50826496301277">
                <text:p>-3.50826496301277</text:p>
              </table:table-cell>
              <table:table-cell office:value-type="float" office:value="-8.34686399999999">
                <text:p>-8.34686399999999</text:p>
              </table:table-cell>
            </table:table-row>
            <table:table-row>
              <table:table-cell office:value-type="string">
                <text:p>1.72</text:p>
              </table:table-cell>
              <table:table-cell office:value-type="float" office:value="-3.52755837224816">
                <text:p>-3.52755837224816</text:p>
              </table:table-cell>
              <table:table-cell office:value-type="float" office:value="-8.46049599999999">
                <text:p>-8.46049599999999</text:p>
              </table:table-cell>
            </table:table-row>
            <table:table-row>
              <table:table-cell office:value-type="string">
                <text:p>1.73</text:p>
              </table:table-cell>
              <table:table-cell office:value-type="float" office:value="-3.54686300463269">
                <text:p>-3.54686300463269</text:p>
              </table:table-cell>
              <table:table-cell office:value-type="float" office:value="-8.57489599999999">
                <text:p>-8.57489599999999</text:p>
              </table:table-cell>
            </table:table-row>
            <table:table-row>
              <table:table-cell office:value-type="string">
                <text:p>1.74</text:p>
              </table:table-cell>
              <table:table-cell office:value-type="float" office:value="-3.56617859487852">
                <text:p>-3.56617859487852</text:p>
              </table:table-cell>
              <table:table-cell office:value-type="float" office:value="-8.69006399999999">
                <text:p>-8.69006399999999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-3.58550488599348">
                <text:p>-3.58550488599348</text:p>
              </table:table-cell>
              <table:table-cell office:value-type="float" office:value="-8.80599999999999">
                <text:p>-8.80599999999999</text:p>
              </table:table-cell>
            </table:table-row>
            <table:table-row>
              <table:table-cell office:value-type="string">
                <text:p>1.76</text:p>
              </table:table-cell>
              <table:table-cell office:value-type="float" office:value="-3.60484162895927">
                <text:p>-3.60484162895927</text:p>
              </table:table-cell>
              <table:table-cell office:value-type="float" office:value="-8.92270399999999">
                <text:p>-8.92270399999999</text:p>
              </table:table-cell>
            </table:table-row>
            <table:table-row>
              <table:table-cell office:value-type="string">
                <text:p>1.77</text:p>
              </table:table-cell>
              <table:table-cell office:value-type="float" office:value="-3.62418858242463">
                <text:p>-3.62418858242463</text:p>
              </table:table-cell>
              <table:table-cell office:value-type="float" office:value="-9.04017599999999">
                <text:p>-9.04017599999999</text:p>
              </table:table-cell>
            </table:table-row>
            <table:table-row>
              <table:table-cell office:value-type="string">
                <text:p>1.78</text:p>
              </table:table-cell>
              <table:table-cell office:value-type="float" office:value="-3.64354551241247">
                <text:p>-3.64354551241247</text:p>
              </table:table-cell>
              <table:table-cell office:value-type="float" office:value="-9.15841599999999">
                <text:p>-9.15841599999999</text:p>
              </table:table-cell>
            </table:table-row>
            <table:table-row>
              <table:table-cell office:value-type="string">
                <text:p>1.79</text:p>
              </table:table-cell>
              <table:table-cell office:value-type="float" office:value="-3.66291219204042">
                <text:p>-3.66291219204042</text:p>
              </table:table-cell>
              <table:table-cell office:value-type="float" office:value="-9.27742399999999">
                <text:p>-9.27742399999999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-3.68228840125391">
                <text:p>-3.68228840125391</text:p>
              </table:table-cell>
              <table:table-cell office:value-type="float" office:value="-9.39719999999999">
                <text:p>-9.39719999999999</text:p>
              </table:table-cell>
            </table:table-row>
            <table:table-row>
              <table:table-cell office:value-type="string">
                <text:p>1.81</text:p>
              </table:table-cell>
              <table:table-cell office:value-type="float" office:value="-3.70167392657124">
                <text:p>-3.70167392657124</text:p>
              </table:table-cell>
              <table:table-cell office:value-type="float" office:value="-9.51774399999999">
                <text:p>-9.51774399999999</text:p>
              </table:table-cell>
            </table:table-row>
            <table:table-row>
              <table:table-cell office:value-type="string">
                <text:p>1.82</text:p>
              </table:table-cell>
              <table:table-cell office:value-type="float" office:value="-3.72106856084002">
                <text:p>-3.72106856084002</text:p>
              </table:table-cell>
              <table:table-cell office:value-type="float" office:value="-9.63905599999999">
                <text:p>-9.63905599999999</text:p>
              </table:table-cell>
            </table:table-row>
            <table:table-row>
              <table:table-cell office:value-type="string">
                <text:p>1.83</text:p>
              </table:table-cell>
              <table:table-cell office:value-type="float" office:value="-3.74047210300429">
                <text:p>-3.74047210300429</text:p>
              </table:table-cell>
              <table:table-cell office:value-type="float" office:value="-9.76113599999998">
                <text:p>-9.76113599999998</text:p>
              </table:table-cell>
            </table:table-row>
            <table:table-row>
              <table:table-cell office:value-type="string">
                <text:p>1.84</text:p>
              </table:table-cell>
              <table:table-cell office:value-type="float" office:value="-3.75988435788192">
                <text:p>-3.75988435788192</text:p>
              </table:table-cell>
              <table:table-cell office:value-type="float" office:value="-9.88398399999999">
                <text:p>-9.88398399999999</text:p>
              </table:table-cell>
            </table:table-row>
            <table:table-row>
              <table:table-cell office:value-type="string">
                <text:p>1.85</text:p>
              </table:table-cell>
              <table:table-cell office:value-type="float" office:value="-3.77930513595166">
                <text:p>-3.77930513595166</text:p>
              </table:table-cell>
              <table:table-cell office:value-type="float" office:value="-10.0076">
                <text:p>-10.0076</text:p>
              </table:table-cell>
            </table:table-row>
            <table:table-row>
              <table:table-cell office:value-type="string">
                <text:p>1.86</text:p>
              </table:table-cell>
              <table:table-cell office:value-type="float" office:value="-3.79873425314936">
                <text:p>-3.79873425314936</text:p>
              </table:table-cell>
              <table:table-cell office:value-type="float" office:value="-10.131984">
                <text:p>-10.131984</text:p>
              </table:table-cell>
            </table:table-row>
            <table:table-row>
              <table:table-cell office:value-type="string">
                <text:p>1.87</text:p>
              </table:table-cell>
              <table:table-cell office:value-type="float" office:value="-3.81817153067301">
                <text:p>-3.81817153067301</text:p>
              </table:table-cell>
              <table:table-cell office:value-type="float" office:value="-10.257136">
                <text:p>-10.257136</text:p>
              </table:table-cell>
            </table:table-row>
            <table:table-row>
              <table:table-cell office:value-type="string">
                <text:p>1.88</text:p>
              </table:table-cell>
              <table:table-cell office:value-type="float" office:value="-3.83761679479597">
                <text:p>-3.83761679479597</text:p>
              </table:table-cell>
              <table:table-cell office:value-type="float" office:value="-10.383056">
                <text:p>-10.383056</text:p>
              </table:table-cell>
            </table:table-row>
            <table:table-row>
              <table:table-cell office:value-type="string">
                <text:p>1.89</text:p>
              </table:table-cell>
              <table:table-cell office:value-type="float" office:value="-3.85706987668819">
                <text:p>-3.85706987668819</text:p>
              </table:table-cell>
              <table:table-cell office:value-type="float" office:value="-10.509744">
                <text:p>-10.50974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-3.87653061224489">
                <text:p>-3.87653061224489</text:p>
              </table:table-cell>
              <table:table-cell office:value-type="float" office:value="-10.6372">
                <text:p>-10.6372</text:p>
              </table:table-cell>
            </table:table-row>
            <table:table-row>
              <table:table-cell office:value-type="string">
                <text:p>1.91</text:p>
              </table:table-cell>
              <table:table-cell office:value-type="float" office:value="-3.8959988419224">
                <text:p>-3.8959988419224</text:p>
              </table:table-cell>
              <table:table-cell office:value-type="float" office:value="-10.765424">
                <text:p>-10.765424</text:p>
              </table:table-cell>
            </table:table-row>
            <table:table-row>
              <table:table-cell office:value-type="string">
                <text:p>1.92</text:p>
              </table:table-cell>
              <table:table-cell office:value-type="float" office:value="-3.91547441058079">
                <text:p>-3.91547441058079</text:p>
              </table:table-cell>
              <table:table-cell office:value-type="float" office:value="-10.894416">
                <text:p>-10.894416</text:p>
              </table:table-cell>
            </table:table-row>
            <table:table-row>
              <table:table-cell office:value-type="string">
                <text:p>1.93</text:p>
              </table:table-cell>
              <table:table-cell office:value-type="float" office:value="-3.93495716733295">
                <text:p>-3.93495716733295</text:p>
              </table:table-cell>
              <table:table-cell office:value-type="float" office:value="-11.024176">
                <text:p>-11.024176</text:p>
              </table:table-cell>
            </table:table-row>
            <table:table-row>
              <table:table-cell office:value-type="string">
                <text:p>1.94</text:p>
              </table:table-cell>
              <table:table-cell office:value-type="float" office:value="-3.95444696539988">
                <text:p>-3.95444696539988</text:p>
              </table:table-cell>
              <table:table-cell office:value-type="float" office:value="-11.154704">
                <text:p>-11.154704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-3.97394366197182">
                <text:p>-3.97394366197182</text:p>
              </table:table-cell>
              <table:table-cell office:value-type="float" office:value="-11.286">
                <text:p>-11.286</text:p>
              </table:table-cell>
            </table:table-row>
            <table:table-row>
              <table:table-cell office:value-type="string">
                <text:p>1.96</text:p>
              </table:table-cell>
              <table:table-cell office:value-type="float" office:value="-3.99344711807498">
                <text:p>-3.99344711807498</text:p>
              </table:table-cell>
              <table:table-cell office:value-type="float" office:value="-11.418064">
                <text:p>-11.418064</text:p>
              </table:table-cell>
            </table:table-row>
            <table:table-row>
              <table:table-cell office:value-type="string">
                <text:p>1.97</text:p>
              </table:table-cell>
              <table:table-cell office:value-type="float" office:value="-4.01295719844357">
                <text:p>-4.01295719844357</text:p>
              </table:table-cell>
              <table:table-cell office:value-type="float" office:value="-11.550896">
                <text:p>-11.550896</text:p>
              </table:table-cell>
            </table:table-row>
            <table:table-row>
              <table:table-cell office:value-type="string">
                <text:p>1.98</text:p>
              </table:table-cell>
              <table:table-cell office:value-type="float" office:value="-4.03247377139701">
                <text:p>-4.03247377139701</text:p>
              </table:table-cell>
              <table:table-cell office:value-type="float" office:value="-11.684496">
                <text:p>-11.684496</text:p>
              </table:table-cell>
            </table:table-row>
            <table:table-row>
              <table:table-cell office:value-type="string">
                <text:p>1.99</text:p>
              </table:table-cell>
              <table:table-cell office:value-type="float" office:value="-4.05199670872188">
                <text:p>-4.05199670872188</text:p>
              </table:table-cell>
              <table:table-cell office:value-type="float" office:value="-11.818864">
                <text:p>-11.8188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07152588555858">
                <text:p>-4.07152588555858</text:p>
              </table:table-cell>
              <table:table-cell office:value-type="float" office:value="-11.954">
                <text:p>-11.954</text:p>
              </table:table-cell>
            </table:table-row>
            <table:table-row>
              <table:table-cell office:value-type="string">
                <text:p>2.01</text:p>
              </table:table-cell>
              <table:table-cell office:value-type="float" office:value="-4.09106118029236">
                <text:p>-4.09106118029236</text:p>
              </table:table-cell>
              <table:table-cell office:value-type="float" office:value="-12.089904">
                <text:p>-12.089904</text:p>
              </table:table-cell>
            </table:table-row>
            <table:table-row>
              <table:table-cell office:value-type="string">
                <text:p>2.02</text:p>
              </table:table-cell>
              <table:table-cell office:value-type="float" office:value="-4.11060247444862">
                <text:p>-4.11060247444862</text:p>
              </table:table-cell>
              <table:table-cell office:value-type="float" office:value="-12.226576">
                <text:p>-12.226576</text:p>
              </table:table-cell>
            </table:table-row>
            <table:table-row>
              <table:table-cell office:value-type="string">
                <text:p>2.03</text:p>
              </table:table-cell>
              <table:table-cell office:value-type="float" office:value="-4.13014965259219">
                <text:p>-4.13014965259219</text:p>
              </table:table-cell>
              <table:table-cell office:value-type="float" office:value="-12.364016">
                <text:p>-12.364016</text:p>
              </table:table-cell>
            </table:table-row>
            <table:table-row>
              <table:table-cell office:value-type="string">
                <text:p>2.04</text:p>
              </table:table-cell>
              <table:table-cell office:value-type="float" office:value="-4.14970260223048">
                <text:p>-4.14970260223048</text:p>
              </table:table-cell>
              <table:table-cell office:value-type="float" office:value="-12.502224">
                <text:p>-12.502224</text:p>
              </table:table-cell>
            </table:table-row>
            <table:table-row>
              <table:table-cell office:value-type="string">
                <text:p>2.05</text:p>
              </table:table-cell>
              <table:table-cell office:value-type="float" office:value="-4.16926121372031">
                <text:p>-4.16926121372031</text:p>
              </table:table-cell>
              <table:table-cell office:value-type="float" office:value="-12.6412">
                <text:p>-12.6412</text:p>
              </table:table-cell>
            </table:table-row>
            <table:table-row>
              <table:table-cell office:value-type="string">
                <text:p>2.06</text:p>
              </table:table-cell>
              <table:table-cell office:value-type="float" office:value="-4.18882538017828">
                <text:p>-4.18882538017828</text:p>
              </table:table-cell>
              <table:table-cell office:value-type="float" office:value="-12.780944">
                <text:p>-12.780944</text:p>
              </table:table-cell>
            </table:table-row>
            <table:table-row>
              <table:table-cell office:value-type="string">
                <text:p>2.07</text:p>
              </table:table-cell>
              <table:table-cell office:value-type="float" office:value="-4.20839499739447">
                <text:p>-4.20839499739447</text:p>
              </table:table-cell>
              <table:table-cell office:value-type="float" office:value="-12.921456">
                <text:p>-12.921456</text:p>
              </table:table-cell>
            </table:table-row>
            <table:table-row>
              <table:table-cell office:value-type="string">
                <text:p>2.08</text:p>
              </table:table-cell>
              <table:table-cell office:value-type="float" office:value="-4.22796996374935">
                <text:p>-4.22796996374935</text:p>
              </table:table-cell>
              <table:table-cell office:value-type="float" office:value="-13.062736">
                <text:p>-13.062736</text:p>
              </table:table-cell>
            </table:table-row>
            <table:table-row>
              <table:table-cell office:value-type="string">
                <text:p>2.09</text:p>
              </table:table-cell>
              <table:table-cell office:value-type="float" office:value="-4.24755018013381">
                <text:p>-4.24755018013381</text:p>
              </table:table-cell>
              <table:table-cell office:value-type="float" office:value="-13.204784">
                <text:p>-13.204784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-4.26713554987212">
                <text:p>-4.26713554987212</text:p>
              </table:table-cell>
              <table:table-cell office:value-type="float" office:value="-13.3476">
                <text:p>-13.3476</text:p>
              </table:table-cell>
            </table:table-row>
            <table:table-row>
              <table:table-cell office:value-type="string">
                <text:p>2.11</text:p>
              </table:table-cell>
              <table:table-cell office:value-type="float" office:value="-4.28672597864768">
                <text:p>-4.28672597864768</text:p>
              </table:table-cell>
              <table:table-cell office:value-type="float" office:value="-13.491184">
                <text:p>-13.491184</text:p>
              </table:table-cell>
            </table:table-row>
            <table:table-row>
              <table:table-cell office:value-type="string">
                <text:p>2.12</text:p>
              </table:table-cell>
              <table:table-cell office:value-type="float" office:value="-4.30632137443152">
                <text:p>-4.30632137443152</text:p>
              </table:table-cell>
              <table:table-cell office:value-type="float" office:value="-13.635536">
                <text:p>-13.635536</text:p>
              </table:table-cell>
            </table:table-row>
            <table:table-row>
              <table:table-cell office:value-type="string">
                <text:p>2.13</text:p>
              </table:table-cell>
              <table:table-cell office:value-type="float" office:value="-4.32592164741335">
                <text:p>-4.32592164741335</text:p>
              </table:table-cell>
              <table:table-cell office:value-type="float" office:value="-13.780656">
                <text:p>-13.780656</text:p>
              </table:table-cell>
            </table:table-row>
            <table:table-row>
              <table:table-cell office:value-type="string">
                <text:p>2.14</text:p>
              </table:table-cell>
              <table:table-cell office:value-type="float" office:value="-4.34552670993509">
                <text:p>-4.34552670993509</text:p>
              </table:table-cell>
              <table:table-cell office:value-type="float" office:value="-13.926544">
                <text:p>-13.926544</text:p>
              </table:table-cell>
            </table:table-row>
            <table:table-row>
              <table:table-cell office:value-type="string">
                <text:p>2.15</text:p>
              </table:table-cell>
              <table:table-cell office:value-type="float" office:value="-4.36513647642679">
                <text:p>-4.36513647642679</text:p>
              </table:table-cell>
              <table:table-cell office:value-type="float" office:value="-14.0732">
                <text:p>-14.0732</text:p>
              </table:table-cell>
            </table:table-row>
            <table:table-row>
              <table:table-cell office:value-type="string">
                <text:p>2.16</text:p>
              </table:table-cell>
              <table:table-cell office:value-type="float" office:value="-4.38475086334484">
                <text:p>-4.38475086334484</text:p>
              </table:table-cell>
              <table:table-cell office:value-type="float" office:value="-14.220624">
                <text:p>-14.220624</text:p>
              </table:table-cell>
            </table:table-row>
            <table:table-row>
              <table:table-cell office:value-type="string">
                <text:p>2.17</text:p>
              </table:table-cell>
              <table:table-cell office:value-type="float" office:value="-4.4043697891123">
                <text:p>-4.4043697891123</text:p>
              </table:table-cell>
              <table:table-cell office:value-type="float" office:value="-14.368816">
                <text:p>-14.368816</text:p>
              </table:table-cell>
            </table:table-row>
            <table:table-row>
              <table:table-cell office:value-type="string">
                <text:p>2.18</text:p>
              </table:table-cell>
              <table:table-cell office:value-type="float" office:value="-4.42399317406143">
                <text:p>-4.42399317406143</text:p>
              </table:table-cell>
              <table:table-cell office:value-type="float" office:value="-14.517776">
                <text:p>-14.517776</text:p>
              </table:table-cell>
            </table:table-row>
            <table:table-row>
              <table:table-cell office:value-type="string">
                <text:p>2.19</text:p>
              </table:table-cell>
              <table:table-cell office:value-type="float" office:value="-4.44362094037808">
                <text:p>-4.44362094037808</text:p>
              </table:table-cell>
              <table:table-cell office:value-type="float" office:value="-14.667504">
                <text:p>-14.667504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-4.46325301204819">
                <text:p>-4.46325301204819</text:p>
              </table:table-cell>
              <table:table-cell office:value-type="float" office:value="-14.818">
                <text:p>-14.818</text:p>
              </table:table-cell>
            </table:table-row>
            <table:table-row>
              <table:table-cell office:value-type="string">
                <text:p>2.21</text:p>
              </table:table-cell>
              <table:table-cell office:value-type="float" office:value="-4.48288931480593">
                <text:p>-4.48288931480593</text:p>
              </table:table-cell>
              <table:table-cell office:value-type="float" office:value="-14.969264">
                <text:p>-14.969264</text:p>
              </table:table-cell>
            </table:table-row>
            <table:table-row>
              <table:table-cell office:value-type="string">
                <text:p>2.22</text:p>
              </table:table-cell>
              <table:table-cell office:value-type="float" office:value="-4.50252977608384">
                <text:p>-4.50252977608384</text:p>
              </table:table-cell>
              <table:table-cell office:value-type="float" office:value="-15.121296">
                <text:p>-15.121296</text:p>
              </table:table-cell>
            </table:table-row>
            <table:table-row>
              <table:table-cell office:value-type="string">
                <text:p>2.23</text:p>
              </table:table-cell>
              <table:table-cell office:value-type="float" office:value="-4.52217432496446">
                <text:p>-4.52217432496446</text:p>
              </table:table-cell>
              <table:table-cell office:value-type="float" office:value="-15.274096">
                <text:p>-15.274096</text:p>
              </table:table-cell>
            </table:table-row>
            <table:table-row>
              <table:table-cell office:value-type="string">
                <text:p>2.24</text:p>
              </table:table-cell>
              <table:table-cell office:value-type="float" office:value="-4.54182289213377">
                <text:p>-4.54182289213377</text:p>
              </table:table-cell>
              <table:table-cell office:value-type="float" office:value="-15.427664">
                <text:p>-15.427664</text:p>
              </table:table-cell>
            </table:table-row>
            <table:table-row>
              <table:table-cell office:value-type="string">
                <text:p>2.25</text:p>
              </table:table-cell>
              <table:table-cell office:value-type="float" office:value="-4.56147540983606">
                <text:p>-4.56147540983606</text:p>
              </table:table-cell>
              <table:table-cell office:value-type="float" office:value="-15.582">
                <text:p>-15.582</text:p>
              </table:table-cell>
            </table:table-row>
            <table:table-row>
              <table:table-cell office:value-type="string">
                <text:p>2.26</text:p>
              </table:table-cell>
              <table:table-cell office:value-type="float" office:value="-4.58113181183045">
                <text:p>-4.58113181183045</text:p>
              </table:table-cell>
              <table:table-cell office:value-type="float" office:value="-15.737104">
                <text:p>-15.737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